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30000008ADD69CC3F.png"/>
  <manifest:file-entry manifest:media-type="" manifest:full-path="Pictures/20000005000029720000110EEB6F9749.wmf"/>
  <manifest:file-entry manifest:media-type="image/png" manifest:full-path="Pictures/100000000000001300000012067B88A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6cm" fo:padding-right="0.256cm" fo:wrap-option="no-wrap" draw:shadow="hidden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7889fb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7889fb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solid" svg:stroke-width="0.071cm" svg:stroke-color="#000000" draw:marker-start="msArrowEnd_20_5" draw:marker-start-width="0.213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ff0000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35cm" svg:stroke-color="#000000" draw:stroke-linejoin="miter" draw:fill="solid" draw:fill-color="#d4d9fe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ffcc99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solid" svg:stroke-width="0.035cm" svg:stroke-color="#000000" draw:stroke-linejoin="miter" draw:fill="solid" draw:fill-color="#ccffcc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035cm" svg:stroke-color="#000000" draw:stroke-linejoin="miter" draw:fill="solid" draw:fill-color="#cc99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solid" svg:stroke-width="0.035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9933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2db6b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solid" svg:stroke-width="0.035cm" svg:stroke-color="#000000" draw:stroke-linejoin="miter" draw:fill="solid" draw:fill-color="#d4d9fe" draw:textarea-horizontal-align="justify" draw:textarea-vertical-align="top" draw:auto-grow-height="false" fo:padding-top="0.43cm" fo:padding-bottom="0.43cm" fo:padding-left="0.25cm" fo:padding-right="0.25cm" fo:wrap-option="wrap" draw:shadow="hidden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99ccff" draw:textarea-horizontal-align="justify" draw:textarea-vertical-align="top" draw:auto-grow-height="false" fo:padding-top="0.43cm" fo:padding-bottom="0.43cm" fo:padding-left="0.25cm" fo:padding-right="0.25cm" fo:wrap-option="wrap" draw:shadow="hidden"/>
    </style:style>
    <style:style style:name="gr19" style:family="graphic" style:parent-style-name="standard">
      <style:graphic-properties draw:stroke="solid" svg:stroke-width="0.035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00ff00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00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dash" draw:stroke-dash="Dash_20_2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cc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cc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5" style:family="graphic" style:parent-style-name="standard">
      <style:graphic-properties draw:stroke="solid" svg:stroke-width="0.071cm" svg:stroke-color="#000000" draw:stroke-linejoin="miter" draw:fill="solid" draw:fill-color="#ccffff" draw:textarea-horizontal-align="justify" draw:textarea-vertical-align="top" draw:auto-grow-height="false" fo:padding-top="0.23cm" fo:padding-bottom="0.23cm" fo:padding-left="0.25cm" fo:padding-right="0.25cm" fo:wrap-option="wrap" draw:shadow="hidden"/>
    </style:style>
    <style:style style:name="gr26" style:family="graphic" style:parent-style-name="standard">
      <style:graphic-properties draw:stroke="solid" svg:stroke-width="0.035cm" svg:stroke-color="#000000" draw:stroke-linejoin="miter" draw:fill="solid" draw:fill-color="#d4d9fe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7" style:family="graphic" style:parent-style-name="standard">
      <style:graphic-properties draw:stroke="solid" svg:stroke-width="0.088cm" svg:stroke-color="#000000" draw:marker-start="Arrowheads_20_1" draw:marker-start-width="0.264cm" draw:marker-start-center="false" draw:marker-end="Arrowheads_20_2" draw:marker-end-width="0.26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ccffcc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ff66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1" style:family="graphic" style:parent-style-name="standard">
      <style:graphic-properties draw:stroke="solid" svg:stroke-width="0.035cm" svg:stroke-color="#000000" draw:stroke-linejoin="miter" draw:fill="solid" draw:fill-color="#ffff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2" style:family="graphic" style:parent-style-name="standard">
      <style:graphic-properties draw:stroke="solid" svg:stroke-width="0.035cm" svg:stroke-color="#000000" draw:stroke-linejoin="miter" draw:fill="solid" draw:fill-color="#00ff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3" style:family="graphic" style:parent-style-name="standard">
      <style:graphic-properties draw:stroke="solid" svg:stroke-width="0.035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4" style:family="graphic" style:parent-style-name="standard">
      <style:graphic-properties draw:stroke="solid" svg:stroke-width="0.035cm" svg:stroke-color="#000000" draw:marker-start="Arrowheads_20_3" draw:marker-start-width="0.21cm" draw:marker-start-center="false" draw:marker-end="Arrowheads_20_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5" style:family="graphic" style:parent-style-name="standard">
      <style:graphic-properties draw:stroke="solid" svg:stroke-width="0.035cm" svg:stroke-color="#000000" draw:stroke-linejoin="miter" draw:fill="solid" draw:fill-color="#cc99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6" style:family="graphic" style:parent-style-name="standard">
      <style:graphic-properties draw:stroke="solid" svg:stroke-width="0.035cm" svg:stroke-color="#000000" draw:stroke-linejoin="miter" draw:fill="solid" draw:fill-color="#00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7" style:family="graphic" style:parent-style-name="standard">
      <style:graphic-properties draw:stroke="solid" svg:stroke-width="0.035cm" svg:stroke-color="#000000" draw:marker-start="Arrowheads_20_5" draw:marker-start-width="0.21cm" draw:marker-start-center="false" draw:marker-end="Arrowheads_20_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8" style:family="graphic" style:parent-style-name="standard">
      <style:graphic-properties draw:stroke="solid" svg:stroke-width="0.035cm" svg:stroke-color="#000000" draw:marker-start="Arrowheads_20_7" draw:marker-start-width="0.21cm" draw:marker-start-center="false" draw:marker-end="Arrowheads_20_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9" style:family="graphic" style:parent-style-name="standard">
      <style:graphic-properties draw:stroke="solid" svg:stroke-width="0.035cm" svg:stroke-color="#000000" draw:marker-start="Arrowheads_20_9" draw:marker-start-width="0.21cm" draw:marker-start-center="false" draw:marker-end="Arrowheads_20_1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0" style:family="graphic" style:parent-style-name="standard">
      <style:graphic-properties draw:stroke="solid" svg:stroke-width="0.071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41" style:family="graphic" style:parent-style-name="standard">
      <style:graphic-properties draw:stroke="solid" svg:stroke-width="0.035cm" svg:stroke-color="#000000" draw:marker-start="Arrowheads_20_11" draw:marker-start-width="0.21cm" draw:marker-start-center="false" draw:marker-end="Arrowheads_20_1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2" style:family="graphic" style:parent-style-name="standard">
      <style:graphic-properties draw:stroke="solid" svg:stroke-width="0.035cm" svg:stroke-color="#000000" draw:marker-start="Arrowheads_20_13" draw:marker-start-width="0.21cm" draw:marker-start-center="false" draw:marker-end="Arrowheads_20_1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3" style:family="graphic" style:parent-style-name="standard">
      <style:graphic-properties draw:stroke="solid" svg:stroke-width="0.035cm" svg:stroke-color="#000000" draw:marker-start="Arrowheads_20_1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4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5" style:family="graphic" style:parent-style-name="standard">
      <style:graphic-properties draw:stroke="solid" svg:stroke-width="0.035cm" svg:stroke-color="#000000" draw:marker-end="Arrowheads_20_1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6" style:family="graphic" style:parent-style-name="standard">
      <style:graphic-properties draw:stroke="solid" svg:stroke-width="0.035cm" svg:stroke-color="#000000" draw:marker-start="Arrowheads_20_17" draw:marker-start-width="0.21cm" draw:marker-start-center="false" draw:marker-end="Arrowheads_20_1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7" style:family="graphic" style:parent-style-name="standard">
      <style:graphic-properties draw:stroke="solid" svg:stroke-width="0.035cm" svg:stroke-color="#000000" draw:marker-start="Arrowheads_20_19" draw:marker-start-width="0.21cm" draw:marker-start-center="false" draw:marker-end="Arrowheads_20_2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8" style:family="graphic" style:parent-style-name="standard">
      <style:graphic-properties draw:stroke="solid" svg:stroke-width="0.035cm" svg:stroke-color="#000000" draw:marker-start="Arrowheads_20_21" draw:marker-start-width="0.21cm" draw:marker-start-center="false" draw:marker-end="Arrowheads_20_2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9" style:family="graphic" style:parent-style-name="standard">
      <style:graphic-properties draw:stroke="solid" svg:stroke-width="0.035cm" svg:stroke-color="#000000" draw:marker-start="Arrowheads_20_23" draw:marker-start-width="0.21cm" draw:marker-start-center="false" draw:marker-end="Arrowheads_20_2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0" style:family="graphic" style:parent-style-name="standard">
      <style:graphic-properties draw:stroke="solid" svg:stroke-width="0.035cm" svg:stroke-color="#000000" draw:marker-start="Arrowheads_20_2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1" style:family="graphic" style:parent-style-name="standard">
      <style:graphic-properties draw:stroke="solid" svg:stroke-width="0.035cm" svg:stroke-color="#0000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52" style:family="graphic" style:parent-style-name="standard">
      <style:graphic-properties draw:stroke="solid" svg:stroke-width="0.035cm" svg:stroke-color="#000000" draw:marker-start="Arrowheads_20_26" draw:marker-start-width="0.21cm" draw:marker-start-center="false" draw:marker-end="Arrowheads_20_2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3" style:family="graphic" style:parent-style-name="standard">
      <style:graphic-properties draw:stroke="solid" svg:stroke-width="0.035cm" svg:stroke-color="#000000" draw:marker-start="Arrowheads_20_28" draw:marker-start-width="0.21cm" draw:marker-start-center="false" draw:marker-end="Arrowheads_20_2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4" style:family="graphic" style:parent-style-name="standard">
      <style:graphic-properties draw:stroke="solid" svg:stroke-width="0.035cm" svg:stroke-color="#000000" draw:marker-start="Arrowheads_20_30" draw:marker-start-width="0.21cm" draw:marker-start-center="false" draw:marker-end="Arrowheads_20_3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5" style:family="graphic" style:parent-style-name="standard">
      <style:graphic-properties draw:stroke="solid" svg:stroke-width="0.035cm" svg:stroke-color="#000000" draw:marker-start="Arrowheads_20_32" draw:marker-start-width="0.21cm" draw:marker-start-center="false" draw:marker-end="Arrowheads_20_3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6" style:family="graphic" style:parent-style-name="standard">
      <style:graphic-properties draw:stroke="solid" svg:stroke-width="0.035cm" svg:stroke-color="#000000" draw:marker-start="Arrowheads_20_34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7" style:family="graphic" style:parent-style-name="standard">
      <style:graphic-properties draw:stroke="solid" svg:stroke-width="0.035cm" svg:stroke-color="#000000" draw:marker-end="Arrowheads_20_3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8" style:family="graphic" style:parent-style-name="standard">
      <style:graphic-properties draw:stroke="solid" svg:stroke-width="0.035cm" svg:stroke-color="#000000" draw:marker-start="Arrowheads_20_36" draw:marker-start-width="0.21cm" draw:marker-start-center="false" draw:marker-end="Arrowheads_20_3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9" style:family="graphic" style:parent-style-name="standard">
      <style:graphic-properties draw:stroke="solid" svg:stroke-width="0.035cm" svg:stroke-color="#000000" draw:marker-start="Arrowheads_20_38" draw:marker-start-width="0.21cm" draw:marker-start-center="false" draw:marker-end="Arrowheads_20_3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0" style:family="graphic" style:parent-style-name="standard">
      <style:graphic-properties draw:stroke="solid" svg:stroke-width="0.035cm" svg:stroke-color="#000000" draw:marker-start="Arrowheads_20_40" draw:marker-start-width="0.21cm" draw:marker-start-center="false" draw:marker-end="Arrowheads_20_4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1" style:family="graphic" style:parent-style-name="standard">
      <style:graphic-properties draw:stroke="solid" svg:stroke-width="0.035cm" svg:stroke-color="#000000" draw:marker-start="Arrowheads_20_42" draw:marker-start-width="0.21cm" draw:marker-start-center="false" draw:marker-end="Arrowheads_20_4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2" style:family="graphic" style:parent-style-name="standard">
      <style:graphic-properties draw:stroke="solid" svg:stroke-width="0.035cm" svg:stroke-color="#000000" draw:marker-start="Arrowheads_20_44" draw:marker-start-width="0.21cm" draw:marker-start-center="false" draw:marker-end="Arrowheads_20_4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3" style:family="graphic" style:parent-style-name="standard">
      <style:graphic-properties draw:stroke="solid" svg:stroke-width="0.035cm" svg:stroke-color="#000000" draw:marker-start="Arrowheads_20_46" draw:marker-start-width="0.21cm" draw:marker-start-center="false" draw:marker-end="Arrowheads_20_4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4" style:family="graphic" style:parent-style-name="standard">
      <style:graphic-properties draw:stroke="solid" svg:stroke-width="0.035cm" svg:stroke-color="#000000" draw:marker-start="Arrowheads_20_48" draw:marker-start-width="0.21cm" draw:marker-start-center="false" draw:marker-end="Arrowheads_20_4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5" style:family="graphic" style:parent-style-name="standard">
      <style:graphic-properties draw:stroke="solid" svg:stroke-width="0.035cm" svg:stroke-color="#000000" draw:marker-start="Arrowheads_20_50" draw:marker-start-width="0.21cm" draw:marker-start-center="false" draw:marker-end="Arrowheads_20_5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6" style:family="graphic" style:parent-style-name="standard">
      <style:graphic-properties draw:stroke="solid" svg:stroke-width="0.035cm" svg:stroke-color="#000000" draw:marker-start="Arrowheads_20_52" draw:marker-start-width="0.21cm" draw:marker-start-center="false" draw:marker-end="Arrowheads_20_5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7" style:family="graphic" style:parent-style-name="standard">
      <style:graphic-properties draw:stroke="solid" svg:stroke-width="0.035cm" svg:stroke-color="#000000" draw:stroke-linejoin="miter" draw:fill="solid" draw:fill-color="#cc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8" style:family="graphic" style:parent-style-name="standard">
      <style:graphic-properties draw:stroke="solid" svg:stroke-width="0.035cm" svg:stroke-color="#000000" draw:marker-end="Arrowheads_20_5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9" style:family="graphic" style:parent-style-name="standard">
      <style:graphic-properties draw:stroke="solid" svg:stroke-width="0.035cm" svg:stroke-color="#000000" draw:marker-end="Arrowheads_20_5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0" style:family="graphic" style:parent-style-name="standard">
      <style:graphic-properties draw:stroke="solid" svg:stroke-width="0.035cm" svg:stroke-color="#000000" draw:marker-end="Arrowheads_20_5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1" style:family="graphic" style:parent-style-name="standard">
      <style:graphic-properties draw:stroke="solid" svg:stroke-width="0.035cm" svg:stroke-color="#000000" draw:marker-end="Arrowheads_20_5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2" style:family="graphic" style:parent-style-name="standard">
      <style:graphic-properties draw:stroke="solid" svg:stroke-width="0.035cm" svg:stroke-color="#000000" draw:stroke-linejoin="miter" draw:fill="solid" draw:fill-color="#bbc3fd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73" style:family="graphic" style:parent-style-name="standard">
      <style:graphic-properties draw:stroke="solid" svg:stroke-width="0.035cm" svg:stroke-color="#0000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74" style:family="graphic" style:parent-style-name="standard">
      <style:graphic-properties draw:stroke="solid" svg:stroke-width="0.035cm" svg:stroke-color="#000000" draw:marker-end="Arrowheads_20_5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5" style:family="graphic" style:parent-style-name="standard">
      <style:graphic-properties draw:stroke="solid" svg:stroke-width="0.035cm" svg:stroke-color="#000000" draw:marker-end="Arrowheads_20_5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6" style:family="graphic" style:parent-style-name="standard">
      <style:graphic-properties draw:stroke="solid" svg:stroke-width="0.035cm" svg:stroke-color="#000000" draw:marker-end="Arrowheads_20_6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7" style:family="graphic" style:parent-style-name="standard">
      <style:graphic-properties draw:stroke="solid" svg:stroke-width="0.035cm" svg:stroke-color="#000000" draw:marker-end="Arrowheads_20_6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8" style:family="graphic" style:parent-style-name="standard">
      <style:graphic-properties draw:stroke="solid" svg:stroke-width="0.035cm" svg:stroke-color="#000000" draw:marker-end="Arrowheads_20_6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9" style:family="graphic" style:parent-style-name="standard">
      <style:graphic-properties draw:stroke="solid" svg:stroke-width="0.035cm" svg:stroke-color="#000000" draw:marker-end="Arrowheads_20_6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0" style:family="graphic" style:parent-style-name="standard">
      <style:graphic-properties draw:stroke="solid" svg:stroke-width="0.035cm" svg:stroke-color="#000000" draw:marker-end="Arrowheads_20_6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1" style:family="graphic" style:parent-style-name="standard">
      <style:graphic-properties draw:stroke="solid" svg:stroke-width="0.035cm" svg:stroke-color="#000000" draw:marker-end="Arrowheads_20_6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2" style:family="graphic" style:parent-style-name="standard">
      <style:graphic-properties draw:stroke="solid" svg:stroke-width="0.035cm" svg:stroke-color="#000000" draw:marker-end="Arrowheads_20_6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3" style:family="graphic" style:parent-style-name="standard">
      <style:graphic-properties draw:stroke="solid" svg:stroke-width="0.035cm" svg:stroke-color="#000000" draw:marker-end="Arrowheads_20_6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4" style:family="graphic" style:parent-style-name="standard">
      <style:graphic-properties draw:stroke="solid" svg:stroke-width="0.035cm" svg:stroke-color="#000000" draw:marker-end="Arrowheads_20_6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no-wrap" draw:shadow="hidden"/>
    </style:style>
    <style:style style:name="gr86" style:family="graphic" style:parent-style-name="standard">
      <style:graphic-properties draw:stroke="solid" svg:stroke-width="0.035cm" svg:stroke-color="#000000" draw:marker-end="Arrowheads_20_6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7" style:family="graphic" style:parent-style-name="standard">
      <style:graphic-properties draw:stroke="solid" svg:stroke-width="0.035cm" svg:stroke-color="#000000" draw:marker-end="Arrowheads_20_7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8" style:family="graphic" style:parent-style-name="standard">
      <style:graphic-properties draw:stroke="solid" svg:stroke-width="0.035cm" svg:stroke-color="#000000" draw:marker-end="Arrowheads_20_7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9" style:family="graphic" style:parent-style-name="standard">
      <style:graphic-properties draw:stroke="solid" svg:stroke-width="0.035cm" svg:stroke-color="#000000" draw:marker-end="Arrowheads_20_7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0" style:family="graphic" style:parent-style-name="standard">
      <style:graphic-properties draw:stroke="solid" svg:stroke-width="0.035cm" svg:stroke-color="#000000" draw:marker-end="Arrowheads_20_7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1" style:family="graphic" style:parent-style-name="standard">
      <style:graphic-properties draw:stroke="solid" svg:stroke-width="0.035cm" svg:stroke-color="#000000" draw:marker-end="Arrowheads_20_7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2" style:family="graphic" style:parent-style-name="standard">
      <style:graphic-properties draw:stroke="solid" svg:stroke-width="0.035cm" svg:stroke-color="#000000" draw:stroke-linejoin="miter" draw:fill="solid" draw:fill-color="#ccffff" draw:textarea-horizontal-align="justify" draw:textarea-vertical-align="top" draw:auto-grow-height="true" fo:padding-top="0.4cm" fo:padding-bottom="0.13cm" fo:padding-left="0.25cm" fo:padding-right="0.25cm" fo:wrap-option="no-wrap" draw:shadow="hidden"/>
    </style:style>
    <style:style style:name="gr93" style:family="graphic" style:parent-style-name="standard">
      <style:graphic-properties draw:stroke="solid" svg:stroke-width="0.035cm" svg:stroke-color="#000000" draw:stroke-linejoin="miter" draw:fill="solid" draw:fill-color="#ccffff" draw:textarea-horizontal-align="justify" draw:textarea-vertical-align="top" draw:auto-grow-height="true" fo:padding-top="0.33cm" fo:padding-bottom="0.13cm" fo:padding-left="0.25cm" fo:padding-right="0.25cm" fo:wrap-option="no-wrap" draw:shadow="hidden"/>
    </style:style>
    <style:style style:name="gr94" style:family="graphic" style:parent-style-name="standard">
      <style:graphic-properties draw:stroke="solid" svg:stroke-width="0.035cm" svg:stroke-color="#000000" draw:marker-end="Arrowheads_20_7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5" style:family="graphic" style:parent-style-name="standard">
      <style:graphic-properties draw:stroke="solid" svg:stroke-width="0.035cm" svg:stroke-color="#000000" draw:stroke-linejoin="miter" draw:fill="solid" draw:fill-color="#7889fb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96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7" style:family="graphic" style:parent-style-name="standard">
      <style:graphic-properties draw:stroke="solid" svg:stroke-width="0.035cm" svg:stroke-color="#000000" draw:marker-end="Arrowheads_20_7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8" style:family="graphic" style:parent-style-name="standard">
      <style:graphic-properties draw:stroke="solid" svg:stroke-width="0.035cm" svg:stroke-color="#000000" draw:stroke-linejoin="miter" draw:fill="solid" draw:fill-color="#cc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9" style:family="graphic" style:parent-style-name="standard">
      <style:graphic-properties draw:stroke="dash" draw:stroke-dash="Dash_20_3" svg:stroke-width="0.044cm" svg:stroke-color="#000000" draw:marker-end="Arrowheads_20_7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0" style:family="graphic" style:parent-style-name="standard">
      <style:graphic-properties draw:stroke="solid" svg:stroke-width="0.035cm" svg:stroke-color="#000000" draw:stroke-linejoin="miter" draw:fill="solid" draw:fill-color="#ffcc99" draw:textarea-horizontal-align="justify" draw:textarea-vertical-align="middle" draw:auto-grow-height="true" fo:padding-top="0.13cm" fo:padding-bottom="0.13cm" fo:padding-left="0.25cm" fo:padding-right="0.25cm" fo:wrap-option="wrap" draw:shadow="hidden"/>
    </style:style>
    <style:style style:name="gr101" style:family="graphic" style:parent-style-name="standard">
      <style:graphic-properties draw:stroke="solid" svg:stroke-width="0.035cm" svg:stroke-color="#000000" draw:stroke-linejoin="miter" draw:fill="solid" draw:fill-color="#ccffff" draw:textarea-horizontal-align="justify" draw:textarea-vertical-align="middle" draw:auto-grow-height="true" fo:padding-top="0.13cm" fo:padding-bottom="0.13cm" fo:padding-left="0.25cm" fo:padding-right="0.25cm" fo:wrap-option="no-wrap" draw:shadow="hidden"/>
    </style:style>
    <style:style style:name="gr102" style:family="graphic" style:parent-style-name="standard">
      <style:graphic-properties draw:stroke="solid" svg:stroke-width="0.035cm" svg:stroke-color="#ff0000" draw:marker-end="Arrowheads_20_78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3" style:family="graphic" style:parent-style-name="standard">
      <style:graphic-properties draw:stroke="solid" svg:stroke-width="0.071cm" svg:stroke-color="#ff000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4" style:family="graphic" style:parent-style-name="standard">
      <style:graphic-properties draw:stroke="solid" svg:stroke-width="0.071cm" svg:stroke-color="#ff0000" draw:marker-end="msArrowEnd_20_5" draw:marker-end-width="0.213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5" style:family="graphic" style:parent-style-name="standard">
      <style:graphic-properties draw:stroke="solid" svg:stroke-width="0.071cm" svg:stroke-color="#ff330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6" style:family="graphic" style:parent-style-name="standard">
      <style:graphic-properties draw:stroke="solid" svg:stroke-width="0.071cm" svg:stroke-color="#000000" draw:marker-start="msArrowEnd_20_5" draw:marker-start-width="0.213cm" draw:marker-start-center="false" draw:marker-end="msArrowEnd_20_5" draw:marker-end-width="0.213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7" style:family="graphic" style:parent-style-name="standard">
      <style:graphic-properties draw:stroke="solid" svg:stroke-width="0.035cm" svg:stroke-color="#ff00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08" style:family="graphic" style:parent-style-name="standard">
      <style:graphic-properties draw:stroke="dash" draw:stroke-dash="Dash_20_4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9" style:family="graphic" style:parent-style-name="standard">
      <style:graphic-properties draw:stroke="dash" draw:stroke-dash="Dash_20_5" svg:stroke-width="0.071cm" svg:stroke-color="#00000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0" style:family="graphic" style:parent-style-name="standard">
      <style:graphic-properties draw:stroke="solid" svg:stroke-width="0.035cm" svg:stroke-color="#ff00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111" style:family="graphic" style:parent-style-name="standard">
      <style:graphic-properties draw:stroke="solid" svg:stroke-width="0.035cm" svg:stroke-color="#ff0000" draw:marker-end="Arrowheads_20_7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2" style:family="graphic" style:parent-style-name="standard">
      <style:graphic-properties draw:stroke="solid" svg:stroke-width="0.035cm" svg:stroke-color="#000000" draw:stroke-linejoin="miter" draw:fill="solid" draw:fill-color="#ffcc99" draw:textarea-horizontal-align="justify" draw:textarea-vertical-align="middle" draw:auto-grow-height="true" fo:padding-top="0.13cm" fo:padding-bottom="0.13cm" fo:padding-left="0.25cm" fo:padding-right="0.25cm" fo:wrap-option="no-wrap" draw:shadow="hidden"/>
    </style:style>
    <style:style style:name="gr113" style:family="graphic" style:parent-style-name="standard">
      <style:graphic-properties draw:stroke="solid" svg:stroke-width="0.035cm" svg:stroke-color="#000000" draw:stroke-linejoin="miter" draw:fill="solid" draw:fill-color="#cbd1fd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14" style:family="graphic" style:parent-style-name="standard">
      <style:graphic-properties draw:stroke="solid" svg:stroke-width="0.035cm" svg:stroke-color="#000000" draw:marker-end="Arrowheads_20_8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5" style:family="graphic" style:parent-style-name="standard">
      <style:graphic-properties draw:stroke="solid" svg:stroke-width="0.035cm" svg:stroke-color="#000000" draw:marker-end="Arrowheads_20_8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6" style:family="graphic" style:parent-style-name="standard">
      <style:graphic-properties draw:stroke="solid" svg:stroke-width="0.035cm" svg:stroke-color="#000000" draw:marker-end="Arrowheads_20_8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7" style:family="graphic" style:parent-style-name="standard">
      <style:graphic-properties draw:stroke="solid" svg:stroke-width="0.035cm" svg:stroke-color="#000000" draw:marker-end="Arrowheads_20_8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8" style:family="graphic" style:parent-style-name="standard">
      <style:graphic-properties draw:stroke="solid" svg:stroke-width="0.035cm" svg:stroke-color="#ff0000" draw:marker-end="Arrowheads_20_8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9" style:family="graphic" style:parent-style-name="standard">
      <style:graphic-properties draw:stroke="solid" svg:stroke-width="0.035cm" svg:stroke-color="#ff0000" draw:marker-end="Arrowheads_20_8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0" style:family="graphic" style:parent-style-name="standard">
      <style:graphic-properties draw:stroke="solid" svg:stroke-width="0.035cm" svg:stroke-color="#ff0000" draw:marker-end="Arrowheads_20_8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1" style:family="graphic" style:parent-style-name="standard">
      <style:graphic-properties draw:stroke="solid" svg:stroke-width="0.035cm" svg:stroke-color="#ff0000" draw:marker-end="Arrowheads_20_8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2" style:family="graphic" style:parent-style-name="standard">
      <style:graphic-properties draw:stroke="solid" svg:stroke-width="0.035cm" svg:stroke-color="#000000" draw:stroke-linejoin="miter" draw:fill="solid" draw:fill-color="#ff6600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23" style:family="graphic" style:parent-style-name="standard">
      <style:graphic-properties draw:stroke="solid" svg:stroke-width="0.035cm" svg:stroke-color="#000000" draw:marker-end="Arrowheads_20_8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4" style:family="graphic" style:parent-style-name="standard">
      <style:graphic-properties draw:stroke="solid" svg:stroke-width="0.035cm" svg:stroke-color="#000000" draw:marker-end="Arrowheads_20_8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5" style:family="graphic" style:parent-style-name="standard">
      <style:graphic-properties draw:stroke="solid" svg:stroke-width="0.035cm" svg:stroke-color="#ff0000" draw:marker-end="Arrowheads_20_9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6" style:family="graphic" style:parent-style-name="standard">
      <style:graphic-properties draw:stroke="solid" svg:stroke-width="0.035cm" svg:stroke-color="#000000" draw:marker-end="Arrowheads_20_9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7" style:family="graphic" style:parent-style-name="standard">
      <style:graphic-properties draw:stroke="solid" svg:stroke-width="0.035cm" svg:stroke-color="#000000" draw:marker-end="Arrowheads_20_9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8" style:family="graphic" style:parent-style-name="standard">
      <style:graphic-properties draw:stroke="solid" svg:stroke-width="0.035cm" svg:stroke-color="#ff0000" draw:marker-end="Arrowheads_20_9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9" style:family="graphic" style:parent-style-name="standard">
      <style:graphic-properties draw:stroke="solid" svg:stroke-width="0.035cm" svg:stroke-color="#000000" draw:marker-end="Arrowheads_20_9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0" style:family="graphic" style:parent-style-name="standard">
      <style:graphic-properties draw:stroke="solid" svg:stroke-width="0.035cm" svg:stroke-color="#000000" draw:marker-end="Arrowheads_20_9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1" style:family="graphic" style:parent-style-name="standard">
      <style:graphic-properties draw:stroke="solid" svg:stroke-width="0.035cm" svg:stroke-color="#000000" draw:marker-end="Arrowheads_20_9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2" style:family="graphic" style:parent-style-name="standard">
      <style:graphic-properties draw:stroke="solid" svg:stroke-width="0.035cm" svg:stroke-color="#000000" draw:marker-end="Arrowheads_20_9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3" style:family="graphic" style:parent-style-name="standard">
      <style:graphic-properties draw:stroke="solid" svg:stroke-width="0.035cm" svg:stroke-color="#000000" draw:marker-end="Arrowheads_20_9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4" style:family="graphic" style:parent-style-name="standard">
      <style:graphic-properties draw:stroke="solid" svg:stroke-width="0.035cm" svg:stroke-color="#000000" draw:marker-end="Arrowheads_20_9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5" style:family="graphic" style:parent-style-name="standard">
      <style:graphic-properties draw:stroke="solid" svg:stroke-width="0.035cm" svg:stroke-color="#ff3300" draw:marker-end="Arrowheads_20_10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6" style:family="graphic" style:parent-style-name="standard">
      <style:graphic-properties draw:stroke="solid" svg:stroke-width="0.035cm" svg:stroke-color="#000000" draw:marker-end="Arrowheads_20_10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7" style:family="graphic" style:parent-style-name="standard">
      <style:graphic-properties draw:stroke="solid" svg:stroke-width="0.035cm" svg:stroke-color="#ff33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138" style:family="graphic" style:parent-style-name="standard">
      <style:graphic-properties draw:stroke="solid" svg:stroke-width="0.035cm" svg:stroke-color="#ff33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9" style:family="graphic" style:parent-style-name="standard">
      <style:graphic-properties draw:stroke="solid" svg:stroke-width="0.035cm" svg:stroke-color="#ff0000" draw:marker-end="Arrowheads_20_10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40" style:family="graphic" style:parent-style-name="standard">
      <style:graphic-properties draw:stroke="solid" svg:stroke-width="0.035cm" svg:stroke-color="#ff0000" draw:marker-end="Arrowheads_20_10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41" style:family="graphic" style:parent-style-name="standard">
      <style:graphic-properties draw:stroke="solid" svg:stroke-width="0.035cm" svg:stroke-color="#000000" draw:marker-end="Arrowheads_20_10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42" style:family="graphic" style:parent-style-name="standard">
      <style:graphic-properties draw:stroke="solid" svg:stroke-width="0.035cm" svg:stroke-color="#000000" draw:marker-end="Arrowheads_20_10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43" style:family="graphic" style:parent-style-name="standard">
      <style:graphic-properties draw:stroke="solid" svg:stroke-width="0.035cm" svg:stroke-color="#000000" draw:marker-end="Arrowheads_20_10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44" style:family="graphic" style:parent-style-name="standard">
      <style:graphic-properties draw:stroke="solid" svg:stroke-width="0.035cm" svg:stroke-color="#000000" draw:marker-end="Arrowheads_20_107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45" style:family="graphic" style:parent-style-name="standard">
      <style:graphic-properties draw:stroke="solid" svg:stroke-width="0.035cm" svg:stroke-color="#000000" draw:marker-end="Arrowheads_20_10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46" style:family="graphic" style:parent-style-name="standard">
      <style:graphic-properties draw:stroke="solid" svg:stroke-width="0.035cm" svg:stroke-color="#000000" draw:marker-end="Arrowheads_20_10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47" style:family="graphic" style:parent-style-name="standard">
      <style:graphic-properties draw:stroke="solid" svg:stroke-width="0.035cm" svg:stroke-color="#000000" draw:marker-end="Arrowheads_20_11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48" style:family="graphic" style:parent-style-name="standard">
      <style:graphic-properties draw:stroke="solid" svg:stroke-width="0.035cm" svg:stroke-color="#000000" draw:marker-end="Arrowheads_20_11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49" style:family="graphic" style:parent-style-name="standard">
      <style:graphic-properties draw:stroke="solid" svg:stroke-width="0.035cm" svg:stroke-color="#000000" draw:marker-end="Arrowheads_20_112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50" style:family="graphic" style:parent-style-name="standard">
      <style:graphic-properties draw:stroke="solid" svg:stroke-width="0.035cm" svg:stroke-color="#ff0000" draw:marker-end="Arrowheads_20_11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51" style:family="graphic" style:parent-style-name="standard">
      <style:graphic-properties draw:stroke="solid" svg:stroke-width="0.035cm" svg:stroke-color="#ff0000" draw:marker-end="Arrowheads_20_11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52" style:family="graphic" style:parent-style-name="standard">
      <style:graphic-properties draw:stroke="solid" svg:stroke-width="0.035cm" svg:stroke-color="#ff0000" draw:marker-end="Arrowheads_20_11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53" style:family="graphic" style:parent-style-name="standard">
      <style:graphic-properties draw:stroke="solid" svg:stroke-width="0.035cm" svg:stroke-color="#000000" draw:marker-end="Arrowheads_20_11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54" style:family="graphic" style:parent-style-name="standard">
      <style:graphic-properties draw:stroke="solid" svg:stroke-width="0.035cm" svg:stroke-color="#000000" draw:marker-end="Arrowheads_20_11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55" style:family="graphic" style:parent-style-name="standard">
      <style:graphic-properties draw:stroke="solid" svg:stroke-width="0.035cm" svg:stroke-color="#000000" draw:marker-end="Arrowheads_20_11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56" style:family="graphic" style:parent-style-name="standard">
      <style:graphic-properties draw:stroke="solid" svg:stroke-width="0.035cm" svg:stroke-color="#000000" draw:marker-end="Arrowheads_20_11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57" style:family="graphic" style:parent-style-name="standard">
      <style:graphic-properties draw:stroke="solid" svg:stroke-width="0.035cm" svg:stroke-color="#000000" draw:marker-end="Arrowheads_20_120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58" style:family="graphic" style:parent-style-name="standard">
      <style:graphic-properties draw:stroke="solid" svg:stroke-width="0.035cm" svg:stroke-color="#000000" draw:marker-end="Arrowheads_20_121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59" style:family="graphic" style:parent-style-name="standard">
      <style:graphic-properties draw:stroke="solid" svg:stroke-width="0.035cm" svg:stroke-color="#000000" draw:marker-end="Arrowheads_20_12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60" style:family="graphic" style:parent-style-name="standard">
      <style:graphic-properties draw:stroke="solid" svg:stroke-width="0.035cm" svg:stroke-color="#ff0000" draw:marker-end="Arrowheads_20_12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61" style:family="graphic" style:parent-style-name="standard">
      <style:graphic-properties draw:stroke="solid" svg:stroke-width="0.035cm" svg:stroke-color="#ff0000" draw:marker-end="Arrowheads_20_12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62" style:family="graphic" style:parent-style-name="standard">
      <style:graphic-properties draw:stroke="solid" svg:stroke-width="0.035cm" svg:stroke-color="#ff0000" draw:marker-end="Arrowheads_20_12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63" style:family="graphic" style:parent-style-name="standard">
      <style:graphic-properties draw:stroke="solid" svg:stroke-width="0.035cm" svg:stroke-color="#ff0000" draw:marker-end="Arrowheads_20_12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64" style:family="graphic" style:parent-style-name="standard">
      <style:graphic-properties draw:stroke="solid" svg:stroke-width="0.035cm" svg:stroke-color="#000000" draw:marker-end="Arrowheads_20_12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65" style:family="graphic" style:parent-style-name="standard">
      <style:graphic-properties draw:stroke="solid" svg:stroke-width="0.035cm" svg:stroke-color="#000000" draw:marker-end="Arrowheads_20_12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66" style:family="graphic" style:parent-style-name="standard">
      <style:graphic-properties draw:stroke="solid" svg:stroke-width="0.035cm" svg:stroke-color="#000000" draw:marker-end="Arrowheads_20_129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67" style:family="graphic" style:parent-style-name="standard">
      <style:graphic-properties draw:stroke="solid" svg:stroke-width="0.035cm" svg:stroke-color="#000000" draw:marker-end="Arrowheads_20_13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68" style:family="graphic" style:parent-style-name="standard">
      <style:graphic-properties draw:stroke="solid" svg:stroke-width="0.035cm" svg:stroke-color="#000000" draw:marker-end="Arrowheads_20_13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69" style:family="graphic" style:parent-style-name="standard">
      <style:graphic-properties draw:stroke="solid" svg:stroke-width="0.035cm" svg:stroke-color="#000000" draw:marker-end="Arrowheads_20_132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70" style:family="graphic" style:parent-style-name="standard">
      <style:graphic-properties draw:stroke="solid" svg:stroke-width="0.035cm" svg:stroke-color="#000000" draw:marker-end="Arrowheads_20_133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71" style:family="graphic" style:parent-style-name="standard">
      <style:graphic-properties draw:stroke="solid" svg:stroke-width="0.035cm" svg:stroke-color="#000000" draw:marker-end="Arrowheads_20_13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72" style:family="graphic" style:parent-style-name="standard">
      <style:graphic-properties draw:stroke="solid" svg:stroke-width="0.035cm" svg:stroke-color="#000000" draw:marker-end="Arrowheads_20_13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73" style:family="graphic" style:parent-style-name="standard">
      <style:graphic-properties draw:stroke="solid" svg:stroke-width="0.035cm" svg:stroke-color="#000000" draw:marker-end="Arrowheads_20_13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74" style:family="graphic" style:parent-style-name="standard">
      <style:graphic-properties draw:stroke="solid" svg:stroke-width="0.035cm" svg:stroke-color="#000000" draw:marker-end="Arrowheads_20_13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75" style:family="graphic" style:parent-style-name="standard">
      <style:graphic-properties draw:stroke="solid" svg:stroke-width="0.035cm" svg:stroke-color="#ff0000" draw:marker-end="Arrowheads_20_13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76" style:family="graphic" style:parent-style-name="standard">
      <style:graphic-properties draw:stroke="solid" svg:stroke-width="0.035cm" svg:stroke-color="#ff0000" draw:marker-end="Arrowheads_20_13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77" style:family="graphic" style:parent-style-name="standard">
      <style:graphic-properties draw:stroke="solid" svg:stroke-width="0.035cm" svg:stroke-color="#ff0000" draw:marker-end="Arrowheads_20_14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78" style:family="graphic" style:parent-style-name="standard">
      <style:graphic-properties draw:stroke="solid" svg:stroke-width="0.035cm" svg:stroke-color="#000000" draw:stroke-linejoin="miter" draw:fill="solid" draw:fill-color="#b7bffd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79" style:family="graphic" style:parent-style-name="standard">
      <style:graphic-properties draw:stroke="solid" svg:stroke-width="0.035cm" svg:stroke-color="#000000" draw:marker-end="Arrowheads_20_14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80" style:family="graphic" style:parent-style-name="standard">
      <style:graphic-properties draw:stroke="dash" draw:stroke-dash="Dash_20_6" svg:stroke-width="0.035cm" svg:stroke-color="#000000" draw:marker-end="Arrowheads_20_14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81" style:family="graphic" style:parent-style-name="standard">
      <style:graphic-properties draw:stroke="solid" svg:stroke-width="0.035cm" svg:stroke-color="#000000" draw:marker-end="Arrowheads_20_14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82" style:family="graphic" style:parent-style-name="standard">
      <style:graphic-properties draw:stroke="solid" svg:stroke-width="0.035cm" svg:stroke-color="#ff0000" draw:marker-end="Arrowheads_20_14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83" style:family="graphic" style:parent-style-name="standard">
      <style:graphic-properties draw:stroke="solid" svg:stroke-width="0.035cm" svg:stroke-color="#ff0000" draw:marker-end="Arrowheads_20_14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84" style:family="graphic" style:parent-style-name="standard">
      <style:graphic-properties draw:stroke="solid" svg:stroke-width="0.035cm" svg:stroke-color="#000000" draw:stroke-linejoin="miter" draw:fill="solid" draw:fill-color="#b7bffd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85" style:family="graphic" style:parent-style-name="standard">
      <style:graphic-properties draw:stroke="solid" svg:stroke-width="0.035cm" svg:stroke-color="#000000" draw:marker-end="Arrowheads_20_14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86" style:family="graphic" style:parent-style-name="standard">
      <style:graphic-properties draw:stroke="solid" svg:stroke-width="0.035cm" svg:stroke-color="#000000" draw:marker-end="Arrowheads_20_14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828cm" fo:min-width="0cm" fo:padding-top="0.128cm" fo:padding-bottom="0.128cm" fo:padding-left="0.256cm" fo:padding-right="0.256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2.519cm" fo:min-width="0cm" fo:padding-top="0.128cm" fo:padding-bottom="0.128cm" fo:padding-left="0.256cm" fo:padding-right="0.256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428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13cm" fo:min-width="0cm" fo:padding-top="0.128cm" fo:padding-bottom="0.128cm" fo:padding-left="0.256cm" fo:padding-right="0.256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895cm" fo:min-width="0cm" fo:padding-top="0.128cm" fo:padding-bottom="0.128cm" fo:padding-left="0.256cm" fo:padding-right="0.256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7.837cm" fo:min-width="0cm" fo:padding-top="0.128cm" fo:padding-bottom="0.128cm" fo:padding-left="0.256cm" fo:padding-right="0.256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084cm" fo:min-width="0cm" fo:padding-top="0.128cm" fo:padding-bottom="0.128cm" fo:padding-left="0.256cm" fo:padding-right="0.256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5.146cm" fo:min-width="0cm" fo:padding-top="0.128cm" fo:padding-bottom="0.128cm" fo:padding-left="0.256cm" fo:padding-right="0.256cm" fo:wrap-option="no-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9cm" fo:min-width="0cm" fo:padding-top="0.128cm" fo:padding-bottom="0.128cm" fo:padding-left="0.256cm" fo:padding-right="0.256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359cm" fo:min-width="0cm" fo:padding-top="0.128cm" fo:padding-bottom="0.128cm" fo:padding-left="0.256cm" fo:padding-right="0.256cm" fo:wrap-option="no-wrap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216cm" fo:min-width="0cm" fo:padding-top="0.128cm" fo:padding-bottom="0.128cm" fo:padding-left="0.256cm" fo:padding-right="0.256cm" fo:wrap-option="no-wrap" draw:shadow="hidden" draw:shadow-color="#808080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129cm" fo:min-width="0cm" fo:padding-top="0.128cm" fo:padding-bottom="0.128cm" fo:padding-left="0.256cm" fo:padding-right="0.256cm" fo:wrap-option="no-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318cm" fo:min-width="0cm" fo:padding-top="0.128cm" fo:padding-bottom="0.128cm" fo:padding-left="0.256cm" fo:padding-right="0.256cm" fo:wrap-option="no-wrap" draw:shadow="hidden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8.507cm" fo:min-width="0cm" fo:padding-top="0.128cm" fo:padding-bottom="0.128cm" fo:padding-left="0.256cm" fo:padding-right="0.256cm" fo:wrap-option="no-wrap" draw:shadow="hidden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08cm" fo:min-width="0cm" fo:padding-top="0.128cm" fo:padding-bottom="0.128cm" fo:padding-left="0.256cm" fo:padding-right="0.256cm" fo:wrap-option="no-wrap" draw:shadow="hidden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235cm" fo:min-width="0cm" fo:padding-top="0.128cm" fo:padding-bottom="0.128cm" fo:padding-left="0.256cm" fo:padding-right="0.256cm" fo:wrap-option="no-wrap" draw:shadow="hidden" draw:shadow-color="#808080"/>
    </style:style>
    <style:style style:name="pr18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831cm" fo:min-width="0cm" fo:padding-top="0.128cm" fo:padding-bottom="0.128cm" fo:padding-left="0.256cm" fo:padding-right="0.256cm" fo:wrap-option="no-wrap" draw:shadow="hidden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296cm" fo:min-width="0cm" fo:padding-top="0.128cm" fo:padding-bottom="0.128cm" fo:padding-left="0.256cm" fo:padding-right="0.256cm" fo:wrap-option="no-wrap" draw:shadow="hidden" draw:shadow-color="#808080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373cm" fo:min-width="0cm" fo:padding-top="0.128cm" fo:padding-bottom="0.128cm" fo:padding-left="0.256cm" fo:padding-right="0.256cm" fo:wrap-option="no-wrap" draw:shadow="hidden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585cm" fo:min-width="0cm" fo:padding-top="0.128cm" fo:padding-bottom="0.128cm" fo:padding-left="0.256cm" fo:padding-right="0.256cm" fo:wrap-option="no-wrap" draw:shadow="hidden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6.209cm" fo:min-width="0cm" fo:padding-top="0.128cm" fo:padding-bottom="0.128cm" fo:padding-left="0.256cm" fo:padding-right="0.256cm" fo:wrap-option="no-wrap" draw:shadow="hidden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325cm" fo:min-width="0cm" fo:padding-top="0.128cm" fo:padding-bottom="0.128cm" fo:padding-left="0.256cm" fo:padding-right="0.256cm" fo:wrap-option="no-wrap" draw:shadow="hidden" draw:shadow-color="#808080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078cm" fo:min-width="0cm" fo:padding-top="0.128cm" fo:padding-bottom="0.128cm" fo:padding-left="0.256cm" fo:padding-right="0.256cm" fo:wrap-option="no-wrap" draw:shadow="hidden" draw:shadow-color="#808080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36cm" fo:min-width="0cm" fo:padding-top="0.128cm" fo:padding-bottom="0.128cm" fo:padding-left="0.256cm" fo:padding-right="0.256cm" fo:wrap-option="no-wrap" draw:shadow="hidden" draw:shadow-color="#808080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166cm" fo:min-width="0cm" fo:padding-top="0.128cm" fo:padding-bottom="0.128cm" fo:padding-left="0.256cm" fo:padding-right="0.256cm" fo:wrap-option="no-wrap" draw:shadow="hidden" draw:shadow-color="#808080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559cm" fo:min-width="0cm" fo:padding-top="0.128cm" fo:padding-bottom="0.128cm" fo:padding-left="0.256cm" fo:padding-right="0.256cm" fo:wrap-option="no-wrap" draw:shadow="hidden" draw:shadow-color="#808080"/>
    </style:style>
    <style:style style:name="pr2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771cm" fo:min-width="0cm" fo:padding-top="0.128cm" fo:padding-bottom="0.128cm" fo:padding-left="0.256cm" fo:padding-right="0.256cm" fo:wrap-option="no-wrap" draw:shadow="hidden" draw:shadow-color="#808080"/>
    </style:style>
    <style:style style:name="pr2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856cm" fo:min-width="0cm" fo:padding-top="0.128cm" fo:padding-bottom="0.128cm" fo:padding-left="0.256cm" fo:padding-right="0.256cm" fo:wrap-option="no-wrap" draw:shadow="hidden" draw:shadow-color="#808080"/>
    </style:style>
    <style:style style:name="pr3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88cm" fo:min-width="0cm" fo:padding-top="0.128cm" fo:padding-bottom="0.128cm" fo:padding-left="0.256cm" fo:padding-right="0.256cm" fo:wrap-option="no-wrap" draw:shadow="hidden" draw:shadow-color="#808080"/>
    </style:style>
    <style:style style:name="pr3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351cm" fo:min-width="0cm" fo:padding-top="0.128cm" fo:padding-bottom="0.128cm" fo:padding-left="0.256cm" fo:padding-right="0.256cm" fo:wrap-option="no-wrap" draw:shadow="hidden" draw:shadow-color="#808080"/>
    </style:style>
    <style:style style:name="pr3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6.324cm" fo:min-width="0cm" fo:padding-top="0.128cm" fo:padding-bottom="0.128cm" fo:padding-left="0.256cm" fo:padding-right="0.256cm" fo:wrap-option="no-wrap" draw:shadow="hidden" draw:shadow-color="#808080"/>
    </style:style>
    <style:style style:name="pr3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8.688cm" fo:min-width="0cm" fo:padding-top="0.128cm" fo:padding-bottom="0.128cm" fo:padding-left="0.256cm" fo:padding-right="0.256cm" fo:wrap-option="no-wrap" draw:shadow="hidden" draw:shadow-color="#808080"/>
    </style:style>
    <style:style style:name="pr3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91cm" fo:min-width="0cm" fo:padding-top="0.128cm" fo:padding-bottom="0.128cm" fo:padding-left="0.256cm" fo:padding-right="0.256cm" fo:wrap-option="no-wrap" draw:shadow="hidden" draw:shadow-color="#808080"/>
    </style:style>
    <style:style style:name="pr3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5.098cm" fo:min-width="0cm" fo:padding-top="0.128cm" fo:padding-bottom="0.128cm" fo:padding-left="0.256cm" fo:padding-right="0.256cm" fo:wrap-option="no-wrap" draw:shadow="hidden" draw:shadow-color="#808080"/>
    </style:style>
    <style:style style:name="pr3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5.914cm" fo:min-width="0cm" fo:padding-top="0.128cm" fo:padding-bottom="0.128cm" fo:padding-left="0.256cm" fo:padding-right="0.256cm" fo:wrap-option="no-wrap" draw:shadow="hidden" draw:shadow-color="#808080"/>
    </style:style>
    <style:style style:name="pr3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8.026cm" fo:min-width="0cm" fo:padding-top="0.128cm" fo:padding-bottom="0.128cm" fo:padding-left="0.256cm" fo:padding-right="0.256cm" fo:wrap-option="no-wrap" draw:shadow="hidden" draw:shadow-color="#808080"/>
    </style:style>
    <style:style style:name="pr3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006cm" fo:min-width="0cm" fo:padding-top="0.128cm" fo:padding-bottom="0.128cm" fo:padding-left="0.256cm" fo:padding-right="0.256cm" fo:wrap-option="no-wrap" draw:shadow="hidden" draw:shadow-color="#808080"/>
    </style:style>
    <style:style style:name="pr3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8.07cm" fo:min-width="0cm" fo:padding-top="0.128cm" fo:padding-bottom="0.128cm" fo:padding-left="0.256cm" fo:padding-right="0.256cm" fo:wrap-option="no-wrap" draw:shadow="hidden" draw:shadow-color="#808080"/>
    </style:style>
    <style:style style:name="pr4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6.858cm" fo:min-width="0cm" fo:padding-top="0.128cm" fo:padding-bottom="0.128cm" fo:padding-left="0.256cm" fo:padding-right="0.256cm" fo:wrap-option="no-wrap" draw:shadow="hidden" draw:shadow-color="#808080"/>
    </style:style>
    <style:style style:name="pr4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936cm" fo:min-width="0cm" fo:padding-top="0.128cm" fo:padding-bottom="0.128cm" fo:padding-left="0.256cm" fo:padding-right="0.256cm" fo:wrap-option="no-wrap" draw:shadow="hidden" draw:shadow-color="#808080"/>
    </style:style>
    <style:style style:name="pr42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372cm" fo:min-width="0cm" fo:padding-top="0.128cm" fo:padding-bottom="0.128cm" fo:padding-left="0.256cm" fo:padding-right="0.256cm" fo:wrap-option="no-wrap" draw:shadow="hidden" draw:shadow-color="#808080"/>
    </style:style>
    <style:style style:name="pr4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81cm" fo:min-width="0cm" fo:padding-top="0.128cm" fo:padding-bottom="0.128cm" fo:padding-left="0.256cm" fo:padding-right="0.256cm" fo:wrap-option="no-wrap" draw:shadow="hidden" draw:shadow-color="#808080"/>
    </style:style>
    <style:style style:name="pr4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572cm" fo:min-width="0cm" fo:padding-top="0.128cm" fo:padding-bottom="0.128cm" fo:padding-left="0.256cm" fo:padding-right="0.256cm" fo:wrap-option="no-wrap" draw:shadow="hidden" draw:shadow-color="#808080"/>
    </style:style>
    <style:style style:name="pr4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912cm" fo:min-width="0cm" fo:padding-top="0.128cm" fo:padding-bottom="0.128cm" fo:padding-left="0.256cm" fo:padding-right="0.256cm" fo:wrap-option="no-wrap" draw:shadow="hidden" draw:shadow-color="#808080"/>
    </style:style>
    <style:style style:name="P1" style:family="paragraph">
      <style:paragraph-properties fo:margin-left="0cm" fo:margin-right="0cm" text:enable-numbering="false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.635cm" fo:margin-right="0cm" fo:margin-top="0.308cm" fo:margin-bottom="0.132cm" text:enable-numbering="false" fo:text-indent="0cm" style:punctuation-wrap="hanging" style:line-break="stric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635cm" fo:margin-right="0cm" fo:margin-top="0.308cm" fo:margin-bottom="0.132cm" text:enable-numbering="true" fo:text-indent="-0.635cm" style:punctuation-wrap="hanging" style:line-break="strict"/>
    </style:style>
    <style:style style:name="P6" style:family="paragraph">
      <style:paragraph-properties fo:margin-left="1.569cm" fo:margin-right="0cm" fo:margin-top="0.22cm" fo:margin-bottom="0.132cm" text:enable-numbering="true" fo:text-indent="-0.621cm" style:punctuation-wrap="hanging" style:line-break="strict"/>
    </style:style>
    <style:style style:name="P7" style:family="paragraph">
      <style:paragraph-properties fo:margin-left="2.394cm" fo:margin-right="0cm" fo:margin-top="0.176cm" fo:margin-bottom="0cm" text:enable-numbering="true" fo:text-indent="-0.503cm" style:punctuation-wrap="hanging" style:line-break="strict"/>
    </style:style>
    <style:style style:name="P8" style:family="paragraph">
      <style:paragraph-properties fo:margin-left="1.569cm" fo:margin-right="0cm" fo:margin-top="0.22cm" fo:margin-bottom="0.132cm" text:enable-numbering="false" fo:text-indent="-0.621cm" style:punctuation-wrap="hanging" style:line-break="strict"/>
    </style:style>
    <style:style style:name="P9" style:family="paragraph">
      <style:paragraph-properties fo:margin-left="0.635cm" fo:margin-right="0cm" fo:text-indent="-0.635cm" style:writing-mode="lr-tb"/>
    </style:style>
    <style:style style:name="P10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11" style:family="paragraph">
      <style:paragraph-properties style:writing-mode="lr-tb"/>
    </style:style>
    <style:style style:name="P12" style:family="paragraph">
      <style:paragraph-properties fo:margin-left="0cm" fo:margin-right="0cm" fo:margin-top="0.352cm" fo:margin-bottom="0cm" fo:text-align="center" text:enable-numbering="false" fo:text-indent="0cm" style:punctuation-wrap="hanging" style:line-break="strict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margin-left="0cm" fo:margin-right="0cm" fo:margin-top="0.308cm" fo:margin-bottom="0cm" fo:line-height="50%" fo:text-align="center" text:enable-numbering="false" fo:text-indent="0cm" style:punctuation-wrap="hanging" style:line-break="strict"/>
    </style:style>
    <style:style style:name="P15" style:family="paragraph">
      <style:paragraph-properties fo:margin-left="1.053cm" fo:margin-right="0cm" fo:margin-top="0.308cm" fo:margin-bottom="0.132cm" text:enable-numbering="true" fo:text-indent="-1.053cm" style:punctuation-wrap="hanging" style:line-break="strict"/>
    </style:style>
    <style:style style:name="P16" style:family="paragraph">
      <style:paragraph-properties fo:margin-left="2.006cm" fo:margin-right="0cm" fo:margin-top="0.22cm" fo:margin-bottom="0.132cm" text:enable-numbering="true" fo:text-indent="-1.054cm" style:punctuation-wrap="hanging" style:line-break="strict"/>
    </style:style>
    <style:style style:name="P17" style:family="paragraph">
      <style:paragraph-properties fo:margin-left="0cm" fo:margin-right="0cm" fo:margin-top="0.22cm" fo:margin-bottom="0cm" fo:line-height="50%" text:enable-numbering="false" fo:text-indent="0cm" style:punctuation-wrap="hanging" style:line-break="strict"/>
    </style:style>
    <style:style style:name="P18" style:family="paragraph">
      <style:paragraph-properties fo:margin-left="0cm" fo:margin-right="0cm" fo:margin-top="0.22cm" fo:margin-bottom="0cm" fo:line-height="5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</style:style>
    <style:style style:name="P19" style:family="paragraph">
      <style:paragraph-properties fo:margin-left="0cm" fo:margin-right="0cm" fo:margin-top="0.22cm" fo:margin-bottom="0cm" fo:line-height="50%" fo:text-align="start" text:enable-numbering="false" fo:text-indent="0cm" style:punctuation-wrap="hanging" style:line-break="strict"/>
    </style:style>
    <style:style style:name="P20" style:family="paragraph">
      <style:paragraph-properties fo:margin-left="0cm" fo:margin-right="0cm" fo:margin-top="0.22cm" fo:margin-bottom="0cm" fo:line-height="60%" text:enable-numbering="false" fo:text-indent="0cm" style:punctuation-wrap="hanging" style:line-break="strict"/>
    </style:style>
    <style:style style:name="P21" style:family="paragraph">
      <style:paragraph-properties fo:margin-left="3.664cm" fo:margin-right="0cm" fo:margin-top="0.158cm" fo:margin-bottom="0cm" text:enable-numbering="false" fo:text-indent="-0.948cm" style:punctuation-wrap="hanging" style:line-break="strict"/>
    </style:style>
    <style:style style:name="P22" style:family="paragraph">
      <style:paragraph-properties fo:margin-left="0cm" fo:margin-right="0cm" fo:margin-top="0.22cm" fo:margin-bottom="0cm" fo:text-align="center" text:enable-numbering="false" fo:text-indent="0cm" style:punctuation-wrap="hanging" style:line-break="strict"/>
    </style:style>
    <style:style style:name="P23" style:family="paragraph">
      <style:paragraph-properties fo:margin-left="2.394cm" fo:margin-right="0cm" fo:margin-top="0.176cm" fo:margin-bottom="0cm" text:enable-numbering="false" fo:text-indent="-0.503cm" style:punctuation-wrap="hanging" style:line-break="strict"/>
    </style:style>
    <style:style style:name="P24" style:family="paragraph">
      <style:paragraph-properties fo:margin-left="0.635cm" fo:margin-right="0cm" fo:margin-top="0.308cm" fo:margin-bottom="0.132cm" text:enable-numbering="false" fo:text-indent="-0.635cm" style:punctuation-wrap="hanging" style:line-break="strict"/>
    </style:style>
    <style:style style:name="P25" style:family="paragraph">
      <style:paragraph-properties fo:margin-left="0cm" fo:margin-right="0cm" fo:margin-top="0.176cm" fo:margin-bottom="0cm" fo:line-height="80%" text:enable-numbering="false" fo:text-indent="0cm" style:punctuation-wrap="hanging" style:line-break="strict"/>
    </style:style>
    <style:style style:name="P26" style:family="paragraph">
      <style:paragraph-properties fo:margin-left="0cm" fo:margin-right="0cm" fo:margin-top="0.264cm" fo:margin-bottom="0cm" fo:line-height="100%" text:enable-numbering="false" fo:text-indent="0cm" style:punctuation-wrap="hanging" style:line-break="strict"/>
    </style:style>
    <style:style style:name="P27" style:family="paragraph">
      <style:paragraph-properties fo:margin-left="0cm" fo:margin-right="0cm" fo:margin-top="0.264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</style:style>
    <style:style style:name="P28" style:family="paragraph">
      <style:paragraph-properties fo:margin-left="0cm" fo:margin-right="0cm" fo:margin-top="0.264cm" fo:margin-bottom="0cm" fo:line-height="100%" fo:text-align="start" text:enable-numbering="false" fo:text-indent="0cm" style:punctuation-wrap="hanging" style:line-break="strict"/>
    </style:style>
    <style:style style:name="P29" style:family="paragraph">
      <style:paragraph-properties fo:margin-left="0.635cm" fo:margin-right="0cm" fo:margin-top="0.246cm" fo:margin-bottom="0.105cm" fo:line-height="80%" text:enable-numbering="true" fo:text-indent="-0.635cm" style:punctuation-wrap="hanging" style:line-break="strict"/>
    </style:style>
    <style:style style:name="P30" style:family="paragraph">
      <style:paragraph-properties fo:margin-left="1.569cm" fo:margin-right="0cm" fo:margin-top="0.176cm" fo:margin-bottom="0.105cm" fo:line-height="80%" text:enable-numbering="true" fo:text-indent="-0.621cm" style:punctuation-wrap="hanging" style:line-break="strict"/>
    </style:style>
    <style:style style:name="P31" style:family="paragraph">
      <style:paragraph-properties fo:margin-left="2.394cm" fo:margin-right="0cm" fo:margin-top="0.141cm" fo:margin-bottom="0cm" fo:line-height="80%" text:enable-numbering="true" fo:text-indent="-0.503cm" style:punctuation-wrap="hanging" style:line-break="strict"/>
    </style:style>
    <style:style style:name="P32" style:family="paragraph">
      <style:paragraph-properties fo:margin-left="0.635cm" fo:margin-right="0cm" fo:margin-top="0.246cm" fo:margin-bottom="0.105cm" fo:line-height="80%" text:enable-numbering="false" fo:text-indent="-0.635cm" style:punctuation-wrap="hanging" style:line-break="strict"/>
    </style:style>
    <style:style style:name="P33" style:family="paragraph">
      <style:paragraph-properties fo:margin-left="1.569cm" fo:margin-right="0cm" fo:margin-top="0.176cm" fo:margin-bottom="0.105cm" fo:line-height="80%" text:enable-numbering="false" fo:text-indent="-0.621cm" style:punctuation-wrap="hanging" style:line-break="strict"/>
    </style:style>
    <style:style style:name="P34" style:family="paragraph">
      <style:paragraph-properties fo:margin-left="0cm" fo:margin-right="0cm" fo:margin-top="0.264cm" fo:margin-bottom="0cm" fo:line-height="50%" text:enable-numbering="false" fo:text-indent="0cm" style:punctuation-wrap="hanging" style:line-break="strict"/>
    </style:style>
    <style:style style:name="P35" style:family="paragraph">
      <style:paragraph-properties fo:margin-left="0.635cm" fo:margin-right="0cm" fo:margin-top="0.216cm" fo:margin-bottom="0.092cm" fo:line-height="80%" text:enable-numbering="true" fo:text-indent="-0.635cm" style:punctuation-wrap="hanging" style:line-break="strict"/>
    </style:style>
    <style:style style:name="P36" style:family="paragraph">
      <style:paragraph-properties fo:margin-left="1.569cm" fo:margin-right="0cm" fo:margin-top="0.154cm" fo:margin-bottom="0.092cm" fo:line-height="80%" text:enable-numbering="true" fo:text-indent="-0.621cm" style:punctuation-wrap="hanging" style:line-break="strict"/>
    </style:style>
    <style:style style:name="P37" style:family="paragraph">
      <style:paragraph-properties fo:margin-left="2.394cm" fo:margin-right="0cm" fo:margin-top="0.123cm" fo:margin-bottom="0cm" fo:line-height="80%" text:enable-numbering="true" fo:text-indent="-0.503cm" style:punctuation-wrap="hanging" style:line-break="strict"/>
    </style:style>
    <style:style style:name="P38" style:family="paragraph">
      <style:paragraph-properties fo:margin-left="0.635cm" fo:margin-right="0cm" fo:margin-top="0.216cm" fo:margin-bottom="0.092cm" text:enable-numbering="true" fo:text-indent="-0.635cm" style:punctuation-wrap="hanging" style:line-break="strict"/>
    </style:style>
    <style:style style:name="P39" style:family="paragraph">
      <style:paragraph-properties fo:margin-left="1.569cm" fo:margin-right="0cm" fo:margin-top="0.154cm" fo:margin-bottom="0.092cm" text:enable-numbering="true" fo:text-indent="-0.621cm" style:punctuation-wrap="hanging" style:line-break="strict"/>
    </style:style>
    <style:style style:name="P40" style:family="paragraph">
      <style:paragraph-properties fo:margin-left="2.394cm" fo:margin-right="0cm" fo:margin-top="0.123cm" fo:margin-bottom="0cm" text:enable-numbering="true" fo:text-indent="-0.503cm" style:punctuation-wrap="hanging" style:line-break="strict"/>
    </style:style>
    <style:style style:name="P41" style:family="paragraph">
      <style:paragraph-properties fo:margin-left="0.635cm" fo:margin-right="0cm" fo:margin-top="0.216cm" fo:margin-bottom="0.092cm" fo:line-height="65%" text:enable-numbering="false" fo:text-indent="-0.635cm" style:punctuation-wrap="hanging" style:line-break="strict"/>
    </style:style>
    <style:style style:name="P42" style:family="paragraph">
      <style:paragraph-properties fo:margin-left="2.394cm" fo:margin-right="0cm" fo:margin-top="0.07cm" fo:margin-bottom="0cm" fo:line-height="80%" text:enable-numbering="false" fo:text-indent="-0.503cm" style:punctuation-wrap="hanging" style:line-break="strict"/>
    </style:style>
    <style:style style:name="P43" style:family="paragraph">
      <style:paragraph-properties fo:margin-left="1.569cm" fo:margin-right="0cm" fo:margin-top="0.088cm" fo:margin-bottom="0.052cm" fo:line-height="80%" text:enable-numbering="false" fo:text-indent="-0.621cm" style:punctuation-wrap="hanging" style:line-break="strict"/>
    </style:style>
    <style:style style:name="P44" style:family="paragraph">
      <style:paragraph-properties fo:margin-left="1.569cm" fo:margin-right="0cm" fo:margin-top="0.154cm" fo:margin-bottom="0.092cm" fo:line-height="80%" text:enable-numbering="false" fo:text-indent="-0.621cm" style:punctuation-wrap="hanging" style:line-break="strict"/>
    </style:style>
    <style:style style:name="P45" style:family="paragraph">
      <style:paragraph-properties fo:margin-left="0cm" fo:margin-right="0cm" fo:margin-top="0.198cm" fo:margin-bottom="0cm" fo:line-height="60%" text:enable-numbering="false" fo:text-indent="0cm" style:punctuation-wrap="hanging" style:line-break="strict"/>
    </style:style>
    <style:style style:name="P46" style:family="paragraph">
      <style:paragraph-properties fo:margin-left="0cm" fo:margin-right="0cm" fo:margin-top="0.176cm" fo:margin-bottom="0cm" fo:line-height="60%" text:enable-numbering="false" fo:text-indent="0cm" style:punctuation-wrap="hanging" style:line-break="strict"/>
    </style:style>
    <style:style style:name="P47" style:family="paragraph">
      <style:paragraph-properties fo:margin-left="0.635cm" fo:margin-right="0cm" fo:margin-top="0.277cm" fo:margin-bottom="0.119cm" fo:line-height="80%" text:enable-numbering="true" fo:text-indent="-0.635cm" style:punctuation-wrap="hanging" style:line-break="strict"/>
    </style:style>
    <style:style style:name="P48" style:family="paragraph">
      <style:paragraph-properties fo:margin-left="1.569cm" fo:margin-right="0cm" fo:margin-top="0.198cm" fo:margin-bottom="0.119cm" fo:line-height="80%" text:enable-numbering="true" fo:text-indent="-0.621cm" style:punctuation-wrap="hanging" style:line-break="strict"/>
    </style:style>
    <style:style style:name="P49" style:family="paragraph">
      <style:paragraph-properties fo:margin-left="2.394cm" fo:margin-right="0cm" fo:margin-top="0.158cm" fo:margin-bottom="0cm" fo:line-height="80%" text:enable-numbering="true" fo:text-indent="-0.503cm" style:punctuation-wrap="hanging" style:line-break="strict"/>
    </style:style>
    <style:style style:name="P50" style:family="paragraph">
      <style:paragraph-properties fo:margin-left="3.32cm" fo:margin-right="0cm" fo:margin-top="0.141cm" fo:margin-bottom="0cm" fo:line-height="80%" text:enable-numbering="false" fo:text-indent="-0.604cm" style:punctuation-wrap="hanging" style:line-break="strict"/>
    </style:style>
    <style:style style:name="P51" style:family="paragraph">
      <style:paragraph-properties fo:margin-left="2.394cm" fo:margin-right="0cm" fo:margin-top="0.158cm" fo:margin-bottom="0cm" fo:line-height="80%" text:enable-numbering="false" fo:text-indent="-0.503cm" style:punctuation-wrap="hanging" style:line-break="strict"/>
    </style:style>
    <style:style style:name="P52" style:family="paragraph">
      <style:paragraph-properties fo:margin-left="0.635cm" fo:margin-right="0cm" fo:margin-top="0.277cm" fo:margin-bottom="0.119cm" fo:line-height="80%" text:enable-numbering="false" fo:text-indent="-0.635cm" style:punctuation-wrap="hanging" style:line-break="strict"/>
    </style:style>
    <style:style style:name="P53" style:family="paragraph">
      <style:paragraph-properties fo:margin-left="1.569cm" fo:margin-right="0cm" fo:margin-top="0.198cm" fo:margin-bottom="0.119cm" fo:line-height="80%" text:enable-numbering="false" fo:text-indent="-0.621cm" style:punctuation-wrap="hanging" style:line-break="strict"/>
    </style:style>
    <style:style style:name="P54" style:family="paragraph">
      <style:paragraph-properties fo:margin-left="0cm" fo:margin-right="0cm" fo:margin-top="0.176cm" fo:margin-bottom="0cm" fo:line-height="40%" text:enable-numbering="false" fo:text-indent="0cm" style:punctuation-wrap="hanging" style:line-break="strict"/>
    </style:style>
    <style:style style:name="P55" style:family="paragraph">
      <style:paragraph-properties fo:margin-left="0cm" fo:margin-right="0cm" fo:margin-top="0.176cm" fo:margin-bottom="0cm" fo:line-height="100%" text:enable-numbering="false" fo:text-indent="0cm" style:punctuation-wrap="hanging" style:line-break="strict"/>
    </style:style>
    <style:style style:name="P56" style:family="paragraph">
      <style:paragraph-properties fo:margin-left="0cm" fo:margin-right="0cm" fo:margin-top="0.22cm" fo:margin-bottom="0cm" text:enable-numbering="false" fo:text-indent="0cm" style:punctuation-wrap="hanging" style:line-break="strict"/>
    </style:style>
    <style:style style:name="P57" style:family="paragraph">
      <style:paragraph-properties fo:margin-left="0cm" fo:margin-right="0cm" fo:margin-top="0.176cm" fo:margin-bottom="0cm" text:enable-numbering="false" fo:text-indent="0cm" style:punctuation-wrap="hanging" style:line-break="strict"/>
    </style:style>
    <style:style style:name="P58" style:family="paragraph">
      <style:paragraph-properties fo:margin-left="0cm" fo:margin-right="0cm" fo:margin-top="0.264cm" fo:margin-bottom="0cm" fo:text-align="center" text:enable-numbering="false" fo:text-indent="0cm" style:punctuation-wrap="hanging" style:line-break="strict"/>
    </style:style>
    <style:style style:name="P59" style:family="paragraph">
      <style:paragraph-properties fo:margin-left="0cm" fo:margin-right="0cm" fo:margin-top="0.264cm" fo:margin-bottom="0cm" fo:line-height="80%" fo:text-align="center" text:enable-numbering="false" fo:text-indent="0cm" style:punctuation-wrap="hanging" style:line-break="strict"/>
    </style:style>
    <style:style style:name="P60" style:family="paragraph">
      <style:paragraph-properties fo:margin-left="1.569cm" fo:margin-right="0cm" fo:margin-top="0.22cm" fo:margin-bottom="0.132cm" fo:text-align="start" text:enable-numbering="true" fo:text-indent="-0.621cm" style:punctuation-wrap="hanging" style:line-break="strict">
        <style:tab-stops>
          <style:tab-stop style:position="0.97cm"/>
          <style:tab-stop style:position="3.51cm"/>
          <style:tab-stop style:position="6.05cm"/>
          <style:tab-stop style:position="8.59cm"/>
          <style:tab-stop style:position="11.13cm"/>
          <style:tab-stop style:position="13.67cm"/>
          <style:tab-stop style:position="16.21cm"/>
          <style:tab-stop style:position="18.75cm"/>
          <style:tab-stop style:position="21.29cm"/>
          <style:tab-stop style:position="23.83cm"/>
          <style:tab-stop style:position="26.37cm"/>
          <style:tab-stop style:position="27.133cm"/>
          <style:tab-stop style:position="28.38cm"/>
        </style:tab-stops>
      </style:paragraph-properties>
    </style:style>
    <style:style style:name="P61" style:family="paragraph">
      <style:paragraph-properties fo:margin-left="0.635cm" fo:margin-right="0cm" fo:margin-top="0.308cm" fo:margin-bottom="0.132cm" fo:line-height="90%" text:enable-numbering="true" fo:text-indent="-0.635cm" style:punctuation-wrap="hanging" style:line-break="strict"/>
    </style:style>
    <style:style style:name="P62" style:family="paragraph">
      <style:paragraph-properties fo:margin-left="1.569cm" fo:margin-right="0cm" fo:margin-top="0.22cm" fo:margin-bottom="0.132cm" fo:line-height="90%" text:enable-numbering="true" fo:text-indent="-0.621cm" style:punctuation-wrap="hanging" style:line-break="strict"/>
    </style:style>
    <style:style style:name="P63" style:family="paragraph">
      <style:paragraph-properties fo:margin-left="0.635cm" fo:margin-right="0cm" fo:margin-top="0.308cm" fo:margin-bottom="0.132cm" fo:line-height="90%" text:enable-numbering="false" fo:text-indent="-0.635cm" style:punctuation-wrap="hanging" style:line-break="strict"/>
    </style:style>
    <style:style style:name="P64" style:family="paragraph">
      <style:paragraph-properties fo:margin-left="0cm" fo:margin-right="0cm" fo:margin-top="0.308cm" fo:margin-bottom="0cm" text:enable-numbering="false" fo:text-indent="0cm" style:punctuation-wrap="hanging" style:line-break="strict"/>
    </style:style>
    <style:style style:name="P65" style:family="paragraph">
      <style:paragraph-properties fo:margin-left="0cm" fo:margin-right="0cm" fo:margin-top="0.22cm" fo:margin-bottom="0cm" fo:line-height="100%" text:enable-numbering="false" fo:text-indent="0cm" style:punctuation-wrap="hanging" style:line-break="strict"/>
    </style:style>
    <style:style style:name="P66" style:family="paragraph">
      <style:paragraph-properties fo:margin-left="0cm" fo:margin-right="0cm" fo:margin-top="0.352cm" fo:margin-bottom="0cm" text:enable-numbering="false" fo:text-indent="0cm" style:punctuation-wrap="hanging" style:line-break="strict"/>
    </style:style>
    <style:style style:name="P67" style:family="paragraph">
      <style:paragraph-properties fo:margin-left="0.635cm" fo:margin-right="0cm" fo:margin-top="0.277cm" fo:margin-bottom="0.119cm" fo:line-height="90%" text:enable-numbering="true" fo:text-indent="-0.635cm" style:punctuation-wrap="hanging" style:line-break="strict"/>
    </style:style>
    <style:style style:name="P68" style:family="paragraph">
      <style:paragraph-properties fo:margin-left="1.569cm" fo:margin-right="0cm" fo:margin-top="0.198cm" fo:margin-bottom="0.119cm" fo:line-height="90%" text:enable-numbering="true" fo:text-indent="-0.621cm" style:punctuation-wrap="hanging" style:line-break="strict"/>
    </style:style>
    <style:style style:name="P69" style:family="paragraph">
      <style:paragraph-properties fo:margin-left="3.32cm" fo:margin-right="0cm" fo:margin-top="0.123cm" fo:margin-bottom="0cm" fo:line-height="80%" text:enable-numbering="true" fo:text-indent="-0.604cm" style:punctuation-wrap="hanging" style:line-break="strict"/>
    </style:style>
    <style:style style:name="P70" style:family="paragraph">
      <style:paragraph-properties fo:margin-left="1.569cm" fo:margin-right="0cm" fo:margin-top="0.176cm" fo:margin-bottom="0.105cm" fo:line-height="50%" text:enable-numbering="false" fo:text-indent="-0.621cm" style:punctuation-wrap="hanging" style:line-break="strict"/>
    </style:style>
    <style:style style:name="P71" style:family="paragraph">
      <style:paragraph-properties fo:margin-left="0cm" fo:margin-right="0cm" fo:margin-top="0.22cm" fo:margin-bottom="0cm" fo:line-height="80%" text:enable-numbering="false" fo:text-indent="0cm" style:punctuation-wrap="hanging" style:line-break="strict"/>
    </style:style>
    <style:style style:name="P72" style:family="paragraph">
      <style:paragraph-properties fo:margin-left="1.569cm" fo:margin-right="0cm" fo:margin-top="0.22cm" fo:margin-bottom="0.132cm" fo:line-height="90%" text:enable-numbering="false" fo:text-indent="-0.621cm" style:punctuation-wrap="hanging" style:line-break="strict"/>
    </style:style>
    <style:style style:name="P73" style:family="paragraph">
      <style:paragraph-properties fo:margin-left="0cm" fo:margin-right="0cm" fo:margin-top="0.529cm" fo:margin-bottom="0cm" fo:text-align="center" text:enable-numbering="false" fo:text-indent="0cm" style:punctuation-wrap="hanging" style:line-break="strict"/>
    </style:style>
    <style:style style:name="P74" style:family="paragraph">
      <style:paragraph-properties fo:margin-left="0cm" fo:margin-right="0cm" fo:margin-top="0.22cm" fo:margin-bottom="0cm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</style:style>
    <style:style style:name="P75" style:family="paragraph">
      <style:paragraph-properties fo:margin-left="0cm" fo:margin-right="0cm" fo:margin-top="0.308cm" fo:margin-bottom="0cm" fo:line-height="80%" text:enable-numbering="false" fo:text-indent="0cm" style:punctuation-wrap="hanging" style:line-break="strict"/>
    </style:style>
    <style:style style:name="P76" style:family="paragraph">
      <style:paragraph-properties fo:margin-left="0cm" fo:margin-right="0cm" fo:margin-top="0.308cm" fo:margin-bottom="0cm" fo:line-height="8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</style:style>
    <style:style style:name="P77" style:family="paragraph">
      <style:paragraph-properties fo:margin-left="0cm" fo:margin-right="0cm" fo:margin-top="0.308cm" fo:margin-bottom="0cm" fo:line-height="80%" fo:text-align="start" text:enable-numbering="false" fo:text-indent="0cm" style:punctuation-wrap="hanging" style:line-break="strict"/>
    </style:style>
    <style:style style:name="P78" style:family="paragraph">
      <style:paragraph-properties fo:margin-left="0.635cm" fo:margin-right="0cm" fo:margin-top="0.246cm" fo:margin-bottom="0.105cm" fo:line-height="90%" text:enable-numbering="true" fo:text-indent="-0.635cm" style:punctuation-wrap="hanging" style:line-break="strict"/>
    </style:style>
    <style:style style:name="P79" style:family="paragraph">
      <style:paragraph-properties fo:margin-left="0.635cm" fo:margin-right="0cm" fo:margin-top="0.154cm" fo:margin-bottom="0.066cm" fo:line-height="90%" fo:text-align="start" text:enable-numbering="false" fo:text-indent="-0.635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  <style:tab-stop style:position="28.067cm"/>
          <style:tab-stop style:position="29.315cm"/>
        </style:tab-stops>
      </style:paragraph-properties>
    </style:style>
    <style:style style:name="P80" style:family="paragraph">
      <style:paragraph-properties fo:margin-left="0.635cm" fo:margin-right="0cm" fo:margin-top="0.154cm" fo:margin-bottom="0.066cm" fo:line-height="90%" fo:text-align="start" text:enable-numbering="false" fo:text-indent="-0.635cm" style:punctuation-wrap="hanging" style:line-break="strict"/>
    </style:style>
    <style:style style:name="P81" style:family="paragraph">
      <style:paragraph-properties fo:margin-left="0.635cm" fo:margin-right="0cm" fo:margin-top="0.246cm" fo:margin-bottom="0.105cm" fo:line-height="90%" fo:text-align="start" text:enable-numbering="true" fo:text-indent="-0.635cm" style:punctuation-wrap="hanging" style:line-break="strict"/>
    </style:style>
    <style:style style:name="P82" style:family="paragraph">
      <style:paragraph-properties fo:margin-left="2.394cm" fo:margin-right="0cm" fo:margin-top="0.141cm" fo:margin-bottom="0cm" fo:line-height="90%" fo:text-align="start" text:enable-numbering="true" fo:text-indent="-0.503cm" style:punctuation-wrap="hanging" style:line-break="strict"/>
    </style:style>
    <style:style style:name="P83" style:family="paragraph">
      <style:paragraph-properties fo:margin-left="2.394cm" fo:margin-right="0cm" fo:margin-top="0.141cm" fo:margin-bottom="0cm" fo:line-height="90%" fo:text-align="start" text:enable-numbering="false" fo:text-indent="-0.503cm" style:punctuation-wrap="hanging" style:line-break="strict"/>
    </style:style>
    <style:style style:name="P84" style:family="paragraph">
      <style:paragraph-properties fo:margin-left="0cm" fo:margin-right="0cm" fo:margin-top="0.22cm" fo:margin-bottom="0cm" fo:line-height="8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</style:style>
    <style:style style:name="P85" style:family="paragraph">
      <style:paragraph-properties fo:margin-left="0cm" fo:margin-right="0cm" fo:margin-top="0.22cm" fo:margin-bottom="0cm" fo:line-height="80%" fo:text-align="start" text:enable-numbering="false" fo:text-indent="0cm" style:punctuation-wrap="hanging" style:line-break="strict"/>
    </style:style>
    <style:style style:name="P86" style:family="paragraph">
      <style:paragraph-properties fo:margin-left="1.569cm" fo:margin-right="0cm" fo:margin-top="0.198cm" fo:margin-bottom="0.119cm" fo:line-height="80%" fo:text-align="start" text:enable-numbering="true" fo:text-indent="-0.621cm" style:punctuation-wrap="hanging" style:line-break="strict" style:writing-mode="lr-tb"/>
    </style:style>
    <style:style style:name="P87" style:family="paragraph">
      <style:paragraph-properties fo:margin-left="3.32cm" fo:margin-right="0cm" fo:margin-top="0.141cm" fo:margin-bottom="0cm" fo:line-height="80%" fo:text-align="start" text:enable-numbering="false" fo:text-indent="-0.604cm" style:punctuation-wrap="hanging" style:line-break="strict" style:writing-mode="lr-tb"/>
    </style:style>
    <style:style style:name="P88" style:family="paragraph">
      <style:paragraph-properties fo:margin-left="0cm" fo:margin-right="0cm" fo:margin-top="0.264cm" fo:margin-bottom="0cm" text:enable-numbering="false" fo:text-indent="0cm" style:punctuation-wrap="hanging" style:line-break="strict"/>
    </style:style>
    <style:style style:name="P89" style:family="paragraph">
      <style:paragraph-properties fo:margin-left="0cm" fo:margin-right="0cm" fo:margin-top="0.264cm" fo:margin-bottom="0cm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</style:style>
    <style:style style:name="P90" style:family="paragraph">
      <style:paragraph-properties fo:margin-left="0cm" fo:margin-right="0cm" fo:margin-top="0.264cm" fo:margin-bottom="0cm" fo:text-align="start" text:enable-numbering="false" fo:text-indent="0cm" style:punctuation-wrap="hanging" style:line-break="strict"/>
    </style:style>
    <style:style style:name="P91" style:family="paragraph">
      <style:paragraph-properties fo:margin-left="0cm" fo:margin-right="0cm" fo:margin-top="0.176cm" fo:margin-bottom="0cm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</style:style>
    <style:style style:name="P92" style:family="paragraph">
      <style:paragraph-properties fo:margin-left="0cm" fo:margin-right="0cm" fo:margin-top="0.176cm" fo:margin-bottom="0cm" fo:text-align="start" text:enable-numbering="false" fo:text-indent="0cm" style:punctuation-wrap="hanging" style:line-break="strict"/>
    </style:style>
    <style:style style:name="P93" style:family="paragraph">
      <style:paragraph-properties fo:margin-left="0cm" fo:margin-right="0cm" fo:margin-top="0.198cm" fo:margin-bottom="0cm" text:enable-numbering="false" fo:text-indent="0cm" style:punctuation-wrap="hanging" style:line-break="strict"/>
    </style:style>
    <style:style style:name="P94" style:family="paragraph">
      <style:paragraph-properties fo:margin-left="0cm" fo:margin-right="0cm" fo:margin-top="0.198cm" fo:margin-bottom="0cm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</style:style>
    <style:style style:name="P95" style:family="paragraph">
      <style:paragraph-properties fo:margin-left="0cm" fo:margin-right="0cm" fo:margin-top="0.198cm" fo:margin-bottom="0cm" fo:text-align="start" text:enable-numbering="false" fo:text-indent="0cm" style:punctuation-wrap="hanging" style:line-break="strict"/>
    </style:style>
    <style:style style:name="P96" style:family="paragraph">
      <style:paragraph-properties fo:margin-left="0cm" fo:margin-right="0cm" fo:margin-top="0.198cm" fo:margin-bottom="0cm" fo:line-height="50%" text:enable-numbering="false" fo:text-indent="0cm" style:punctuation-wrap="hanging" style:line-break="strict"/>
    </style:style>
    <style:style style:name="P97" style:family="paragraph">
      <style:paragraph-properties fo:margin-left="1.569cm" fo:margin-right="0cm" fo:margin-top="0.176cm" fo:margin-bottom="0.105cm" fo:line-height="90%" text:enable-numbering="true" fo:text-indent="-0.621cm" style:punctuation-wrap="hanging" style:line-break="strict"/>
    </style:style>
    <style:style style:name="P98" style:family="paragraph">
      <style:paragraph-properties fo:margin-left="2.394cm" fo:margin-right="0cm" fo:margin-top="0.141cm" fo:margin-bottom="0cm" fo:line-height="90%" text:enable-numbering="true" fo:text-indent="-0.503cm" style:punctuation-wrap="hanging" style:line-break="strict"/>
    </style:style>
    <style:style style:name="P99" style:family="paragraph">
      <style:paragraph-properties fo:margin-left="0.635cm" fo:margin-right="0cm" fo:margin-top="0.246cm" fo:margin-bottom="0.105cm" fo:line-height="90%" text:enable-numbering="false" fo:text-indent="-0.635cm" style:punctuation-wrap="hanging" style:line-break="strict"/>
    </style:style>
    <style:style style:name="P100" style:family="paragraph">
      <style:paragraph-properties fo:margin-left="2.394cm" fo:margin-right="0cm" fo:margin-top="0.141cm" fo:margin-bottom="0cm" fo:line-height="90%" text:enable-numbering="false" fo:text-indent="-0.503cm" style:punctuation-wrap="hanging" style:line-break="strict"/>
    </style:style>
    <style:style style:name="P101" style:family="paragraph">
      <style:paragraph-properties fo:margin-left="1.569cm" fo:margin-right="0cm" fo:margin-top="0.176cm" fo:margin-bottom="0.105cm" fo:line-height="90%" text:enable-numbering="false" fo:text-indent="-0.621cm" style:punctuation-wrap="hanging" style:line-break="strict"/>
    </style:style>
    <style:style style:name="P102" style:family="paragraph">
      <style:paragraph-properties fo:margin-left="0cm" fo:margin-right="0cm" fo:margin-top="0.198cm" fo:margin-bottom="0cm" fo:text-align="center" text:enable-numbering="false" fo:text-indent="0cm" style:punctuation-wrap="hanging" style:line-break="strict"/>
    </style:style>
    <style:style style:name="P103" style:family="paragraph">
      <style:paragraph-properties fo:margin-left="3.32cm" fo:margin-right="0cm" fo:margin-top="0.105cm" fo:margin-bottom="0cm" fo:line-height="80%" text:enable-numbering="true" fo:text-indent="-0.604cm" style:punctuation-wrap="hanging" style:line-break="strict"/>
    </style:style>
    <style:style style:name="P104" style:family="paragraph">
      <style:paragraph-properties fo:margin-left="0.635cm" fo:margin-right="0cm" fo:margin-top="0.308cm" fo:margin-bottom="0cm" fo:line-height="80%" text:enable-numbering="true" fo:text-indent="-0.635cm" style:punctuation-wrap="hanging" style:line-break="strict"/>
    </style:style>
    <style:style style:name="P105" style:family="paragraph">
      <style:paragraph-properties fo:margin-left="1.569cm" fo:margin-right="0cm" fo:margin-top="0.308cm" fo:margin-bottom="0cm" fo:line-height="80%" text:enable-numbering="true" fo:text-indent="-0.621cm" style:punctuation-wrap="hanging" style:line-break="strict"/>
    </style:style>
    <style:style style:name="P106" style:family="paragraph">
      <style:paragraph-properties fo:margin-left="0.635cm" fo:margin-right="0cm" fo:margin-top="0.216cm" fo:margin-bottom="0.092cm" fo:line-height="80%" text:enable-numbering="false" fo:text-indent="-0.635cm" style:punctuation-wrap="hanging" style:line-break="strict"/>
    </style:style>
    <style:style style:name="P107" style:family="paragraph">
      <style:paragraph-properties fo:margin-left="1.569cm" fo:margin-right="0cm" fo:margin-top="0.176cm" fo:margin-bottom="0.105cm" fo:line-height="80%" fo:text-align="start" text:enable-numbering="true" fo:text-indent="-0.621cm" style:punctuation-wrap="hanging" style:line-break="strict" style:writing-mode="lr-tb"/>
    </style:style>
    <style:style style:name="P108" style:family="paragraph">
      <style:paragraph-properties fo:margin-left="1.569cm" fo:margin-right="0cm" fo:margin-top="0.176cm" fo:margin-bottom="0.105cm" fo:line-height="80%" fo:text-align="start" text:enable-numbering="true" fo:text-indent="-0.621cm" style:punctuation-wrap="hanging" style:line-break="strict" style:writing-mode="lr-tb">
        <style:tab-stops>
          <style:tab-stop style:position="0.97cm"/>
          <style:tab-stop style:position="3.51cm"/>
          <style:tab-stop style:position="6.05cm"/>
          <style:tab-stop style:position="8.59cm"/>
          <style:tab-stop style:position="11.13cm"/>
          <style:tab-stop style:position="13.67cm"/>
          <style:tab-stop style:position="16.21cm"/>
          <style:tab-stop style:position="18.75cm"/>
          <style:tab-stop style:position="21.29cm"/>
          <style:tab-stop style:position="23.83cm"/>
          <style:tab-stop style:position="26.37cm"/>
          <style:tab-stop style:position="27.133cm"/>
          <style:tab-stop style:position="28.38cm"/>
        </style:tab-stops>
      </style:paragraph-properties>
    </style:style>
    <style:style style:name="P109" style:family="paragraph">
      <style:paragraph-properties fo:margin-left="1.569cm" fo:margin-right="0cm" fo:margin-top="0.176cm" fo:margin-bottom="0.105cm" fo:line-height="80%" fo:text-align="start" text:enable-numbering="false" fo:text-indent="-0.621cm" style:punctuation-wrap="hanging" style:line-break="strict" style:writing-mode="lr-tb"/>
    </style:style>
    <style:style style:name="P110" style:family="paragraph">
      <style:paragraph-properties fo:margin-left="1.053cm" fo:margin-right="0cm" fo:margin-top="0.216cm" fo:margin-bottom="0.092cm" fo:line-height="80%" text:enable-numbering="true" fo:text-indent="-1.053cm" style:punctuation-wrap="hanging" style:line-break="strict"/>
    </style:style>
    <style:style style:name="P111" style:family="paragraph">
      <style:paragraph-properties fo:margin-left="2.006cm" fo:margin-right="0cm" fo:margin-top="0.154cm" fo:margin-bottom="0.092cm" fo:line-height="80%" text:enable-numbering="true" fo:text-indent="-1.054cm" style:punctuation-wrap="hanging" style:line-break="strict"/>
    </style:style>
    <style:style style:name="P112" style:family="paragraph">
      <style:paragraph-properties fo:margin-left="2.945cm" fo:margin-right="0cm" fo:margin-top="0.123cm" fo:margin-bottom="0cm" fo:line-height="80%" text:enable-numbering="true" fo:text-indent="-1.058cm" style:punctuation-wrap="hanging" style:line-break="strict"/>
    </style:style>
    <style:style style:name="P113" style:family="paragraph">
      <style:paragraph-properties fo:margin-left="3.664cm" fo:margin-right="0cm" fo:margin-top="0.105cm" fo:margin-bottom="0cm" fo:line-height="80%" fo:text-align="start" text:enable-numbering="true" fo:text-indent="-0.948cm" style:punctuation-wrap="hanging" style:line-break="strict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  <style:tab-stop style:position="25.038cm"/>
          <style:tab-stop style:position="26.286cm"/>
        </style:tab-stops>
      </style:paragraph-properties>
    </style:style>
    <style:style style:name="P114" style:family="paragraph">
      <style:paragraph-properties fo:margin-left="3.664cm" fo:margin-right="0cm" fo:margin-top="0.105cm" fo:margin-bottom="0cm" fo:line-height="80%" fo:text-align="start" text:enable-numbering="true" fo:text-indent="-0.948cm" style:punctuation-wrap="hanging" style:line-break="strict"/>
    </style:style>
    <style:style style:name="P115" style:family="paragraph">
      <style:paragraph-properties fo:margin-left="2.945cm" fo:margin-right="0cm" fo:margin-top="0.123cm" fo:margin-bottom="0cm" fo:line-height="80%" fo:text-align="start" text:enable-numbering="true" fo:text-indent="-1.058cm" style:punctuation-wrap="hanging" style:line-break="strict"/>
    </style:style>
    <style:style style:name="P116" style:family="paragraph">
      <style:paragraph-properties fo:margin-left="2.006cm" fo:margin-right="0cm" fo:margin-top="0.154cm" fo:margin-bottom="0.092cm" fo:line-height="80%" fo:text-align="start" text:enable-numbering="false" fo:text-indent="-1.054cm" style:punctuation-wrap="hanging" style:line-break="strict"/>
    </style:style>
    <style:style style:name="P117" style:family="paragraph">
      <style:paragraph-properties fo:margin-left="3.664cm" fo:margin-right="0cm" fo:margin-top="0.123cm" fo:margin-bottom="0cm" fo:line-height="80%" text:enable-numbering="true" fo:text-indent="-0.948cm" style:punctuation-wrap="hanging" style:line-break="strict"/>
    </style:style>
    <style:style style:name="P118" style:family="paragraph">
      <style:paragraph-properties fo:margin-left="0cm" fo:margin-right="0cm" fo:margin-top="0.22cm" fo:margin-bottom="0cm" fo:line-height="60%" fo:text-align="center" text:enable-numbering="false" fo:text-indent="0cm" style:punctuation-wrap="hanging" style:line-break="strict"/>
    </style:style>
    <style:style style:name="P119" style:family="paragraph">
      <style:paragraph-properties fo:margin-left="0cm" fo:margin-right="0cm" fo:margin-top="0.22cm" fo:margin-bottom="0cm" fo:line-height="75%" text:enable-numbering="false" fo:text-indent="0cm" style:punctuation-wrap="hanging" style:line-break="strict"/>
    </style:style>
    <style:style style:name="P120" style:family="paragraph">
      <style:paragraph-properties fo:margin-left="0cm" fo:margin-right="0cm" fo:margin-top="0.352cm" fo:margin-bottom="0cm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</style:style>
    <style:style style:name="P121" style:family="paragraph">
      <style:paragraph-properties fo:margin-left="2.394cm" fo:margin-right="0cm" fo:margin-top="0.176cm" fo:margin-bottom="0cm" fo:line-height="90%" text:enable-numbering="true" fo:text-indent="-0.503cm" style:punctuation-wrap="hanging" style:line-break="strict"/>
    </style:style>
    <style:style style:name="P122" style:family="paragraph">
      <style:paragraph-properties fo:margin-left="0cm" fo:margin-right="0cm" fo:margin-top="0.352cm" fo:margin-bottom="0cm" fo:line-height="55%" fo:text-align="center" text:enable-numbering="false" fo:text-indent="0cm" style:punctuation-wrap="hanging" style:line-break="strict"/>
    </style:style>
    <style:style style:name="P123" style:family="paragraph">
      <style:paragraph-properties fo:margin-left="1.569cm" fo:margin-right="0cm" fo:margin-top="0.154cm" fo:margin-bottom="0.092cm" fo:line-height="80%" fo:text-align="start" text:enable-numbering="true" fo:text-indent="-0.621cm" style:punctuation-wrap="hanging" style:line-break="strict">
        <style:tab-stops>
          <style:tab-stop style:position="0.97cm"/>
          <style:tab-stop style:position="3.51cm"/>
          <style:tab-stop style:position="6.05cm"/>
          <style:tab-stop style:position="8.59cm"/>
          <style:tab-stop style:position="11.13cm"/>
          <style:tab-stop style:position="13.67cm"/>
          <style:tab-stop style:position="16.21cm"/>
          <style:tab-stop style:position="18.75cm"/>
          <style:tab-stop style:position="21.29cm"/>
          <style:tab-stop style:position="23.83cm"/>
          <style:tab-stop style:position="26.37cm"/>
          <style:tab-stop style:position="27.133cm"/>
          <style:tab-stop style:position="28.38cm"/>
        </style:tab-stops>
      </style:paragraph-properties>
    </style:style>
    <style:style style:name="P124" style:family="paragraph">
      <style:paragraph-properties fo:margin-left="2.394cm" fo:margin-right="0cm" fo:margin-top="0.123cm" fo:margin-bottom="0cm" fo:line-height="80%" fo:text-align="start" text:enable-numbering="true" fo:text-indent="-0.503cm" style:punctuation-wrap="hanging" style:line-break="strict"/>
    </style:style>
    <style:style style:name="P125" style:family="paragraph">
      <style:paragraph-properties fo:margin-left="0.635cm" fo:margin-right="0cm" fo:margin-top="0.216cm" fo:margin-bottom="0.092cm" fo:line-height="80%" fo:text-align="start" text:enable-numbering="true" fo:text-indent="-0.635cm" style:punctuation-wrap="hanging" style:line-break="strict"/>
    </style:style>
    <style:style style:name="P126" style:family="paragraph">
      <style:paragraph-properties fo:margin-left="1.569cm" fo:margin-right="0cm" fo:margin-top="0.154cm" fo:margin-bottom="0.092cm" fo:line-height="80%" fo:text-align="start" text:enable-numbering="true" fo:text-indent="-0.621cm" style:punctuation-wrap="hanging" style:line-break="strict"/>
    </style:style>
    <style:style style:name="P127" style:family="paragraph">
      <style:paragraph-properties fo:margin-left="1.569cm" fo:margin-right="0cm" fo:margin-top="0.22cm" fo:margin-bottom="0.132cm" fo:line-height="100%" fo:text-align="start" text:enable-numbering="true" fo:text-indent="-0.621cm" style:punctuation-wrap="hanging" style:line-break="strict" style:writing-mode="lr-tb"/>
    </style:style>
    <style:style style:name="P128" style:family="paragraph">
      <style:paragraph-properties fo:margin-left="1.569cm" fo:margin-right="0cm" fo:margin-top="0.22cm" fo:margin-bottom="0.132cm" fo:line-height="100%" fo:text-align="start" text:enable-numbering="false" fo:text-indent="-0.621cm" style:punctuation-wrap="hanging" style:line-break="strict" style:writing-mode="lr-tb"/>
    </style:style>
    <style:style style:name="P129" style:family="paragraph">
      <style:paragraph-properties fo:margin-left="0cm" fo:margin-right="0cm" fo:margin-top="0.22cm" fo:margin-bottom="0cm" fo:line-height="65%" text:enable-numbering="false" fo:text-indent="0cm" style:punctuation-wrap="hanging" style:line-break="strict"/>
    </style:style>
    <style:style style:name="P130" style:family="paragraph">
      <style:paragraph-properties fo:margin-left="0cm" fo:margin-right="0cm" fo:margin-top="0.22cm" fo:margin-bottom="0cm" fo:line-height="70%" text:enable-numbering="false" fo:text-indent="0cm" style:punctuation-wrap="hanging" style:line-break="strict"/>
    </style:style>
    <style:style style:name="P131" style:family="paragraph">
      <style:paragraph-properties fo:margin-left="0.635cm" fo:margin-right="0cm" fo:margin-top="0.277cm" fo:margin-bottom="0.119cm" text:enable-numbering="true" fo:text-indent="-0.635cm" style:punctuation-wrap="hanging" style:line-break="strict"/>
    </style:style>
    <style:style style:name="P132" style:family="paragraph">
      <style:paragraph-properties fo:margin-left="1.569cm" fo:margin-right="0cm" fo:margin-top="0.198cm" fo:margin-bottom="0.119cm" text:enable-numbering="true" fo:text-indent="-0.621cm" style:punctuation-wrap="hanging" style:line-break="strict"/>
    </style:style>
    <style:style style:name="P133" style:family="paragraph">
      <style:paragraph-properties fo:margin-left="1.569cm" fo:margin-right="0cm" fo:margin-top="0.198cm" fo:margin-bottom="0.119cm" text:enable-numbering="false" fo:text-indent="-0.621cm" style:punctuation-wrap="hanging" style:line-break="strict"/>
    </style:style>
    <style:style style:name="P134" style:family="paragraph">
      <style:paragraph-properties fo:margin-left="0cm" fo:margin-right="0cm" fo:margin-top="0.352cm" fo:margin-bottom="0cm" fo:line-height="60%" text:enable-numbering="false" fo:text-indent="0cm" style:punctuation-wrap="hanging" style:line-break="strict"/>
    </style:style>
    <style:style style:name="P135" style:family="paragraph">
      <style:paragraph-properties fo:margin-left="0cm" fo:margin-right="0cm" fo:margin-top="0.264cm" fo:margin-bottom="0cm" fo:line-height="60%" text:enable-numbering="false" fo:text-indent="0cm" style:punctuation-wrap="hanging" style:line-break="strict"/>
    </style:style>
    <style:style style:name="T1" style:family="text">
      <style:text-properties fo:color="#7889fb" fo:language="en" fo:country="GB"/>
    </style:style>
    <style:style style:name="T2" style:family="text">
      <style:text-properties fo:language="en" fo:country="GB"/>
    </style:style>
    <style:style style:name="T3" style:family="text">
      <style:text-properties fo:color="#7889fb" fo:font-size="28pt" fo:language="en" fo:country="GB" style:font-size-asian="28pt" style:font-size-complex="28pt"/>
    </style:style>
    <style:style style:name="T4" style:family="text">
      <style:text-properties fo:color="#000000" fo:font-size="16pt" fo:language="en" fo:country="GB" fo:font-weight="bold" style:font-size-asian="16pt" style:font-weight-asian="bold" style:font-size-complex="16pt" style:font-weight-complex="bold"/>
    </style:style>
    <style:style style:name="T5" style:family="text">
      <style:text-properties fo:color="#000000" fo:font-size="14pt" fo:language="en" fo:country="GB" fo:font-weight="bold" style:font-size-asian="14pt" style:font-weight-asian="bold" style:font-size-complex="14pt" style:font-weight-complex="bold"/>
    </style:style>
    <style:style style:name="T6" style:family="text">
      <style:text-properties fo:color="#000000" fo:font-size="14pt" fo:language="en" fo:country="GB" style:font-size-asian="14pt" style:font-size-complex="14pt"/>
    </style:style>
    <style:style style:name="T7" style:family="text">
      <style:text-properties fo:color="#000000" fo:font-size="10pt" fo:language="en" fo:country="GB" fo:font-weight="bold" style:font-size-asian="10pt" style:font-weight-asian="bold" style:font-size-complex="10pt" style:font-weight-complex="bold"/>
    </style:style>
    <style:style style:name="T8" style:family="text">
      <style:text-properties fo:color="#000000" fo:font-size="8pt" fo:language="en" fo:country="GB" fo:font-weight="bold" style:font-size-asian="8pt" style:font-weight-asian="bold" style:font-size-complex="8pt" style:font-weight-complex="bold"/>
    </style:style>
    <style:style style:name="T9" style:family="text">
      <style:text-properties fo:color="#0000ff" fo:font-size="8pt" fo:language="en" fo:country="GB" fo:font-weight="bold" style:font-size-asian="8pt" style:font-weight-asian="bold" style:font-size-complex="8pt" style:font-weight-complex="bold"/>
    </style:style>
    <style:style style:name="T10" style:family="text">
      <style:text-properties fo:color="#000000" fo:font-family="'Courier New'" style:font-family-generic="modern" style:font-pitch="fixed" fo:font-size="12pt" fo:language="en" fo:country="GB" fo:font-weight="bold" style:font-size-asian="12pt" style:font-weight-asian="bold" style:font-size-complex="12pt" style:font-weight-complex="bold"/>
    </style:style>
    <style:style style:name="T11" style:family="text">
      <style:text-properties fo:color="#0000ff" fo:font-family="'Courier New'" style:font-family-generic="modern" style:font-pitch="fixed" fo:font-size="12pt" fo:language="en" fo:country="GB" fo:font-weight="bold" style:font-size-asian="12pt" style:font-weight-asian="bold" style:font-size-complex="12pt" style:font-weight-complex="bold"/>
    </style:style>
    <style:style style:name="T12" style:family="text">
      <style:text-properties fo:font-size="16pt" fo:language="en" fo:country="GB" style:font-size-asian="16pt" style:font-size-complex="16pt"/>
    </style:style>
    <style:style style:name="T13" style:family="text">
      <style:text-properties fo:color="#000000" fo:font-size="12pt" fo:language="en" fo:country="GB" fo:font-weight="bold" style:font-size-asian="12pt" style:font-weight-asian="bold" style:font-size-complex="12pt" style:font-weight-complex="bold"/>
    </style:style>
    <style:style style:name="T14" style:family="text">
      <style:text-properties fo:font-size="14pt" fo:language="en" fo:country="GB" style:font-size-asian="14pt" style:font-size-complex="14pt"/>
    </style:style>
    <style:style style:name="T15" style:family="text">
      <style:text-properties fo:font-size="8pt" fo:language="en" fo:country="GB" style:font-size-asian="8pt" style:font-size-complex="8pt"/>
    </style:style>
    <style:style style:name="T16" style:family="text">
      <style:text-properties fo:color="#000000" fo:font-size="9pt" fo:language="en" fo:country="GB" fo:font-weight="bold" style:font-size-asian="9pt" style:font-weight-asian="bold" style:font-size-complex="9pt" style:font-weight-complex="bold"/>
    </style:style>
    <style:style style:name="T17" style:family="text">
      <style:text-properties fo:font-size="18pt" fo:language="en" fo:country="GB" style:font-size-asian="18pt" style:font-size-complex="18pt"/>
    </style:style>
    <style:style style:name="T18" style:family="text">
      <style:text-properties style:text-position="30% 58%" fo:font-size="18pt" fo:language="en" fo:country="GB" style:font-size-asian="18pt" style:font-size-complex="18pt"/>
    </style:style>
    <style:style style:name="T19" style:family="text">
      <style:text-properties fo:font-size="24pt" fo:language="en" fo:country="GB" style:font-size-asian="24pt" style:font-size-complex="24pt"/>
    </style:style>
    <style:style style:name="T20" style:family="text">
      <style:text-properties fo:color="#000000" fo:font-size="8pt" fo:language="en" fo:country="GB" style:font-size-asian="8pt" style:font-size-complex="8pt"/>
    </style:style>
    <style:style style:name="T21" style:family="text">
      <style:text-properties fo:color="#ccccff" fo:language="en" fo:country="GB"/>
    </style:style>
    <style:style style:name="T22" style:family="text">
      <style:text-properties fo:language="en" fo:country="GB" style:text-underline-style="solid" style:text-underline-width="auto" style:text-underline-color="font-color"/>
    </style:style>
    <style:style style:name="T23" style:family="text">
      <style:text-properties fo:color="#000000" fo:font-family="'Courier New'" style:font-family-generic="modern" style:font-pitch="fixed" fo:font-size="10pt" fo:language="en" fo:country="GB" style:font-size-asian="10pt" style:font-size-complex="10pt"/>
    </style:style>
    <style:style style:name="T24" style:family="text">
      <style:text-properties fo:color="#000000" fo:font-size="10pt" fo:language="en" fo:country="GB" style:font-size-asian="10pt" style:font-size-complex="10pt"/>
    </style:style>
    <style:style style:name="T25" style:family="text">
      <style:text-properties fo:color="#000000" fo:font-size="16pt" fo:language="en" fo:country="GB" style:font-size-asian="16pt" style:font-size-complex="16pt"/>
    </style:style>
    <style:style style:name="T26" style:family="text">
      <style:text-properties fo:color="#000000" fo:font-size="14pt" fo:language="en" fo:country="GB" style:text-underline-style="solid" style:text-underline-width="auto" style:text-underline-color="font-color" style:font-size-asian="14pt" style:font-size-complex="14pt"/>
    </style:style>
    <style:style style:name="T27" style:family="text">
      <style:text-properties fo:color="#000000" fo:font-family="'Courier New'" style:font-family-generic="modern" style:font-pitch="fixed" fo:font-size="10pt" fo:language="en" fo:country="GB" fo:font-weight="bold" style:font-size-asian="10pt" style:font-weight-asian="bold" style:font-size-complex="10pt" style:font-weight-complex="bold"/>
    </style:style>
    <style:style style:name="T28" style:family="text">
      <style:text-properties fo:color="#ccccff" fo:font-size="18pt" fo:language="en" fo:country="GB" style:font-size-asian="18pt" style:font-size-complex="18pt"/>
    </style:style>
    <style:style style:name="T29" style:family="text">
      <style:text-properties fo:color="#7889fb" fo:font-size="24pt" fo:language="en" fo:country="GB" style:font-size-asian="24pt" style:font-size-complex="24pt"/>
    </style:style>
    <style:style style:name="T30" style:family="text">
      <style:text-properties fo:color="#000000" fo:font-size="24pt" fo:language="en" fo:country="GB" style:font-size-asian="24pt" style:font-size-complex="24pt"/>
    </style:style>
    <style:style style:name="T31" style:family="text">
      <style:text-properties fo:color="#d18213" fo:font-size="10pt" fo:language="en" fo:country="GB" fo:font-weight="bold" style:font-size-asian="10pt" style:font-weight-asian="bold" style:font-size-complex="10pt" style:font-weight-complex="bold"/>
    </style:style>
    <style:style style:name="T32" style:family="text">
      <style:text-properties fo:color="#0000ff" fo:font-size="10pt" fo:language="en" fo:country="GB" fo:font-weight="bold" style:font-size-asian="10pt" style:font-weight-asian="bold" style:font-size-complex="10pt" style:font-weight-complex="bold"/>
    </style:style>
    <style:style style:name="T33" style:family="text">
      <style:text-properties fo:color="#0000ff" fo:font-size="14pt" fo:language="en" fo:country="GB" fo:font-weight="bold" style:font-size-asian="14pt" style:font-weight-asian="bold" style:font-size-complex="14pt" style:font-weight-complex="bold"/>
    </style:style>
    <style:style style:name="T34" style:family="text">
      <style:text-properties fo:font-size="10pt" fo:language="en" fo:country="GB" fo:font-weight="normal" style:font-size-asian="10pt" style:font-weight-asian="normal" style:font-size-complex="10pt" style:font-weight-complex="normal"/>
    </style:style>
    <style:style style:name="T35" style:family="text">
      <style:text-properties fo:color="#000000" style:text-line-through-style="none" style:text-position="0% 100%" fo:font-family="Arial" style:font-pitch="variable" fo:font-size="18pt" fo:language="en" fo:country="GB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36" style:family="text">
      <style:text-properties fo:color="#000000" style:text-line-through-style="none" style:text-position="0% 100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37" style:family="text">
      <style:text-properties fo:color="#0000ff" fo:font-size="12pt" fo:language="en" fo:country="GB" fo:font-weight="bold" style:font-size-asian="12pt" style:font-weight-asian="bold" style:font-size-complex="12pt" style:font-weight-complex="bold"/>
    </style:style>
    <style:style style:name="T38" style:family="text">
      <style:text-properties fo:color="#000000" fo:font-size="16pt" fo:language="en" fo:country="GB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9" style:family="text">
      <style:text-properties fo:color="#0000ff" fo:font-size="9pt" fo:language="en" fo:country="GB" fo:font-weight="bold" style:font-size-asian="9pt" style:font-weight-asian="bold" style:font-size-complex="9pt" style:font-weight-complex="bold"/>
    </style:style>
    <style:style style:name="T40" style:family="text">
      <style:text-properties fo:color="#ccccff" fo:font-size="8pt" fo:language="en" fo:country="GB" fo:font-weight="bold" style:font-size-asian="8pt" style:font-weight-asian="bold" style:font-size-complex="8pt" style:font-weight-complex="bold"/>
    </style:style>
    <style:style style:name="T41" style:family="text">
      <style:text-properties fo:color="#ff3300" fo:font-size="9pt" fo:language="en" fo:country="GB" fo:font-weight="bold" style:font-size-asian="9pt" style:font-weight-asian="bold" style:font-size-complex="9pt" style:font-weight-complex="bold"/>
    </style:style>
    <style:style style:name="T42" style:family="text">
      <style:text-properties fo:font-size="12pt" fo:language="en" fo:country="GB" style:font-size-asian="12pt" style:font-size-complex="12pt"/>
    </style:style>
    <style:style style:name="T43" style:family="text">
      <style:text-properties fo:color="#ff3300" fo:font-size="10pt" fo:language="en" fo:country="GB" fo:font-weight="bold" style:font-size-asian="10pt" style:font-weight-asian="bold" style:font-size-complex="10pt" style:font-weight-complex="bold"/>
    </style:style>
    <style:style style:name="T44" style:family="text">
      <style:text-properties fo:color="#d60e64" fo:font-size="8pt" fo:language="en" fo:country="GB" fo:font-weight="bold" style:font-size-asian="8pt" style:font-weight-asian="bold" style:font-size-complex="8pt" style:font-weight-complex="bold"/>
    </style:style>
    <style:style style:name="T45" style:family="text">
      <style:text-properties fo:color="#2db6b3" fo:font-size="8pt" fo:language="en" fo:country="GB" fo:font-weight="bold" style:font-size-asian="8pt" style:font-weight-asian="bold" style:font-size-complex="8pt" style:font-weight-complex="bold"/>
    </style:style>
    <style:style style:name="T46" style:family="text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47" style:family="text">
      <style:text-properties fo:color="#0000ff" fo:font-size="14pt" fo:language="en" fo:country="GB" style:font-size-asian="14pt" style:font-size-complex="14pt"/>
    </style:style>
    <style:style style:name="T48" style:family="text">
      <style:text-properties fo:font-size="14pt" fo:language="en" fo:country="GB" fo:font-weight="normal" style:font-size-asian="14pt" style:font-weight-asian="normal" style:font-size-complex="14pt" style:font-weight-complex="normal"/>
    </style:style>
    <style:style style:name="T49" style:family="text">
      <style:text-properties fo:color="#ff3300" fo:font-size="12pt" fo:language="en" fo:country="GB" fo:font-weight="bold" style:font-size-asian="12pt" style:font-weight-asian="bold" style:font-size-complex="12pt" style:font-weight-complex="bold"/>
    </style:style>
    <style:style style:name="T50" style:family="text">
      <style:text-properties fo:font-size="16pt" fo:language="en" fo:country="GB" fo:font-weight="bold" style:font-size-asian="16pt" style:font-weight-asian="bold" style:font-size-complex="16pt" style:font-weight-complex="bold"/>
    </style:style>
    <style:style style:name="T51" style:family="text">
      <style:text-properties fo:color="#0000ff" fo:font-size="16pt" fo:language="en" fo:country="GB" style:font-size-asian="16pt" style:font-size-complex="16pt"/>
    </style:style>
    <style:style style:name="T52" style:family="text">
      <style:text-properties fo:color="#0000ff" style:text-line-through-style="none" style:text-position="0% 100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53" style:family="text">
      <style:text-properties fo:color="#ff3300" fo:font-size="16pt" fo:language="en" fo:country="GB" fo:font-weight="bold" style:font-size-asian="16pt" style:font-weight-asian="bold" style:font-size-complex="16pt" style:font-weight-complex="bold"/>
    </style:style>
    <style:style style:name="T54" style:family="text">
      <style:text-properties fo:font-size="20pt" fo:language="en" fo:country="GB" fo:font-weight="bold" style:font-size-asian="20pt" style:font-weight-asian="bold" style:font-size-complex="20pt" style:font-weight-complex="bold"/>
    </style:style>
    <style:style style:name="T55" style:family="text">
      <style:text-properties fo:color="#000000" style:text-line-through-style="none" style:text-position="0% 100%" fo:font-family="Arial" style:font-pitch="variable" fo:font-size="20pt" fo:language="en" fo:country="GB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56" style:family="text">
      <style:text-properties fo:font-size="20pt" fo:language="en" fo:country="GB" style:font-size-asian="20pt" style:font-size-complex="20pt"/>
    </style:style>
    <style:style style:name="T57" style:family="text">
      <style:text-properties fo:color="#ff3300" fo:font-family="'Courier New'" style:font-family-generic="modern" style:font-pitch="fixed" fo:font-size="12pt" fo:language="en" fo:country="GB" fo:font-weight="bold" style:font-size-asian="12pt" style:font-weight-asian="bold" style:font-size-complex="12pt" style:font-weight-complex="bold"/>
    </style:style>
    <style:style style:name="T58" style:family="text">
      <style:text-properties fo:color="#ff3300" fo:font-size="8pt" fo:language="en" fo:country="GB" fo:font-weight="bold" style:font-size-asian="8pt" style:font-weight-asian="bold" style:font-size-complex="8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7889f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text-properties fo:font-family="Wingdings" style:font-pitch="variable" style:font-charset="x-symbol" fo:color="#2db6b3" fo:font-size="100%"/>
      </text:list-level-style-bullet>
      <text:list-level-style-bullet text:level="2" text:bullet-char="–">
        <style:list-level-properties text:space-before="0.635cm"/>
        <style:text-properties fo:font-family="Arial" style:font-family-generic="swiss" style:font-pitch="variable" fo:color="#2db6b3" fo:font-size="100%"/>
      </text:list-level-style-bullet>
      <text:list-level-style-bullet text:level="3" text:bullet-char="•">
        <style:list-level-properties text:space-before="1.882cm"/>
        <style:text-properties fo:font-family="Arial" style:font-family-generic="swiss" style:font-pitch="variable" fo:color="#2db6b3" fo:font-size="100%"/>
      </text:list-level-style-bullet>
      <text:list-level-style-bullet text:level="4" text:bullet-char="–">
        <style:list-level-properties text:space-before="2.853cm"/>
        <style:text-properties fo:font-family="Arial" style:font-family-generic="swiss" style:font-pitch="variable" fo:color="#2db6b3" fo:font-size="100%"/>
      </text:list-level-style-bullet>
      <text:list-level-style-bullet text:level="5" text:bullet-char="&gt;">
        <style:list-level-properties text:space-before="4.123cm"/>
        <style:text-properties fo:font-family="Arial" style:font-family-generic="swiss" style:font-pitch="variable" fo:color="#2db6b3" fo:font-size="100%"/>
      </text:list-level-style-bullet>
      <text:list-level-style-bullet text:level="6" text:bullet-char="&gt;">
        <style:list-level-properties text:space-before="4.123cm"/>
        <style:text-properties fo:font-family="Arial" style:font-family-generic="swiss" style:font-pitch="variable" fo:color="#2db6b3" fo:font-size="100%"/>
      </text:list-level-style-bullet>
      <text:list-level-style-bullet text:level="7" text:bullet-char="&gt;">
        <style:list-level-properties text:space-before="4.123cm"/>
        <style:text-properties fo:font-family="Arial" style:font-family-generic="swiss" style:font-pitch="variable" fo:color="#2db6b3" fo:font-size="100%"/>
      </text:list-level-style-bullet>
      <text:list-level-style-bullet text:level="8" text:bullet-char="&gt;">
        <style:list-level-properties text:space-before="4.123cm"/>
        <style:text-properties fo:font-family="Arial" style:font-family-generic="swiss" style:font-pitch="variable" fo:color="#2db6b3" fo:font-size="100%"/>
      </text:list-level-style-bullet>
      <text:list-level-style-bullet text:level="9" text:bullet-char="&gt;">
        <style:list-level-properties text:space-before="4.123cm"/>
        <style:text-properties fo:font-family="Arial" style:font-family-generic="swiss" style:font-pitch="variable" fo:color="#2db6b3" fo:font-size="100%"/>
      </text:list-level-style-bullet>
    </text:list-style>
    <text:list-style style:name="L3">
      <text:list-level-style-bullet text:level="1" text:bullet-char="">
        <style:list-level-properties text:min-label-width="0.635cm"/>
        <style:text-properties fo:font-family="Wingdings" style:font-pitch="variable" style:font-charset="x-symbol" fo:color="#2db6b3" fo:font-size="100%"/>
      </text:list-level-style-bullet>
      <text:list-level-style-bullet text:level="2" text:bullet-char="–">
        <style:list-level-properties text:space-before="0.948cm" text:min-label-width="0.621cm"/>
        <style:text-properties fo:font-family="Arial" style:font-family-generic="swiss" style:font-pitch="variable" fo:color="#2db6b3" fo:font-size="100%"/>
      </text:list-level-style-bullet>
      <text:list-level-style-bullet text:level="3" text:bullet-char="•">
        <style:list-level-properties text:space-before="1.891cm" text:min-label-width="0.503cm"/>
        <style:text-properties fo:font-family="Arial" style:font-family-generic="swiss" style:font-pitch="variable" fo:color="#2db6b3" fo:font-size="100%"/>
      </text:list-level-style-bullet>
      <text:list-level-style-bullet text:level="4" text:bullet-char="–">
        <style:list-level-properties text:space-before="2.716cm" text:min-label-width="0.604cm"/>
        <style:text-properties fo:font-family="Arial" style:font-family-generic="swiss" style:font-pitch="variable" fo:color="#2db6b3" fo:font-size="100%"/>
      </text:list-level-style-bullet>
      <text:list-level-style-bullet text:level="5" text:bullet-char="&gt;">
        <style:list-level-properties text:space-before="3.638cm" text:min-label-width="0.471cm"/>
        <style:text-properties fo:font-family="Arial" style:font-family-generic="swiss" style:font-pitch="variable" fo:color="#2db6b3" fo:font-size="100%"/>
      </text:list-level-style-bullet>
      <text:list-level-style-bullet text:level="6" text:bullet-char="&gt;">
        <style:list-level-properties text:space-before="3.638cm" text:min-label-width="0.471cm"/>
        <style:text-properties fo:font-family="Arial" style:font-family-generic="swiss" style:font-pitch="variable" fo:color="#2db6b3" fo:font-size="100%"/>
      </text:list-level-style-bullet>
      <text:list-level-style-bullet text:level="7" text:bullet-char="&gt;">
        <style:list-level-properties text:space-before="3.638cm" text:min-label-width="0.471cm"/>
        <style:text-properties fo:font-family="Arial" style:font-family-generic="swiss" style:font-pitch="variable" fo:color="#2db6b3" fo:font-size="100%"/>
      </text:list-level-style-bullet>
      <text:list-level-style-bullet text:level="8" text:bullet-char="&gt;">
        <style:list-level-properties text:space-before="3.638cm" text:min-label-width="0.471cm"/>
        <style:text-properties fo:font-family="Arial" style:font-family-generic="swiss" style:font-pitch="variable" fo:color="#2db6b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">
        <style:list-level-properties text:min-label-width="1.053cm"/>
        <style:text-properties fo:font-family="Wingdings" style:font-pitch="variable" style:font-charset="x-symbol" fo:color="#2db6b3" fo:font-size="100%"/>
      </text:list-level-style-bullet>
      <text:list-level-style-bullet text:level="2" text:bullet-char="–">
        <style:list-level-properties text:space-before="0.948cm" text:min-label-width="0.621cm"/>
        <style:text-properties fo:font-family="Arial" style:font-family-generic="swiss" style:font-pitch="variable" fo:color="#2db6b3" fo:font-size="100%"/>
      </text:list-level-style-bullet>
      <text:list-level-style-bullet text:level="3" text:bullet-char="•">
        <style:list-level-properties text:space-before="1.891cm" text:min-label-width="0.503cm"/>
        <style:text-properties fo:font-family="Arial" style:font-family-generic="swiss" style:font-pitch="variable" fo:color="#2db6b3" fo:font-size="100%"/>
      </text:list-level-style-bullet>
      <text:list-level-style-bullet text:level="4" text:bullet-char="–">
        <style:list-level-properties text:space-before="2.716cm" text:min-label-width="0.604cm"/>
        <style:text-properties fo:font-family="Arial" style:font-family-generic="swiss" style:font-pitch="variable" fo:color="#2db6b3" fo:font-size="100%"/>
      </text:list-level-style-bullet>
      <text:list-level-style-bullet text:level="5" text:bullet-char="&gt;">
        <style:list-level-properties text:space-before="3.638cm" text:min-label-width="0.471cm"/>
        <style:text-properties fo:font-family="Arial" style:font-family-generic="swiss" style:font-pitch="variable" fo:color="#2db6b3" fo:font-size="100%"/>
      </text:list-level-style-bullet>
      <text:list-level-style-bullet text:level="6" text:bullet-char="&gt;">
        <style:list-level-properties text:space-before="3.638cm" text:min-label-width="0.471cm"/>
        <style:text-properties fo:font-family="Arial" style:font-family-generic="swiss" style:font-pitch="variable" fo:color="#2db6b3" fo:font-size="100%"/>
      </text:list-level-style-bullet>
      <text:list-level-style-bullet text:level="7" text:bullet-char="&gt;">
        <style:list-level-properties text:space-before="3.638cm" text:min-label-width="0.471cm"/>
        <style:text-properties fo:font-family="Arial" style:font-family-generic="swiss" style:font-pitch="variable" fo:color="#2db6b3" fo:font-size="100%"/>
      </text:list-level-style-bullet>
      <text:list-level-style-bullet text:level="8" text:bullet-char="&gt;">
        <style:list-level-properties text:space-before="3.638cm" text:min-label-width="0.471cm"/>
        <style:text-properties fo:font-family="Arial" style:font-family-generic="swiss" style:font-pitch="variable" fo:color="#2db6b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min-label-width="0.635cm"/>
        <style:text-properties fo:font-family="Wingdings" style:font-pitch="variable" style:font-charset="x-symbol" fo:color="#2db6b3" fo:font-size="100%"/>
      </text:list-level-style-bullet>
      <text:list-level-style-bullet text:level="2" text:bullet-char="–">
        <style:list-level-properties text:space-before="0.952cm" text:min-label-width="1.054cm"/>
        <style:text-properties fo:font-family="Arial" style:font-family-generic="swiss" style:font-pitch="variable" fo:color="#2db6b3" fo:font-size="100%"/>
      </text:list-level-style-bullet>
      <text:list-level-style-bullet text:level="3" text:bullet-char="•">
        <style:list-level-properties text:space-before="1.891cm" text:min-label-width="0.503cm"/>
        <style:text-properties fo:font-family="Arial" style:font-family-generic="swiss" style:font-pitch="variable" fo:color="#2db6b3" fo:font-size="100%"/>
      </text:list-level-style-bullet>
      <text:list-level-style-bullet text:level="4" text:bullet-char="–">
        <style:list-level-properties text:space-before="2.716cm" text:min-label-width="0.604cm"/>
        <style:text-properties fo:font-family="Arial" style:font-family-generic="swiss" style:font-pitch="variable" fo:color="#2db6b3" fo:font-size="100%"/>
      </text:list-level-style-bullet>
      <text:list-level-style-bullet text:level="5" text:bullet-char="&gt;">
        <style:list-level-properties text:space-before="3.638cm" text:min-label-width="0.471cm"/>
        <style:text-properties fo:font-family="Arial" style:font-family-generic="swiss" style:font-pitch="variable" fo:color="#2db6b3" fo:font-size="100%"/>
      </text:list-level-style-bullet>
      <text:list-level-style-bullet text:level="6" text:bullet-char="&gt;">
        <style:list-level-properties text:space-before="3.638cm" text:min-label-width="0.471cm"/>
        <style:text-properties fo:font-family="Arial" style:font-family-generic="swiss" style:font-pitch="variable" fo:color="#2db6b3" fo:font-size="100%"/>
      </text:list-level-style-bullet>
      <text:list-level-style-bullet text:level="7" text:bullet-char="&gt;">
        <style:list-level-properties text:space-before="3.638cm" text:min-label-width="0.471cm"/>
        <style:text-properties fo:font-family="Arial" style:font-family-generic="swiss" style:font-pitch="variable" fo:color="#2db6b3" fo:font-size="100%"/>
      </text:list-level-style-bullet>
      <text:list-level-style-bullet text:level="8" text:bullet-char="&gt;">
        <style:list-level-properties text:space-before="3.638cm" text:min-label-width="0.471cm"/>
        <style:text-properties fo:font-family="Arial" style:font-family-generic="swiss" style:font-pitch="variable" fo:color="#2db6b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min-label-width="0.635cm"/>
        <style:text-properties fo:font-family="Wingdings" style:font-pitch="variable" style:font-charset="x-symbol" fo:color="#2db6b3" fo:font-size="100%"/>
      </text:list-level-style-bullet>
      <text:list-level-style-bullet text:level="2" text:bullet-char="–">
        <style:list-level-properties text:space-before="0.948cm" text:min-label-width="0.621cm"/>
        <style:text-properties fo:font-family="Arial" style:font-family-generic="swiss" style:font-pitch="variable" fo:color="#2db6b3" fo:font-size="100%"/>
      </text:list-level-style-bullet>
      <text:list-level-style-bullet text:level="3" text:bullet-char="•">
        <style:list-level-properties text:space-before="1.891cm" text:min-label-width="0.503cm"/>
        <style:text-properties fo:font-family="Arial" style:font-family-generic="swiss" style:font-pitch="variable" fo:color="#2db6b3" fo:font-size="100%"/>
      </text:list-level-style-bullet>
      <text:list-level-style-bullet text:level="4" text:bullet-char="–">
        <style:list-level-properties text:space-before="2.716cm" text:min-label-width="0.948cm"/>
        <style:text-properties fo:font-family="Arial" style:font-family-generic="swiss" style:font-pitch="variable" fo:color="#2db6b3" fo:font-size="100%"/>
      </text:list-level-style-bullet>
      <text:list-level-style-bullet text:level="5" text:bullet-char="&gt;">
        <style:list-level-properties text:space-before="3.638cm" text:min-label-width="0.471cm"/>
        <style:text-properties fo:font-family="Arial" style:font-family-generic="swiss" style:font-pitch="variable" fo:color="#2db6b3" fo:font-size="100%"/>
      </text:list-level-style-bullet>
      <text:list-level-style-bullet text:level="6" text:bullet-char="&gt;">
        <style:list-level-properties text:space-before="3.638cm" text:min-label-width="0.471cm"/>
        <style:text-properties fo:font-family="Arial" style:font-family-generic="swiss" style:font-pitch="variable" fo:color="#2db6b3" fo:font-size="100%"/>
      </text:list-level-style-bullet>
      <text:list-level-style-bullet text:level="7" text:bullet-char="&gt;">
        <style:list-level-properties text:space-before="3.638cm" text:min-label-width="0.471cm"/>
        <style:text-properties fo:font-family="Arial" style:font-family-generic="swiss" style:font-pitch="variable" fo:color="#2db6b3" fo:font-size="100%"/>
      </text:list-level-style-bullet>
      <text:list-level-style-bullet text:level="8" text:bullet-char="&gt;">
        <style:list-level-properties text:space-before="3.638cm" text:min-label-width="0.471cm"/>
        <style:text-properties fo:font-family="Arial" style:font-family-generic="swiss" style:font-pitch="variable" fo:color="#2db6b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0.948cm" text:min-label-width="0.621cm"/>
        <style:text-properties fo:font-family="Arial" style:font-family-generic="swiss" style:font-pitch="variable" fo:color="#2db6b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">
        <style:list-level-properties text:min-label-width="0.635cm"/>
        <style:text-properties fo:font-family="Wingdings" style:font-pitch="variable" style:font-charset="x-symbol" fo:color="#2db6b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716cm" text:min-label-width="0.604cm"/>
        <style:text-properties fo:font-family="Arial" style:font-family-generic="swiss" style:font-pitch="variable" fo:color="#2db6b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0.948cm" text:min-label-width="0.621cm"/>
        <style:text-properties fo:font-family="Arial" style:font-family-generic="swiss" style:font-pitch="variable" fo:color="#2db6b3" fo:font-size="100%"/>
      </text:list-level-style-bullet>
      <text:list-level-style-bullet text:level="3" text:bullet-char="•">
        <style:list-level-properties text:space-before="1.891cm" text:min-label-width="0.503cm"/>
        <style:text-properties fo:font-family="Arial" style:font-family-generic="swiss" style:font-pitch="variable" fo:color="#2db6b3" fo:font-size="100%"/>
      </text:list-level-style-bullet>
      <text:list-level-style-bullet text:level="4" text:bullet-char="–">
        <style:list-level-properties text:space-before="2.716cm" text:min-label-width="0.604cm"/>
        <style:text-properties fo:font-family="Arial" style:font-family-generic="swiss" style:font-pitch="variable" fo:color="#2db6b3" fo:font-size="100%"/>
      </text:list-level-style-bullet>
      <text:list-level-style-bullet text:level="5" text:bullet-char="&gt;">
        <style:list-level-properties text:space-before="3.638cm" text:min-label-width="0.471cm"/>
        <style:text-properties fo:font-family="Arial" style:font-family-generic="swiss" style:font-pitch="variable" fo:color="#2db6b3" fo:font-size="100%"/>
      </text:list-level-style-bullet>
      <text:list-level-style-bullet text:level="6" text:bullet-char="&gt;">
        <style:list-level-properties text:space-before="3.638cm" text:min-label-width="0.471cm"/>
        <style:text-properties fo:font-family="Arial" style:font-family-generic="swiss" style:font-pitch="variable" fo:color="#2db6b3" fo:font-size="100%"/>
      </text:list-level-style-bullet>
      <text:list-level-style-bullet text:level="7" text:bullet-char="&gt;">
        <style:list-level-properties text:space-before="3.638cm" text:min-label-width="0.471cm"/>
        <style:text-properties fo:font-family="Arial" style:font-family-generic="swiss" style:font-pitch="variable" fo:color="#2db6b3" fo:font-size="100%"/>
      </text:list-level-style-bullet>
      <text:list-level-style-bullet text:level="8" text:bullet-char="&gt;">
        <style:list-level-properties text:space-before="3.638cm" text:min-label-width="0.471cm"/>
        <style:text-properties fo:font-family="Arial" style:font-family-generic="swiss" style:font-pitch="variable" fo:color="#2db6b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min-label-width="0.635cm"/>
        <style:text-properties fo:font-family="Wingdings" style:font-pitch="variable" style:font-charset="x-symbol" fo:color="#2db6b3" fo:font-size="100%"/>
      </text:list-level-style-bullet>
      <text:list-level-style-bullet text:level="2" text:bullet-char="•">
        <style:list-level-properties text:space-before="0.948cm" text:min-label-width="0.62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1cm" text:min-label-width="0.503cm"/>
        <style:text-properties fo:font-family="Arial" style:font-family-generic="swiss" style:font-pitch="variable" fo:color="#2db6b3" fo:font-size="100%"/>
      </text:list-level-style-bullet>
      <text:list-level-style-bullet text:level="4" text:bullet-char="–">
        <style:list-level-properties text:space-before="2.716cm" text:min-label-width="0.604cm"/>
        <style:text-properties fo:font-family="Arial" style:font-family-generic="swiss" style:font-pitch="variable" fo:color="#2db6b3" fo:font-size="100%"/>
      </text:list-level-style-bullet>
      <text:list-level-style-bullet text:level="5" text:bullet-char="&gt;">
        <style:list-level-properties text:space-before="3.638cm" text:min-label-width="0.471cm"/>
        <style:text-properties fo:font-family="Arial" style:font-family-generic="swiss" style:font-pitch="variable" fo:color="#2db6b3" fo:font-size="100%"/>
      </text:list-level-style-bullet>
      <text:list-level-style-bullet text:level="6" text:bullet-char="&gt;">
        <style:list-level-properties text:space-before="3.638cm" text:min-label-width="0.471cm"/>
        <style:text-properties fo:font-family="Arial" style:font-family-generic="swiss" style:font-pitch="variable" fo:color="#2db6b3" fo:font-size="100%"/>
      </text:list-level-style-bullet>
      <text:list-level-style-bullet text:level="7" text:bullet-char="&gt;">
        <style:list-level-properties text:space-before="3.638cm" text:min-label-width="0.471cm"/>
        <style:text-properties fo:font-family="Arial" style:font-family-generic="swiss" style:font-pitch="variable" fo:color="#2db6b3" fo:font-size="100%"/>
      </text:list-level-style-bullet>
      <text:list-level-style-bullet text:level="8" text:bullet-char="&gt;">
        <style:list-level-properties text:space-before="3.638cm" text:min-label-width="0.471cm"/>
        <style:text-properties fo:font-family="Arial" style:font-family-generic="swiss" style:font-pitch="variable" fo:color="#2db6b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">
        <style:list-level-properties text:min-label-width="0.635cm"/>
        <style:text-properties fo:font-family="Wingdings" style:font-pitch="variable" style:font-charset="x-symbol" fo:color="#2db6b3" fo:font-size="100%"/>
      </text:list-level-style-bullet>
      <text:list-level-style-bullet text:level="2" text:bullet-char="–">
        <style:list-level-properties text:space-before="0.948cm" text:min-label-width="0.621cm"/>
        <style:text-properties fo:font-family="Arial" style:font-family-generic="swiss" style:font-pitch="variable" fo:color="#2db6b3" fo:font-size="100%"/>
      </text:list-level-style-bullet>
      <text:list-level-style-bullet text:level="3" text:bullet-char="•">
        <style:list-level-properties text:space-before="1.887cm" text:min-label-width="1.058cm"/>
        <style:text-properties fo:font-family="Arial" style:font-family-generic="swiss" style:font-pitch="variable" fo:color="#2db6b3" fo:font-size="100%"/>
      </text:list-level-style-bullet>
      <text:list-level-style-bullet text:level="4" text:bullet-char="–">
        <style:list-level-properties text:space-before="2.716cm" text:min-label-width="0.604cm"/>
        <style:text-properties fo:font-family="Arial" style:font-family-generic="swiss" style:font-pitch="variable" fo:color="#2db6b3" fo:font-size="100%"/>
      </text:list-level-style-bullet>
      <text:list-level-style-bullet text:level="5" text:bullet-char="&gt;">
        <style:list-level-properties text:space-before="3.638cm" text:min-label-width="0.471cm"/>
        <style:text-properties fo:font-family="Arial" style:font-family-generic="swiss" style:font-pitch="variable" fo:color="#2db6b3" fo:font-size="100%"/>
      </text:list-level-style-bullet>
      <text:list-level-style-bullet text:level="6" text:bullet-char="&gt;">
        <style:list-level-properties text:space-before="3.638cm" text:min-label-width="0.471cm"/>
        <style:text-properties fo:font-family="Arial" style:font-family-generic="swiss" style:font-pitch="variable" fo:color="#2db6b3" fo:font-size="100%"/>
      </text:list-level-style-bullet>
      <text:list-level-style-bullet text:level="7" text:bullet-char="&gt;">
        <style:list-level-properties text:space-before="3.638cm" text:min-label-width="0.471cm"/>
        <style:text-properties fo:font-family="Arial" style:font-family-generic="swiss" style:font-pitch="variable" fo:color="#2db6b3" fo:font-size="100%"/>
      </text:list-level-style-bullet>
      <text:list-level-style-bullet text:level="8" text:bullet-char="&gt;">
        <style:list-level-properties text:space-before="3.638cm" text:min-label-width="0.471cm"/>
        <style:text-properties fo:font-family="Arial" style:font-family-generic="swiss" style:font-pitch="variable" fo:color="#2db6b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">
        <style:list-level-properties text:min-label-width="0.635cm"/>
        <style:text-properties fo:font-family="Wingdings" style:font-pitch="variable" style:font-charset="x-symbol" fo:color="#2db6b3" fo:font-size="100%"/>
      </text:list-level-style-bullet>
      <text:list-level-style-bullet text:level="2" text:bullet-char="–">
        <style:list-level-properties text:space-before="0.948cm" text:min-label-width="0.621cm"/>
        <style:text-properties fo:font-family="Arial" style:font-family-generic="swiss" style:font-pitch="variable" fo:color="#2db6b3" fo:font-size="100%"/>
      </text:list-level-style-bullet>
      <text:list-level-style-bullet text:level="3" text:bullet-char="•">
        <style:list-level-properties text:space-before="1.891cm" text:min-label-width="0.503cm"/>
        <style:text-properties fo:font-family="Arial" style:font-family-generic="swiss" style:font-pitch="variable" fo:color="#2db6b3" fo:font-size="100%"/>
      </text:list-level-style-bullet>
      <text:list-level-style-bullet text:level="4" text:bullet-char="•">
        <style:list-level-properties text:space-before="2.716cm" text:min-label-width="0.948cm"/>
        <style:text-properties fo:font-family="Arial" style:font-family-generic="swiss" style:font-pitch="variable" fo:color="#2db6b3" fo:font-size="100%"/>
      </text:list-level-style-bullet>
      <text:list-level-style-bullet text:level="5" text:bullet-char="&gt;">
        <style:list-level-properties text:space-before="3.638cm" text:min-label-width="0.471cm"/>
        <style:text-properties fo:font-family="Arial" style:font-family-generic="swiss" style:font-pitch="variable" fo:color="#2db6b3" fo:font-size="100%"/>
      </text:list-level-style-bullet>
      <text:list-level-style-bullet text:level="6" text:bullet-char="&gt;">
        <style:list-level-properties text:space-before="3.638cm" text:min-label-width="0.471cm"/>
        <style:text-properties fo:font-family="Arial" style:font-family-generic="swiss" style:font-pitch="variable" fo:color="#2db6b3" fo:font-size="100%"/>
      </text:list-level-style-bullet>
      <text:list-level-style-bullet text:level="7" text:bullet-char="&gt;">
        <style:list-level-properties text:space-before="3.638cm" text:min-label-width="0.471cm"/>
        <style:text-properties fo:font-family="Arial" style:font-family-generic="swiss" style:font-pitch="variable" fo:color="#2db6b3" fo:font-size="100%"/>
      </text:list-level-style-bullet>
      <text:list-level-style-bullet text:level="8" text:bullet-char="&gt;">
        <style:list-level-properties text:space-before="3.638cm" text:min-label-width="0.471cm"/>
        <style:text-properties fo:font-family="Arial" style:font-family-generic="swiss" style:font-pitch="variable" fo:color="#2db6b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097cm" svg:height="4.084cm" svg:x="1.084cm" svg:y="6.927cm" presentation:class="title" presentation:user-transformed="true">
          <draw:text-box>
            <text:p text:style-name="P1"><text:span text:style-name="T1">Understanding PHP Opcodes</text:span></text:p>
          </draw:text-box>
        </draw:frame>
        <draw:frame presentation:style-name="pr2" draw:text-style-name="P2" draw:layer="layout" svg:width="17.78cm" svg:height="2.775cm" svg:x="5.415cm" svg:y="11.40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Andy Wharmb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"/>
          <draw:frame presentation:style-name="pr3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PHP Opcodes</text:span></text:p>
          </draw:text-box>
        </draw:frame>
        <draw:frame presentation:style-name="pr5" draw:text-style-name="P9" draw:layer="layout" svg:width="21.599cm" svg:height="13.151cm" svg:x="1.732cm" svg:y="4.304cm" presentation:class="outline" presentation:user-transformed="true">
          <draw:text-box>
            <text:list text:style-name="L3">
              <text:list-item>
                <text:p text:style-name="P5"><text:span text:style-name="T2">Presentation splits into 3 sections 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Generation of opcodes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ZEND_COMPILE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">Generation of the Interpreter code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Interpreter comes in many flavours!!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">Execution of opcodes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ZEND_EXECUTE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" draw:text-style-name="P11" draw:layer="layout" svg:width="22.904cm" svg:height="1.385cm" svg:x="0.216cm" svg:y="2.143cm">
          <text:p text:style-name="P10"><text:span text:style-name="T3">Execution path for a script</text:span></text:p>
          <draw:enhanced-geometry svg:viewBox="0 0 21600 21600" draw:type="mso-spt202" draw:enhanced-path="M 0 0 L 21600 0 21600 21600 0 21600 0 0 Z N"/>
        </draw:custom-shape>
        <draw:custom-shape draw:style-name="gr2" draw:text-style-name="P11" draw:layer="layout" svg:width="6.152cm" svg:height="1.6cm" svg:x="1.177cm" svg:y="4.15cm">
          <text:p text:style-name="P12"><text:span text:style-name="T4">php_execute_script()‏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1" draw:layer="layout" svg:width="6.755cm" svg:height="1.799cm" svg:x="0.878cm" svg:y="7.153cm">
          <text:p text:style-name="P12"><text:span text:style-name="T4">zend_execute_scripts()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1" draw:layer="layout" svg:width="6.151cm" svg:height="1.799cm" svg:x="11.395cm" svg:y="10.826cm">
          <text:p text:style-name="P12"><text:span text:style-name="T4">zend_execute()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1" draw:layer="layout" svg:width="6.548cm" svg:height="1.601cm" svg:x="11.395cm" svg:y="14.323cm">
          <text:p text:style-name="P4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13" draw:layer="layout" svg:x1="11.448cm" svg:y1="15.139cm" svg:x2="8.568cm" svg:y2="15.143cm">
          <text:p text:style-name="P4"/>
        </draw:line>
        <draw:line draw:style-name="gr4" draw:text-style-name="P13" draw:layer="layout" svg:x1="8.573cm" svg:y1="15.129cm" svg:x2="8.577cm" svg:y2="11.72cm">
          <text:p text:style-name="P4"/>
        </draw:line>
        <draw:line draw:style-name="gr5" draw:text-style-name="P13" draw:layer="layout" svg:x1="8.573cm" svg:y1="11.725cm" svg:x2="11.443cm" svg:y2="11.73cm">
          <text:p text:style-name="P4"/>
        </draw:line>
        <draw:line draw:style-name="gr6" draw:text-style-name="P13" draw:layer="layout" svg:x1="14.702cm" svg:y1="10.759cm" svg:x2="14.706cm" svg:y2="8.946cm">
          <text:p text:style-name="P4"/>
        </draw:line>
        <draw:line draw:style-name="gr6" draw:text-style-name="P13" draw:layer="layout" svg:x1="4.255cm" svg:y1="7.156cm" svg:x2="4.26cm" svg:y2="5.745cm">
          <text:p text:style-name="P4"/>
        </draw:line>
        <draw:custom-shape draw:style-name="gr7" draw:text-style-name="P11" draw:layer="layout" svg:width="4.688cm" svg:height="2.06cm" svg:x="7.633cm" svg:y="15.924cm">
          <text:p text:style-name="P14"><text:span text:style-name="T5">user call</text:span></text:p>
          <text:p text:style-name="P14"><text:span text:style-name="T5">(function/method</text:span><text:span text:style-name="T6">)‏</text:span></text:p>
          <draw:enhanced-geometry svg:viewBox="0 0 21600 21600" draw:type="mso-spt202" draw:enhanced-path="M 0 0 L 21600 0 21600 21600 0 21600 0 0 Z N"/>
        </draw:custom-shape>
        <draw:custom-shape draw:style-name="gr8" draw:text-style-name="P11" draw:layer="layout" svg:width="4.054cm" svg:height="1.01cm" svg:x="17.29cm" svg:y="15.963cm">
          <text:p text:style-name="P14"><text:span text:style-name="T5">include/require</text:span></text:p>
          <draw:enhanced-geometry svg:viewBox="0 0 21600 21600" draw:type="mso-spt202" draw:enhanced-path="M 0 0 L 21600 0 21600 21600 0 21600 0 0 Z N"/>
        </draw:custom-shape>
        <draw:line draw:style-name="gr6" draw:text-style-name="P13" draw:layer="layout" svg:x1="14.702cm" svg:y1="14.429cm" svg:x2="14.706cm" svg:y2="12.621cm">
          <text:p text:style-name="P4"/>
        </draw:line>
        <draw:custom-shape draw:style-name="gr9" draw:text-style-name="P11" draw:layer="layout" svg:width="6.151cm" svg:height="1.799cm" svg:x="11.148cm" svg:y="7.153cm">
          <text:p text:style-name="P12"><text:span text:style-name="T4">zend_compile_file()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3" draw:layer="layout" svg:x1="7.633cm" svg:y1="8.026cm" svg:x2="11.148cm" svg:y2="8.03cm">
          <text:p text:style-name="P4"/>
        </draw:line>
        <draw:line draw:style-name="gr4" draw:text-style-name="P13" draw:layer="layout" svg:x1="17.943cm" svg:y1="15.143cm" svg:x2="20.827cm" svg:y2="15.121cm">
          <text:p text:style-name="P4"/>
        </draw:line>
        <draw:line draw:style-name="gr4" draw:text-style-name="P13" draw:layer="layout" svg:x1="20.827cm" svg:y1="15.129cm" svg:x2="20.832cm" svg:y2="8.02cm">
          <text:p text:style-name="P4"/>
        </draw:line>
        <draw:line draw:style-name="gr5" draw:text-style-name="P13" draw:layer="layout" svg:x1="20.831cm" svg:y1="8.026cm" svg:x2="17.294cm" svg:y2="8.03cm">
          <text:p text:style-name="P4"/>
        </draw:line>
        <presentation:notes draw:style-name="dp2">
          <draw:page-thumbnail draw:layer="layout" svg:width="12.7cm" svg:height="9.525cm" svg:x="3.175cm" svg:y="1.905cm" draw:page-number="3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zend_compile_file</text:span></text:p>
          </draw:text-box>
        </draw:frame>
        <draw:frame presentation:style-name="pr7" draw:text-style-name="P9" draw:layer="layout" svg:width="21.599cm" svg:height="9.296cm" svg:x="1.732cm" svg:y="4.374cm" presentation:class="outline" presentation:user-transformed="true">
          <draw:text-box>
            <text:list text:style-name="L5">
              <text:list-item>
                <text:p text:style-name="P15"><text:span text:style-name="T2">Function ptr that can be overridden to call alternative compiler, e.g. by B-compiler </text:span></text:p>
              </text:list-item>
            </text:list>
            <text:list text:style-name="L5">
              <text:list-item>
                <text:p text:style-name="P15"><text:span text:style-name="T2">By default resolves to a call to compile_file() in zend_language_scanner.c</text:span></text:p>
              </text:list-item>
            </text:list>
            <text:list text:style-name="L5">
              <text:list-item>
                <text:p text:style-name="P15"><text:span text:style-name="T2">Compilation is broken down into 2 steps: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2">Lexical analysis of source PHP script into token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2">Parsing of resulting tokens into opcodes</text:span></text:p>
                  </text:list-item>
                </text:list>
              </text:list-item>
            </text:list>
          </draw:text-box>
        </draw:frame>
        <draw:custom-shape draw:style-name="gr10" draw:text-style-name="P11" draw:layer="layout" svg:width="4.198cm" svg:height="2.386cm" svg:x="1.905cm" svg:y="14.662cm">
          <text:p text:style-name="P12"><text:span text:style-name="T4">PHP</text:span></text:p>
          <text:p text:style-name="P12"><text:span text:style-name="T4">scrip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1" draw:text-style-name="P11" draw:layer="layout" svg:width="3.378cm" svg:height="2.752cm" svg:x="8.224cm" svg:y="14.296cm">
          <text:p text:style-name="P12"><text:span text:style-name="T4">Lexical</text:span></text:p>
          <text:p text:style-name="P12"><text:span text:style-name="T4">Analys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378cm" svg:height="2.752cm" svg:x="13.829cm" svg:y="14.296cm">
          <text:p text:style-name="P12"><text:span text:style-name="T4">Parser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1.336cm" svg:height="0.551cm" svg:x="6.469cm" svg:y="15.447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1" draw:layer="layout" svg:width="1.337cm" svg:height="0.551cm" svg:x="12.069cm" svg:y="15.421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1" draw:layer="layout" svg:width="1.336cm" svg:height="0.551cm" svg:x="17.621cm" svg:y="15.381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1" draw:layer="layout" svg:width="1.045cm" svg:height="0.419cm" svg:x="19.535cm" svg:y="15.372cm">
          <text:p text:style-name="P4"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045cm" svg:height="0.419cm" svg:x="20.554cm" svg:y="15.372cm">
          <text:p text:style-name="P4"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045cm" svg:height="0.419cm" svg:x="21.55cm" svg:y="15.372cm">
          <text:p text:style-name="P4"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046cm" svg:height="0.419cm" svg:x="22.595cm" svg:y="15.346cm">
          <text:p text:style-name="P4"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44cm" svg:height="1.112cm" svg:x="19.892cm" svg:y="15.738cm">
          <text:p text:style-name="P12"><text:span text:style-name="T4">byte codes</text:span></text:p>
          <draw:enhanced-geometry svg:viewBox="0 0 21600 21600" draw:type="mso-spt202" draw:enhanced-path="M 0 0 L 21600 0 21600 21600 0 21600 0 0 Z N"/>
        </draw:custom-shape>
        <draw:custom-shape draw:style-name="gr8" draw:text-style-name="P11" draw:layer="layout" svg:width="2.314cm" svg:height="1.112cm" svg:x="11.509cm" svg:y="15.972cm">
          <text:p text:style-name="P12"><text:span text:style-name="T4">token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Lexical Analysis</text:span></text:p>
          </draw:text-box>
        </draw:frame>
        <draw:frame presentation:style-name="pr8" draw:text-style-name="P9" draw:layer="layout" svg:width="21.599cm" svg:height="4.34cm" svg:x="1.904cm" svg:y="4.453cm" presentation:class="outline" presentation:user-transformed="true">
          <draw:text-box>
            <text:list text:style-name="L3">
              <text:list-item>
                <text:p text:style-name="P5"><text:span text:style-name="T2">Lexical analyser code in zend_language_scanner.c 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generated from zend_language_scanner.l using “flex”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<text:s/></text:span><text:span text:style-name="T2">Exposed to userspace as token_get_all()‏</text:span></text:p>
              </text:list-item>
            </text:list>
          </draw:text-box>
        </draw:frame>
        <draw:custom-shape draw:style-name="gr17" draw:text-style-name="P11" draw:layer="layout" svg:width="8.462cm" svg:height="7.091cm" svg:x="0.781cm" svg:y="9.243cm">
          <text:p text:style-name="P17"><text:span text:style-name="T7">&lt;?php</text:span></text:p>
          <text:p text:style-name="P17"><text:span text:style-name="T7"/></text:p>
          <text:p text:style-name="P17"><text:span text:style-name="T7"><text:s/></text:span><text:span text:style-name="T7">$tokens = token_get_all("&lt;?php </text:span></text:p>
          <text:p text:style-name="P17"><text:span text:style-name="T7"><text:s text:c="45"/></text:span><text:span text:style-name="T7">echo = ‘Hello World’;</text:span></text:p>
          <text:p text:style-name="P18"><text:span text:style-name="T7"><text:tab/></text:span><text:span text:style-name="T7"> <text:s text:c="17"/></text:span><text:span text:style-name="T7">?&gt;");</text:span></text:p>
          <text:p text:style-name="P19"><text:span text:style-name="T7"><text:s/></text:span><text:span text:style-name="T7">foreach($tokens as $token) {</text:span></text:p>
          <text:p text:style-name="P19"><text:span text:style-name="T7"><text:s text:c="3"/></text:span><text:span text:style-name="T7">if (is_array($token)) {</text:span></text:p>
          <text:p text:style-name="P19"><text:span text:style-name="T7"><text:s text:c="7"/></text:span><text:span text:style-name="T7">printf("%s \t %s\n", </text:span></text:p>
          <text:p text:style-name="P19"><text:span text:style-name="T7"><text:s text:c="18"/></text:span><text:span text:style-name="T7">token_name($token[0]), $token[1]);</text:span></text:p>
          <text:p text:style-name="P19"><text:span text:style-name="T7"><text:s text:c="3"/></text:span><text:span text:style-name="T7">} else {</text:span></text:p>
          <text:p text:style-name="P19"><text:span text:style-name="T7"><text:s text:c="7"/></text:span><text:span text:style-name="T7">printf("\t'%s'\n", $token); </text:span></text:p>
          <text:p text:style-name="P19"><text:span text:style-name="T7"><text:s text:c="3"/></text:span><text:span text:style-name="T7">}</text:span></text:p>
          <text:p text:style-name="P19"><text:span text:style-name="T7"><text:s/></text:span><text:span text:style-name="T7">}</text:span></text:p>
          <text:p text:style-name="P19"><text:span text:style-name="T7"><text:s/></text:span></text:p>
          <text:p text:style-name="P19"><text:span text:style-name="T7">?&gt;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8.969cm" svg:height="3.665cm" svg:x="15.69cm" svg:y="10.186cm">
          <text:p text:style-name="P20"><text:span text:style-name="T7">T_OPEN_TAG <text:s text:c="41"/>&lt;?php</text:span></text:p>
          <text:p text:style-name="P20"><text:span text:style-name="T7">T_ECHO <text:s text:c="51"/>echo</text:span></text:p>
          <text:p text:style-name="P20"><text:span text:style-name="T7">T_WHITESPACE</text:span></text:p>
          <text:p text:style-name="P20"><text:span text:style-name="T7">T_CONSTANT_ENCAPSED_STRING <text:s text:c="3"/>'Hello World'</text:span></text:p>
          <text:p text:style-name="P20"><text:span text:style-name="T7"><text:s text:c="68"/></text:span><text:span text:style-name="T7">';'</text:span></text:p>
          <text:p text:style-name="P20"><text:span text:style-name="T7">T_CLOSE_TAG <text:s text:c="41"/>?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012cm" svg:height="3.541cm" svg:x="11.311cm" svg:y="10.663cm">
          <text:p text:style-name="P12"><text:span text:style-name="T4">Lexical</text:span></text:p>
          <text:p text:style-name="P12"><text:span text:style-name="T4">Analysis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1.212cm" svg:height="0.74cm" svg:x="9.662cm" svg:y="11.695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1" draw:layer="layout" svg:width="1.036cm" svg:height="0.74cm" svg:x="14.53cm" svg:y="11.695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layer="layout" svg:width="12.7cm" svg:height="9.525cm" svg:x="3.175cm" svg:y="1.905cm" draw:page-number="5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Parsing</text:span></text:p>
          </draw:text-box>
        </draw:frame>
        <draw:frame presentation:style-name="pr9" draw:text-style-name="P9" draw:layer="layout" svg:width="21.599cm" svg:height="6.416cm" svg:x="1.904cm" svg:y="4.493cm" presentation:class="outline" presentation:user-transformed="true">
          <draw:text-box>
            <text:list text:style-name="L5">
              <text:list-item>
                <text:p text:style-name="P15"><text:span text:style-name="T2">Next the tokens are compiled into opcodes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2">Parser code in zend_language_parser.c which is generated from zend_langauge_parser.l by “Bison”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2">Calls code in zend_compile.c to generate opcode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2" draw:text-style-name="P11" draw:layer="layout" svg:width="3.427cm" svg:height="2.509cm" svg:x="11.518cm" svg:y="9.948cm">
          <text:p text:style-name="P12"><text:span text:style-name="T4">Parser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1.098cm" svg:height="1.177cm" svg:x="10.063cm" svg:y="10.663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1" draw:layer="layout" svg:width="8.969cm" svg:height="3.664cm" svg:x="0.675cm" svg:y="9.622cm">
          <text:p text:style-name="P20"><text:span text:style-name="T7">T_OPEN_TAG <text:s text:c="41"/>&lt;?php</text:span></text:p>
          <text:p text:style-name="P20"><text:span text:style-name="T7">T_ECHO <text:s text:c="51"/>echo</text:span></text:p>
          <text:p text:style-name="P20"><text:span text:style-name="T7">T_WHITESPACE</text:span></text:p>
          <text:p text:style-name="P20"><text:span text:style-name="T7">T_CONSTANT_ENCAPSED_STRING <text:s text:c="3"/>'Hello World'</text:span></text:p>
          <text:p text:style-name="P20"><text:span text:style-name="T7"><text:s text:c="68"/></text:span><text:span text:style-name="T7">';'</text:span></text:p>
          <text:p text:style-name="P20"><text:span text:style-name="T7">T_CLOSE_TAG <text:s text:c="41"/>?&gt;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1.098cm" svg:height="1.177cm" svg:x="15.39cm" svg:y="10.513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9" draw:text-style-name="P11" draw:layer="layout" svg:width="1.694cm" svg:height="1.115cm" svg:x="16.964cm" svg:y="10.544cm">
            <text:p text:style-name="P22"><text:span text:style-name="T7">ZEND_OP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1" draw:layer="layout" svg:width="1.693cm" svg:height="1.115cm" svg:x="18.658cm" svg:y="10.544cm">
            <text:p text:style-name="P22"><text:span text:style-name="T7">ZEND_OP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1.689cm" svg:height="1.115cm" svg:x="20.351cm" svg:y="10.535cm">
            <text:p text:style-name="P22"><text:span text:style-name="T7">ZEND_OP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1" draw:layer="layout" svg:width="1.694cm" svg:height="1.115cm" svg:x="22.917cm" svg:y="10.544cm">
            <text:p text:style-name="P22"><text:span text:style-name="T7">ZEND_OP</text:span></text:p>
            <draw:enhanced-geometry svg:viewBox="0 0 21600 21600" draw:type="rectangle" draw:enhanced-path="M 0 0 L 21600 0 21600 21600 0 21600 0 0 Z N"/>
          </draw:custom-shape>
          <draw:line draw:style-name="gr22" draw:text-style-name="P13" draw:layer="layout" svg:x1="22.04cm" svg:y1="10.548cm" svg:x2="22.917cm" svg:y2="10.53cm">
            <text:p text:style-name="P4"/>
          </draw:line>
          <draw:line draw:style-name="gr22" draw:text-style-name="P13" draw:layer="layout" svg:x1="22.097cm" svg:y1="11.655cm" svg:x2="22.975cm" svg:y2="11.637cm">
            <text:p text:style-name="P4"/>
          </draw:line>
        </draw:g>
        <presentation:notes draw:style-name="dp2">
          <draw:page-thumbnail draw:layer="layout" svg:width="12.7cm" svg:height="9.525cm" svg:x="3.175cm" svg:y="1.905cm" draw:page-number="6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Non-PHP statements </text:span></text:p>
          </draw:text-box>
        </draw:frame>
        <draw:frame presentation:style-name="pr10" draw:text-style-name="P9" draw:layer="layout" svg:width="12.065cm" svg:height="14.965cm" svg:x="1.904cm" svg:y="4.933cm" presentation:class="outline" presentation:user-transformed="true">
          <draw:text-box>
            <text:list text:style-name="L3">
              <text:list-item>
                <text:p text:style-name="P5"><text:span text:style-name="T2">Whats does the complier do with any non-PHP statements in the input script, e.g. HTML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All such statements are complied into ECHO statements 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">So at execution time the statements are just output asi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2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"/></text:p>
                  </text:list-item>
                </text:list>
              </text:list-item>
            </text:list>
            <text:list text:style-name="L3">
              <text:list-item>
                <text:p text:style-name="P24"><text:span text:style-name="T2"/></text:p>
              </text:list-item>
            </text:list>
          </draw:text-box>
        </draw:frame>
        <draw:custom-shape draw:style-name="gr23" draw:text-style-name="P11" draw:layer="layout" svg:width="9.653cm" svg:height="11.236cm" svg:x="14.918cm" svg:y="4.538cm">
          <text:p text:style-name="P25"><text:span text:style-name="T8">&lt;!-- example for PHP 5.0.0 final release --&gt;</text:span></text:p>
          <text:p text:style-name="P25"><text:span text:style-name="T8"/></text:p>
          <text:p text:style-name="P25"><text:span text:style-name="T9">&lt;?php</text:span></text:p>
          <text:p text:style-name="P25"><text:span text:style-name="T9">$domain = "localhost";</text:span></text:p>
          <text:p text:style-name="P25"><text:span text:style-name="T9">$user = "root";#note "MIKE" is unacceptable</text:span></text:p>
          <text:p text:style-name="P25"><text:span text:style-name="T9">$password = "";</text:span></text:p>
          <text:p text:style-name="P25"><text:span text:style-name="T9">$conn = mysql_connect( $domain, $user, $password );</text:span></text:p>
          <text:p text:style-name="P25"><text:span text:style-name="T9"/></text:p>
          <text:p text:style-name="P25"><text:span text:style-name="T9">if($conn)‏</text:span></text:p>
          <text:p text:style-name="P25"><text:span text:style-name="T9">{</text:span></text:p>
          <text:p text:style-name="P25"><text:span text:style-name="T9"><text:s/></text:span><text:span text:style-name="T9">$msg = "Congratulations !!!! $user, You connected to MySQL"; </text:span></text:p>
          <text:p text:style-name="P25"><text:span text:style-name="T9">} </text:span></text:p>
          <text:p text:style-name="P25"><text:span text:style-name="T9"/></text:p>
          <text:p text:style-name="P25"><text:span text:style-name="T8">?&gt;</text:span></text:p>
          <text:p text:style-name="P25"><text:span text:style-name="T8">&lt;html&gt;</text:span></text:p>
          <text:p text:style-name="P25"><text:span text:style-name="T8"><text:s/></text:span><text:span text:style-name="T8">&lt;head&gt;</text:span></text:p>
          <text:p text:style-name="P25"><text:span text:style-name="T8"><text:s text:c="2"/></text:span><text:span text:style-name="T8">&lt;title&gt;Connecting user&lt;/title&gt;</text:span></text:p>
          <text:p text:style-name="P25"><text:span text:style-name="T8"><text:s/></text:span><text:span text:style-name="T8">&lt;/head&gt;</text:span></text:p>
          <text:p text:style-name="P25"><text:span text:style-name="T8"><text:s/></text:span><text:span text:style-name="T8">&lt;body&gt;</text:span></text:p>
          <text:p text:style-name="P25"><text:span text:style-name="T8"><text:s text:c="2"/></text:span><text:span text:style-name="T8">&lt;h3&gt; </text:span></text:p>
          <text:p text:style-name="P25"><text:span text:style-name="T8"><text:s text:c="3"/></text:span><text:span text:style-name="T9">&lt;?php echo( $msg ); ?&gt;</text:span><text:span text:style-name="T8"> </text:span></text:p>
          <text:p text:style-name="P25"><text:span text:style-name="T8"><text:s text:c="2"/></text:span><text:span text:style-name="T8">&lt;/h3&gt;</text:span></text:p>
          <text:p text:style-name="P25"><text:span text:style-name="T8"><text:s/></text:span><text:span text:style-name="T8">&lt;/body&gt;</text:span></text:p>
          <text:p text:style-name="P25"><text:span text:style-name="T8"/></text:p>
          <text:p text:style-name="P25"><text:span text:style-name="T8">&lt;/html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7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4" draw:text-style-name="P2" draw:layer="layout" svg:width="22.904cm" svg:height="1.722cm" svg:x="0.428cm" svg:y="0.694cm" presentation:class="title" presentation:user-transformed="true">
          <draw:text-box>
            <text:p text:style-name="P1"><text:span text:style-name="T2">Non-PHP statements </text:span></text:p>
          </draw:text-box>
        </draw:frame>
        <draw:custom-shape draw:style-name="gr24" draw:text-style-name="P11" draw:layer="layout" svg:width="23.354cm" svg:height="15.077cm" svg:x="0.869cm" svg:y="2.703cm">
          <text:p text:style-name="P26"><text:span text:style-name="T10">line <text:s text:c="4"/># <text:s/>op <text:s text:c="26"/>fetch <text:s text:c="9"/>ext <text:s/>operands</text:span></text:p>
          <text:p text:style-name="P26"><text:span text:style-name="T10">-------------------------------------------------------------------------------</text:span></text:p>
          <text:p text:style-name="P26"><text:span text:style-name="T10"><text:s text:c="3"/></text:span><text:span text:style-name="T10">3 <text:s text:c="4"/>0 <text:s/>ECHO <text:s text:c="48"/>'%3C%21--+example+for+</text:span></text:p>
          <text:p text:style-name="P26"><text:span text:style-name="T10">PHP+5.0.0+final+release+--%3E%0D%0A%0D%0A'</text:span></text:p>
          <text:p text:style-name="P26"><text:span text:style-name="T10"><text:s text:c="3"/></text:span><text:span text:style-name="T11">5 <text:s text:c="4"/>1 <text:s/>ASSIGN <text:s text:c="46"/>!0, 'localhost'</text:span></text:p>
          <text:p text:style-name="P26"><text:span text:style-name="T11"><text:s text:c="3"/></text:span><text:span text:style-name="T11">6 <text:s text:c="4"/>2 <text:s/>ASSIGN <text:s text:c="46"/>!1, 'root'</text:span></text:p>
          <text:p text:style-name="P26"><text:span text:style-name="T11"><text:s text:c="3"/></text:span><text:span text:style-name="T11">7 <text:s text:c="4"/>3 <text:s/>ASSIGN <text:s text:c="46"/>!2, ''</text:span></text:p>
          <text:p text:style-name="P26"><text:span text:style-name="T11"><text:s text:c="3"/></text:span><text:span text:style-name="T11">9 <text:s text:c="4"/>4 <text:s/>INIT_FCALL_BY_NAME <text:s text:c="34"/>'mysql_connect'</text:span></text:p>
          <text:p text:style-name="P27"><text:span text:style-name="T11"><text:tab/></text:span><text:span text:style-name="T11">……</text:span><text:span text:style-name="T11">.. snip ….</text:span></text:p>
          <text:p text:style-name="P28"><text:span text:style-name="T11"><text:s text:c="8"/></text:span><text:span text:style-name="T11">22 <text:s/>ADD_STRING <text:s text:c="38"/>~5, ~5, 'MySQL'</text:span></text:p>
          <text:p text:style-name="P28"><text:span text:style-name="T11"><text:s text:c="8"/></text:span><text:span text:style-name="T11">23 <text:s/>ASSIGN <text:s text:c="46"/>!4, ~5</text:span></text:p>
          <text:p text:style-name="P28"><text:span text:style-name="T11"><text:s text:c="2"/></text:span><text:span text:style-name="T11">14 <text:s text:c="3"/>24 <text:s/>JMP <text:s text:c="49"/>-&gt;25</text:span></text:p>
          <text:p text:style-name="P28"><text:span text:style-name="T10"><text:s text:c="2"/></text:span><text:span text:style-name="T10">26 <text:s text:c="3"/>25 <text:s/>ECHO <text:s text:c="48"/>'%0D%0A%3Chtml%3E%0D%0A</text:span></text:p>
          <text:p text:style-name="P28"><text:span text:style-name="T10">%0D%0A+%3Chead%3E%0D%0A++%3Ctitle%3EConnecting+user%3C%2Ftitle%3E%0D%0A+%3C%2Fhead%3E%0D</text:span></text:p>
          <text:p text:style-name="P28"><text:span text:style-name="T10">%0A%0D%0A+%3Cbody%3E%0D%0A++%3Ch3%3E+%0D%0A+++'</text:span></text:p>
          <text:p text:style-name="P28"><text:span text:style-name="T10"><text:s text:c="8"/></text:span><text:span text:style-name="T10">26 <text:s/></text:span><text:span text:style-name="T11">ECHO <text:s text:c="48"/>!4</text:span></text:p>
          <text:p text:style-name="P28"><text:span text:style-name="T11"><text:s text:c="2"/></text:span><text:span text:style-name="T11">30 <text:s text:c="3"/>27 <text:s/>ECHO <text:s text:c="48"/>'+%0D%0A++%3C%2Fh3%3E</text:span></text:p>
          <text:p text:style-name="P28"><text:span text:style-name="T11">%0D%0A+%3C%2Fbody%3E%0D%0A%0D%0A%3C%2Fhtml%3E'</text:span></text:p>
          <text:p text:style-name="P28"><text:span text:style-name="T11"><text:s text:c="8"/></text:span><text:span text:style-name="T11">28 <text:s/>RETURN <text:s text:c="46"/>1</text:span></text:p>
          <text:p text:style-name="P28"><text:span text:style-name="T11"><text:s text:c="8"/></text:span><text:span text:style-name="T11">29 <text:s/>ZEND_HANDLE_EXCEP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8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Opcodes </text:span></text:p>
          </draw:text-box>
        </draw:frame>
        <draw:frame presentation:style-name="pr11" draw:text-style-name="P9" draw:layer="layout" svg:width="22.547cm" svg:height="17.155cm" svg:x="1.904cm" svg:y="4.934cm" presentation:class="outline" presentation:user-transformed="true">
          <draw:text-box>
            <text:list text:style-name="L3">
              <text:list-item>
                <text:p text:style-name="P29"><text:span text:style-name="T12">Each Opcodes consists of: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12">Opcode handler 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0"><text:span text:style-name="T12">1 or 2 input operand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0"><text:span text:style-name="T12">Optional result operand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0"><text:span text:style-name="T12">Optional “Extended value”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1"><text:span text:style-name="T12">Meaning opcode dependent, e.g on a ZEND_CAST it defines target typ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0"><text:span text:style-name="T12">Line number in original source scrip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0"><text:span text:style-name="T12">Opcode. Range 0 - 151.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1"><text:span text:style-name="T12">All listed in zend_vm_opcodes.h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0"><text:span text:style-name="T12">Total size of each zend_op is 96 bytes </text:span></text:p>
                  </text:list-item>
                </text:list>
              </text:list-item>
            </text:list>
            <text:list text:style-name="L3">
              <text:list-item>
                <text:p text:style-name="P29"><text:span text:style-name="T12">Some operations consist of 2 opcodes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12">e.g ZEND_ASSIGN_OBJ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0"><text:span text:style-name="T12">2nd Opcode set to ZEND_OP_DATA</text:span></text:p>
                  </text:list-item>
                </text:list>
              </text:list-item>
            </text:list>
            <text:list text:style-name="L3">
              <text:list-item>
                <text:p text:style-name="P32"><text:span text:style-name="T12"/></text:p>
              </text:list-item>
            </text:list>
            <text:list text:style-name="L3">
              <text:list-item>
                <text:list>
                  <text:list-item>
                    <text:p text:style-name="P33"><text:span text:style-name="T1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1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1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3"><text:span text:style-name="T12"/></text:p>
                  </text:list-item>
                </text:list>
              </text:list-item>
            </text:list>
          </draw:text-box>
        </draw:frame>
        <draw:custom-shape draw:style-name="gr25" draw:text-style-name="P11" draw:layer="layout" svg:width="6.721cm" svg:height="4.886cm" svg:x="16.611cm" svg:y="3.091cm">
          <text:p text:style-name="P34"><text:span text:style-name="T13">struct _zend_op {</text:span></text:p>
          <text:p text:style-name="P34"><text:span text:style-name="T13"><text:s text:c="4"/></text:span><text:span text:style-name="T13">opcode_handler_t handler;</text:span></text:p>
          <text:p text:style-name="P34"><text:span text:style-name="T13"><text:s text:c="4"/></text:span><text:span text:style-name="T13">znode result;</text:span></text:p>
          <text:p text:style-name="P34"><text:span text:style-name="T13"><text:s text:c="4"/></text:span><text:span text:style-name="T13">znode op1;</text:span></text:p>
          <text:p text:style-name="P34"><text:span text:style-name="T13"><text:s text:c="4"/></text:span><text:span text:style-name="T13">znode op2;</text:span></text:p>
          <text:p text:style-name="P34"><text:span text:style-name="T13"><text:s text:c="4"/></text:span><text:span text:style-name="T13">ulong extended_value;</text:span></text:p>
          <text:p text:style-name="P34"><text:span text:style-name="T13"><text:s text:c="4"/></text:span><text:span text:style-name="T13">uint lineno;</text:span></text:p>
          <text:p text:style-name="P34"><text:span text:style-name="T13"><text:s text:c="4"/></text:span><text:span text:style-name="T13">zend_uchar opcode;</text:span></text:p>
          <text:p text:style-name="P34"><text:span text:style-name="T13">}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9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znode</text:span></text:p>
          </draw:text-box>
        </draw:frame>
        <draw:frame presentation:style-name="pr12" draw:text-style-name="P9" draw:layer="layout" svg:width="21.943cm" svg:height="15.99cm" svg:x="1.904cm" svg:y="3.805cm" presentation:class="outline" presentation:user-transformed="true">
          <draw:text-box>
            <text:list text:style-name="L3">
              <text:list-item>
                <text:p text:style-name="P35"><text:span text:style-name="T14">One for each operand and result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each znode is 24 bytes </text:span></text:p>
                  </text:list-item>
                </text:list>
              </text:list-item>
            </text:list>
            <text:list text:style-name="L3">
              <text:list-item>
                <text:p text:style-name="P35"><text:span text:style-name="T14">Type can be as follows: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IS_CONST (0x1)‏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program literal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IS_TMP_VAR (0x2)‏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temporary variable with no nam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intermediate resul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IS_VAR (0x4)‏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temporary variable with a nam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defined in symbol tab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IS_UNUSED (0x8)‏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operand not specifi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IS_CV (0x10)‏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optimized version of VA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5"><text:span text:style-name="T14">For some opcodes type of znode is implied, e.g. for a JMP opcode’s op1 znode defines jump target address in “jmp_addr”</text:span></text:p>
              </text:list-item>
            </text:list>
            <text:list text:style-name="L3">
              <text:list-item>
                <text:p text:style-name="P35"><text:span text:style-name="T14">EA defines “extended attributes”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meanings opcode dependent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e.g. on a ZEND_UNSET_VAR it defines if variable is static or not </text:span></text:p>
                  </text:list-item>
                </text:list>
              </text:list-item>
            </text:list>
          </draw:text-box>
        </draw:frame>
        <draw:custom-shape draw:style-name="gr24" draw:text-style-name="P11" draw:layer="layout" svg:width="7.294cm" svg:height="7.629cm" svg:x="15.54cm" svg:y="4.467cm">
          <text:p text:style-name="P17"><text:span text:style-name="T7">typedef struct _znode {</text:span></text:p>
          <text:p text:style-name="P17"><text:span text:style-name="T7"><text:s text:c="4"/></text:span><text:span text:style-name="T7">int op_type;</text:span></text:p>
          <text:p text:style-name="P17"><text:span text:style-name="T7"><text:s text:c="4"/></text:span><text:span text:style-name="T7">union {</text:span></text:p>
          <text:p text:style-name="P17"><text:span text:style-name="T7"><text:s text:c="8"/></text:span><text:span text:style-name="T7">zval constant;</text:span></text:p>
          <text:p text:style-name="P17"><text:span text:style-name="T7"/></text:p>
          <text:p text:style-name="P17"><text:span text:style-name="T7"><text:s text:c="8"/></text:span><text:span text:style-name="T7">zend_uint var;</text:span></text:p>
          <text:p text:style-name="P17"><text:span text:style-name="T7"><text:s text:c="8"/></text:span><text:span text:style-name="T7">zend_uint opline_num; </text:span></text:p>
          <text:p text:style-name="P17"><text:span text:style-name="T7"><text:s text:c="8"/></text:span><text:span text:style-name="T7">zend_op_array *op_array;</text:span></text:p>
          <text:p text:style-name="P17"><text:span text:style-name="T7"><text:s text:c="8"/></text:span><text:span text:style-name="T7">zend_op *jmp_addr;</text:span></text:p>
          <text:p text:style-name="P17"><text:span text:style-name="T7"><text:s text:c="8"/></text:span><text:span text:style-name="T7">struct {</text:span></text:p>
          <text:p text:style-name="P18"><text:span text:style-name="T7"><text:s text:c="13"/></text:span><text:span text:style-name="T7">zend_uint var; /*dummy */</text:span><text:span text:style-name="T7"><text:tab/></text:span></text:p>
          <text:p text:style-name="P19"><text:span text:style-name="T7"><text:s text:c="13"/></text:span><text:span text:style-name="T7">zend_uint type;</text:span></text:p>
          <text:p text:style-name="P19"><text:span text:style-name="T7"><text:s text:c="8"/></text:span><text:span text:style-name="T7">} EA;</text:span></text:p>
          <text:p text:style-name="P19"><text:span text:style-name="T7"><text:s text:c="4"/></text:span><text:span text:style-name="T7">} u;</text:span></text:p>
          <text:p text:style-name="P19"><text:span text:style-name="T7">} znode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0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3" draw:text-style-name="P2" draw:layer="layout" svg:width="22.904cm" svg:height="1.722cm" svg:x="0.428cm" svg:y="1.391cm" presentation:class="title" presentation:user-transformed="true">
          <draw:text-box>
            <text:p text:style-name="P1"><text:span text:style-name="T2">zend_compile_file()‏</text:span></text:p>
          </draw:text-box>
        </draw:frame>
        <draw:frame presentation:style-name="pr14" draw:text-style-name="P9" draw:layer="layout" svg:width="23.081cm" svg:height="16.029cm" svg:x="1.304cm" svg:y="3.527cm" presentation:class="outline" presentation:user-transformed="true">
          <draw:text-box>
            <text:list text:style-name="L3">
              <text:list-item>
                <text:p text:style-name="P38"><text:span text:style-name="T14">Returns a pointer to zend_op_array for global scope</text:span></text:p>
              </text:list-item>
            </text:list>
            <text:list text:style-name="L3">
              <text:list-item>
                <text:list>
                  <text:list-item>
                    <text:p text:style-name="P39"><text:span text:style-name="T14">first, it's not an array but a structure </text:span></text:p>
                  </text:list-item>
                </text:list>
              </text:list-item>
            </text:list>
            <text:list text:style-name="L3">
              <text:list-item>
                <text:p text:style-name="P38"><text:span text:style-name="T14">zend_op_array contains a pointer to an array of opcodes, <text:s/>plus much more including: </text:span></text:p>
              </text:list-item>
            </text:list>
            <text:list text:style-name="L3">
              <text:list-item>
                <text:list>
                  <text:list-item>
                    <text:p text:style-name="P39"><text:span text:style-name="T14">pointer to array of complied variables details. More on these later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9"><text:span text:style-name="T14">count of number of temporaries (TMP + VAR) required by opcodes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0"><text:span text:style-name="T14">i.e. the number of Zend Engine registers us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9"><text:span text:style-name="T14">pointer to hash table for all static's defined by the function 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0"><text:span text:style-name="T14">the Hashtable is created and populated by the compiler if need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8"><text:span text:style-name="T14">Compiler produces one zend_op_array for: </text:span></text:p>
              </text:list-item>
            </text:list>
            <text:list text:style-name="L3">
              <text:list-item>
                <text:list>
                  <text:list-item>
                    <text:p text:style-name="P39"><text:span text:style-name="T14">global scope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0"><text:span text:style-name="T14">this is the one returned to caller of zend_compile_file and is saved in EG(active_op_array)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9"><text:span text:style-name="T14">each user function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0"><text:span text:style-name="T14">added to thread’s function table by compil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9"><text:span text:style-name="T14">each user class metho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0"><text:span text:style-name="T14">added to function table for class by compil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1"><text:span text:style-name="T14"/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2"><text:span text:style-name="T15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3"><text:span text:style-name="T15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1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zend_compile_file()‏</text:span></text:p>
          </draw:text-box>
        </draw:frame>
        <draw:frame presentation:style-name="pr15" draw:text-style-name="P9" draw:layer="layout" svg:width="22.547cm" svg:height="10.335cm" svg:x="1.401cm" svg:y="10.927cm" presentation:class="outline" presentation:user-transformed="true">
          <draw:text-box>
            <text:list text:style-name="L3">
              <text:list-item>
                <text:p text:style-name="P35"><text:span text:style-name="T14">Initial opcode array allocated by init_op_array() in zend_opcode.c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allocated from heap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sufficient for just 64 opcodes </text:span></text:p>
                  </text:list-item>
                </text:list>
              </text:list-item>
            </text:list>
            <text:list text:style-name="L3">
              <text:list-item>
                <text:p text:style-name="P35"><text:span text:style-name="T14">Reallocated each time it is full when by get_next_op() 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Reallocates new array 4 times current size</text:span></text:p>
                  </text:list-item>
                </text:list>
              </text:list-item>
            </text:list>
            <text:list text:style-name="L3">
              <text:list-item>
                <text:p text:style-name="P35"><text:span text:style-name="T14">Storage for opcode array freed by call to destroy_op_array() at request end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For global scope called from zend_execute_scripts()‏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For functions and methods called by Hash Table dtor routine. More later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4"><text:span text:style-name="T14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4"><text:span text:style-name="T14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4"><text:span text:style-name="T14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4"><text:span text:style-name="T14"/></text:p>
                  </text:list-item>
                </text:list>
              </text:list-item>
            </text:list>
          </draw:text-box>
        </draw:frame>
        <draw:custom-shape draw:style-name="gr26" draw:text-style-name="P11" draw:layer="layout" svg:width="8.026cm" svg:height="6.002cm" svg:x="2.637cm" svg:y="4.339cm">
          <text:p text:style-name="P45"><text:span text:style-name="T16">struct _zend_op_array {</text:span></text:p>
          <text:p text:style-name="P45"><text:span text:style-name="T16">……</text:span><text:span text:style-name="T16">.</text:span></text:p>
          <text:p text:style-name="P46"><text:span text:style-name="T8">zend_uint *refcount;</text:span></text:p>
          <text:p text:style-name="P46"><text:span text:style-name="T8">zend_op *opcodes;</text:span></text:p>
          <text:p text:style-name="P46"><text:span text:style-name="T8">zend_uint last, size;</text:span></text:p>
          <text:p text:style-name="P46"><text:span text:style-name="T8">zend_compiled_variable *vars;</text:span></text:p>
          <text:p text:style-name="P46"><text:span text:style-name="T8">int last_var, size_var;</text:span></text:p>
          <text:p text:style-name="P46"><text:span text:style-name="T8">zend_uint T;zend_brk_cont_element *brk_cont_array;</text:span></text:p>
          <text:p text:style-name="P46"><text:span text:style-name="T8">zend_uint last_brk_cont;</text:span></text:p>
          <text:p text:style-name="P46"><text:span text:style-name="T8">zend_uint current_brk_cont;</text:span></text:p>
          <text:p text:style-name="P46"><text:span text:style-name="T8">zend_try_catch_element *try_catch_array;</text:span></text:p>
          <text:p text:style-name="P46"><text:span text:style-name="T8">int last_try_catch;</text:span></text:p>
          <text:p text:style-name="P46"><text:span text:style-name="T8">/* static variables support */</text:span></text:p>
          <text:p text:style-name="P46"><text:span text:style-name="T8">HashTable *static_variables;</text:span></text:p>
          <text:p text:style-name="P46"><text:span text:style-name="T8">…</text:span><text:span text:style-name="T8">.. e.t.c</text:span></text:p>
          <text:p text:style-name="P46"><text:span text:style-name="T8"/></text:p>
          <text:p text:style-name="P46"><text:span text:style-name="T8">;</text:span>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11" draw:layer="layout" svg:width="1.856cm" svg:height="0.944cm" svg:x="12.771cm" svg:y="6.204cm">
            <text:p text:style-name="P22"><text:span text:style-name="T7">ZEND_OP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1" draw:layer="layout" svg:width="1.857cm" svg:height="0.944cm" svg:x="14.627cm" svg:y="6.204cm">
            <text:p text:style-name="P22"><text:span text:style-name="T7">ZEND_OP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1.856cm" svg:height="0.943cm" svg:x="16.484cm" svg:y="6.196cm">
            <text:p text:style-name="P22"><text:span text:style-name="T7">ZEND_OP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1.857cm" svg:height="0.943cm" svg:x="18.34cm" svg:y="6.196cm">
            <text:p text:style-name="P22"><text:span text:style-name="T7">ZEND_OP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1" draw:layer="layout" svg:width="1.857cm" svg:height="0.944cm" svg:x="22.401cm" svg:y="6.204cm">
            <text:p text:style-name="P22"><text:span text:style-name="T7">ZEND_OP</text:span></text:p>
            <draw:enhanced-geometry svg:viewBox="0 0 21600 21600" draw:type="rectangle" draw:enhanced-path="M 0 0 L 21600 0 21600 21600 0 21600 0 0 Z N"/>
          </draw:custom-shape>
          <draw:line draw:style-name="gr22" draw:text-style-name="P13" draw:layer="layout" svg:x1="20.197cm" svg:y1="6.209cm" svg:x2="22.401cm" svg:y2="6.191cm">
            <text:p text:style-name="P4"/>
          </draw:line>
          <draw:line draw:style-name="gr22" draw:text-style-name="P13" draw:layer="layout" svg:x1="20.197cm" svg:y1="7.131cm" svg:x2="22.401cm" svg:y2="7.113cm">
            <text:p text:style-name="P4"/>
          </draw:line>
        </draw:g>
        <draw:line draw:style-name="gr27" draw:text-style-name="P13" draw:layer="layout" svg:x1="7.267cm" svg:y1="6.566cm" svg:x2="12.771cm" svg:y2="6.575cm">
          <text:p text:style-name="P4"/>
        </draw:line>
        <presentation:notes draw:style-name="dp2">
          <draw:page-thumbnail draw:layer="layout" svg:width="12.7cm" svg:height="9.525cm" svg:x="3.175cm" svg:y="1.905cm" draw:page-number="12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Opcodes</text:span></text:p>
          </draw:text-box>
        </draw:frame>
        <draw:frame presentation:style-name="pr16" draw:text-style-name="P9" draw:layer="layout" svg:width="21.599cm" svg:height="16.932cm" svg:x="1.904cm" svg:y="4.272cm" presentation:class="outline" presentation:user-transformed="true">
          <draw:text-box>
            <text:list text:style-name="L3">
              <text:list-item>
                <text:p text:style-name="P47"><text:span text:style-name="T17">Not all opcode information can be determined as opcodes are generated by compiler, e.g. target address for a JMP opcode. So after all opcodes generated a 2</text:span><text:span text:style-name="T18">nd</text:span><text:span text:style-name="T17"> pass is made over opcode array to fill in the missing information: <text:s/></text:span></text:p>
              </text:list-item>
            </text:list>
            <text:list text:style-name="L3">
              <text:list-item>
                <text:list>
                  <text:list-item>
                    <text:p text:style-name="P48"><text:span text:style-name="T17">set target for all jump opcod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9"><text:span text:style-name="T17">during compilation jump targets are opcode array index’s. These are changed to absolute address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8"><text:span text:style-name="T17">set opcode handler to as defined by executor generated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9"><text:span text:style-name="T17">CALL: address of handler function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9"><text:span text:style-name="T17">GOTO: address of labe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9"><text:span text:style-name="T17">SWITCH: identifier (int) for handling CASE block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8"><text:span text:style-name="T17">for any operands (op1 or op2) which are CONSTANTS modify zval to is_ref=1, refcount=2 to ensure zval copi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8"><text:span text:style-name="T17">trim opcode array to required size; i.e. free unused storage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8"><text:span text:style-name="T17">See pass_two() in zend_opcode.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0"><text:span text:style-name="T1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1"><text:span text:style-name="T17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2"><text:span text:style-name="T17"/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3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Functions and Classes</text:span></text:p>
          </draw:text-box>
        </draw:frame>
        <draw:frame presentation:style-name="pr17" draw:text-style-name="P9" draw:layer="layout" svg:width="21.599cm" svg:height="17.257cm" svg:x="1.904cm" svg:y="4.163cm" presentation:class="outline" presentation:user-transformed="true">
          <draw:text-box>
            <text:list text:style-name="L3">
              <text:list-item>
                <text:p text:style-name="P47"><text:span text:style-name="T17">During MINIT 2 hash tables are built which the compiler uses</text:span></text:p>
              </text:list-item>
            </text:list>
            <text:list text:style-name="L3">
              <text:list-item>
                <text:list>
                  <text:list-item>
                    <text:p text:style-name="P48"><text:span text:style-name="T17">GLOBAL_FUNCTION_TABLE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9"><text:span text:style-name="T17">Populated with names of all built-in functions, and functions defined by any enabled extensions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8"><text:span text:style-name="T17">GLOBAL_CLASS_TA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9"><text:span text:style-name="T17">Populated with default classes and any classes defined by enabled extensions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7"><text:span text:style-name="T17">The complier ADDs to both tables during compile step</text:span></text:p>
              </text:list-item>
            </text:list>
            <text:list text:style-name="L3">
              <text:list-item>
                <text:list>
                  <text:list-item>
                    <text:p text:style-name="P48"><text:span text:style-name="T17">Any new entries are then removed again at request shutdown</text:span></text:p>
                  </text:list-item>
                </text:list>
              </text:list-item>
            </text:list>
            <text:list text:style-name="L3">
              <text:list-item>
                <text:p text:style-name="P47"><text:span text:style-name="T17">In a non-ZTS environment compiler updates the GLOBAL hash tables <text:s/></text:span></text:p>
              </text:list-item>
            </text:list>
            <text:list text:style-name="L3">
              <text:list-item>
                <text:p text:style-name="P47"><text:span text:style-name="T17">In a ZTS environment GLOBAL tables are read-only</text:span></text:p>
              </text:list-item>
            </text:list>
            <text:list text:style-name="L3">
              <text:list-item>
                <text:list>
                  <text:list-item>
                    <text:p text:style-name="P48"><text:span text:style-name="T17">A separate r/w copy of each table is created for each new thread and populated from GLOBAL table in compiler_globals_ctor()‏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3"><text:span text:style-name="T17"/></text:p>
                  </text:list-item>
                </text:list>
              </text:list-item>
            </text:list>
            <text:list text:style-name="L3">
              <text:list-item>
                <text:p text:style-name="P52"><text:span text:style-name="T17"/></text:p>
              </text:list-item>
            </text:list>
            <text:list text:style-name="L3">
              <text:list-item>
                <text:p text:style-name="P52"><text:span text:style-name="T17"/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4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8" draw:text-style-name="P2" draw:layer="layout" svg:width="22.904cm" svg:height="2.645cm" svg:x="0.428cm" svg:y="0.468cm" presentation:class="title" presentation:user-transformed="true">
          <draw:text-box>
            <text:p text:style-name="P1"><text:span text:style-name="T19"><text:line-break/></text:span><text:span text:style-name="T19">Function table’s</text:span></text:p>
          </draw:text-box>
        </draw:frame>
        <draw:frame presentation:style-name="pr19" draw:text-style-name="P9" draw:layer="layout" svg:width="21.317cm" svg:height="15.78cm" svg:x="2.014cm" svg:y="3.615cm" presentation:class="outline" presentation:user-transformed="true">
          <draw:text-box>
            <text:list text:style-name="L3">
              <text:list-item>
                <text:p text:style-name="P35"><text:span text:style-name="T14">One function table per thread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Address stored in executor globals (EG)‏</text:span></text:p>
                  </text:list-item>
                </text:list>
              </text:list-item>
            </text:list>
            <text:list text:style-name="L3">
              <text:list-item>
                <text:p text:style-name="P35"><text:span text:style-name="T14">Function table is a Hashtable mapping function name to <text:s/>“zend_function” 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zend_function structure is itself a union of structure’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4"><text:span text:style-name="T14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4"><text:span text:style-name="T14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4"><text:span text:style-name="T14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4"><text:span text:style-name="T14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4"><text:span text:style-name="T14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4"><text:span text:style-name="T14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4"><text:span text:style-name="T14"/></text:p>
                  </text:list-item>
                </text:list>
              </text:list-item>
            </text:list>
            <text:list text:style-name="L3">
              <text:list-item>
                <text:p text:style-name="P35"><text:span text:style-name="T14">Populated with built in functions, extension functions e.t.c by copying GLOBAL_FUNCTIONS_TABLE built during MINIT in compiler_globals_ctor()‏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type == ZEND_INTERNAL_FUNC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zend_function == zend_internal_function</text:span></text:p>
                  </text:list-item>
                </text:list>
              </text:list-item>
            </text:list>
            <text:list text:style-name="L3">
              <text:list-item>
                <text:p text:style-name="P35"><text:span text:style-name="T14">During each request functions defined by user script are <text:s/>added to function table at compile time 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type == <text:s/>ZEND_USER_FUNC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zend_function == zend_op_array </text:span></text:p>
                  </text:list-item>
                </text:list>
              </text:list-item>
            </text:list>
          </draw:text-box>
        </draw:frame>
        <draw:custom-shape draw:style-name="gr23" draw:text-style-name="P11" draw:layer="layout" svg:width="7.774cm" svg:height="4.653cm" svg:x="8.608cm" svg:y="6.676cm">
          <text:p text:style-name="P54"><text:span text:style-name="T8">typedef union _zend_function {</text:span></text:p>
          <text:p text:style-name="P54"><text:span text:style-name="T8"><text:s text:c="5"/></text:span><text:span text:style-name="T8">zend_uchar type; </text:span></text:p>
          <text:p text:style-name="P54"><text:span text:style-name="T8"><text:s text:c="5"/></text:span><text:span text:style-name="T8">struct {</text:span></text:p>
          <text:p text:style-name="P54"><text:span text:style-name="T8"><text:s text:c="10"/></text:span><text:span text:style-name="T8">zend_uchar type; <text:s/>/* never used */</text:span></text:p>
          <text:p text:style-name="P54"><text:span text:style-name="T8"><text:s text:c="10"/></text:span><text:span text:style-name="T8">char *function_name;</text:span></text:p>
          <text:p text:style-name="P54"><text:span text:style-name="T8"><text:s text:c="10"/></text:span><text:span text:style-name="T8">zend_class_entry *scope;</text:span></text:p>
          <text:p text:style-name="P54"><text:span text:style-name="T8"><text:s text:c="10"/>………</text:span><text:span text:style-name="T8">. &lt;SNIP &gt; ………….</text:span></text:p>
          <text:p text:style-name="P54"><text:span text:style-name="T8"><text:s text:c="10"/></text:span><text:span text:style-name="T8">zend_bool pass_rest_by_reference;</text:span></text:p>
          <text:p text:style-name="P54"><text:span text:style-name="T8"><text:s text:c="10"/></text:span><text:span text:style-name="T8">unsigned char return_reference;</text:span></text:p>
          <text:p text:style-name="P54"><text:span text:style-name="T8"><text:s text:c="5"/></text:span><text:span text:style-name="T8">} common;</text:span></text:p>
          <text:p text:style-name="P54"><text:span text:style-name="T8"><text:s text:c="8"/></text:span></text:p>
          <text:p text:style-name="P54"><text:span text:style-name="T8"><text:s text:c="5"/></text:span><text:span text:style-name="T8">zend_op_array op_array;</text:span></text:p>
          <text:p text:style-name="P54"><text:span text:style-name="T8"><text:s text:c="5"/></text:span><text:span text:style-name="T8">zend_internal_function internal_function;</text:span></text:p>
          <text:p text:style-name="P54"><text:span text:style-name="T8">} zend_function;</text:span></text:p>
          <text:p text:style-name="P55"><text:span text:style-name="T8"/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511cm" svg:height="0.935cm" svg:x="0.935cm" svg:y="11.933cm">
          <text:p text:style-name="P4"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5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20" draw:text-style-name="P2" draw:layer="layout" svg:width="5.957cm" svg:height="2.05cm" svg:x="0.427cm" svg:y="1.756cm" presentation:class="title" presentation:user-transformed="true">
          <draw:text-box>
            <text:p text:style-name="P1"><text:span text:style-name="T17">State of play after </text:span><text:span text:style-name="T17"><text:line-break/></text:span><text:span text:style-name="T17">compile complete</text:span></text:p>
          </draw:text-box>
        </draw:frame>
        <draw:custom-shape draw:style-name="gr29" draw:text-style-name="P11" draw:layer="layout" svg:width="3.73cm" svg:height="2.029cm" svg:x="2.655cm" svg:y="4.661cm">
          <text:p text:style-name="P22"><text:span text:style-name="T7"/></text:p>
          <text:p text:style-name="P22"><text:span text:style-name="T7">opcode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983cm" svg:height="0.794cm" svg:x="2.658cm" svg:y="4.013cm">
          <text:p text:style-name="P22"><text:span text:style-name="T7">zend_op_array</text:span></text:p>
          <draw:enhanced-geometry svg:viewBox="0 0 21600 21600" draw:type="mso-spt202" draw:enhanced-path="M 0 0 L 21600 0 21600 21600 0 21600 0 0 Z N"/>
        </draw:custom-shape>
        <draw:g>
          <draw:custom-shape draw:style-name="gr3" draw:text-style-name="P11" draw:layer="layout" svg:width="0.834cm" svg:height="0.406cm" svg:x="7.461cm" svg:y="5.76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0" draw:text-style-name="P11" draw:layer="layout" svg:width="0.833cm" svg:height="0.406cm" svg:x="8.295cm" svg:y="5.76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0.834cm" svg:height="0.406cm" svg:x="9.128cm" svg:y="5.76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1" draw:text-style-name="P11" draw:layer="layout" svg:width="0.833cm" svg:height="0.406cm" svg:x="9.962cm" svg:y="5.76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2" draw:text-style-name="P11" draw:layer="layout" svg:width="0.833cm" svg:height="0.406cm" svg:x="10.795cm" svg:y="5.76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0.834cm" svg:height="0.406cm" svg:x="11.628cm" svg:y="5.76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0.834cm" svg:height="0.406cm" svg:x="13.295cm" svg:y="5.76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0.833cm" svg:height="0.406cm" svg:x="12.462cm" svg:y="5.768cm">
            <text:p text:style-name="P4"/>
            <draw:enhanced-geometry svg:viewBox="0 0 21600 21600" draw:type="rectangle" draw:enhanced-path="M 0 0 L 21600 0 21600 21600 0 21600 0 0 Z N"/>
          </draw:custom-shape>
        </draw:g>
        <draw:line draw:style-name="gr34" draw:text-style-name="P13" draw:layer="layout" svg:x1="4.992cm" svg:y1="5.971cm" svg:x2="7.461cm" svg:y2="5.975cm">
          <text:p text:style-name="P4"/>
        </draw:line>
        <draw:custom-shape draw:style-name="gr35" draw:text-style-name="P11" draw:layer="layout" svg:width="3.73cm" svg:height="7.082cm" svg:x="2.655cm" svg:y="9.688cm">
          <text:p text:style-name="P56"><text:span text:style-name="T7">active_oparray</text:span></text:p>
          <text:p text:style-name="P56"><text:span text:style-name="T7">symbol_table</text:span></text:p>
          <text:p text:style-name="P56"><text:span text:style-name="T7">active_symbol_table</text:span></text:p>
          <text:p text:style-name="P56"><text:span text:style-name="T7"/></text:p>
          <text:p text:style-name="P56"><text:span text:style-name="T7"/></text:p>
          <text:p text:style-name="P56"><text:span text:style-name="T7">function_table</text:span></text:p>
          <text:p text:style-name="P56"><text:span text:style-name="T7">class_tabl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393cm" svg:height="0.794cm" svg:x="2.658cm" svg:y="9.009cm">
          <text:p text:style-name="P22"><text:span text:style-name="T7">executor_globals</text:span></text:p>
          <draw:enhanced-geometry svg:viewBox="0 0 21600 21600" draw:type="mso-spt202" draw:enhanced-path="M 0 0 L 21600 0 21600 21600 0 21600 0 0 Z N"/>
        </draw:custom-shape>
        <draw:g>
          <draw:custom-shape draw:style-name="gr10" draw:text-style-name="P11" draw:layer="layout" svg:width="2.875cm" svg:height="0.878cm" svg:x="8.753cm" svg:y="7.933cm">
            <text:p text:style-name="P57"><text:span text:style-name="T20">GLOBAL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2.875cm" svg:height="0.877cm" svg:x="8.753cm" svg:y="8.811cm">
            <text:p text:style-name="P57"><text:span text:style-name="T8">_ENV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2.875cm" svg:height="0.878cm" svg:x="8.753cm" svg:y="9.688cm">
            <text:p text:style-name="P57"><text:span text:style-name="T8">HTTP_ENV_VAR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2.875cm" svg:height="0.877cm" svg:x="8.753cm" svg:y="10.566cm">
            <text:p text:style-name="P12"><text:span text:style-name="T4">……</text:span><text:span text:style-name="T4">.</text:span>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1" draw:layer="layout" svg:width="2.75cm" svg:height="0.794cm" svg:x="8.67cm" svg:y="7.245cm">
          <text:p text:style-name="P22"><text:span text:style-name="T7">symbol_table</text:span></text:p>
          <draw:enhanced-geometry svg:viewBox="0 0 21600 21600" draw:type="mso-spt202" draw:enhanced-path="M 0 0 L 21600 0 21600 21600 0 21600 0 0 Z N"/>
        </draw:custom-shape>
        <draw:custom-shape draw:style-name="gr8" draw:text-style-name="P11" draw:layer="layout" svg:width="2.911cm" svg:height="0.794cm" svg:x="8.506cm" svg:y="11.77cm">
          <text:p text:style-name="P22"><text:span text:style-name="T7">function_table</text:span></text:p>
          <draw:enhanced-geometry svg:viewBox="0 0 21600 21600" draw:type="mso-spt202" draw:enhanced-path="M 0 0 L 21600 0 21600 21600 0 21600 0 0 Z N"/>
        </draw:custom-shape>
        <draw:g>
          <draw:custom-shape draw:style-name="gr31" draw:text-style-name="P11" draw:layer="layout" svg:width="0.833cm" svg:height="0.406cm" svg:x="20.832cm" svg:y="14.799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0.833cm" svg:height="0.406cm" svg:x="21.665cm" svg:y="14.799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2" draw:text-style-name="P11" draw:layer="layout" svg:width="0.834cm" svg:height="0.406cm" svg:x="22.498cm" svg:y="14.799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11" draw:layer="layout" svg:width="0.833cm" svg:height="0.405cm" svg:x="21.665cm" svg:y="16.506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2" draw:text-style-name="P11" draw:layer="layout" svg:width="0.834cm" svg:height="0.405cm" svg:x="22.498cm" svg:y="16.506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833cm" svg:height="0.405cm" svg:x="20.832cm" svg:y="16.506cm">
            <text:p text:style-name="P4"/>
            <draw:enhanced-geometry svg:viewBox="0 0 21600 21600" draw:type="rectangle" draw:enhanced-path="M 0 0 L 21600 0 21600 21600 0 21600 0 0 Z N"/>
          </draw:custom-shape>
        </draw:g>
        <draw:line draw:style-name="gr37" draw:text-style-name="P13" draw:layer="layout" svg:x1="5.644cm" svg:y1="13.202cm" svg:x2="8.753cm" svg:y2="12.443cm">
          <text:p text:style-name="P4"/>
        </draw:line>
        <draw:line draw:style-name="gr38" draw:text-style-name="P13" draw:layer="layout" svg:x1="5.27cm" svg:y1="11.064cm" svg:x2="8.753cm" svg:y2="7.92cm">
          <text:p text:style-name="P4"/>
        </draw:line>
        <draw:line draw:style-name="gr39" draw:text-style-name="P13" draw:layer="layout" svg:x1="5.27cm" svg:y1="10.56cm" svg:x2="8.753cm" svg:y2="7.919cm">
          <text:p text:style-name="P4"/>
        </draw:line>
        <draw:custom-shape draw:style-name="gr40" draw:text-style-name="P11" draw:layer="layout" svg:width="8.317cm" svg:height="8.149cm" svg:x="16.316cm" svg:y="1.539cm">
          <text:p text:style-name="P20"><text:span text:style-name="T7">&lt;?php</text:span></text:p>
          <text:p text:style-name="P20"><text:span text:style-name="T7"><text:s text:c="2"/></text:span></text:p>
          <text:p text:style-name="P20"><text:span text:style-name="T7"><text:s/></text:span><text:span text:style-name="T7">function add5($a) {</text:span></text:p>
          <text:p text:style-name="P20"><text:span text:style-name="T7"><text:s text:c="5"/></text:span><text:span text:style-name="T7">return $a + 5; </text:span></text:p>
          <text:p text:style-name="P20"><text:span text:style-name="T7"><text:s/></text:span><text:span text:style-name="T7">}</text:span></text:p>
          <text:p text:style-name="P20"><text:span text:style-name="T7"><text:s/></text:span></text:p>
          <text:p text:style-name="P20"><text:span text:style-name="T7"><text:s/></text:span><text:span text:style-name="T7">function sub5($a) {</text:span></text:p>
          <text:p text:style-name="P20"><text:span text:style-name="T7"><text:s text:c="6"/></text:span><text:span text:style-name="T7">return $a - 5;</text:span></text:p>
          <text:p text:style-name="P20"><text:span text:style-name="T7"><text:s/></text:span><text:span text:style-name="T7">}</text:span></text:p>
          <text:p text:style-name="P20"><text:span text:style-name="T7"><text:s/></text:span></text:p>
          <text:p text:style-name="P20"><text:span text:style-name="T7"><text:s/></text:span><text:span text:style-name="T7">$a = add5(10);</text:span></text:p>
          <text:p text:style-name="P20"><text:span text:style-name="T7"><text:s/></text:span><text:span text:style-name="T7">$b = sub5(15);</text:span></text:p>
          <text:p text:style-name="P20"><text:span text:style-name="T7"><text:s text:c="4"/></text:span></text:p>
          <text:p text:style-name="P20"><text:span text:style-name="T7"><text:s/></text:span><text:span text:style-name="T7">?&gt;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418cm" svg:height="1.164cm" svg:x="14.918cm" svg:y="14.402cm">
          <text:p text:style-name="P58"><text:span text:style-name="T13">zend_op_array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418cm" svg:height="1.164cm" svg:x="14.918cm" svg:y="16.034cm">
          <text:p text:style-name="P58"><text:span text:style-name="T13">zend_op_array</text:span></text:p>
          <draw:enhanced-geometry svg:viewBox="0 0 21600 21600" draw:type="rectangle" draw:enhanced-path="M 0 0 L 21600 0 21600 21600 0 21600 0 0 Z N"/>
        </draw:custom-shape>
        <draw:line draw:style-name="gr41" draw:text-style-name="P13" draw:layer="layout" svg:x1="18.336cm" svg:y1="15.024cm" svg:x2="20.832cm" svg:y2="15.028cm">
          <text:p text:style-name="P4"/>
        </draw:line>
        <draw:line draw:style-name="gr42" draw:text-style-name="P13" draw:layer="layout" svg:x1="18.336cm" svg:y1="16.664cm" svg:x2="20.832cm" svg:y2="16.669cm">
          <text:p text:style-name="P4"/>
        </draw:line>
        <draw:line draw:style-name="gr43" draw:text-style-name="P13" draw:layer="layout" svg:x1="2.659cm" svg:y1="10.072cm" svg:x2="1.433cm" svg:y2="10.094cm">
          <text:p text:style-name="P4"/>
        </draw:line>
        <draw:line draw:style-name="gr44" draw:text-style-name="P13" draw:layer="layout" svg:x1="1.438cm" svg:y1="10.098cm" svg:x2="1.442cm" svg:y2="4.688cm">
          <text:p text:style-name="P4"/>
        </draw:line>
        <draw:line draw:style-name="gr45" draw:text-style-name="P13" draw:layer="layout" svg:x1="1.438cm" svg:y1="4.692cm" svg:x2="2.655cm" svg:y2="4.696cm">
          <text:p text:style-name="P4"/>
        </draw:line>
        <draw:custom-shape draw:style-name="gr12" draw:text-style-name="P11" draw:layer="layout" svg:width="5.049cm" svg:height="1.165cm" svg:x="14.918cm" svg:y="10.552cm">
          <text:p text:style-name="P58"><text:span text:style-name="T13">zend_internal_fucntion</text:span></text:p>
          <draw:enhanced-geometry svg:viewBox="0 0 21600 21600" draw:type="rectangle" draw:enhanced-path="M 0 0 L 21600 0 21600 21600 0 21600 0 0 Z N"/>
        </draw:custom-shape>
        <draw:g>
          <draw:custom-shape draw:style-name="gr10" draw:text-style-name="P11" draw:layer="layout" svg:width="3.33cm" svg:height="0.878cm" svg:x="8.753cm" svg:y="14.19cm">
            <text:p text:style-name="P56"><text:span text:style-name="T7">&lt;internal func&gt;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3.33cm" svg:height="0.878cm" svg:x="8.753cm" svg:y="15.068cm">
            <text:p text:style-name="P56"><text:span text:style-name="T7">add5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3.33cm" svg:height="0.877cm" svg:x="8.753cm" svg:y="15.946cm">
            <text:p text:style-name="P56"><text:span text:style-name="T7">sub5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3.33cm" svg:height="0.878cm" svg:x="8.753cm" svg:y="16.823cm">
            <text:p text:style-name="P12"><text:span text:style-name="T4">……</text:span><text:span text:style-name="T4">.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3.33cm" svg:height="0.877cm" svg:x="8.753cm" svg:y="12.449cm">
            <text:p text:style-name="P56"><text:span text:style-name="T7">&lt;internal func&gt;</text:span></text:p>
            <draw:enhanced-geometry svg:viewBox="0 0 21600 21600" draw:type="rectangle" draw:enhanced-path="M 0 0 L 21600 0 21600 21600 0 21600 0 0 Z N"/>
          </draw:custom-shape>
          <draw:line draw:style-name="gr22" draw:text-style-name="P13" draw:layer="layout" svg:x1="8.753cm" svg:y1="13.326cm" svg:x2="8.758cm" svg:y2="14.19cm">
            <text:p text:style-name="P4"/>
          </draw:line>
          <draw:line draw:style-name="gr22" draw:text-style-name="P13" draw:layer="layout" svg:x1="12.039cm" svg:y1="13.348cm" svg:x2="12.043cm" svg:y2="14.213cm">
            <text:p text:style-name="P4"/>
          </draw:line>
        </draw:g>
        <draw:line draw:style-name="gr46" draw:text-style-name="P13" draw:layer="layout" svg:x1="12.039cm" svg:y1="12.871cm" svg:x2="14.874cm" svg:y2="11.054cm">
          <text:p text:style-name="P4"/>
        </draw:line>
        <draw:line draw:style-name="gr47" draw:text-style-name="P13" draw:layer="layout" svg:x1="12.039cm" svg:y1="14.582cm" svg:x2="14.918cm" svg:y2="13.193cm">
          <text:p text:style-name="P4"/>
        </draw:line>
        <draw:line draw:style-name="gr48" draw:text-style-name="P13" draw:layer="layout" svg:x1="12.039cm" svg:y1="15.561cm" svg:x2="14.918cm" svg:y2="14.944cm">
          <text:p text:style-name="P4"/>
        </draw:line>
        <draw:line draw:style-name="gr49" draw:text-style-name="P13" draw:layer="layout" svg:x1="12.039cm" svg:y1="16.364cm" svg:x2="14.918cm" svg:y2="16.567cm">
          <text:p text:style-name="P4"/>
        </draw:line>
        <draw:line draw:style-name="gr50" draw:text-style-name="P13" draw:layer="layout" svg:x1="9.507cm" svg:y1="5.772cm" svg:x2="10.795cm" svg:y2="4.008cm">
          <text:p text:style-name="P4"/>
        </draw:line>
        <draw:custom-shape draw:style-name="gr51" draw:text-style-name="P11" draw:layer="layout" svg:width="3.216cm" svg:height="1.675cm" svg:x="9.811cm" svg:y="2.69cm">
          <text:p text:style-name="P59"><text:span text:style-name="T13">op_array for</text:span></text:p>
          <text:p text:style-name="P59"><text:span text:style-name="T13"><text:s/></text:span><text:span text:style-name="T13">global scope</text:span></text:p>
          <draw:enhanced-geometry svg:viewBox="0 0 21600 21600" draw:type="mso-spt202" draw:enhanced-path="M 0 0 L 21600 0 21600 21600 0 21600 0 0 Z N"/>
        </draw:custom-shape>
        <draw:custom-shape draw:style-name="gr12" draw:text-style-name="P11" draw:layer="layout" svg:width="5.049cm" svg:height="1.164cm" svg:x="14.918cm" svg:y="12.59cm">
          <text:p text:style-name="P58"><text:span text:style-name="T13">zend_internal_fucn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6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3" draw:text-style-name="P2" draw:layer="layout" svg:width="22.904cm" svg:height="1.722cm" svg:x="0.428cm" svg:y="1.391cm" presentation:class="title" presentation:user-transformed="true">
          <draw:text-box>
            <text:p text:style-name="P1"><text:span text:style-name="T2">Function tables</text:span></text:p>
          </draw:text-box>
        </draw:frame>
        <draw:frame presentation:style-name="pr19" draw:text-style-name="P9" draw:layer="layout" svg:width="22.3cm" svg:height="13.552cm" svg:x="1.446cm" svg:y="3.805cm" presentation:class="outline" presentation:user-transformed="true">
          <draw:text-box>
            <text:list text:style-name="L3">
              <text:list-item>
                <text:p text:style-name="P5"><text:span text:style-name="T2">User entries removed from global function table during RSHUTDOWN processing by call to shutdown_executor()‏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As user function entries are added after all internal functions the <text:s/>code uses the zend_hash_reverse_apply() function to traverse threads function table entries backwards removing entries until type != ZEND_USER_FUNC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0"><text:span text:style-name="T2">Removal triggers HT dtor routine ZEND_FUNCTION_DTOR which in turn calls destroy_op_array() to free opcode array and other structures which hang of zend_op_array</text:span><text:span text:style-name="T2"><text:tab/></text:span></text:p>
                  </text:list-item>
                </text:list>
              </text:list-item>
            </text:list>
          </draw:text-box>
        </draw:frame>
        <draw:custom-shape draw:style-name="gr28" draw:text-style-name="P11" draw:layer="layout" svg:width="0.511cm" svg:height="0.935cm" svg:x="0.935cm" svg:y="11.933cm">
          <text:p text:style-name="P4"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7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3" draw:text-style-name="P2" draw:layer="layout" svg:width="22.904cm" svg:height="1.722cm" svg:x="0.428cm" svg:y="1.391cm" presentation:class="title" presentation:user-transformed="true">
          <draw:text-box>
            <text:p text:style-name="P1"><text:span text:style-name="T2">Class_table</text:span></text:p>
          </draw:text-box>
        </draw:frame>
        <draw:frame presentation:style-name="pr19" draw:text-style-name="P9" draw:layer="layout" svg:width="23.556cm" svg:height="15.401cm" svg:x="0.428cm" svg:y="3.805cm" presentation:class="outline" presentation:user-transformed="true">
          <draw:text-box>
            <text:list text:style-name="L3">
              <text:list-item>
                <text:p text:style-name="P5"><text:span text:style-name="T2">One class table per thread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Address stored in executor globals (EG)‏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Class table is a Hashtable mapping class name to <text:s text:c="2"/>“zend_class_entry” </text:span></text:p>
              </text:list-item>
            </text:list>
            <text:list text:style-name="L3">
              <text:list-item>
                <text:p text:style-name="P5"><text:span text:style-name="T2">Populated with default classes and extension defined classes by copying GLOBAL_CLASS_TABLE built during MINIT in compiler_globals_ctor()‏</text:span></text:p>
              </text:list-item>
            </text:list>
            <text:list text:style-name="L3">
              <text:list-item>
                <text:p text:style-name="P5"><text:span text:style-name="T2">During each request classes defined by user script are <text:s/>added to class table at compile time 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Each class has its own function table and compiler adds an entry for each method defined by a class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"/></text:p>
                  </text:list-item>
                </text:list>
              </text:list-item>
            </text:list>
          </draw:text-box>
        </draw:frame>
        <draw:custom-shape draw:style-name="gr28" draw:text-style-name="P11" draw:layer="layout" svg:width="0.511cm" svg:height="0.935cm" svg:x="0.935cm" svg:y="11.933cm">
          <text:p text:style-name="P4"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8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20" draw:text-style-name="P2" draw:layer="layout" svg:width="5.957cm" svg:height="2.05cm" svg:x="0.427cm" svg:y="1.756cm" presentation:class="title" presentation:user-transformed="true">
          <draw:text-box>
            <text:p text:style-name="P1"><text:span text:style-name="T17">State of play after </text:span><text:span text:style-name="T17"><text:line-break/></text:span><text:span text:style-name="T17">compile complete : </text:span></text:p>
          </draw:text-box>
        </draw:frame>
        <draw:custom-shape draw:style-name="gr29" draw:text-style-name="P11" draw:layer="layout" svg:width="3.73cm" svg:height="2.319cm" svg:x="2.655cm" svg:y="4.692cm">
          <text:p text:style-name="P22"><text:span text:style-name="T7"/></text:p>
          <text:p text:style-name="P22"><text:span text:style-name="T7">opcode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983cm" svg:height="0.794cm" svg:x="2.658cm" svg:y="4.013cm">
          <text:p text:style-name="P22"><text:span text:style-name="T7">zend_op_array</text:span></text:p>
          <draw:enhanced-geometry svg:viewBox="0 0 21600 21600" draw:type="mso-spt202" draw:enhanced-path="M 0 0 L 21600 0 21600 21600 0 21600 0 0 Z N"/>
        </draw:custom-shape>
        <draw:g>
          <draw:custom-shape draw:style-name="gr3" draw:text-style-name="P11" draw:layer="layout" svg:width="0.834cm" svg:height="0.406cm" svg:x="7.461cm" svg:y="5.552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0" draw:text-style-name="P11" draw:layer="layout" svg:width="0.833cm" svg:height="0.406cm" svg:x="8.295cm" svg:y="5.552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0.834cm" svg:height="0.406cm" svg:x="9.128cm" svg:y="5.552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1" draw:text-style-name="P11" draw:layer="layout" svg:width="0.833cm" svg:height="0.406cm" svg:x="9.962cm" svg:y="5.552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2" draw:text-style-name="P11" draw:layer="layout" svg:width="0.833cm" svg:height="0.406cm" svg:x="10.795cm" svg:y="5.552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0.834cm" svg:height="0.406cm" svg:x="11.628cm" svg:y="5.552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0.834cm" svg:height="0.406cm" svg:x="13.295cm" svg:y="5.552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0.833cm" svg:height="0.406cm" svg:x="12.462cm" svg:y="5.552cm">
            <text:p text:style-name="P4"/>
            <draw:enhanced-geometry svg:viewBox="0 0 21600 21600" draw:type="rectangle" draw:enhanced-path="M 0 0 L 21600 0 21600 21600 0 21600 0 0 Z N"/>
          </draw:custom-shape>
        </draw:g>
        <draw:line draw:style-name="gr52" draw:text-style-name="P13" draw:layer="layout" svg:x1="5.644cm" svg:y1="5.772cm" svg:x2="7.461cm" svg:y2="5.777cm">
          <text:p text:style-name="P4"/>
        </draw:line>
        <draw:custom-shape draw:style-name="gr35" draw:text-style-name="P11" draw:layer="layout" svg:width="3.73cm" svg:height="4.083cm" svg:x="2.655cm" svg:y="8.811cm">
          <text:p text:style-name="P56"><text:span text:style-name="T7">active_oparray</text:span></text:p>
          <text:p text:style-name="P56"><text:span text:style-name="T7">symbol_table</text:span></text:p>
          <text:p text:style-name="P56"><text:span text:style-name="T7">active_smbol_table</text:span></text:p>
          <text:p text:style-name="P56"><text:span text:style-name="T7"/></text:p>
          <text:p text:style-name="P56"><text:span text:style-name="T7">function_table</text:span></text:p>
          <text:p text:style-name="P56"><text:span text:style-name="T7">class_tabl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393cm" svg:height="0.794cm" svg:x="2.658cm" svg:y="7.836cm">
          <text:p text:style-name="P22"><text:span text:style-name="T7">executor_globals</text:span></text:p>
          <draw:enhanced-geometry svg:viewBox="0 0 21600 21600" draw:type="mso-spt202" draw:enhanced-path="M 0 0 L 21600 0 21600 21600 0 21600 0 0 Z N"/>
        </draw:custom-shape>
        <draw:g>
          <draw:custom-shape draw:style-name="gr10" draw:text-style-name="P11" draw:layer="layout" svg:width="3.383cm" svg:height="0.777cm" svg:x="8.753cm" svg:y="7.258cm">
            <text:p text:style-name="P56"><text:span text:style-name="T7">GLOBAL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3.383cm" svg:height="0.776cm" svg:x="8.753cm" svg:y="8.035cm">
            <text:p text:style-name="P56"><text:span text:style-name="T7">_ENV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3.383cm" svg:height="0.776cm" svg:x="8.753cm" svg:y="8.811cm">
            <text:p text:style-name="P56"><text:span text:style-name="T7">HTTP_ENV_VAR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3.383cm" svg:height="0.776cm" svg:x="8.753cm" svg:y="9.587cm">
            <text:p text:style-name="P12"><text:span text:style-name="T4">……</text:span><text:span text:style-name="T4">.</text:span></text:p>
            <draw:enhanced-geometry svg:viewBox="0 0 21600 21600" draw:type="rectangle" draw:enhanced-path="M 0 0 L 21600 0 21600 21600 0 21600 0 0 Z N"/>
          </draw:custom-shape>
        </draw:g>
        <draw:custom-shape draw:style-name="gr7" draw:text-style-name="P11" draw:layer="layout" svg:width="2.756cm" svg:height="0.794cm" svg:x="9.124cm" svg:y="6.672cm">
          <text:p text:style-name="P22"><text:span text:style-name="T7">symbol_table</text:span></text:p>
          <draw:enhanced-geometry svg:viewBox="0 0 21600 21600" draw:type="mso-spt202" draw:enhanced-path="M 0 0 L 21600 0 21600 21600 0 21600 0 0 Z N"/>
        </draw:custom-shape>
        <draw:g>
          <draw:custom-shape draw:style-name="gr10" draw:text-style-name="P11" draw:layer="layout" svg:width="3.523cm" svg:height="0.878cm" svg:x="8.105cm" svg:y="15.068cm">
            <text:p text:style-name="P56"><text:span text:style-name="T7">&lt;internal class&gt;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3.523cm" svg:height="0.877cm" svg:x="8.105cm" svg:y="15.946cm">
            <text:p text:style-name="P56"><text:span text:style-name="T7">Dog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3.523cm" svg:height="0.878cm" svg:x="8.105cm" svg:y="16.77cm">
            <text:p text:style-name="P12"><text:span text:style-name="T4">……</text:span><text:span text:style-name="T4">.</text:span>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1" draw:layer="layout" svg:width="2.394cm" svg:height="0.794cm" svg:x="8.105cm" svg:y="14.389cm">
          <text:p text:style-name="P22"><text:span text:style-name="T7">class_table</text:span></text:p>
          <draw:enhanced-geometry svg:viewBox="0 0 21600 21600" draw:type="mso-spt202" draw:enhanced-path="M 0 0 L 21600 0 21600 21600 0 21600 0 0 Z N"/>
        </draw:custom-shape>
        <draw:g>
          <draw:custom-shape draw:style-name="gr32" draw:text-style-name="P11" draw:layer="layout" svg:width="0.833cm" svg:height="0.405cm" svg:x="23.645cm" svg:y="14.892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0.834cm" svg:height="0.405cm" svg:x="22.811cm" svg:y="14.892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0.833cm" svg:height="0.405cm" svg:x="21.978cm" svg:y="14.892cm">
            <text:p text:style-name="P4"/>
            <draw:enhanced-geometry svg:viewBox="0 0 21600 21600" draw:type="rectangle" draw:enhanced-path="M 0 0 L 21600 0 21600 21600 0 21600 0 0 Z N"/>
          </draw:custom-shape>
        </draw:g>
        <draw:line draw:style-name="gr53" draw:text-style-name="P13" draw:layer="layout" svg:x1="4.992cm" svg:y1="12.554cm" svg:x2="8.105cm" svg:y2="15.068cm">
          <text:p text:style-name="P4"/>
        </draw:line>
        <draw:line draw:style-name="gr54" draw:text-style-name="P13" draw:layer="layout" svg:x1="5.34cm" svg:y1="9.591cm" svg:x2="8.753cm" svg:y2="7.347cm">
          <text:p text:style-name="P4"/>
        </draw:line>
        <draw:line draw:style-name="gr55" draw:text-style-name="P13" draw:layer="layout" svg:x1="6.112cm" svg:y1="10.115cm" svg:x2="8.753cm" svg:y2="7.346cm">
          <text:p text:style-name="P4"/>
        </draw:line>
        <draw:custom-shape draw:style-name="gr40" draw:text-style-name="P11" draw:layer="layout" svg:width="6.376cm" svg:height="8.039cm" svg:x="18.102cm" svg:y="1.548cm">
          <text:p text:style-name="P20"><text:span text:style-name="T7">&lt;?php</text:span></text:p>
          <text:p text:style-name="P20"><text:span text:style-name="T7">class Dog</text:span></text:p>
          <text:p text:style-name="P20"><text:span text:style-name="T7">{</text:span></text:p>
          <text:p text:style-name="P20"><text:span text:style-name="T7"><text:s text:c="2"/></text:span><text:span text:style-name="T7">function bark()‏</text:span></text:p>
          <text:p text:style-name="P20"><text:span text:style-name="T7"><text:s text:c="3"/></text:span><text:span text:style-name="T7">{</text:span></text:p>
          <text:p text:style-name="P20"><text:span text:style-name="T7"><text:s text:c="6"/></text:span><text:span text:style-name="T7">print "Woof!";</text:span></text:p>
          <text:p text:style-name="P20"><text:span text:style-name="T7"><text:s text:c="3"/></text:span><text:span text:style-name="T7">}</text:span></text:p>
          <text:p text:style-name="P20"><text:span text:style-name="T7"><text:s text:c="3"/></text:span><text:span text:style-name="T7">function sit()‏</text:span></text:p>
          <text:p text:style-name="P20"><text:span text:style-name="T7"><text:s text:c="3"/></text:span><text:span text:style-name="T7">{</text:span></text:p>
          <text:p text:style-name="P20"><text:span text:style-name="T7"><text:s text:c="6"/></text:span><text:span text:style-name="T7">print “Sit!!”;</text:span></text:p>
          <text:p text:style-name="P20"><text:span text:style-name="T7"><text:s text:c="4"/></text:span><text:span text:style-name="T7">}</text:span></text:p>
          <text:p text:style-name="P20"><text:span text:style-name="T7">}</text:span></text:p>
          <text:p text:style-name="P20"><text:span text:style-name="T7">$pooch = new Dog;</text:span></text:p>
          <text:p text:style-name="P20"><text:span text:style-name="T7">$pooch -&gt;bark();</text:span></text:p>
          <text:p text:style-name="P20"><text:span text:style-name="T7">$pooch -&gt;sit();</text:span></text:p>
          <text:p text:style-name="P20"><text:span text:style-name="T7">?&gt;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417cm" svg:height="1.164cm" svg:x="17.176cm" svg:y="14.521cm">
          <text:p text:style-name="P58"><text:span text:style-name="T13">zend_op_array</text:span></text:p>
          <draw:enhanced-geometry svg:viewBox="0 0 21600 21600" draw:type="rectangle" draw:enhanced-path="M 0 0 L 21600 0 21600 21600 0 21600 0 0 Z N"/>
        </draw:custom-shape>
        <draw:line draw:style-name="gr56" draw:text-style-name="P13" draw:layer="layout" svg:x1="2.773cm" svg:y1="9.155cm" svg:x2="1.256cm" svg:y2="9.159cm">
          <text:p text:style-name="P4"/>
        </draw:line>
        <draw:line draw:style-name="gr44" draw:text-style-name="P13" draw:layer="layout" svg:x1="1.261cm" svg:y1="9.168cm" svg:x2="1.266cm" svg:y2="4.688cm">
          <text:p text:style-name="P4"/>
        </draw:line>
        <draw:line draw:style-name="gr57" draw:text-style-name="P13" draw:layer="layout" svg:x1="1.261cm" svg:y1="4.692cm" svg:x2="2.655cm" svg:y2="4.696cm">
          <text:p text:style-name="P4"/>
        </draw:line>
        <draw:g>
          <draw:custom-shape draw:style-name="gr10" draw:text-style-name="P11" draw:layer="layout" svg:width="2.351cm" svg:height="0.877cm" svg:x="13.295cm" svg:y="14.808cm">
            <text:p text:style-name="P56"><text:span text:style-name="T7">bark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2.351cm" svg:height="0.878cm" svg:x="13.295cm" svg:y="15.685cm">
            <text:p text:style-name="P56"><text:span text:style-name="T7">si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2.351cm" svg:height="0.877cm" svg:x="13.295cm" svg:y="16.563cm">
            <text:p text:style-name="P12"><text:span text:style-name="T4">……</text:span><text:span text:style-name="T4">.</text:span>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1" draw:layer="layout" svg:width="2.911cm" svg:height="0.794cm" svg:x="12.973cm" svg:y="14.129cm">
          <text:p text:style-name="P22"><text:span text:style-name="T7">function_table</text:span></text:p>
          <draw:enhanced-geometry svg:viewBox="0 0 21600 21600" draw:type="mso-spt202" draw:enhanced-path="M 0 0 L 21600 0 21600 21600 0 21600 0 0 Z N"/>
        </draw:custom-shape>
        <draw:line draw:style-name="gr58" draw:text-style-name="P13" draw:layer="layout" svg:x1="11.628cm" svg:y1="16.275cm" svg:x2="13.295cm" svg:y2="14.886cm">
          <text:p text:style-name="P4"/>
        </draw:line>
        <draw:line draw:style-name="gr59" draw:text-style-name="P13" draw:layer="layout" svg:x1="15.646cm" svg:y1="15.214cm" svg:x2="17.176cm" svg:y2="15.064cm">
          <text:p text:style-name="P4"/>
        </draw:line>
        <draw:line draw:style-name="gr60" draw:text-style-name="P13" draw:layer="layout" svg:x1="20.593cm" svg:y1="15.214cm" svg:x2="21.978cm" svg:y2="15.064cm">
          <text:p text:style-name="P4"/>
        </draw:line>
        <draw:g>
          <draw:custom-shape draw:style-name="gr10" draw:text-style-name="P11" draw:layer="layout" svg:width="3.333cm" svg:height="0.877cm" svg:x="8.295cm" svg:y="11.642cm">
            <text:p text:style-name="P56"><text:span text:style-name="T7">&lt;internal func&gt;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3.333cm" svg:height="0.878cm" svg:x="8.295cm" svg:y="12.519cm">
            <text:p text:style-name="P56"><text:span text:style-name="T7">&lt;internal func&gt;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3.333cm" svg:height="0.877cm" svg:x="8.295cm" svg:y="13.344cm">
            <text:p text:style-name="P12"><text:span text:style-name="T4">……</text:span><text:span text:style-name="T4">.</text:span>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1" draw:layer="layout" svg:width="2.911cm" svg:height="0.794cm" svg:x="7.673cm" svg:y="10.963cm">
          <text:p text:style-name="P22"><text:span text:style-name="T7">function_table</text:span></text:p>
          <draw:enhanced-geometry svg:viewBox="0 0 21600 21600" draw:type="mso-spt202" draw:enhanced-path="M 0 0 L 21600 0 21600 21600 0 21600 0 0 Z N"/>
        </draw:custom-shape>
        <draw:line draw:style-name="gr61" draw:text-style-name="P13" draw:layer="layout" svg:x1="5.644cm" svg:y1="11.642cm" svg:x2="8.07cm" svg:y2="11.646cm">
          <text:p text:style-name="P4"/>
        </draw:line>
        <draw:custom-shape draw:style-name="gr12" draw:text-style-name="P11" draw:layer="layout" svg:width="3.417cm" svg:height="1.164cm" svg:x="17.176cm" svg:y="15.946cm">
          <text:p text:style-name="P58"><text:span text:style-name="T13">zend_op_array</text:span></text:p>
          <draw:enhanced-geometry svg:viewBox="0 0 21600 21600" draw:type="rectangle" draw:enhanced-path="M 0 0 L 21600 0 21600 21600 0 21600 0 0 Z N"/>
        </draw:custom-shape>
        <draw:g>
          <draw:custom-shape draw:style-name="gr32" draw:text-style-name="P11" draw:layer="layout" svg:width="0.834cm" svg:height="0.406cm" svg:x="23.724cm" svg:y="16.15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833cm" svg:height="0.406cm" svg:x="22.891cm" svg:y="16.15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1" draw:text-style-name="P11" draw:layer="layout" svg:width="0.834cm" svg:height="0.406cm" svg:x="22.057cm" svg:y="16.157cm">
            <text:p text:style-name="P4"/>
            <draw:enhanced-geometry svg:viewBox="0 0 21600 21600" draw:type="rectangle" draw:enhanced-path="M 0 0 L 21600 0 21600 21600 0 21600 0 0 Z N"/>
          </draw:custom-shape>
        </draw:g>
        <draw:line draw:style-name="gr62" draw:text-style-name="P13" draw:layer="layout" svg:x1="20.593cm" svg:y1="16.567cm" svg:x2="22.057cm" svg:y2="16.417cm">
          <text:p text:style-name="P4"/>
        </draw:line>
        <draw:line draw:style-name="gr63" draw:text-style-name="P13" draw:layer="layout" svg:x1="15.646cm" svg:y1="16.201cm" svg:x2="17.176cm" svg:y2="16.422cm">
          <text:p text:style-name="P4"/>
        </draw:line>
        <draw:g>
          <draw:custom-shape draw:style-name="gr10" draw:text-style-name="P11" draw:layer="layout" svg:width="3.431cm" svg:height="0.878cm" svg:x="13.295cm" svg:y="11.236cm">
            <text:p text:style-name="P56"><text:span text:style-name="T7">&lt;internal method&gt;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3.431cm" svg:height="0.877cm" svg:x="13.295cm" svg:y="12.114cm">
            <text:p text:style-name="P56"><text:span text:style-name="T7">&lt;internal method&gt;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3.431cm" svg:height="0.878cm" svg:x="13.295cm" svg:y="12.991cm">
            <text:p text:style-name="P12"><text:span text:style-name="T4">……</text:span><text:span text:style-name="T4">.</text:span>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1" draw:layer="layout" svg:width="2.911cm" svg:height="0.794cm" svg:x="13.3cm" svg:y="10.557cm">
          <text:p text:style-name="P22"><text:span text:style-name="T7">function_table</text:span></text:p>
          <draw:enhanced-geometry svg:viewBox="0 0 21600 21600" draw:type="mso-spt202" draw:enhanced-path="M 0 0 L 21600 0 21600 21600 0 21600 0 0 Z N"/>
        </draw:custom-shape>
        <draw:line draw:style-name="gr64" draw:text-style-name="P13" draw:layer="layout" svg:x1="11.628cm" svg:y1="15.214cm" svg:x2="13.295cm" svg:y2="11.148cm">
          <text:p text:style-name="P4"/>
        </draw:line>
        <draw:line draw:style-name="gr65" draw:text-style-name="P13" draw:layer="layout" svg:x1="16.726cm" svg:y1="11.646cm" svg:x2="17.634cm" svg:y2="11.148cm">
          <text:p text:style-name="P4"/>
        </draw:line>
        <draw:line draw:style-name="gr66" draw:text-style-name="P13" draw:layer="layout" svg:x1="16.726cm" svg:y1="12.519cm" svg:x2="17.634cm" svg:y2="12.894cm">
          <text:p text:style-name="P4"/>
        </draw:line>
        <draw:custom-shape draw:style-name="gr12" draw:text-style-name="P11" draw:layer="layout" svg:width="5.049cm" svg:height="1.164cm" svg:x="17.652cm" svg:y="10.544cm">
          <text:p text:style-name="P58"><text:span text:style-name="T13">zend_internal_fucn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5.05cm" svg:height="1.164cm" svg:x="17.709cm" svg:y="12.321cm">
          <text:p text:style-name="P58"><text:span text:style-name="T13">zend_internal_fucn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9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3" draw:text-style-name="P2" draw:layer="layout" svg:width="22.904cm" svg:height="1.722cm" svg:x="0.428cm" svg:y="1.391cm" presentation:class="title" presentation:user-transformed="true">
          <draw:text-box>
            <text:p text:style-name="P1"><text:span text:style-name="T2">Class table </text:span></text:p>
          </draw:text-box>
        </draw:frame>
        <draw:frame presentation:style-name="pr19" draw:text-style-name="P9" draw:layer="layout" svg:width="22.605cm" svg:height="13.552cm" svg:x="1.445cm" svg:y="3.805cm" presentation:class="outline" presentation:user-transformed="true">
          <draw:text-box>
            <text:list text:style-name="L3">
              <text:list-item>
                <text:p text:style-name="P5"><text:span text:style-name="T2">User class entries are removed by shutdown executor() by traversing threads class table backwards removing all entries until type != ZEND_USER_CLAS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Removal triggers HT door routine ZEND_CLASS_DTOR which in turn calls destroy_zend_class()‏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">destroy_zend_class() calls zend_hash_destroy() on the class’s function_table which walks the HT and calls dtor ZEND_FUNCTION_DTOR on each entry as described earlier</text:span></text:p>
                  </text:list-item>
                </text:list>
              </text:list-item>
            </text:list>
          </draw:text-box>
        </draw:frame>
        <draw:custom-shape draw:style-name="gr28" draw:text-style-name="P11" draw:layer="layout" svg:width="0.511cm" svg:height="0.935cm" svg:x="0.935cm" svg:y="11.933cm">
          <text:p text:style-name="P4"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0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Static variables</text:span></text:p>
          </draw:text-box>
        </draw:frame>
        <draw:frame presentation:style-name="pr21" draw:text-style-name="P9" draw:layer="layout" svg:width="21.599cm" svg:height="10.841cm" svg:x="1.904cm" svg:y="4.934cm" presentation:class="outline" presentation:user-transformed="true">
          <draw:text-box>
            <text:list text:style-name="L3">
              <text:list-item>
                <text:p text:style-name="P5"><text:span text:style-name="T2">Local scope but value retained across calls </text:span></text:p>
              </text:list-item>
            </text:list>
            <text:list text:style-name="L3">
              <text:list-item>
                <text:p text:style-name="P5"><text:span text:style-name="T2">Hashtable allocated by compiler per function or method when first static variable defined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Referenced by zend_op_array structure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Statics added to Hashtable as found by compiler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1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Examining compile results </text:span></text:p>
          </draw:text-box>
        </draw:frame>
        <draw:frame presentation:style-name="pr22" draw:text-style-name="P9" draw:layer="layout" svg:width="21.599cm" svg:height="7.154cm" svg:x="1.904cm" svg:y="7.197cm" presentation:class="outline" presentation:user-transformed="true">
          <draw:text-box>
            <text:list text:style-name="L3">
              <text:list-item>
                <text:p text:style-name="P5"><text:span text:style-name="T2">Two tools available for analysing results of compile 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VL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">Parsekit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Both available from PECL </text:span></text:p>
              </text:list-item>
            </text:list>
            <text:list text:style-name="L3">
              <text:list-item>
                <text:p text:style-name="P24"><text:span text:style-name="T2"/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2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VLD</text:span></text:p>
          </draw:text-box>
        </draw:frame>
        <draw:frame presentation:style-name="pr23" draw:text-style-name="P9" draw:layer="layout" svg:width="21.599cm" svg:height="13.425cm" svg:x="1.904cm" svg:y="4.934cm" presentation:class="outline" presentation:user-transformed="true">
          <draw:text-box>
            <text:list text:style-name="L3">
              <text:list-item>
                <text:p text:style-name="P61"><text:span text:style-name="T2">Dumps opcodes for a given PHP script</text:span></text:p>
              </text:list-item>
            </text:list>
            <text:list text:style-name="L3">
              <text:list-item>
                <text:list>
                  <text:list-item>
                    <text:p text:style-name="P62"><text:span text:style-name="T2">Written by Derick Rethans</text:span></text:p>
                  </text:list-item>
                </text:list>
              </text:list-item>
            </text:list>
            <text:list text:style-name="L3">
              <text:list-item>
                <text:p text:style-name="P61"><text:span text:style-name="T2">Download from PECL</text:span></text:p>
              </text:list-item>
            </text:list>
            <text:list text:style-name="L3">
              <text:list-item>
                <text:list>
                  <text:list-item>
                    <text:p text:style-name="P62"><text:span text:style-name="T21"><text:a xlink:href="http://pecl.php.net/package/vld/0.8.0">http://pecl.php.net/package/vld/0.8.0</text:a></text:span></text:p>
                  </text:list-item>
                </text:list>
              </text:list-item>
            </text:list>
            <text:list text:style-name="L3">
              <text:list-item>
                <text:p text:style-name="P61"><text:span text:style-name="T2">Simple configuration</text:span></text:p>
              </text:list-item>
            </text:list>
            <text:list text:style-name="L3">
              <text:list-item>
                <text:list>
                  <text:list-item>
                    <text:p text:style-name="P62"><text:span text:style-name="T2">--enable-vld[=shared]</text:span></text:p>
                  </text:list-item>
                </text:list>
              </text:list-item>
            </text:list>
            <text:list text:style-name="L3">
              <text:list-item>
                <text:p text:style-name="P61"><text:span text:style-name="T2">Invoked via command line switches</text:span></text:p>
              </text:list-item>
            </text:list>
            <text:list text:style-name="L3">
              <text:list-item>
                <text:list>
                  <text:list-item>
                    <text:p text:style-name="P62"><text:span text:style-name="T2">php -dvld.active=[</text:span><text:span text:style-name="T22">0</text:span><text:span text:style-name="T2">|1] –dvld.execute=[0|</text:span><text:span text:style-name="T22">1</text:span><text:span text:style-name="T2">] –f &lt;php script&gt;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2"><text:span text:style-name="T2">Can override defaults in php.ini</text:span></text:p>
                  </text:list-item>
                </text:list>
              </text:list-item>
            </text:list>
            <text:list text:style-name="L3">
              <text:list-item>
                <text:p text:style-name="P63"><text:span text:style-name="T2"/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3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VLD </text:span></text:p>
          </draw:text-box>
        </draw:frame>
        <draw:frame presentation:style-name="pr24" draw:text-style-name="P9" draw:layer="layout" svg:width="21.599cm" svg:height="11.334cm" svg:x="1.904cm" svg:y="4.312cm" presentation:class="outline" presentation:user-transformed="true">
          <draw:text-box>
            <text:list text:style-name="L3">
              <text:list-item>
                <text:p text:style-name="P5"><text:span text:style-name="T2">No config.w32 file for Windows</text:span></text:p>
              </text:list-item>
            </text:list>
            <text:list text:style-name="L3">
              <text:list-item>
                <text:p text:style-name="P24"><text:span text:style-name="T2"/></text:p>
              </text:list-item>
            </text:list>
            <text:list text:style-name="L3">
              <text:list-item>
                <text:p text:style-name="P24"><text:span text:style-name="T2"/></text:p>
              </text:list-item>
            </text:list>
          </draw:text-box>
        </draw:frame>
        <draw:custom-shape draw:style-name="gr67" draw:text-style-name="P11" draw:layer="layout" svg:width="15.126cm" svg:height="3.053cm" svg:x="4.837cm" svg:y="6.235cm">
          <text:p text:style-name="P56"><text:span text:style-name="T7">ARG_ENABLE("vld", “Enable Vulcan Opcode decoder" , "no");</text:span></text:p>
          <text:p text:style-name="P56"><text:span text:style-name="T7">if (PHP_VLD != "no") {</text:span></text:p>
          <text:p text:style-name="P56"><text:span text:style-name="T7"><text:s text:c="4"/></text:span><text:span text:style-name="T7">EXTENSION("vld", "vld.c srm_oparray.c");</text:span></text:p>
          <text:p text:style-name="P56"><text:span text:style-name="T7">}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4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VLD output</text:span></text:p>
          </draw:text-box>
        </draw:frame>
        <draw:custom-shape draw:style-name="gr24" draw:text-style-name="P11" draw:layer="layout" svg:width="16.201cm" svg:height="9.605cm" svg:x="8.899cm" svg:y="7.924cm">
          <text:p text:style-name="P17"><text:span text:style-name="T23">line <text:s text:c="4"/># <text:s/>op <text:s text:c="21"/>fetch <text:s text:c="9"/>ext <text:s/>operands</text:span></text:p>
          <text:p text:style-name="P17"><text:span text:style-name="T23">--------------------------------------------------------------------------</text:span></text:p>
          <text:p text:style-name="P17"><text:span text:style-name="T23"><text:s text:c="3"/></text:span><text:span text:style-name="T23">2 <text:s text:c="4"/>0 <text:s/>ECHO <text:s text:c="43"/>'%0A'</text:span></text:p>
          <text:p text:style-name="P17"><text:span text:style-name="T23"><text:s text:c="3"/></text:span><text:span text:style-name="T23">4 <text:s text:c="4"/>1 <text:s/>ASSIGN <text:s text:c="41"/>!0, 5</text:span></text:p>
          <text:p text:style-name="P17"><text:span text:style-name="T23"><text:s text:c="3"/></text:span><text:span text:style-name="T23">5 <text:s text:c="4"/>2 <text:s/>ASSIGN <text:s text:c="41"/>!1, 10</text:span></text:p>
          <text:p text:style-name="P17"><text:span text:style-name="T23"><text:s text:c="3"/></text:span><text:span text:style-name="T23">6 <text:s text:c="4"/>3 <text:s/>ADD <text:s text:c="40"/>~2, !0, !1</text:span></text:p>
          <text:p text:style-name="P17"><text:span text:style-name="T23"><text:s text:c="9"/></text:span><text:span text:style-name="T23">4 <text:s/>ADD <text:s text:c="40"/>~3, ~2, 99</text:span></text:p>
          <text:p text:style-name="P17"><text:span text:style-name="T23"><text:s text:c="9"/></text:span><text:span text:style-name="T23">5 <text:s/>ASSIGN <text:s text:c="41"/>!2, ~3</text:span></text:p>
          <text:p text:style-name="P17"><text:span text:style-name="T23"><text:s text:c="3"/></text:span><text:span text:style-name="T23">8 <text:s text:c="4"/>6 <text:s/>INIT_STRING <text:s text:c="32"/>~5</text:span></text:p>
          <text:p text:style-name="P17"><text:span text:style-name="T23"><text:s text:c="9"/></text:span><text:span text:style-name="T23">7 <text:s/>ADD_STRING <text:s text:c="33"/>~5, ~5, 'c'</text:span></text:p>
          <text:p text:style-name="P17"><text:span text:style-name="T23"><text:s text:c="9"/></text:span><text:span text:style-name="T23">8 <text:s/>ADD_STRING <text:s text:c="33"/>~5, ~5, '%3D+'</text:span></text:p>
          <text:p text:style-name="P17"><text:span text:style-name="T23"><text:s text:c="9"/></text:span><text:span text:style-name="T23">9 <text:s/>ADD_VAR <text:s text:c="36"/>~5, ~5, !2</text:span></text:p>
          <text:p text:style-name="P17"><text:span text:style-name="T23"><text:s text:c="8"/></text:span><text:span text:style-name="T23">10 <text:s/>ADD_STRING <text:s text:c="33"/>~5, ~5, '+'</text:span></text:p>
          <text:p text:style-name="P17"><text:span text:style-name="T23"><text:s text:c="8"/></text:span><text:span text:style-name="T23">11 <text:s/>ADD_CHAR <text:s text:c="35"/>~5, ~5, 10</text:span></text:p>
          <text:p text:style-name="P17"><text:span text:style-name="T23"><text:s text:c="8"/></text:span><text:span text:style-name="T23">12 <text:s/>ECHO <text:s text:c="43"/>~5</text:span></text:p>
          <text:p text:style-name="P17"><text:span text:style-name="T23"><text:s text:c="2"/></text:span><text:span text:style-name="T23">11 <text:s text:c="3"/>13 <text:s/>RETURN <text:s text:c="41"/>1</text:span></text:p>
          <text:p text:style-name="P17"><text:span text:style-name="T23"><text:s text:c="8"/></text:span><text:span text:style-name="T23">14 <text:s/>ZEND_HANDLE_EXCEPTION</text:span></text:p>
          <text:p text:style-name="P17"><text:span text:style-name="T23"/></text:p>
          <text:p text:style-name="P17"><text:span text:style-name="T23"/></text:p>
          <text:p text:style-name="P17"><text:span text:style-name="T23">c= 114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9.402cm" svg:height="2.999cm" svg:x="12.1cm" svg:y="2.324cm">
          <text:p text:style-name="P17"><text:span text:style-name="T7">&lt;?php</text:span></text:p>
          <text:p text:style-name="P17"><text:span text:style-name="T24"><text:s/></text:span><text:span text:style-name="T24">$a = 5;</text:span></text:p>
          <text:p text:style-name="P17"><text:span text:style-name="T24"><text:s/></text:span><text:span text:style-name="T24">$b = 10;</text:span></text:p>
          <text:p text:style-name="P17"><text:span text:style-name="T24"><text:s/></text:span><text:span text:style-name="T24">$c = $a + $b + 99;</text:span></text:p>
          <text:p text:style-name="P17"><text:span text:style-name="T24"><text:s/></text:span><text:span text:style-name="T7">echo</text:span><text:span text:style-name="T24"> "c= $c \n";</text:span></text:p>
          <text:p text:style-name="P17"><text:span text:style-name="T24"><text:s/></text:span><text:span text:style-name="T7">?&gt;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7.762cm" svg:height="1.099cm" svg:x="1.31cm" svg:y="4.524cm">
          <text:p text:style-name="P12"><text:span text:style-name="T25">php -f test.php -dvld.active=1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601cm" svg:height="1.799cm" svg:x="16.298cm" svg:y="5.724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11" draw:layer="layout" svg:width="6.8cm" svg:height="4.604cm" svg:x="1.301cm" svg:y="7.523cm">
          <text:p text:style-name="P64"><text:span text:style-name="T26">KEY</text:span></text:p>
          <text:p text:style-name="P64"><text:span text:style-name="T6">! <text:s/>== compiler variable</text:span></text:p>
          <text:p text:style-name="P64"><text:span text:style-name="T6">$ == variable</text:span></text:p>
          <text:p text:style-name="P64"><text:span text:style-name="T6">~ == temporary</text:span></text:p>
          <draw:enhanced-geometry svg:viewBox="0 0 21600 21600" draw:type="rectangle" draw:enhanced-path="M 0 0 L 21600 0 21600 21600 0 21600 0 0 Z N"/>
        </draw:custom-shape>
        <draw:custom-shape draw:style-name="gr51" draw:text-style-name="P11" draw:layer="layout" svg:width="7.153cm" svg:height="2.3cm" svg:x="0.948cm" svg:y="13.957cm">
          <text:p text:style-name="P56"><text:span text:style-name="T7">There are TMP’s defied for results here</text:span></text:p>
          <text:p text:style-name="P56"><text:span text:style-name="T7">but they are not used and VLD does not</text:span></text:p>
          <text:p text:style-name="P56"><text:span text:style-name="T7">list them</text:span></text:p>
          <draw:enhanced-geometry svg:viewBox="0 0 21600 21600" draw:type="mso-spt202" draw:enhanced-path="M 0 0 L 21600 0 21600 21600 0 21600 0 0 Z N"/>
        </draw:custom-shape>
        <draw:line draw:style-name="gr68" draw:text-style-name="P13" draw:layer="layout" svg:x1="6.844cm" svg:y1="13.96cm" svg:x2="21.065cm" svg:y2="9.877cm">
          <text:p text:style-name="P4"/>
        </draw:line>
        <draw:line draw:style-name="gr69" draw:text-style-name="P13" draw:layer="layout" svg:x1="6.844cm" svg:y1="13.961cm" svg:x2="21.065cm" svg:y2="10.341cm">
          <text:p text:style-name="P4"/>
        </draw:line>
        <draw:line draw:style-name="gr70" draw:text-style-name="P13" draw:layer="layout" svg:x1="6.844cm" svg:y1="13.96cm" svg:x2="21.065cm" svg:y2="11.517cm">
          <text:p text:style-name="P4"/>
        </draw:line>
        <presentation:notes draw:style-name="dp2">
          <draw:page-thumbnail draw:layer="layout" svg:width="12.7cm" svg:height="9.525cm" svg:x="3.175cm" svg:y="1.905cm" draw:page-number="25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18" draw:text-style-name="P2" draw:layer="layout" svg:width="14.106cm" svg:height="2.645cm" svg:x="0.428cm" svg:y="1.849cm" presentation:class="title" presentation:user-transformed="true">
          <draw:text-box>
            <text:p text:style-name="P1"><text:span text:style-name="T19">Why all these “+” in VLD output for CONST’s ?</text:span></text:p>
          </draw:text-box>
        </draw:frame>
        <draw:custom-shape draw:style-name="gr24" draw:text-style-name="P11" draw:layer="layout" svg:width="7.479cm" svg:height="4.515cm" svg:x="16.814cm" svg:y="1.786cm">
          <text:p text:style-name="P56"><text:span text:style-name="T7">&lt;?php</text:span></text:p>
          <text:p text:style-name="P56"><text:span text:style-name="T7"><text:s text:c="4"/></text:span><text:span text:style-name="T7">echo "Hello World";</text:span></text:p>
          <text:p text:style-name="P56"><text:span text:style-name="T7"><text:s text:c="4"/></text:span><text:span text:style-name="T7">echo "Hello <text:s text:c="31"/>World";</text:span></text:p>
          <text:p text:style-name="P56"><text:span text:style-name="T7"><text:s text:c="3"/></text:span><text:span text:style-name="T7">echo "Hello + World"; <text:s/></text:span></text:p>
          <text:p text:style-name="P56"><text:span text:style-name="T7"><text:s text:c="4"/></text:span></text:p>
          <text:p text:style-name="P56"><text:span text:style-name="T7">?&gt;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3.614cm" svg:height="6.253cm" svg:x="1.151cm" svg:y="6.892cm">
          <text:p text:style-name="P65"><text:span text:style-name="T27">line <text:s text:c="4"/># <text:s/>op <text:s text:c="26"/>fetch <text:s text:c="9"/>ext <text:s/>operands</text:span></text:p>
          <text:p text:style-name="P65"><text:span text:style-name="T27">-------------------------------------------------------------------------------</text:span></text:p>
          <text:p text:style-name="P65"><text:span text:style-name="T27"><text:s text:c="3"/></text:span><text:span text:style-name="T27">2 <text:s text:c="4"/>0 <text:s/>ECHO <text:s text:c="48"/>'%0D%0A+'</text:span></text:p>
          <text:p text:style-name="P65"><text:span text:style-name="T27"><text:s text:c="3"/></text:span><text:span text:style-name="T27">4 <text:s text:c="4"/>1 <text:s/>ECHO <text:s text:c="48"/>'Hello+World'</text:span></text:p>
          <text:p text:style-name="P65"><text:span text:style-name="T27"><text:s text:c="3"/></text:span><text:span text:style-name="T27">5 <text:s text:c="4"/>2 <text:s/>ECHO <text:s text:c="48"/>'Hello++++++++++++++++++++++++++++++++World'</text:span></text:p>
          <text:p text:style-name="P65"><text:span text:style-name="T27"><text:s text:c="3"/></text:span><text:span text:style-name="T27">6 <text:s text:c="4"/>3 <text:s/>ECHO <text:s text:c="48"/>'Hello+%2B+World'</text:span></text:p>
          <text:p text:style-name="P65"><text:span text:style-name="T27"><text:s text:c="3"/></text:span><text:span text:style-name="T27">9 <text:s text:c="4"/>4 <text:s/>RETURN <text:s text:c="46"/>1</text:span></text:p>
          <text:p text:style-name="P65"><text:span text:style-name="T27"><text:s text:c="9"/></text:span><text:span text:style-name="T27">5 <text:s/>ZEND_HANDLE_EXCEPTION</text:span></text:p>
          <text:p text:style-name="P65"><text:span text:style-name="T27"/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3.614cm" svg:height="2.814cm" svg:x="1.151cm" svg:y="14.138cm">
          <text:p text:id="id1" text:style-name="P66"><text:span text:style-name="T4">Answer: <text:s/>VLD calls <text:s/>php_url_encode() on the CONST to format it before output which amongst other things converts all spaces to “+”. Internally white space is stored as 0x20 as you would expect.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26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parsekit</text:span></text:p>
          </draw:text-box>
        </draw:frame>
        <draw:frame presentation:style-name="pr25" draw:text-style-name="P9" draw:layer="layout" svg:width="21.599cm" svg:height="14.326cm" svg:x="2.098cm" svg:y="4.122cm" presentation:class="outline" presentation:user-transformed="true">
          <draw:text-box>
            <text:list text:style-name="L3">
              <text:list-item>
                <text:p text:style-name="P67"><text:span text:style-name="T17">PHP opcode analyser written by Sara Goleman</text:span></text:p>
              </text:list-item>
            </text:list>
            <text:list text:style-name="L3">
              <text:list-item>
                <text:list>
                  <text:list-item>
                    <text:p text:style-name="P68"><text:span text:style-name="T17">meant for development and debug only; some code not thread safe</text:span></text:p>
                  </text:list-item>
                </text:list>
              </text:list-item>
            </text:list>
            <text:list text:style-name="L3">
              <text:list-item>
                <text:p text:style-name="P67"><text:span text:style-name="T17">Download from PECL </text:span></text:p>
              </text:list-item>
            </text:list>
            <text:list text:style-name="L3">
              <text:list-item>
                <text:list>
                  <text:list-item>
                    <text:p text:style-name="P68"><text:span text:style-name="T28"><text:a xlink:href="http://pecl.php.net/package/parsekit">http://pecl.php.net/package/parsekit</text:a></text:span></text:p>
                  </text:list-item>
                </text:list>
              </text:list-item>
            </text:list>
            <text:list text:style-name="L3">
              <text:list-item>
                <text:p text:style-name="P67"><text:span text:style-name="T17">Simple configuration</text:span></text:p>
              </text:list-item>
            </text:list>
            <text:list text:style-name="L3">
              <text:list-item>
                <text:list>
                  <text:list-item>
                    <text:p text:style-name="P68"><text:span text:style-name="T17">--enable-session[=shared]</text:span></text:p>
                  </text:list-item>
                </text:list>
              </text:list-item>
            </text:list>
            <text:list text:style-name="L3">
              <text:list-item>
                <text:p text:style-name="P67"><text:span text:style-name="T17">Implements 5 functions</text:span></text:p>
              </text:list-item>
            </text:list>
            <text:list text:style-name="L3">
              <text:list-item>
                <text:list>
                  <text:list-item>
                    <text:p text:style-name="P68"><text:span text:style-name="T17">parsekit_compile_st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8"><text:span text:style-name="T17">parsekit_compile_fi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8"><text:span text:style-name="T17">parsekit_func_arginf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8"><text:span text:style-name="T17">parsekit_opcode_flag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8"><text:span text:style-name="T17">parsekit_opcode_na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7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parsekit </text:span></text:p>
          </draw:text-box>
        </draw:frame>
        <draw:frame presentation:style-name="pr26" draw:text-style-name="P9" draw:layer="layout" svg:width="21.598cm" svg:height="18.377cm" svg:x="1.901cm" svg:y="3.924cm" presentation:class="outline" presentation:user-transformed="true">
          <draw:text-box>
            <text:list text:style-name="L3">
              <text:list-item>
                <text:p text:style-name="P29"><text:span text:style-name="T12">array parsekit_compile_string ( string phpcode [, array &amp;errors [, int options]] )‏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12">compiles and then analyzes supplied string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0"><text:span text:style-name="T12">array parsekit_compile_string ( string phpcode [, array &amp;errors [, int options]] )‏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1"><text:span text:style-name="T12">errors: <text:s/>2 dimensional array of errors encounterd during compi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9"><text:span text:style-name="T14">example of use in parsekit/exampl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1"><text:span text:style-name="T12">options: either PARSEKIT_SIMPLE or PARSEKIT_QUIE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9"><text:span text:style-name="T14">PARSEKIT_QUIET results in more verbose outpu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9"><text:span text:style-name="T12">array parsekit_compile_file ( string filename [, array &amp;errors [, int options]] )‏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12">As above but takes name of a .php file as input <text:s/></text:span></text:p>
                  </text:list-item>
                </text:list>
              </text:list-item>
            </text:list>
            <text:list text:style-name="L3">
              <text:list-item>
                <text:p text:style-name="P29"><text:span text:style-name="T12">array parsekit-func-arginfo (mixed function)‏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12">Return the arg_info data for a given user defined function/method </text:span></text:p>
                  </text:list-item>
                </text:list>
              </text:list-item>
            </text:list>
            <text:list text:style-name="L3">
              <text:list-item>
                <text:p text:style-name="P29"><text:span text:style-name="T12">long parsekit_opcode_flags (long opcode)‏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12">Return flags which define return type, operand types etc for an opcode</text:span></text:p>
                  </text:list-item>
                </text:list>
              </text:list-item>
            </text:list>
            <text:list text:style-name="L3">
              <text:list-item>
                <text:p text:style-name="P29"><text:span text:style-name="T12">string parsekit_opcode_name (long opcode)‏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12">Return name for given opcode </text:span></text:p>
                  </text:list-item>
                </text:list>
              </text:list-item>
            </text:list>
            <text:list text:style-name="L3">
              <text:list-item>
                <text:p text:style-name="P32"><text:span text:style-name="T12"/></text:p>
              </text:list-item>
            </text:list>
            <text:list text:style-name="L3">
              <text:list-item>
                <text:p text:style-name="P32"><text:span text:style-name="T12"/></text:p>
              </text:list-item>
            </text:list>
            <text:list text:style-name="L3">
              <text:list-item>
                <text:list>
                  <text:list-item>
                    <text:p text:style-name="P33"><text:span text:style-name="T1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0"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8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style-name="gr1" draw:text-style-name="P11" draw:layer="layout" svg:width="22.904cm" svg:height="2.086cm" svg:x="0cm" svg:y="1.72cm">
          <text:p text:style-name="P10"><text:span text:style-name="T29">parsekit-compile-string:</text:span><text:span text:style-name="T29"><text:line-break/></text:span><text:span text:style-name="T29"> <text:s text:c="3"/>SIMPLE output</text:span></text:p>
          <draw:enhanced-geometry svg:viewBox="0 0 21600 21600" draw:type="mso-spt202" draw:enhanced-path="M 0 0 L 21600 0 21600 21600 0 21600 0 0 Z N"/>
        </draw:custom-shape>
        <draw:custom-shape draw:style-name="gr24" draw:text-style-name="P11" draw:layer="layout" svg:width="10.402cm" svg:height="3.598cm" svg:x="0.697cm" svg:y="8.326cm">
          <text:p text:style-name="P17"><text:span text:style-name="T7">&lt;?php</text:span></text:p>
          <text:p text:style-name="P17"><text:span text:style-name="T7"><text:s/></text:span></text:p>
          <text:p text:style-name="P17"><text:span text:style-name="T7"><text:s/></text:span><text:span text:style-name="T7">$oparray = parsekit_compile_string('echo "HelloWorld";',</text:span></text:p>
          <text:p text:style-name="P17"><text:span text:style-name="T7"><text:s/></text:span><text:span text:style-name="T7">$errors, PARSEKIT_SIMPLE);</text:span></text:p>
          <text:p text:style-name="P17"><text:span text:style-name="T7"><text:s/></text:span><text:span text:style-name="T7">var_dump($oparray);</text:span></text:p>
          <text:p text:style-name="P17"><text:span text:style-name="T7"/></text:p>
          <text:p text:style-name="P17"><text:span text:style-name="T7">?&gt;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12.105cm" svg:height="6.8cm" svg:x="12.7cm" svg:y="7.126cm">
          <text:p text:style-name="P17"><text:span text:style-name="T7">array(5) {</text:span></text:p>
          <text:p text:style-name="P17"><text:span text:style-name="T7"><text:s text:c="2"/></text:span><text:span text:style-name="T7">[0]=&gt;</text:span></text:p>
          <text:p text:style-name="P17"><text:span text:style-name="T7"><text:s text:c="2"/></text:span><text:span text:style-name="T7">string(36) "ZEND_ECHO UNUSED 'HelloWorld' UNUSED"</text:span></text:p>
          <text:p text:style-name="P17"><text:span text:style-name="T7"><text:s text:c="2"/></text:span><text:span text:style-name="T7">[1]=&gt;</text:span></text:p>
          <text:p text:style-name="P17"><text:span text:style-name="T7"><text:s text:c="2"/></text:span><text:span text:style-name="T7">string(30) "ZEND_RETURN UNUSED NULL UNUSED"</text:span></text:p>
          <text:p text:style-name="P17"><text:span text:style-name="T7"><text:s text:c="2"/></text:span><text:span text:style-name="T7">[2]=&gt;</text:span></text:p>
          <text:p text:style-name="P17"><text:span text:style-name="T7"><text:s text:c="2"/></text:span><text:span text:style-name="T7">string(42) "ZEND_HANDLE_EXCEPTION UNUSED UNUSED UNUSED"</text:span></text:p>
          <text:p text:style-name="P17"><text:span text:style-name="T7"><text:s text:c="2"/></text:span><text:span text:style-name="T7">["function_table"]=&gt;</text:span></text:p>
          <text:p text:style-name="P17"><text:span text:style-name="T7"><text:s text:c="2"/></text:span><text:span text:style-name="T7">NULL</text:span></text:p>
          <text:p text:style-name="P17"><text:span text:style-name="T7"><text:s text:c="2"/></text:span><text:span text:style-name="T7">["class_table"]=&gt;</text:span></text:p>
          <text:p text:style-name="P17"><text:span text:style-name="T7"><text:s text:c="2"/></text:span><text:span text:style-name="T7">NULL</text:span></text:p>
          <text:p text:style-name="P17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798cm" svg:height="0.799cm" svg:x="11.501cm" svg:y="9.723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layer="layout" svg:width="12.7cm" svg:height="9.525cm" svg:x="3.175cm" svg:y="1.905cm" draw:page-number="29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custom-shape draw:style-name="gr1" draw:text-style-name="P11" draw:layer="layout" svg:width="22.904cm" svg:height="2.086cm" svg:x="0cm" svg:y="1.72cm">
          <text:p text:style-name="P10"><text:span text:style-name="T29">parsekit-compile-file:</text:span><text:span text:style-name="T29"><text:line-break/></text:span><text:span text:style-name="T29"> <text:s text:c="3"/>QUIET output </text:span></text:p>
          <draw:enhanced-geometry svg:viewBox="0 0 21600 21600" draw:type="mso-spt202" draw:enhanced-path="M 0 0 L 21600 0 21600 21600 0 21600 0 0 Z N"/>
        </draw:custom-shape>
        <draw:custom-shape draw:style-name="gr24" draw:text-style-name="P11" draw:layer="layout" svg:width="10.403cm" svg:height="3.598cm" svg:x="0.498cm" svg:y="7.726cm">
          <text:p text:style-name="P17"><text:span text:style-name="T7">&lt;?php</text:span></text:p>
          <text:p text:style-name="P17"><text:span text:style-name="T7"><text:s/></text:span></text:p>
          <text:p text:style-name="P17"><text:span text:style-name="T7"><text:s/></text:span><text:span text:style-name="T7">$oparray = parsekit_compile_string('echo "HelloWorld";',</text:span></text:p>
          <text:p text:style-name="P17"><text:span text:style-name="T7"><text:s/></text:span><text:span text:style-name="T7">$errors, PARSEKIT_QUIET);</text:span></text:p>
          <text:p text:style-name="P17"><text:span text:style-name="T7"><text:s/></text:span><text:span text:style-name="T7">var_dump($oparray);</text:span></text:p>
          <text:p text:style-name="P17"><text:span text:style-name="T7"/></text:p>
          <text:p text:style-name="P17"><text:span text:style-name="T7">?&gt;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12.105cm" svg:height="15.8cm" svg:x="12.7cm" svg:y="1.526cm">
          <text:p text:style-name="P20"><text:span text:style-name="T7">array(20) {</text:span></text:p>
          <text:p text:style-name="P20"><text:span text:style-name="T7"><text:s text:c="2"/></text:span><text:span text:style-name="T7">["type"]=&gt; <text:s text:c="2"/>int(2)‏</text:span></text:p>
          <text:p text:style-name="P20"><text:span text:style-name="T7"><text:s text:c="2"/></text:span><text:span text:style-name="T7">["type_name"]=&gt; <text:s text:c="2"/>string(18) "ZEND_USER_FUNCTION"</text:span></text:p>
          <text:p text:style-name="P20"><text:span text:style-name="T7"><text:s text:c="2"/></text:span><text:span text:style-name="T7">["fn_flags"]=&gt; <text:s text:c="2"/>int(0)‏</text:span></text:p>
          <text:p text:style-name="P20"><text:span text:style-name="T7"><text:s text:c="2"/></text:span><text:span text:style-name="T7">["num_args"]=&gt; <text:s text:c="2"/>int(0)‏</text:span></text:p>
          <text:p text:style-name="P20"><text:span text:style-name="T7"><text:s text:c="2"/></text:span><text:span text:style-name="T7">["required_num_args"]=&gt; <text:s text:c="2"/>int(0)‏</text:span></text:p>
          <text:p text:style-name="P20"><text:span text:style-name="T7"><text:s text:c="2"/></text:span><text:span text:style-name="T7">["pass_rest_by_reference"]=&gt; <text:s text:c="2"/>bool(false)‏</text:span></text:p>
          <text:p text:style-name="P20"><text:span text:style-name="T7"><text:s text:c="2"/></text:span><text:span text:style-name="T7">["uses_this"]=&gt; <text:s text:c="2"/>bool(false)‏</text:span></text:p>
          <text:p text:style-name="P20"><text:span text:style-name="T7"><text:s text:c="2"/></text:span><text:span text:style-name="T7">["line_start"]=&gt; <text:s text:c="2"/>int(0)‏</text:span></text:p>
          <text:p text:style-name="P20"><text:span text:style-name="T7"><text:s text:c="2"/></text:span><text:span text:style-name="T7">["line_end"]=&gt; <text:s text:c="2"/>int(0)‏</text:span></text:p>
          <text:p text:style-name="P20"><text:span text:style-name="T7"><text:s text:c="2"/></text:span><text:span text:style-name="T7">["return_reference"]=&gt; <text:s text:c="2"/>bool(false)‏</text:span></text:p>
          <text:p text:style-name="P20"><text:span text:style-name="T7"><text:s text:c="2"/></text:span><text:span text:style-name="T7">["refcount"]=&gt; <text:s text:c="2"/>int(1)‏</text:span></text:p>
          <text:p text:style-name="P20"><text:span text:style-name="T7"><text:s text:c="2"/></text:span><text:span text:style-name="T7">["last"]=&gt; <text:s text:c="2"/>int(3)‏</text:span></text:p>
          <text:p text:style-name="P20"><text:span text:style-name="T7"><text:s text:c="2"/></text:span><text:span text:style-name="T7">["size"]=&gt; <text:s text:c="2"/>int(3)‏</text:span></text:p>
          <text:p text:style-name="P20"><text:span text:style-name="T7"><text:s text:c="2"/></text:span><text:span text:style-name="T7">["T"]=&gt; <text:s text:c="2"/>int(0)‏</text:span></text:p>
          <text:p text:style-name="P20"><text:span text:style-name="T7"><text:s text:c="2"/></text:span><text:span text:style-name="T7">["last_brk_cont"]=&gt; <text:s text:c="2"/>int(0)‏</text:span></text:p>
          <text:p text:style-name="P20"><text:span text:style-name="T7"><text:s text:c="2"/></text:span><text:span text:style-name="T7">["current_brk_cont"]=&gt; <text:s text:c="2"/>int(-1)‏</text:span></text:p>
          <text:p text:style-name="P20"><text:span text:style-name="T7"><text:s text:c="2"/></text:span><text:span text:style-name="T7">["backpatch_count"]=&gt; <text:s text:c="2"/>int(0)‏</text:span></text:p>
          <text:p text:style-name="P20"><text:span text:style-name="T7"><text:s text:c="2"/></text:span><text:span text:style-name="T7">["done_pass_two"]=&gt; <text:s text:c="2"/>bool(true)‏</text:span></text:p>
          <text:p text:style-name="P20"><text:span text:style-name="T7"><text:s text:c="2"/></text:span><text:span text:style-name="T7">["filename"]=&gt; <text:s text:c="2"/>string(49) "C:\Testcases\helloWorld.php"</text:span></text:p>
          <text:p text:style-name="P20"><text:span text:style-name="T7"><text:s text:c="2"/></text:span><text:span text:style-name="T7">["opcodes"]=&gt;</text:span></text:p>
          <text:p text:style-name="P20"><text:span text:style-name="T7"><text:s text:c="2"/></text:span><text:span text:style-name="T7">array(3) {</text:span></text:p>
          <text:p text:style-name="P20"><text:span text:style-name="T7"><text:s text:c="4"/></text:span><text:span text:style-name="T7">[0]=&gt; <text:s text:c="3"/>array(5) {</text:span></text:p>
          <text:p text:style-name="P20"><text:span text:style-name="T7"><text:s text:c="8"/></text:span><text:span text:style-name="T7">["opcode"]=&gt; <text:s text:c="5"/>int(40)‏</text:span></text:p>
          <text:p text:style-name="P20"><text:span text:style-name="T7"><text:s text:c="8"/></text:span><text:span text:style-name="T7">["opcode_name"]=&gt; <text:s text:c="4"/>string(9) "ZEND_ECHO"</text:span></text:p>
          <text:p text:style-name="P20"><text:span text:style-name="T7"><text:s text:c="8"/></text:span><text:span text:style-name="T7">["flags"]=&gt; <text:s text:c="6"/>int(768)‏</text:span></text:p>
          <text:p text:style-name="P20"><text:span text:style-name="T7"><text:s text:c="8"/></text:span><text:span text:style-name="T7">["op1"]=&gt; <text:s text:c="6"/>array(3) {</text:span></text:p>
          <text:p text:style-name="P20"><text:span text:style-name="T7"><text:s text:c="12"/></text:span><text:span text:style-name="T7">["type"]=&gt; <text:s text:c="8"/>int(1)‏</text:span></text:p>
          <text:p text:style-name="P20"><text:span text:style-name="T7"><text:s text:c="12"/></text:span><text:span text:style-name="T7">["type_name"]=&gt; <text:s text:c="8"/>string(8) "IS_CONST"</text:span></text:p>
          <text:p text:style-name="P20"><text:span text:style-name="T7"><text:s text:c="12"/></text:span><text:span text:style-name="T7">["constant"]=&gt; <text:s text:c="8"/>&amp;string(11) "Hello World"</text:span></text:p>
          <text:p text:style-name="P20"><text:span text:style-name="T7"><text:s text:c="8"/></text:span><text:span text:style-name="T7">}</text:span></text:p>
          <text:p text:style-name="P20"><text:span text:style-name="T7"><text:s text:c="9"/></text:span><text:span text:style-name="T7">["lineno"]=&gt; <text:s text:c="6"/>int(3)‏</text:span></text:p>
          <text:p text:style-name="P20"><text:span text:style-name="T7"><text:s text:c="6"/></text:span><text:span text:style-name="T7">etc…..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204cm" svg:height="0.798cm" svg:x="11.298cm" svg:y="8.921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layer="layout" svg:width="12.7cm" svg:height="9.525cm" svg:x="3.175cm" svg:y="1.905cm" draw:page-number="30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custom-shape draw:style-name="gr1" draw:text-style-name="P11" draw:layer="layout" svg:width="22.904cm" svg:height="1.385cm" svg:x="0cm" svg:y="2.421cm">
          <text:p text:style-name="P10"><text:span text:style-name="T3">parsekit-func-arginfo <text:s text:c="2"/></text:span></text:p>
          <draw:enhanced-geometry svg:viewBox="0 0 21600 21600" draw:type="mso-spt202" draw:enhanced-path="M 0 0 L 21600 0 21600 21600 0 21600 0 0 Z N"/>
        </draw:custom-shape>
        <draw:custom-shape draw:style-name="gr24" draw:text-style-name="P11" draw:layer="layout" svg:width="10.403cm" svg:height="4.798cm" svg:x="0.498cm" svg:y="6.526cm">
          <text:p text:style-name="P17"><text:span text:style-name="T7">&lt;? php</text:span></text:p>
          <text:p text:style-name="P17"><text:span text:style-name="T7">function foo ($a, stdClass $b, &amp;$c) {</text:span></text:p>
          <text:p text:style-name="P17"><text:span text:style-name="T7"/></text:p>
          <text:p text:style-name="P17"><text:span text:style-name="T7">}</text:span></text:p>
          <text:p text:style-name="P17"><text:span text:style-name="T7"/></text:p>
          <text:p text:style-name="P17"><text:span text:style-name="T7">$oparray = parsekit_func_arginfo (‘foo’);</text:span></text:p>
          <text:p text:style-name="P17"><text:span text:style-name="T7"/></text:p>
          <text:p text:style-name="P17"><text:span text:style-name="T7">var_dump($oparray);</text:span></text:p>
          <text:p text:style-name="P17"><text:span text:style-name="T7"/></text:p>
          <text:p text:style-name="P17"><text:span text:style-name="T7">?&gt;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12.105cm" svg:height="15.8cm" svg:x="12.7cm" svg:y="1.526cm">
          <text:p text:style-name="P17"><text:span text:style-name="T7">array(3) {</text:span></text:p>
          <text:p text:style-name="P17"><text:span text:style-name="T7"><text:s text:c="2"/></text:span><text:span text:style-name="T7">[0]=&gt;</text:span></text:p>
          <text:p text:style-name="P17"><text:span text:style-name="T7"><text:s text:c="2"/></text:span><text:span text:style-name="T7">array(3) {</text:span></text:p>
          <text:p text:style-name="P17"><text:span text:style-name="T7"><text:s text:c="4"/></text:span><text:span text:style-name="T7">["name"]=&gt;</text:span></text:p>
          <text:p text:style-name="P17"><text:span text:style-name="T7"><text:s text:c="4"/></text:span><text:span text:style-name="T7">string(1) "a"</text:span></text:p>
          <text:p text:style-name="P17"><text:span text:style-name="T7"><text:s text:c="4"/></text:span><text:span text:style-name="T7">["allow_null"]=&gt;</text:span></text:p>
          <text:p text:style-name="P17"><text:span text:style-name="T7"><text:s text:c="4"/></text:span><text:span text:style-name="T7">bool(true)‏</text:span></text:p>
          <text:p text:style-name="P17"><text:span text:style-name="T7"><text:s text:c="4"/></text:span><text:span text:style-name="T7">["pass_by_reference"]=&gt;</text:span></text:p>
          <text:p text:style-name="P17"><text:span text:style-name="T7"><text:s text:c="4"/></text:span><text:span text:style-name="T7">bool(false)‏</text:span></text:p>
          <text:p text:style-name="P17"><text:span text:style-name="T7"><text:s text:c="2"/></text:span><text:span text:style-name="T7">}</text:span></text:p>
          <text:p text:style-name="P17"><text:span text:style-name="T7"><text:s text:c="2"/></text:span><text:span text:style-name="T7">[1]=&gt;</text:span></text:p>
          <text:p text:style-name="P17"><text:span text:style-name="T7"><text:s text:c="2"/></text:span><text:span text:style-name="T7">array(4) {</text:span></text:p>
          <text:p text:style-name="P17"><text:span text:style-name="T7"><text:s text:c="4"/></text:span><text:span text:style-name="T7">["name"]=&gt;</text:span></text:p>
          <text:p text:style-name="P17"><text:span text:style-name="T7"><text:s text:c="4"/></text:span><text:span text:style-name="T7">string(1) "b"</text:span></text:p>
          <text:p text:style-name="P17"><text:span text:style-name="T7"><text:s text:c="4"/></text:span><text:span text:style-name="T7">["class_name"]=&gt;</text:span></text:p>
          <text:p text:style-name="P17"><text:span text:style-name="T7"><text:s text:c="4"/></text:span><text:span text:style-name="T7">string(8) "stdClass"</text:span></text:p>
          <text:p text:style-name="P17"><text:span text:style-name="T7"><text:s text:c="4"/></text:span><text:span text:style-name="T7">["allow_null"]=&gt;</text:span></text:p>
          <text:p text:style-name="P17"><text:span text:style-name="T7"><text:s text:c="4"/></text:span><text:span text:style-name="T7">bool(false)‏</text:span></text:p>
          <text:p text:style-name="P17"><text:span text:style-name="T7"><text:s text:c="4"/></text:span><text:span text:style-name="T7">["pass_by_reference"]=&gt;</text:span></text:p>
          <text:p text:style-name="P17"><text:span text:style-name="T7"><text:s text:c="4"/></text:span><text:span text:style-name="T7">bool(false)‏</text:span></text:p>
          <text:p text:style-name="P17"><text:span text:style-name="T7"><text:s text:c="2"/></text:span><text:span text:style-name="T7">}</text:span></text:p>
          <text:p text:style-name="P17"><text:span text:style-name="T7"><text:s text:c="2"/></text:span><text:span text:style-name="T7">[2]=&gt;</text:span></text:p>
          <text:p text:style-name="P17"><text:span text:style-name="T7"><text:s text:c="2"/></text:span><text:span text:style-name="T7">array(3) {</text:span></text:p>
          <text:p text:style-name="P17"><text:span text:style-name="T7"><text:s text:c="4"/></text:span><text:span text:style-name="T7">["name"]=&gt;</text:span></text:p>
          <text:p text:style-name="P17"><text:span text:style-name="T7"><text:s text:c="4"/></text:span><text:span text:style-name="T7">string(1) "c"</text:span></text:p>
          <text:p text:style-name="P17"><text:span text:style-name="T7"><text:s text:c="4"/></text:span><text:span text:style-name="T7">["allow_null"]=&gt;</text:span></text:p>
          <text:p text:style-name="P17"><text:span text:style-name="T7"><text:s text:c="4"/></text:span><text:span text:style-name="T7">bool(true)‏</text:span></text:p>
          <text:p text:style-name="P17"><text:span text:style-name="T7"><text:s text:c="4"/></text:span><text:span text:style-name="T7">["pass_by_reference"]=&gt;</text:span></text:p>
          <text:p text:style-name="P17"><text:span text:style-name="T7"><text:s text:c="4"/></text:span><text:span text:style-name="T7">bool(true)‏</text:span></text:p>
          <text:p text:style-name="P17"><text:span text:style-name="T7"><text:s text:c="2"/></text:span><text:span text:style-name="T7">}</text:span></text:p>
          <text:p text:style-name="P17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204cm" svg:height="0.798cm" svg:x="11.298cm" svg:y="8.326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layer="layout" svg:width="12.7cm" svg:height="9.525cm" svg:x="3.175cm" svg:y="1.905cm" draw:page-number="31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style-name="gr1" draw:text-style-name="P11" draw:layer="layout" svg:width="22.904cm" svg:height="1.385cm" svg:x="0cm" svg:y="2.421cm">
          <text:p text:style-name="P10"><text:span text:style-name="T3">parsekit-opcode-name <text:s/></text:span></text:p>
          <draw:enhanced-geometry svg:viewBox="0 0 21600 21600" draw:type="mso-spt202" draw:enhanced-path="M 0 0 L 21600 0 21600 21600 0 21600 0 0 Z N"/>
        </draw:custom-shape>
        <draw:custom-shape draw:style-name="gr24" draw:text-style-name="P11" draw:layer="layout" svg:width="10.402cm" svg:height="4.797cm" svg:x="0.697cm" svg:y="4.926cm">
          <text:p text:style-name="P17"><text:span text:style-name="T7">&lt;?php</text:span></text:p>
          <text:p text:style-name="P17"><text:span text:style-name="T7"/></text:p>
          <text:p text:style-name="P17"><text:span text:style-name="T7">$opname = parsekit_opcode_name (61);</text:span></text:p>
          <text:p text:style-name="P17"><text:span text:style-name="T7"/></text:p>
          <text:p text:style-name="P17"><text:span text:style-name="T7">var_dump($opname);</text:span></text:p>
          <text:p text:style-name="P17"><text:span text:style-name="T7"/></text:p>
          <text:p text:style-name="P17"><text:span text:style-name="T7">?&gt;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12.105cm" svg:height="1.799cm" svg:x="12.7cm" svg:y="6.324cm">
          <text:p text:style-name="P17"><text:span text:style-name="T7">string(21) "ZEND_DO_FCALL_BY_NAME"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204cm" svg:height="0.798cm" svg:x="11.298cm" svg:y="6.923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1" draw:layer="layout" svg:width="10.402cm" svg:height="4.798cm" svg:x="0.9cm" svg:y="11.924cm">
          <text:p text:style-name="P17"><text:span text:style-name="T7">&lt;?php</text:span></text:p>
          <text:p text:style-name="P17"><text:span text:style-name="T7"/></text:p>
          <text:p text:style-name="P17"><text:span text:style-name="T7">$opflags = parsekit_opcode_flags (61);</text:span></text:p>
          <text:p text:style-name="P17"><text:span text:style-name="T7"/></text:p>
          <text:p text:style-name="P17"><text:span text:style-name="T7">var_dump($opflags);</text:span></text:p>
          <text:p text:style-name="P17"><text:span text:style-name="T7"/></text:p>
          <text:p text:style-name="P17"><text:span text:style-name="T7">?&gt;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12.105cm" svg:height="1.799cm" svg:x="13.295cm" svg:y="13.326cm">
          <text:p text:style-name="P17"><text:span text:style-name="T7">int(16777218)‏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204cm" svg:height="0.798cm" svg:x="11.699cm" svg:y="13.926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1" draw:text-style-name="P13" draw:layer="layout" svg:x1="17.507cm" svg:y1="16.725cm" svg:x2="14.367cm" svg:y2="14.304cm">
          <text:p text:style-name="P4"/>
        </draw:line>
        <draw:custom-shape draw:style-name="gr51" draw:text-style-name="P11" draw:layer="layout" svg:width="8.617cm" svg:height="1.44cm" svg:x="15.615cm" svg:y="16.722cm">
          <text:p text:style-name="P71"><text:span text:style-name="T7">flags define whether opcode takes op1 and op2, </text:span></text:p>
          <text:p text:style-name="P71"><text:span text:style-name="T7">defines EA, sets a result etc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2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style-name="gr1" draw:text-style-name="P11" draw:layer="layout" svg:width="22.904cm" svg:height="1.385cm" svg:x="0.216cm" svg:y="2.143cm">
          <text:p text:style-name="P10"><text:span text:style-name="T3">Execution path for a script</text:span></text:p>
          <draw:enhanced-geometry svg:viewBox="0 0 21600 21600" draw:type="mso-spt202" draw:enhanced-path="M 0 0 L 21600 0 21600 21600 0 21600 0 0 Z N"/>
        </draw:custom-shape>
        <draw:custom-shape draw:style-name="gr2" draw:text-style-name="P11" draw:layer="layout" svg:width="6.152cm" svg:height="1.6cm" svg:x="1.177cm" svg:y="4.15cm">
          <text:p text:style-name="P12"><text:span text:style-name="T4">php_execute_script()‏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1" draw:layer="layout" svg:width="6.755cm" svg:height="1.799cm" svg:x="0.878cm" svg:y="7.153cm">
          <text:p text:style-name="P12"><text:span text:style-name="T4">zend_execute_scripts()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draw:layer="layout" svg:width="6.151cm" svg:height="1.799cm" svg:x="11.395cm" svg:y="10.826cm">
          <text:p text:style-name="P12"><text:span text:style-name="T4">zend_execute()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1" draw:layer="layout" svg:width="6.548cm" svg:height="1.601cm" svg:x="11.395cm" svg:y="14.323cm">
          <text:p text:style-name="P4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13" draw:layer="layout" svg:x1="11.448cm" svg:y1="15.139cm" svg:x2="8.568cm" svg:y2="15.143cm">
          <text:p text:style-name="P4"/>
        </draw:line>
        <draw:line draw:style-name="gr4" draw:text-style-name="P13" draw:layer="layout" svg:x1="8.573cm" svg:y1="15.129cm" svg:x2="8.577cm" svg:y2="11.72cm">
          <text:p text:style-name="P4"/>
        </draw:line>
        <draw:line draw:style-name="gr5" draw:text-style-name="P13" draw:layer="layout" svg:x1="8.573cm" svg:y1="11.725cm" svg:x2="11.443cm" svg:y2="11.73cm">
          <text:p text:style-name="P4"/>
        </draw:line>
        <draw:line draw:style-name="gr6" draw:text-style-name="P13" draw:layer="layout" svg:x1="14.702cm" svg:y1="10.759cm" svg:x2="14.706cm" svg:y2="8.946cm">
          <text:p text:style-name="P4"/>
        </draw:line>
        <draw:line draw:style-name="gr6" draw:text-style-name="P13" draw:layer="layout" svg:x1="4.255cm" svg:y1="7.156cm" svg:x2="4.26cm" svg:y2="5.745cm">
          <text:p text:style-name="P4"/>
        </draw:line>
        <draw:custom-shape draw:style-name="gr7" draw:text-style-name="P11" draw:layer="layout" svg:width="4.688cm" svg:height="2.06cm" svg:x="7.633cm" svg:y="15.924cm">
          <text:p text:style-name="P14"><text:span text:style-name="T5">user call</text:span></text:p>
          <text:p text:style-name="P14"><text:span text:style-name="T5">(function/method</text:span><text:span text:style-name="T6">)‏</text:span></text:p>
          <draw:enhanced-geometry svg:viewBox="0 0 21600 21600" draw:type="mso-spt202" draw:enhanced-path="M 0 0 L 21600 0 21600 21600 0 21600 0 0 Z N"/>
        </draw:custom-shape>
        <draw:custom-shape draw:style-name="gr8" draw:text-style-name="P11" draw:layer="layout" svg:width="4.054cm" svg:height="1.01cm" svg:x="17.29cm" svg:y="15.963cm">
          <text:p text:style-name="P14"><text:span text:style-name="T5">include/require</text:span></text:p>
          <draw:enhanced-geometry svg:viewBox="0 0 21600 21600" draw:type="mso-spt202" draw:enhanced-path="M 0 0 L 21600 0 21600 21600 0 21600 0 0 Z N"/>
        </draw:custom-shape>
        <draw:line draw:style-name="gr6" draw:text-style-name="P13" draw:layer="layout" svg:x1="14.702cm" svg:y1="14.429cm" svg:x2="14.706cm" svg:y2="12.621cm">
          <text:p text:style-name="P4"/>
        </draw:line>
        <draw:custom-shape draw:style-name="gr2" draw:text-style-name="P11" draw:layer="layout" svg:width="6.151cm" svg:height="1.799cm" svg:x="11.148cm" svg:y="7.153cm">
          <text:p text:style-name="P12"><text:span text:style-name="T4">zend_compile_file()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3" draw:layer="layout" svg:x1="7.633cm" svg:y1="8.026cm" svg:x2="11.148cm" svg:y2="8.03cm">
          <text:p text:style-name="P4"/>
        </draw:line>
        <draw:line draw:style-name="gr4" draw:text-style-name="P13" draw:layer="layout" svg:x1="17.943cm" svg:y1="15.143cm" svg:x2="20.827cm" svg:y2="15.121cm">
          <text:p text:style-name="P4"/>
        </draw:line>
        <draw:line draw:style-name="gr4" draw:text-style-name="P13" draw:layer="layout" svg:x1="20.827cm" svg:y1="15.129cm" svg:x2="20.832cm" svg:y2="8.02cm">
          <text:p text:style-name="P4"/>
        </draw:line>
        <draw:line draw:style-name="gr5" draw:text-style-name="P13" draw:layer="layout" svg:x1="20.831cm" svg:y1="8.026cm" svg:x2="17.294cm" svg:y2="8.03cm">
          <text:p text:style-name="P4"/>
        </draw:line>
        <presentation:notes draw:style-name="dp2">
          <draw:page-thumbnail draw:layer="layout" svg:width="12.7cm" svg:height="9.525cm" svg:x="3.175cm" svg:y="1.905cm" draw:page-number="33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PHP Interpreter</text:span></text:p>
          </draw:text-box>
        </draw:frame>
        <draw:frame presentation:style-name="pr27" draw:text-style-name="P9" draw:layer="layout" svg:width="21.599cm" svg:height="11.815cm" svg:x="1.904cm" svg:y="4.934cm" presentation:class="outline" presentation:user-transformed="true">
          <draw:text-box>
            <text:list text:style-name="L3">
              <text:list-item>
                <text:p text:style-name="P61"><text:span text:style-name="T2">Can be generated in many flavours</text:span></text:p>
              </text:list-item>
            </text:list>
            <text:list text:style-name="L3">
              <text:list-item>
                <text:list>
                  <text:list-item>
                    <text:p text:style-name="P62"><text:span text:style-name="T2">12 different versions possible</text:span></text:p>
                  </text:list-item>
                </text:list>
              </text:list-item>
            </text:list>
            <text:list text:style-name="L3">
              <text:list-item>
                <text:p text:style-name="P61"><text:span text:style-name="T2">Generated by a chunk of PHP code; zend_vm_gen.php</text:span></text:p>
              </text:list-item>
            </text:list>
            <text:list text:style-name="L3">
              <text:list-item>
                <text:list>
                  <text:list-item>
                    <text:p text:style-name="P62"><text:span text:style-name="T2">You need to understand regular expressions before attempting to read this code</text:span></text:p>
                  </text:list-item>
                </text:list>
              </text:list-item>
            </text:list>
            <text:list text:style-name="L3">
              <text:list-item>
                <text:p text:style-name="P61"><text:span text:style-name="T2">Interpreter generated from</text:span></text:p>
              </text:list-item>
            </text:list>
            <text:list text:style-name="L3">
              <text:list-item>
                <text:list>
                  <text:list-item>
                    <text:p text:style-name="P62"><text:span text:style-name="T2">definition of each opcode in zend_vm_def.h, and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2"><text:span text:style-name="T2">skeletal interpreter body in zend_vm-execute.sk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2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4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Interpreter generation process</text:span></text:p>
          </draw:text-box>
        </draw:frame>
        <draw:custom-shape draw:style-name="gr2" draw:text-style-name="P11" draw:layer="layout" svg:width="6.999cm" svg:height="4.599cm" svg:x="9.701cm" svg:y="7.726cm">
          <text:p text:style-name="P73"><text:span text:style-name="T30">zend_vm_gen.php</text:span></text:p>
          <draw:enhanced-geometry svg:viewBox="0 0 21600 21600" draw:type="rectangle" draw:enhanced-path="M 0 0 L 21600 0 21600 21600 0 21600 0 0 Z N"/>
        </draw:custom-shape>
        <draw:custom-shape draw:style-name="gr72" draw:text-style-name="P11" draw:layer="layout" svg:width="5.6cm" svg:height="2.399cm" svg:x="1.301cm" svg:y="5.724cm">
          <text:p text:style-name="P12"><text:span text:style-name="T25">zend_vm_execute.skl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2" draw:text-style-name="P11" draw:layer="layout" svg:width="5.6cm" svg:height="2.399cm" svg:x="1.098cm" svg:y="12.127cm">
          <text:p text:style-name="P12"><text:span text:style-name="T25">zend_vm_def.h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2" draw:text-style-name="P11" draw:layer="layout" svg:width="5.6cm" svg:height="2.399cm" svg:x="18.702cm" svg:y="5.525cm">
          <text:p text:style-name="P12"><text:span text:style-name="T25">zend_vm-execute.h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2" draw:text-style-name="P11" draw:layer="layout" svg:width="5.6cm" svg:height="2.399cm" svg:x="18.702cm" svg:y="12.127cm">
          <text:p text:style-name="P12"><text:span text:style-name="T25">zend_vm_opcodes.h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1" draw:layer="layout" svg:width="2.801cm" svg:height="1.799cm" draw:transform="rotate (-0.610865238199087) translate (7.467cm 6.879cm)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1" draw:layer="layout" svg:width="2.8cm" svg:height="1.799cm" draw:transform="rotate (0.62831853071784) translate (16.84cm 8.924cm)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1" draw:layer="layout" svg:width="2.8cm" svg:height="1.799cm" draw:transform="rotate (-0.610865238199087) translate (17.676cm 10.08cm)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1" draw:layer="layout" svg:width="2.8cm" svg:height="1.799cm" draw:transform="rotate (0.40142572795862) translate (6.256cm 11.347cm)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layer="layout" svg:width="12.7cm" svg:height="9.525cm" svg:x="3.175cm" svg:y="1.905cm" draw:page-number="35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custom-shape draw:style-name="gr1" draw:text-style-name="P11" draw:layer="layout" svg:width="22.904cm" svg:height="1.385cm" svg:x="0cm" svg:y="2.421cm">
          <text:p text:style-name="P10"><text:span text:style-name="T3">zend_vm_execute.skl</text:span></text:p>
          <draw:enhanced-geometry svg:viewBox="0 0 21600 21600" draw:type="mso-spt202" draw:enhanced-path="M 0 0 L 21600 0 21600 21600 0 21600 0 0 Z N"/>
        </draw:custom-shape>
        <draw:custom-shape draw:style-name="gr73" draw:text-style-name="P11" draw:layer="layout" svg:width="15.676cm" svg:height="15.101cm" svg:x="8.952cm" svg:y="4.366cm">
          <text:p text:style-name="P56"><text:span text:style-name="T31">{%DEFINES%}</text:span></text:p>
          <text:p text:style-name="P56"><text:span text:style-name="T32">ZEND_API void {%EXECUTOR_NAME%}(zend_op_array *op_array TSRMLS_DC)‏</text:span></text:p>
          <text:p text:style-name="P56"><text:span text:style-name="T32">{</text:span></text:p>
          <text:p text:style-name="P56"><text:span text:style-name="T32"><text:s text:c="4"/></text:span><text:span text:style-name="T32">zend_execute_data execute_data;</text:span></text:p>
          <text:p text:style-name="P56"><text:span text:style-name="T32"><text:s text:c="4"/></text:span><text:span text:style-name="T31">{%HELPER_VARS%}</text:span></text:p>
          <text:p text:style-name="P56"><text:span text:style-name="T32"/></text:p>
          <text:p text:style-name="P56"><text:span text:style-name="T32"><text:s text:c="4"/></text:span><text:span text:style-name="T31">{%INTERNAL_LABELS%}</text:span></text:p>
          <text:p text:style-name="P56"><text:span text:style-name="T32"><text:s text:c="4"/></text:span><text:span text:style-name="T32">if (EG(exception)) {</text:span></text:p>
          <text:p text:style-name="P56"><text:span text:style-name="T32"><text:s text:c="8"/></text:span><text:span text:style-name="T32">return;</text:span></text:p>
          <text:p text:style-name="P56"><text:span text:style-name="T32"><text:s text:c="4"/></text:span><text:span text:style-name="T32">}</text:span></text:p>
          <text:p text:style-name="P56"><text:span text:style-name="T32"><text:s text:c="4"/></text:span><text:span text:style-name="T32">/* Initialize execute_data */</text:span></text:p>
          <text:p text:style-name="P56"><text:span text:style-name="T32"><text:s text:c="4"/></text:span><text:span text:style-name="T32">EX(fbc) = NULL;</text:span></text:p>
          <text:p text:style-name="P56"><text:span text:style-name="T32"><text:s text:c="4"/></text:span><text:span text:style-name="T32">EX(object) = NULL;</text:span></text:p>
          <text:p text:style-name="P56"><text:span text:style-name="T32"><text:s text:c="4"/></text:span><text:span text:style-name="T32">EX(old_error_reporting) = NULL;</text:span></text:p>
          <text:p text:style-name="P56"><text:span text:style-name="T32"><text:s text:c="4"/></text:span><text:span text:style-name="T32">if (op_array-&gt;T &lt; TEMP_VAR_STACK_LIMIT) {</text:span></text:p>
          <text:p text:style-name="P56"><text:span text:style-name="T32"><text:s text:c="8"/></text:span><text:span text:style-name="T32">EX(Ts) = (temp_variable *) do_alloca(sizeof(temp_variable) * op_array-&gt;T);</text:span></text:p>
          <text:p text:style-name="P56"><text:span text:style-name="T32"><text:s text:c="4"/></text:span><text:span text:style-name="T32">} else {</text:span></text:p>
          <text:p text:style-name="P56"><text:span text:style-name="T32"><text:s text:c="8"/></text:span><text:span text:style-name="T32">EX(Ts) = (temp_variable *) safe_emalloc(sizeof(temp_variable), op_array-&gt;T, 0);</text:span></text:p>
          <text:p text:style-name="P56"><text:span text:style-name="T32"><text:s text:c="5"/></text:span><text:span text:style-name="T32">}</text:span></text:p>
          <text:p text:style-name="P74"><text:span text:style-name="T32"><text:s text:c="6"/>…… </text:span><text:span text:style-name="T32">etc </text:span><text:span text:style-name="T32"><text:tab/>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5.786cm" svg:height="3.665cm" svg:x="0.595cm" svg:y="5.759cm">
          <text:p text:style-name="P66"><text:span text:style-name="T4">triggers to zend_vmg_gen.php to insert generated code</text:span></text:p>
          <draw:enhanced-geometry svg:viewBox="0 0 21600 21600" draw:type="mso-spt202" draw:enhanced-path="M 0 0 L 21600 0 21600 21600 0 21600 0 0 Z N"/>
        </draw:custom-shape>
        <draw:line draw:style-name="gr74" draw:text-style-name="P13" draw:layer="layout" svg:x1="6.381cm" svg:y1="6.945cm" svg:x2="8.952cm" svg:y2="4.899cm">
          <text:p text:style-name="P4"/>
        </draw:line>
        <draw:line draw:style-name="gr75" draw:text-style-name="P13" draw:layer="layout" svg:x1="6.381cm" svg:y1="6.941cm" svg:x2="9.538cm" svg:y2="7.413cm">
          <text:p text:style-name="P4"/>
        </draw:line>
        <draw:line draw:style-name="gr76" draw:text-style-name="P13" draw:layer="layout" svg:x1="6.381cm" svg:y1="6.941cm" svg:x2="9.538cm" svg:y2="8.731cm">
          <text:p text:style-name="P4"/>
        </draw:line>
        <presentation:notes draw:style-name="dp2">
          <draw:page-thumbnail draw:layer="layout" svg:width="12.7cm" svg:height="9.525cm" svg:x="3.175cm" svg:y="1.905cm" draw:page-number="36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zend_vm_defs.h</text:span></text:p>
          </draw:text-box>
        </draw:frame>
        <draw:custom-shape draw:style-name="gr73" draw:text-style-name="P11" draw:layer="layout" svg:width="20.968cm" svg:height="10.08cm" svg:x="3.025cm" svg:y="7.32cm">
          <text:p text:style-name="P75"><text:span text:style-name="T33">ZEND_VM_HANDLER(1, ZEND_ADD, CONST|TMP|VAR|CV, CONST|TMP|VAR|CV)‏</text:span></text:p>
          <text:p text:style-name="P75"><text:span text:style-name="T33">{</text:span></text:p>
          <text:p text:style-name="P76"><text:span text:style-name="T33"><text:tab/></text:span><text:span text:style-name="T33">zend_op *opline = EX(opline);</text:span><text:span text:style-name="T33"><text:tab/></text:span><text:span text:style-name="T33">zend_free_op free_op1, free_op2;</text:span></text:p>
          <text:p text:style-name="P77"><text:span text:style-name="T33"/></text:p>
          <text:p text:style-name="P76"><text:span text:style-name="T33"><text:tab/></text:span><text:span text:style-name="T33">add_function(&amp;EX_T(opline-&gt;result.u.var).tmp_var,</text:span></text:p>
          <text:p text:style-name="P76"><text:span text:style-name="T33"><text:tab/></text:span><text:span text:style-name="T33"><text:tab/></text:span><text:span text:style-name="T33">GET_OP1_ZVAL_PTR(BP_VAR_R),</text:span></text:p>
          <text:p text:style-name="P76"><text:span text:style-name="T33"><text:tab/></text:span><text:span text:style-name="T33"><text:tab/></text:span><text:span text:style-name="T33">GET_OP2_ZVAL_PTR(BP_VAR_R) TSRMLS_CC);</text:span></text:p>
          <text:p text:style-name="P76"><text:span text:style-name="T33"><text:tab/></text:span><text:span text:style-name="T33">FREE_OP1();</text:span></text:p>
          <text:p text:style-name="P76"><text:span text:style-name="T33"><text:tab/></text:span><text:span text:style-name="T33">FREE_OP2();</text:span></text:p>
          <text:p text:style-name="P76"><text:span text:style-name="T33"><text:tab/></text:span><text:span text:style-name="T33">ZEND_VM_NEXT_OPCODE();</text:span></text:p>
          <text:p text:style-name="P77"><text:span text:style-name="T33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cm" svg:height="1.112cm" svg:x="4.599cm" svg:y="5.256cm">
          <text:p text:style-name="P12"><text:span text:style-name="T4">opcode</text:span></text:p>
          <draw:enhanced-geometry svg:viewBox="0 0 21600 21600" draw:type="mso-spt202" draw:enhanced-path="M 0 0 L 21600 0 21600 21600 0 21600 0 0 Z N"/>
        </draw:custom-shape>
        <draw:line draw:style-name="gr77" draw:text-style-name="P13" draw:layer="layout" svg:x1="6.112cm" svg:y1="6.191cm" svg:x2="8.242cm" svg:y2="7.417cm">
          <text:p text:style-name="P4"/>
        </draw:line>
        <draw:custom-shape draw:style-name="gr7" draw:text-style-name="P11" draw:layer="layout" svg:width="4.145cm" svg:height="1.112cm" svg:x="8.242cm" svg:y="4.961cm">
          <text:p text:style-name="P12"><text:span text:style-name="T4">opcode name</text:span></text:p>
          <draw:enhanced-geometry svg:viewBox="0 0 21600 21600" draw:type="mso-spt202" draw:enhanced-path="M 0 0 L 21600 0 21600 21600 0 21600 0 0 Z N"/>
        </draw:custom-shape>
        <draw:line draw:style-name="gr78" draw:text-style-name="P13" draw:layer="layout" svg:x1="10.636cm" svg:y1="5.896cm" svg:x2="9.772cm" svg:y2="7.417cm">
          <text:p text:style-name="P4"/>
        </draw:line>
        <draw:custom-shape draw:style-name="gr8" draw:text-style-name="P11" draw:layer="layout" svg:width="4.875cm" svg:height="1.692cm" svg:x="12.044cm" svg:y="3.903cm">
          <text:p text:style-name="P14"><text:span text:style-name="T5">types accepted for</text:span></text:p>
          <text:p text:style-name="P14"><text:span text:style-name="T5">op1</text:span></text:p>
          <draw:enhanced-geometry svg:viewBox="0 0 21600 21600" draw:type="mso-spt202" draw:enhanced-path="M 0 0 L 21600 0 21600 21600 0 21600 0 0 Z N"/>
        </draw:custom-shape>
        <draw:g>
          <draw:line draw:style-name="gr4" draw:text-style-name="P13" draw:layer="layout" svg:x1="12.061cm" svg:y1="7.329cm" svg:x2="12.065cm" svg:y2="6.725cm">
            <text:p text:style-name="P4"/>
          </draw:line>
          <draw:line draw:style-name="gr4" draw:text-style-name="P13" draw:layer="layout" svg:x1="16.907cm" svg:y1="7.272cm" svg:x2="16.911cm" svg:y2="6.668cm">
            <text:p text:style-name="P4"/>
          </draw:line>
          <draw:line draw:style-name="gr4" draw:text-style-name="P13" draw:layer="layout" svg:x1="12.061cm" svg:y1="6.729cm" svg:x2="16.911cm" svg:y2="6.734cm">
            <text:p text:style-name="P4"/>
          </draw:line>
        </draw:g>
        <draw:g>
          <draw:line draw:style-name="gr4" draw:text-style-name="P13" draw:layer="layout" svg:x1="17.286cm" svg:y1="7.311cm" svg:x2="17.291cm" svg:y2="6.707cm">
            <text:p text:style-name="P4"/>
          </draw:line>
          <draw:line draw:style-name="gr4" draw:text-style-name="P13" draw:layer="layout" svg:x1="22.132cm" svg:y1="7.254cm" svg:x2="22.137cm" svg:y2="6.65cm">
            <text:p text:style-name="P4"/>
          </draw:line>
          <draw:line draw:style-name="gr4" draw:text-style-name="P13" draw:layer="layout" svg:x1="17.286cm" svg:y1="6.712cm" svg:x2="22.137cm" svg:y2="6.716cm">
            <text:p text:style-name="P4"/>
          </draw:line>
        </draw:g>
        <draw:line draw:style-name="gr4" draw:text-style-name="P13" draw:layer="layout" svg:x1="19.61cm" svg:y1="5.543cm" svg:x2="19.614cm" svg:y2="6.672cm">
          <text:p text:style-name="P4"/>
        </draw:line>
        <draw:line draw:style-name="gr4" draw:text-style-name="P13" draw:layer="layout" svg:x1="14.499cm" svg:y1="5.525cm" svg:x2="14.504cm" svg:y2="6.654cm">
          <text:p text:style-name="P4"/>
        </draw:line>
        <draw:custom-shape draw:style-name="gr8" draw:text-style-name="P11" draw:layer="layout" svg:width="4.875cm" svg:height="1.692cm" svg:x="17.269cm" svg:y="3.991cm">
          <text:p text:style-name="P14"><text:span text:style-name="T5">types accepted for</text:span></text:p>
          <text:p text:style-name="P14"><text:span text:style-name="T5">op2</text:span></text:p>
          <draw:enhanced-geometry svg:viewBox="0 0 21600 21600" draw:type="mso-spt202" draw:enhanced-path="M 0 0 L 21600 0 21600 21600 0 21600 0 0 Z N"/>
        </draw:custom-shape>
        <draw:custom-shape draw:style-name="gr7" draw:text-style-name="P11" draw:layer="layout" svg:width="5.653cm" svg:height="1.963cm" svg:x="17.679cm" svg:y="16.334cm">
          <text:p text:style-name="P12"><text:span text:style-name="T4">.. although this is just a macro! </text:span></text:p>
          <draw:enhanced-geometry svg:viewBox="0 0 21600 21600" draw:type="mso-spt202" draw:enhanced-path="M 0 0 L 21600 0 21600 21600 0 21600 0 0 Z N"/>
        </draw:custom-shape>
        <draw:custom-shape draw:style-name="gr7" draw:text-style-name="P11" draw:layer="layout" svg:width="4.926cm" svg:height="2.315cm" svg:x="1.186cm" svg:y="16.334cm">
          <text:p text:style-name="P12"><text:span text:style-name="T4">helper function</text:span></text:p>
          <text:p text:style-name="P12"><text:span text:style-name="T4"/></text:p>
          <draw:enhanced-geometry svg:viewBox="0 0 21600 21600" draw:type="mso-spt202" draw:enhanced-path="M 0 0 L 21600 0 21600 21600 0 21600 0 0 Z N"/>
        </draw:custom-shape>
        <draw:line draw:style-name="gr79" draw:text-style-name="P13" draw:layer="layout" svg:x1="3.426cm" svg:y1="16.338cm" svg:x2="6.112cm" svg:y2="10.954cm">
          <text:p text:style-name="P4"/>
        </draw:line>
        <draw:line draw:style-name="gr80" draw:text-style-name="P13" draw:layer="layout" svg:x1="18.961cm" svg:y1="16.338cm" svg:x2="12.382cm" svg:y2="14.68cm">
          <text:p text:style-name="P4"/>
        </draw:line>
        <draw:custom-shape draw:style-name="gr7" draw:text-style-name="P11" draw:layer="layout" svg:width="6.311cm" svg:height="1.963cm" svg:x="7.474cm" svg:y="16.334cm">
          <text:p text:style-name="P12"><text:span text:style-name="T4">triggers to php code to replace text</text:span></text:p>
          <draw:enhanced-geometry svg:viewBox="0 0 21600 21600" draw:type="mso-spt202" draw:enhanced-path="M 0 0 L 21600 0 21600 21600 0 21600 0 0 Z N"/>
        </draw:custom-shape>
        <draw:line draw:style-name="gr81" draw:text-style-name="P13" draw:layer="layout" svg:x1="9.78cm" svg:y1="16.337cm" svg:x2="7.469cm" svg:y2="13.718cm">
          <text:p text:style-name="P4"/>
        </draw:line>
        <draw:line draw:style-name="gr82" draw:text-style-name="P13" draw:layer="layout" svg:x1="9.781cm" svg:y1="16.338cm" svg:x2="8.237cm" svg:y2="13.128cm">
          <text:p text:style-name="P4"/>
        </draw:line>
        <draw:line draw:style-name="gr83" draw:text-style-name="P13" draw:layer="layout" svg:x1="9.776cm" svg:y1="16.338cm" svg:x2="9.781cm" svg:y2="12.418cm">
          <text:p text:style-name="P4"/>
        </draw:line>
        <draw:line draw:style-name="gr84" draw:text-style-name="P13" draw:layer="layout" svg:x1="9.776cm" svg:y1="16.337cm" svg:x2="10.632cm" svg:y2="11.672cm">
          <text:p text:style-name="P4"/>
        </draw:line>
        <presentation:notes draw:style-name="dp2">
          <draw:page-thumbnail draw:layer="layout" svg:width="12.7cm" svg:height="9.525cm" svg:x="3.175cm" svg:y="1.905cm" draw:page-number="37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3" draw:text-style-name="P2" draw:layer="layout" svg:width="22.904cm" svg:height="1.722cm" svg:x="0.428cm" svg:y="1.391cm" presentation:class="title" presentation:user-transformed="true">
          <draw:text-box>
            <text:p text:style-name="P1"><text:span text:style-name="T2">Interpreter generation process</text:span></text:p>
          </draw:text-box>
        </draw:frame>
        <draw:frame presentation:style-name="pr28" draw:text-style-name="P9" draw:layer="layout" svg:width="21.598cm" svg:height="15.46cm" svg:x="1.901cm" svg:y="3.806cm" presentation:class="outline" presentation:user-transformed="true">
          <draw:text-box>
            <text:list text:style-name="L3">
              <text:list-item>
                <text:p text:style-name="P78"><text:span text:style-name="T12">Usage information:</text:span></text:p>
              </text:list-item>
            </text:list>
            <text:list text:style-name="L3">
              <text:list-item>
                <text:p text:style-name="P79"><text:span text:style-name="T12"><text:tab/></text:span><text:span text:style-name="T12"><text:tab/></text:span><text:span text:style-name="T12"><text:tab/></text:span><text:span text:style-name="T34">php zend_vm_gen.php [options]</text:span></text:p>
              </text:list-item>
            </text:list>
            <text:list text:style-name="L3">
              <text:list-item>
                <text:p text:style-name="P79"><text:span text:style-name="T34"><text:tab/></text:span><text:span text:style-name="T34"><text:tab/></text:span><text:span text:style-name="T34"><text:tab/></text:span><text:span text:style-name="T34">Options:</text:span></text:p>
              </text:list-item>
            </text:list>
            <text:list text:style-name="L3">
              <text:list-item>
                <text:p text:style-name="P79"><text:span text:style-name="T34"><text:s text:c="2"/></text:span><text:span text:style-name="T34"><text:tab/></text:span><text:span text:style-name="T34"><text:tab/></text:span><text:span text:style-name="T34"><text:tab/></text:span><text:span text:style-name="T34">--with-vm-kind=CALL|SWITCH|GOTO </text:span><text:span text:style-name="T34"><text:tab/></text:span><text:span text:style-name="T34"> - select threading model (default is CALL)‏</text:span></text:p>
              </text:list-item>
            </text:list>
            <text:list text:style-name="L3">
              <text:list-item>
                <text:p text:style-name="P79"><text:span text:style-name="T34"><text:s text:c="2"/></text:span><text:span text:style-name="T34"><text:tab/></text:span><text:span text:style-name="T34"><text:tab/></text:span><text:span text:style-name="T34"><text:tab/></text:span><text:span text:style-name="T34">--without-specializer <text:s text:c="6"/></text:span><text:span text:style-name="T34"><text:tab/></text:span><text:span text:style-name="T34"><text:tab/></text:span><text:span text:style-name="T34"> - disable executor specialization</text:span></text:p>
              </text:list-item>
            </text:list>
            <text:list text:style-name="L3">
              <text:list-item>
                <text:p text:style-name="P79"><text:span text:style-name="T34"><text:s text:c="2"/></text:span><text:span text:style-name="T34"><text:tab/></text:span><text:span text:style-name="T34"><text:tab/></text:span><text:span text:style-name="T34"><text:tab/></text:span><text:span text:style-name="T34">--with-old-executor <text:s text:c="10"/></text:span><text:span text:style-name="T34"><text:tab/></text:span><text:span text:style-name="T34"><text:tab/></text:span><text:span text:style-name="T34"> - enable old executor</text:span></text:p>
              </text:list-item>
            </text:list>
            <text:list text:style-name="L3">
              <text:list-item>
                <text:p text:style-name="P79"><text:span text:style-name="T34"><text:s text:c="2"/></text:span><text:span text:style-name="T34"><text:tab/></text:span><text:span text:style-name="T34"><text:tab/></text:span><text:span text:style-name="T34"><text:tab/></text:span><text:span text:style-name="T34">--with-lines <text:s text:c="19"/></text:span><text:span text:style-name="T34"><text:tab/></text:span><text:span text:style-name="T34"><text:tab/></text:span><text:span text:style-name="T34"> - enable #line directives</text:span></text:p>
              </text:list-item>
            </text:list>
            <text:list text:style-name="L3">
              <text:list-item>
                <text:p text:style-name="P80"><text:span text:style-name="T34"/></text:p>
              </text:list-item>
            </text:list>
            <text:list text:style-name="L3">
              <text:list-item>
                <text:p text:style-name="P81"><text:span text:style-name="T12">–</text:span><text:span text:style-name="T12">with-vm-kind defines execution method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2"><text:span text:style-name="T12">CALL: Each opcode handler is defined as a func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2"><text:span text:style-name="T12">SWITCH: Each opcode handler is a case block in one huge switch statem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2"><text:span text:style-name="T12">GOTO: Label defined for each opcode handl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1"><text:span text:style-name="T12">--without-specializer means only one handler per opcode 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2"><text:span text:style-name="T12">With specializer’s a handler generated for each possible combination of operand types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2"><text:span text:style-name="T12">A reported 20% speedup with specializers enabled over old executo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3"><text:span text:style-name="T1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8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Interpreter generation process</text:span></text:p>
          </draw:text-box>
        </draw:frame>
        <draw:frame presentation:style-name="pr29" draw:text-style-name="P9" draw:layer="layout" svg:width="21.598cm" svg:height="6.062cm" svg:x="1.901cm" svg:y="4.444cm" presentation:class="outline" presentation:user-transformed="true">
          <draw:text-box>
            <text:list text:style-name="L3">
              <text:list-item>
                <text:p text:style-name="P47"><text:span text:style-name="T17">--with-old-executor <text:s/>enables runtime decision to call old pre-ZE2 type executor which is a CALL type executor with no specializer’s </text:span></text:p>
              </text:list-item>
            </text:list>
            <text:list text:style-name="L3">
              <text:list-item>
                <text:list>
                  <text:list-item>
                    <text:p text:style-name="P48"><text:span text:style-name="T17">zend_vm_use_old_executor() defined to switch executor model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8"><text:span text:style-name="T17">no current callers though</text:span></text:p>
                  </text:list-item>
                </text:list>
              </text:list-item>
            </text:list>
            <text:list text:style-name="L3">
              <text:list-item>
                <text:p text:style-name="P47"><text:span text:style-name="T17">--with-lines results in <text:s/>addition of #lines directives to generated zend_vm_execute.h</text:span></text:p>
              </text:list-item>
            </text:list>
          </draw:text-box>
        </draw:frame>
        <draw:custom-shape draw:style-name="gr73" draw:text-style-name="P11" draw:layer="layout" svg:width="16.982cm" svg:height="4.024cm" svg:x="4.5cm" svg:y="10.5cm">
          <text:p text:style-name="P71"><text:span text:style-name="T32">#line 28 "C:\PHPDEV\php5.2-200612111130\Zend\zend_vm_def.h"</text:span></text:p>
          <text:p text:style-name="P71"><text:span text:style-name="T32">static into ZEND_ADD_SPEC_CONST_CONST_HANDLER(ZEND_OPCODE_HANDLER_ARGS)‏</text:span></text:p>
          <text:p text:style-name="P71"><text:span text:style-name="T32">{</text:span></text:p>
          <text:p text:style-name="P84"><text:span text:style-name="T32"><text:tab/></text:span><text:span text:style-name="T32">zend_op *opline = EX(opline);</text:span></text:p>
          <text:p text:style-name="P84"><text:span text:style-name="T32"><text:tab/></text:span><text:span text:style-name="T32"><text:tab/></text:span><text:span text:style-name="T32">add_function(&amp;EX_T(opline-&gt;result.u.var).tmp_var,</text:span></text:p>
          <text:p text:style-name="P85"><text:span text:style-name="T32">…</text:span><text:span text:style-name="T32">. etc </text:span></text:p>
          <draw:enhanced-geometry svg:viewBox="0 0 21600 21600" draw:type="rectangle" draw:enhanced-path="M 0 0 L 21600 0 21600 21600 0 21600 0 0 Z N"/>
        </draw:custom-shape>
        <draw:custom-shape draw:style-name="gr85" draw:text-style-name="P11" draw:layer="layout" svg:width="21.599cm" svg:height="5.111cm" svg:x="2.399cm" svg:y="13.335cm">
          <text:list text:style-name="L8">
            <text:list-item>
              <text:list>
                <text:list-item>
                  <text:p text:style-name="P86"><text:span text:style-name="T35"/></text:p>
                </text:list-item>
              </text:list>
            </text:list-item>
          </text:list>
          <text:list text:style-name="L9">
            <text:list-item>
              <text:p text:style-name="P47"><text:span text:style-name="T17">default interpreter which is checked into CVS is generated as follows</text:span></text:p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7"><text:span text:style-name="T36">php zend_vm_gen.php –with-vm-kind=CA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9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Specialization</text:span></text:p>
          </draw:text-box>
        </draw:frame>
        <draw:frame presentation:style-name="pr30" draw:text-style-name="P9" draw:layer="layout" svg:width="21.599cm" svg:height="12.644cm" svg:x="1.904cm" svg:y="4.228cm" presentation:class="outline" presentation:user-transformed="true">
          <draw:text-box>
            <text:list text:style-name="L3">
              <text:list-item>
                <text:p text:style-name="P5"><text:span text:style-name="T2">With specialization enabled an handler is generated for each valid combination of input operand 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As each input operand (op1 and op2) can take 1 of 5 typ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TMP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VA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CV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CONS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UNUS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">This gives a theoretical 25 opcode handlers for each opcod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40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zend_vm_defs.h</text:span></text:p>
          </draw:text-box>
        </draw:frame>
        <draw:custom-shape draw:style-name="gr73" draw:text-style-name="P11" draw:layer="layout" svg:width="20.968cm" svg:height="10.08cm" svg:x="2.364cm" svg:y="5.614cm">
          <text:p text:style-name="P75"><text:span text:style-name="T33">ZEND_VM_HANDLER(1, ZEND_ADD, CONST|TMP|VAR|CV, CONST|TMP|VAR|CV)‏</text:span></text:p>
          <text:p text:style-name="P75"><text:span text:style-name="T33">{</text:span></text:p>
          <text:p text:style-name="P76"><text:span text:style-name="T33"><text:tab/></text:span><text:span text:style-name="T33">zend_op *opline = EX(opline);</text:span><text:span text:style-name="T33"><text:tab/></text:span><text:span text:style-name="T33">zend_free_op free_op1, free_op2;</text:span></text:p>
          <text:p text:style-name="P77"><text:span text:style-name="T33"/></text:p>
          <text:p text:style-name="P76"><text:span text:style-name="T33"><text:tab/></text:span><text:span text:style-name="T33">add_function(&amp;EX_T(opline-&gt;result.u.var).tmp_var,</text:span></text:p>
          <text:p text:style-name="P76"><text:span text:style-name="T33"><text:tab/></text:span><text:span text:style-name="T33"><text:tab/></text:span><text:span text:style-name="T33">GET_OP1_ZVAL_PTR(BP_VAR_R),</text:span></text:p>
          <text:p text:style-name="P76"><text:span text:style-name="T33"><text:tab/></text:span><text:span text:style-name="T33"><text:tab/></text:span><text:span text:style-name="T33">GET_OP2_ZVAL_PTR(BP_VAR_R) TSRMLS_CC);</text:span></text:p>
          <text:p text:style-name="P76"><text:span text:style-name="T33"><text:tab/></text:span><text:span text:style-name="T33">FREE_OP1();</text:span></text:p>
          <text:p text:style-name="P76"><text:span text:style-name="T33"><text:tab/></text:span><text:span text:style-name="T33">FREE_OP2();</text:span></text:p>
          <text:p text:style-name="P76"><text:span text:style-name="T33"><text:tab/></text:span><text:span text:style-name="T33">ZEND_VM_NEXT_OPCODE();</text:span></text:p>
          <text:p text:style-name="P77"><text:span text:style-name="T33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1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ZEND_ADD without specialization</text:span></text:p>
          </draw:text-box>
        </draw:frame>
        <draw:custom-shape draw:style-name="gr73" draw:text-style-name="P11" draw:layer="layout" svg:width="19.491cm" svg:height="10.833cm" svg:x="3.312cm" svg:y="5.764cm">
          <text:p text:style-name="P88"><text:span text:style-name="T37">static int ZEND_ADD_HANDLER(ZEND_OPCODE_HANDLER_ARGS)‏</text:span></text:p>
          <text:p text:style-name="P88"><text:span text:style-name="T37">{</text:span></text:p>
          <text:p text:style-name="P89"><text:span text:style-name="T37"><text:tab/></text:span><text:span text:style-name="T37">zend_op *opline = EX(opline);</text:span></text:p>
          <text:p text:style-name="P89"><text:span text:style-name="T37"><text:tab/></text:span><text:span text:style-name="T37">zend_free_op free_op1, free_op2;</text:span></text:p>
          <text:p text:style-name="P89"><text:span text:style-name="T37"><text:tab/></text:span><text:span text:style-name="T37">add_function(&amp;EX_T(opline-&gt;result.u.var).tmp_var,</text:span></text:p>
          <text:p text:style-name="P89"><text:span text:style-name="T37"><text:tab/></text:span><text:span text:style-name="T37"><text:tab/></text:span><text:span text:style-name="T37">get_zval_ptr(&amp;opline-&gt;op1, EX(Ts), &amp;free_op1, BP_VAR_R),</text:span></text:p>
          <text:p text:style-name="P89"><text:span text:style-name="T37"><text:tab/></text:span><text:span text:style-name="T37"><text:tab/></text:span><text:span text:style-name="T37">get_zval_ptr(&amp;opline-&gt;op2, EX(Ts), &amp;free_op2, BP_VAR_R)‏</text:span></text:p>
          <text:p text:style-name="P89"><text:span text:style-name="T37"><text:tab/></text:span><text:span text:style-name="T37"> <text:s text:c="19"/></text:span><text:span text:style-name="T37">TSRMLS_CC);</text:span></text:p>
          <text:p text:style-name="P89"><text:span text:style-name="T37"><text:tab/></text:span><text:span text:style-name="T37">FREE_OP(free_op1);</text:span></text:p>
          <text:p text:style-name="P89"><text:span text:style-name="T37"><text:tab/></text:span><text:span text:style-name="T37">FREE_OP(free_op2);</text:span></text:p>
          <text:p text:style-name="P89"><text:span text:style-name="T37"><text:tab/></text:span><text:span text:style-name="T37">ZEND_VM_NEXT_OPCODE();</text:span></text:p>
          <text:p text:style-name="P90"><text:span text:style-name="T37">}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512cm" svg:height="0.935cm" svg:x="14.631cm" svg:y="15.39cm">
          <text:p text:style-name="P4"/>
          <draw:enhanced-geometry svg:viewBox="0 0 21600 21600" draw:type="mso-spt202" draw:enhanced-path="M 0 0 L 21600 0 21600 21600 0 21600 0 0 Z N"/>
        </draw:custom-shape>
        <draw:custom-shape draw:style-name="gr7" draw:text-style-name="P11" draw:layer="layout" svg:width="10.698cm" svg:height="1.963cm" svg:x="11.324cm" svg:y="15.646cm">
          <text:p text:style-name="P66"><text:span text:style-name="T4">Handler calls </text:span><text:span text:style-name="T38">non-type specific</text:span><text:span text:style-name="T4"> routines to get zval * for op1 and op2</text:span></text:p>
          <draw:enhanced-geometry svg:viewBox="0 0 21600 21600" draw:type="mso-spt202" draw:enhanced-path="M 0 0 L 21600 0 21600 21600 0 21600 0 0 Z N"/>
        </draw:custom-shape>
        <draw:line draw:style-name="gr86" draw:text-style-name="P13" draw:layer="layout" svg:x1="16.25cm" svg:y1="15.65cm" svg:x2="10.332cm" svg:y2="10.658cm">
          <text:p text:style-name="P4"/>
        </draw:line>
        <draw:line draw:style-name="gr87" draw:text-style-name="P13" draw:layer="layout" svg:x1="16.25cm" svg:y1="15.649cm" svg:x2="10.332cm" svg:y2="10.036cm">
          <text:p text:style-name="P4"/>
        </draw:line>
        <presentation:notes draw:style-name="dp2">
          <draw:page-thumbnail draw:layer="layout" svg:width="12.7cm" svg:height="9.525cm" svg:x="3.175cm" svg:y="1.905cm" draw:page-number="42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ZEND_ADD with specialization</text:span></text:p>
          </draw:text-box>
        </draw:frame>
        <draw:custom-shape draw:style-name="gr73" draw:text-style-name="P11" draw:layer="layout" svg:width="11.341cm" svg:height="5.557cm" svg:x="1.094cm" svg:y="4.868cm">
          <text:p text:style-name="P57"><text:span text:style-name="T9">static int ZEND_ADD_SPEC_CONST_CONST_HANDLER</text:span></text:p>
          <text:p text:style-name="P91"><text:span text:style-name="T9"><text:tab/></text:span><text:span text:style-name="T9">(ZEND_OPCODE_HANDLER_ARGS)‏</text:span></text:p>
          <text:p text:style-name="P92"><text:span text:style-name="T9">{</text:span></text:p>
          <text:p text:style-name="P92"><text:span text:style-name="T9"><text:s text:c="5"/></text:span><text:span text:style-name="T9">zend_op *opline = EX(opline);</text:span></text:p>
          <text:p text:style-name="P92"><text:span text:style-name="T9"><text:s text:c="5"/></text:span><text:span text:style-name="T9">add_function(&amp;EX_T(opline-&gt;result.u.var).tmp_var,</text:span></text:p>
          <text:p text:style-name="P92"><text:span text:style-name="T9"><text:s text:c="9"/></text:span><text:span text:style-name="T9">&amp;opline-&gt;op1.u.constant,</text:span></text:p>
          <text:p text:style-name="P92"><text:span text:style-name="T9"><text:s text:c="9"/></text:span><text:span text:style-name="T9">&amp;opline-&gt;op2.u.constant TSRMLS_CC);</text:span></text:p>
          <text:p text:style-name="P92"><text:span text:style-name="T9"><text:s text:c="5"/></text:span><text:span text:style-name="T9">ZEND_VM_NEXT_OPCODE();</text:span></text:p>
          <text:p text:style-name="P92"><text:span text:style-name="T9">}</text:span></text:p>
          <draw:enhanced-geometry svg:viewBox="0 0 21600 21600" draw:type="rectangle" draw:enhanced-path="M 0 0 L 21600 0 21600 21600 0 21600 0 0 Z N"/>
        </draw:custom-shape>
        <draw:custom-shape draw:style-name="gr73" draw:text-style-name="P11" draw:layer="layout" svg:width="11.253cm" svg:height="8.235cm" svg:x="1.182cm" svg:y="9.988cm">
          <text:p text:style-name="P93"><text:span text:style-name="T39">static int ZEND_ADD_SPEC_CONST_TMP_HANDLER</text:span></text:p>
          <text:p text:style-name="P94"><text:span text:style-name="T39"><text:tab/></text:span><text:span text:style-name="T39">(ZEND_OPCODE_HANDLER_ARGS)‏</text:span></text:p>
          <text:p text:style-name="P95"><text:span text:style-name="T39">{</text:span></text:p>
          <text:p text:style-name="P95"><text:span text:style-name="T39"><text:s text:c="4"/></text:span><text:span text:style-name="T39">zend_op *opline = EX(opline);</text:span></text:p>
          <text:p text:style-name="P95"><text:span text:style-name="T39"><text:s text:c="4"/></text:span><text:span text:style-name="T39">zend_free_op free_op2;</text:span></text:p>
          <text:p text:style-name="P95"><text:span text:style-name="T39"><text:s text:c="4"/></text:span><text:span text:style-name="T39">add_function(&amp;EX_T(opline-&gt;result.u.var).tmp_var,</text:span></text:p>
          <text:p text:style-name="P95"><text:span text:style-name="T39"><text:s text:c="9"/></text:span><text:span text:style-name="T39">&amp;opline-&gt;op1.u.constant,</text:span></text:p>
          <text:p text:style-name="P95"><text:span text:style-name="T39"><text:s text:c="8"/></text:span><text:span text:style-name="T39">_get_zval_ptr_tmp(&amp;opline-&gt;op2, EX(Ts), &amp;free_op2 TSRMLS_CC)‏</text:span></text:p>
          <text:p text:style-name="P95"><text:span text:style-name="T39"><text:s text:c="9"/></text:span><text:span text:style-name="T39">TSRMLS_CC);</text:span></text:p>
          <text:p text:style-name="P95"><text:span text:style-name="T39"><text:s text:c="4"/></text:span><text:span text:style-name="T39">zval_dtor(free_op2.var);</text:span></text:p>
          <text:p text:style-name="P95"><text:span text:style-name="T39"><text:s text:c="4"/></text:span><text:span text:style-name="T39">ZEND_VM_NEXT_OPCODE();</text:span></text:p>
          <text:p text:style-name="P95"><text:span text:style-name="T39">}</text:span></text:p>
          <draw:enhanced-geometry svg:viewBox="0 0 21600 21600" draw:type="rectangle" draw:enhanced-path="M 0 0 L 21600 0 21600 21600 0 21600 0 0 Z N"/>
        </draw:custom-shape>
        <draw:custom-shape draw:style-name="gr73" draw:text-style-name="P11" draw:layer="layout" svg:width="11.342cm" svg:height="8.235cm" svg:x="13.357cm" svg:y="4.868cm">
          <text:p text:style-name="P93"><text:span text:style-name="T39">static int ZEND_ADD_SPEC_CONST_VAR_HANDLER</text:span></text:p>
          <text:p text:style-name="P94"><text:span text:style-name="T39"><text:tab/></text:span><text:span text:style-name="T39">(ZEND_OPCODE_HANDLER_ARGS)‏</text:span></text:p>
          <text:p text:style-name="P95"><text:span text:style-name="T39">{</text:span></text:p>
          <text:p text:style-name="P95"><text:span text:style-name="T39"><text:s text:c="4"/></text:span><text:span text:style-name="T39">zend_op *opline = EX(opline);</text:span></text:p>
          <text:p text:style-name="P95"><text:span text:style-name="T39"><text:s text:c="4"/></text:span><text:span text:style-name="T39">zend_free_op free_op2;</text:span></text:p>
          <text:p text:style-name="P95"><text:span text:style-name="T39"><text:s text:c="4"/></text:span><text:span text:style-name="T39">add_function(&amp;EX_T(opline-&gt;result.u.var).tmp_var,</text:span></text:p>
          <text:p text:style-name="P95"><text:span text:style-name="T39"><text:s text:c="8"/></text:span><text:span text:style-name="T39">&amp;opline-&gt;op1.u.constant,</text:span></text:p>
          <text:p text:style-name="P95"><text:span text:style-name="T39"><text:s text:c="8"/></text:span><text:span text:style-name="T39">_get_zval_ptr_var(&amp;opline-&gt;op2, EX(Ts), &amp;free_op2 TSRMLS_CC)‏</text:span></text:p>
          <text:p text:style-name="P95"><text:span text:style-name="T39"><text:s text:c="8"/></text:span><text:span text:style-name="T39">TSRMLS_CC);</text:span></text:p>
          <text:p text:style-name="P95"><text:span text:style-name="T39"><text:s text:c="4"/></text:span><text:span text:style-name="T39">if (free_op2.var) {zval_ptr_dtor(&amp;free_op2.var);};</text:span></text:p>
          <text:p text:style-name="P95"><text:span text:style-name="T39"><text:s text:c="4"/></text:span><text:span text:style-name="T39">ZEND_VM_NEXT_OPCODE();</text:span></text:p>
          <text:p text:style-name="P95"><text:span text:style-name="T39">}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8.846cm" svg:height="1.112cm" svg:x="14.486cm" svg:y="12.696cm">
          <text:p text:style-name="P12"><text:span text:style-name="T4">…</text:span><text:span text:style-name="T4">. and 13 other handlers </text:span></text:p>
          <draw:enhanced-geometry svg:viewBox="0 0 21600 21600" draw:type="mso-spt202" draw:enhanced-path="M 0 0 L 21600 0 21600 21600 0 21600 0 0 Z N"/>
        </draw:custom-shape>
        <draw:custom-shape draw:style-name="gr73" draw:text-style-name="P11" draw:layer="layout" svg:width="10.209cm" svg:height="2.315cm" svg:x="13.357cm" svg:y="15.002cm">
          <text:p text:style-name="P12"><text:span text:style-name="T4">Handlers call </text:span><text:span text:style-name="T38">type specific</text:span><text:span text:style-name="T4"> routines</text:span></text:p>
          <text:p text:style-name="P12"><text:span text:style-name="T4"><text:s/></text:span><text:span text:style-name="T4">to get zval * for op1 and op2</text:span></text:p>
          <draw:enhanced-geometry svg:viewBox="0 0 21600 21600" draw:type="rectangle" draw:enhanced-path="M 0 0 L 21600 0 21600 21600 0 21600 0 0 Z N"/>
        </draw:custom-shape>
        <draw:line draw:style-name="gr88" draw:text-style-name="P13" draw:layer="layout" svg:x1="13.361cm" svg:y1="15.923cm" svg:x2="4.489cm" svg:y2="14.52cm">
          <text:p text:style-name="P4"/>
        </draw:line>
        <draw:line draw:style-name="gr89" draw:text-style-name="P13" draw:layer="layout" svg:x1="13.361cm" svg:y1="15.13cm" svg:x2="4.489cm" svg:y2="8.326cm">
          <text:p text:style-name="P4"/>
        </draw:line>
        <draw:line draw:style-name="gr90" draw:text-style-name="P13" draw:layer="layout" svg:x1="13.357cm" svg:y1="15.002cm" svg:x2="13.361cm" svg:y2="15.006cm">
          <text:p text:style-name="P4"/>
        </draw:line>
        <draw:line draw:style-name="gr91" draw:text-style-name="P13" draw:layer="layout" svg:x1="14.063cm" svg:y1="15.006cm" svg:x2="16.572cm" svg:y2="9.41cm">
          <text:p text:style-name="P4"/>
        </draw:line>
        <presentation:notes draw:style-name="dp2">
          <draw:page-thumbnail draw:layer="layout" svg:width="12.7cm" svg:height="9.525cm" svg:x="3.175cm" svg:y="1.905cm" draw:page-number="43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zend_vm_gen.php</text:span></text:p>
          </draw:text-box>
        </draw:frame>
        <draw:custom-shape draw:style-name="gr73" draw:text-style-name="P11" draw:layer="layout" svg:width="12.483cm" svg:height="15.048cm" svg:x="6.227cm" svg:y="4.489cm">
          <text:p text:style-name="P46"><text:span text:style-name="T8">$op1_get_zval_ptr = array(</text:span></text:p>
          <text:p text:style-name="P46"><text:span text:style-name="T8"><text:s text:c="4"/></text:span><text:span text:style-name="T8">"ANY" <text:s text:c="3"/>=&gt; "get_zval_ptr(&amp;opline-&gt;op1, EX(Ts), &amp;free_op1, </text:span><text:span text:style-name="T40"><text:a xlink:href="smb://1/">\\1</text:a></text:span><text:span text:style-name="T8">)",</text:span></text:p>
          <text:p text:style-name="P46"><text:span text:style-name="T8"><text:s text:c="4"/></text:span><text:span text:style-name="T8">"TMP" <text:s text:c="3"/>=&gt; "_get_zval_ptr_tmp(&amp;opline-&gt;op1, EX(Ts), &amp;free_op1 TSRMLS_CC)",</text:span></text:p>
          <text:p text:style-name="P46"><text:span text:style-name="T8"><text:s text:c="4"/></text:span><text:span text:style-name="T8">"VAR" <text:s text:c="3"/>=&gt; "_get_zval_ptr_var(&amp;opline-&gt;op1, EX(Ts), &amp;free_op1 TSRMLS_CC)",</text:span></text:p>
          <text:p text:style-name="P46"><text:span text:style-name="T8"><text:s text:c="4"/></text:span><text:span text:style-name="T8">"CONST" <text:s/>=&gt; "&amp;opline-&gt;op1.u.constant",</text:span></text:p>
          <text:p text:style-name="P46"><text:span text:style-name="T8"><text:s text:c="4"/></text:span><text:span text:style-name="T8">"UNUSED" =&gt; "NULL",</text:span></text:p>
          <text:p text:style-name="P46"><text:span text:style-name="T8"><text:s text:c="4"/></text:span><text:span text:style-name="T8">"CV" <text:s text:c="4"/>=&gt; "_get_zval_ptr_cv(&amp;opline-&gt;op1, EX(Ts), \\1 TSRMLS_CC)",</text:span></text:p>
          <text:p text:style-name="P46"><text:span text:style-name="T8">);</text:span></text:p>
          <text:p text:style-name="P46"><text:span text:style-name="T8"/></text:p>
          <text:p text:style-name="P46"><text:span text:style-name="T8">$op2_get_zval_ptr = array(</text:span></text:p>
          <text:p text:style-name="P46"><text:span text:style-name="T8"><text:s text:c="4"/></text:span><text:span text:style-name="T8">"ANY" <text:s text:c="3"/>=&gt; "get_zval_ptr(&amp;opline-&gt;op2, EX(Ts), &amp;free_op2, \\1)",</text:span></text:p>
          <text:p text:style-name="P46"><text:span text:style-name="T8"><text:s text:c="4"/></text:span><text:span text:style-name="T8">"TMP" <text:s text:c="3"/>=&gt; "_get_zval_ptr_tmp(&amp;opline-&gt;op2, EX(Ts), &amp;free_op2 TSRMLS_CC)",</text:span></text:p>
          <text:p text:style-name="P46"><text:span text:style-name="T8"><text:s text:c="4"/></text:span><text:span text:style-name="T8">"VAR" <text:s text:c="3"/>=&gt; "_get_zval_ptr_var(&amp;opline-&gt;op2, EX(Ts), &amp;free_op2 TSRMLS_CC)",</text:span></text:p>
          <text:p text:style-name="P46"><text:span text:style-name="T8"><text:s text:c="4"/></text:span><text:span text:style-name="T8">"CONST" <text:s/>=&gt; "&amp;opline-&gt;op2.u.constant",</text:span></text:p>
          <text:p text:style-name="P46"><text:span text:style-name="T8"><text:s text:c="4"/></text:span><text:span text:style-name="T8">"UNUSED" =&gt; "NULL",</text:span></text:p>
          <text:p text:style-name="P46"><text:span text:style-name="T8"><text:s text:c="4"/></text:span><text:span text:style-name="T8">"CV" <text:s text:c="4"/>=&gt; "_get_zval_ptr_cv(&amp;opline-&gt;op2, EX(Ts), \\1 TSRMLS_CC)",</text:span></text:p>
          <text:p text:style-name="P46"><text:span text:style-name="T8">…</text:span><text:span text:style-name="T8">..&lt;snip&gt;</text:span></text:p>
          <text:p text:style-name="P46"><text:span text:style-name="T8">function gen_code(….)‏</text:span></text:p>
          <text:p text:style-name="P46"><text:span text:style-name="T8">……</text:span></text:p>
          <text:p text:style-name="P46"><text:span text:style-name="T8"><text:s text:c="4"/></text:span><text:span text:style-name="T8">$code = preg_replace(</text:span></text:p>
          <text:p text:style-name="P46"><text:span text:style-name="T8"><text:s text:c="4"/></text:span><text:span text:style-name="T8">array(</text:span></text:p>
          <text:p text:style-name="P46"><text:span text:style-name="T8"><text:s text:c="11"/></text:span><text:span text:style-name="T8">.........</text:span></text:p>
          <text:p text:style-name="P46"><text:span text:style-name="T8"><text:s text:c="11"/></text:span><text:span text:style-name="T8">"/GET_OP1_ZVAL_PTR\(([^)]*)\)/",</text:span></text:p>
          <text:p text:style-name="P46"><text:span text:style-name="T8"><text:s text:c="11"/></text:span><text:span text:style-name="T8">"/GET_OP2_ZVAL_PTR\(([^)]*)\)/",</text:span></text:p>
          <text:p text:style-name="P46"><text:span text:style-name="T8"><text:s text:c="12"/></text:span><text:span text:style-name="T8">........</text:span></text:p>
          <text:p text:style-name="P46"><text:span text:style-name="T8"><text:s text:c="4"/></text:span><text:span text:style-name="T8">),</text:span></text:p>
          <text:p text:style-name="P46"><text:span text:style-name="T8"><text:s text:c="4"/></text:span><text:span text:style-name="T8">array(</text:span></text:p>
          <text:p text:style-name="P46"><text:span text:style-name="T8"><text:s text:c="10"/></text:span><text:span text:style-name="T8">.......</text:span></text:p>
          <text:p text:style-name="P46"><text:span text:style-name="T8"><text:s text:c="9"/></text:span><text:span text:style-name="T8">.......</text:span></text:p>
          <text:p text:style-name="P46"><text:span text:style-name="T8"><text:s text:c="9"/></text:span><text:span text:style-name="T8">$op1_get_zval_ptr[$op1],</text:span></text:p>
          <text:p text:style-name="P46"><text:span text:style-name="T8"><text:s text:c="9"/></text:span><text:span text:style-name="T8">$op2_get_zval_ptr[$op2],</text:span></text:p>
          <text:p text:style-name="P46"><text:span text:style-name="T8"><text:s text:c="10"/></text:span><text:span text:style-name="T8">.......</text:span></text:p>
          <text:p text:style-name="P46"><text:span text:style-name="T8"><text:s text:c="4"/></text:span><text:span text:style-name="T8">), $code);</text:span></text:p>
          <text:p text:style-name="P46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4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Generated code not always the best !!</text:span></text:p>
          </draw:text-box>
        </draw:frame>
        <draw:custom-shape draw:style-name="gr92" draw:text-style-name="P11" draw:layer="layout" svg:width="20.02cm" svg:height="5.843cm" svg:x="2.355cm" svg:y="12.14cm">
          <text:p text:style-name="P96"><text:span text:style-name="T16">static int ZEND_INIT_ARRAY_SPEC_CONST_CONST_HANDLER(ZEND_OPCODE_HANDLER_ARGS)‏</text:span></text:p>
          <text:p text:style-name="P96"><text:span text:style-name="T16">{</text:span></text:p>
          <text:p text:style-name="P96"><text:span text:style-name="T16"><text:s text:c="4"/></text:span><text:span text:style-name="T16">zend_op *opline = EX(opline);</text:span></text:p>
          <text:p text:style-name="P96"><text:span text:style-name="T16"><text:s text:c="4"/></text:span><text:span text:style-name="T16">array_init(&amp;EX_T(opline-&gt;result.u.var).tmp_var);</text:span></text:p>
          <text:p text:style-name="P96"><text:span text:style-name="T16"><text:s text:c="4"/></text:span><text:span text:style-name="T41">if (IS_CONST == IS_UNUSED) {</text:span></text:p>
          <text:p text:style-name="P96"><text:span text:style-name="T16"><text:s text:c="8"/></text:span><text:span text:style-name="T16">ZEND_VM_NEXT_OPCODE();</text:span></text:p>
          <text:p text:style-name="P96"><text:span text:style-name="T41">#if 0 || IS_CONST != IS_UNUSED</text:span></text:p>
          <text:p text:style-name="P96"><text:span text:style-name="T16"><text:s text:c="4"/></text:span><text:span text:style-name="T16">} else {</text:span></text:p>
          <text:p text:style-name="P96"><text:span text:style-name="T16"><text:s text:c="8"/></text:span><text:span text:style-name="T16">return ZEND_ADD_ARRAY_ELEMENT_SPEC_CONST_CONST_HANDLER(ZEND_OPCODE_HANDLER_ARGS_PASSTHRU);</text:span></text:p>
          <text:p text:style-name="P96"><text:span text:style-name="T16">#endif</text:span></text:p>
          <text:p text:style-name="P96"><text:span text:style-name="T16"><text:s text:c="4"/></text:span><text:span text:style-name="T16">}</text:span></text:p>
          <text:p text:style-name="P96"><text:span text:style-name="T16">}</text:span></text:p>
          <draw:enhanced-geometry svg:viewBox="0 0 21600 21600" draw:type="rectangle" draw:enhanced-path="M 0 0 L 21600 0 21600 21600 0 21600 0 0 Z N"/>
        </draw:custom-shape>
        <draw:custom-shape draw:style-name="gr93" draw:text-style-name="P11" draw:layer="layout" svg:width="20.02cm" svg:height="5.773cm" svg:x="2.355cm" svg:y="5.428cm">
          <text:p text:style-name="P96"><text:span text:style-name="T16">ZEND_VM_HANDLER(71, ZEND_INIT_ARRAY, CONST|TMP|VAR|UNUSED|CV, CONST|TMP|VAR|UNUSED|CV)‏</text:span></text:p>
          <text:p text:style-name="P96"><text:span text:style-name="T16">{</text:span></text:p>
          <text:p text:style-name="P96"><text:span text:style-name="T16"><text:s text:c="4"/></text:span><text:span text:style-name="T16">zend_op *opline = EX(opline);</text:span></text:p>
          <text:p text:style-name="P96"><text:span text:style-name="T16"><text:s text:c="4"/></text:span><text:span text:style-name="T16">array_init(&amp;EX_T(opline-&gt;result.u.var).tmp_var);</text:span></text:p>
          <text:p text:style-name="P96"><text:span text:style-name="T16"><text:s text:c="4"/></text:span><text:span text:style-name="T16">if (OP1_TYPE == IS_UNUSED) {</text:span></text:p>
          <text:p text:style-name="P96"><text:span text:style-name="T16"><text:s text:c="8"/></text:span><text:span text:style-name="T16">ZEND_VM_NEXT_OPCODE();</text:span></text:p>
          <text:p text:style-name="P96"><text:span text:style-name="T16">#if !defined(ZEND_VM_SPEC) || OP1_TYPE != IS_UNUSED</text:span></text:p>
          <text:p text:style-name="P96"><text:span text:style-name="T16"><text:s text:c="4"/></text:span><text:span text:style-name="T16">} else {</text:span></text:p>
          <text:p text:style-name="P96"><text:span text:style-name="T16"><text:s text:c="8"/></text:span><text:span text:style-name="T16">ZEND_VM_DISPATCH_TO_HANDLER(ZEND_ADD_ARRAY_ELEMENT);</text:span></text:p>
          <text:p text:style-name="P96"><text:span text:style-name="T16">#endif</text:span></text:p>
          <text:p text:style-name="P96"><text:span text:style-name="T16"><text:s text:c="4"/></text:span><text:span text:style-name="T16">}</text:span></text:p>
          <text:p text:style-name="P96"><text:span text:style-name="T16">}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395cm" svg:height="0.957cm" svg:x="10.905cm" svg:y="10.698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1" draw:layer="layout" svg:width="8.617cm" svg:height="1.112cm" svg:x="1.208cm" svg:y="4.392cm">
          <text:p text:style-name="P66"><text:span text:style-name="T4">Input: <text:s/>zend_vm-def.h</text:span></text:p>
          <draw:enhanced-geometry svg:viewBox="0 0 21600 21600" draw:type="mso-spt202" draw:enhanced-path="M 0 0 L 21600 0 21600 21600 0 21600 0 0 Z N"/>
        </draw:custom-shape>
        <draw:custom-shape draw:style-name="gr7" draw:text-style-name="P11" draw:layer="layout" svg:width="9.697cm" svg:height="1.112cm" svg:x="1.208cm" svg:y="11.187cm">
          <text:p text:style-name="P66"><text:span text:style-name="T4">Output: <text:s/>zend_vm-execute.h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5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Mapping opcode to an handler</text:span></text:p>
          </draw:text-box>
        </draw:frame>
        <draw:frame presentation:style-name="pr31" draw:text-style-name="P9" draw:layer="layout" svg:width="21.598cm" svg:height="18.53cm" svg:x="1.782cm" svg:y="4.502cm" presentation:class="outline" presentation:user-transformed="true">
          <draw:text-box>
            <text:list text:style-name="L3">
              <text:list-item>
                <text:p text:style-name="P78"><text:span text:style-name="T12">Generated zend_execute.h contains an array to map opcodes to handlers</text:span></text:p>
              </text:list-item>
            </text:list>
            <text:list text:style-name="L3">
              <text:list-item>
                <text:list>
                  <text:list-item>
                    <text:p text:style-name="P97"><text:span text:style-name="T12">without specializers array has just 151 entri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7"><text:span text:style-name="T12">with specializers 3775 (151 * 25) entries</text:span></text:p>
                  </text:list-item>
                </text:list>
              </text:list-item>
            </text:list>
            <text:list text:style-name="L3">
              <text:list-item>
                <text:p text:style-name="P78"><text:span text:style-name="T12">zend_execute.c defines a function to enable compiler to determine correct handler for a given opcode </text:span></text:p>
              </text:list-item>
            </text:list>
            <text:list text:style-name="L3">
              <text:list-item>
                <text:list>
                  <text:list-item>
                    <text:p text:style-name="P97"><text:span text:style-name="T12">zend_vm_set_opcode_handler(zend_op *op)‏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7"><text:span text:style-name="T12">Decodes type information for op1 and op2 in supplied “zend_op” and picks appropriate handler from array of handlers. Handler returned will be either: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8"><text:span text:style-name="T12">function pointer for handler when CAL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8"><text:span text:style-name="T12">id of handler routine for SWITCH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8"><text:span text:style-name="T12">address of handlers label for GOT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8"><text:span text:style-name="T12">Mapping performed at compile time </text:span></text:p>
              </text:list-item>
            </text:list>
            <text:list text:style-name="L3">
              <text:list-item>
                <text:list>
                  <text:list-item>
                    <text:p text:style-name="P97"><text:span text:style-name="T12">pass_two() of complier calls zend_vm_set_opcode_handle() to patch handler into all generated opcodes</text:span></text:p>
                  </text:list-item>
                </text:list>
              </text:list-item>
            </text:list>
            <text:list text:style-name="L3">
              <text:list-item>
                <text:p text:style-name="P99"><text:span text:style-name="T12"/></text:p>
              </text:list-item>
            </text:list>
            <text:list text:style-name="L3">
              <text:list-item>
                <text:p text:style-name="P99"><text:span text:style-name="T12"/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0"><text:span text:style-name="T12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0"><text:span text:style-name="T12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1"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46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904cm" svg:height="1.722cm" svg:x="0.428cm" svg:y="1.06cm" presentation:class="title" presentation:user-transformed="true">
          <draw:text-box>
            <text:p text:style-name="P1"><text:span text:style-name="T2">zend_execute</text:span></text:p>
          </draw:text-box>
        </draw:frame>
        <draw:frame presentation:style-name="pr32" draw:text-style-name="P9" draw:layer="layout" svg:width="21.599cm" svg:height="7.614cm" svg:x="1.732cm" svg:y="2.786cm" presentation:class="outline" presentation:user-transformed="true">
          <draw:text-box>
            <text:list text:style-name="L3">
              <text:list-item>
                <text:p text:style-name="P78"><text:span text:style-name="T12">By default zend_execute function pointer addresses the generated <text:s/>execute() routine in zend_execute.h</text:span></text:p>
              </text:list-item>
            </text:list>
            <text:list text:style-name="L3">
              <text:list-item>
                <text:list>
                  <text:list-item>
                    <text:p text:style-name="P97"><text:span text:style-name="T12">This is called by zend_execute_scripts() with 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8"><text:span text:style-name="T12">a pointer to the zend_op_array for global scope, and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8"><text:span text:style-name="T12">if ZTS enabled the tsrm_ls point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8"><text:span text:style-name="T12">Executor keeps state data for current user function in zend_execute_data structure which is allocated in execute() stack frame </text:span></text:p>
              </text:list-item>
            </text:list>
            <text:list text:style-name="L3">
              <text:list-item>
                <text:list>
                  <text:list-item>
                    <text:p text:style-name="P97"><text:span text:style-name="T12">Address of currently executing functions zend_execute_data stored in EG</text:span></text:p>
                  </text:list-item>
                </text:list>
              </text:list-item>
            </text:list>
          </draw:text-box>
        </draw:frame>
        <draw:custom-shape draw:style-name="gr67" draw:text-style-name="P11" draw:layer="layout" svg:width="8.956cm" svg:height="9.83cm" svg:x="4.67cm" svg:y="9.366cm">
          <text:p text:style-name="P56"><text:span text:style-name="T32">struct _zend_execute_data {</text:span></text:p>
          <text:p text:style-name="P56"><text:span text:style-name="T32"><text:s text:c="4"/></text:span><text:span text:style-name="T32">struct _zend_op *opline;</text:span></text:p>
          <text:p text:style-name="P56"><text:span text:style-name="T32"><text:s text:c="4"/></text:span><text:span text:style-name="T32">zend_function_state function_state;</text:span></text:p>
          <text:p text:style-name="P56"><text:span text:style-name="T32"><text:s text:c="4"/></text:span><text:span text:style-name="T32">zend_function *fbc; /* Function Being Called */</text:span></text:p>
          <text:p text:style-name="P56"><text:span text:style-name="T32"><text:s text:c="4"/></text:span><text:span text:style-name="T32">zend_op_array *op_array;</text:span></text:p>
          <text:p text:style-name="P56"><text:span text:style-name="T32"><text:s text:c="4"/></text:span><text:span text:style-name="T32">zval *object;</text:span></text:p>
          <text:p text:style-name="P56"><text:span text:style-name="T32"><text:s text:c="4"/></text:span><text:span text:style-name="T32">union _temp_variable *Ts;</text:span></text:p>
          <text:p text:style-name="P56"><text:span text:style-name="T32"><text:s text:c="4"/></text:span><text:span text:style-name="T32">zval ***CVs;</text:span></text:p>
          <text:p text:style-name="P56"><text:span text:style-name="T32"><text:s text:c="4"/></text:span><text:span text:style-name="T32">zend_bool original_in_execution;</text:span></text:p>
          <text:p text:style-name="P56"><text:span text:style-name="T32"><text:s text:c="4"/></text:span><text:span text:style-name="T32">HashTable *symbol_table;</text:span></text:p>
          <text:p text:style-name="P56"><text:span text:style-name="T32"><text:s text:c="4"/></text:span><text:span text:style-name="T32">struct _zend_execute_data *prev_execute_data;</text:span></text:p>
          <text:p text:style-name="P56"><text:span text:style-name="T32"><text:s text:c="4"/></text:span><text:span text:style-name="T32">zval *old_error_reporting;</text:span></text:p>
          <text:p text:style-name="P56"><text:span text:style-name="T32">};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1.028cm" svg:height="0.573cm" svg:x="14.865cm" svg:y="12.034cm">
          <text:p text:style-name="P4"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1.027cm" svg:height="0.573cm" svg:x="15.893cm" svg:y="12.034cm">
          <text:p text:style-name="P4"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.028cm" svg:height="0.573cm" svg:x="16.92cm" svg:y="12.034cm">
          <text:p text:style-name="P4"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027cm" svg:height="0.573cm" svg:x="17.948cm" svg:y="12.034cm">
          <text:p text:style-name="P4"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1.028cm" svg:height="0.573cm" svg:x="18.975cm" svg:y="12.034cm">
          <text:p text:style-name="P4"/>
          <draw:enhanced-geometry svg:viewBox="0 0 21600 21600" draw:type="rectangle" draw:enhanced-path="M 0 0 L 21600 0 21600 21600 0 21600 0 0 Z N"/>
        </draw:custom-shape>
        <draw:line draw:style-name="gr5" draw:text-style-name="P13" draw:layer="layout" svg:x1="9.662cm" svg:y1="12.277cm" svg:x2="14.865cm" svg:y2="12.281cm">
          <text:p text:style-name="P4"/>
        </draw:line>
        <draw:line draw:style-name="gr4" draw:text-style-name="P13" draw:layer="layout" svg:x1="9.662cm" svg:y1="10.433cm" svg:x2="16.92cm" svg:y2="10.46cm">
          <text:p text:style-name="P4"/>
        </draw:line>
        <draw:line draw:style-name="gr94" draw:text-style-name="P13" draw:layer="layout" svg:x1="16.92cm" svg:y1="10.46cm" svg:x2="16.925cm" svg:y2="12.034cm">
          <text:p text:style-name="P4"/>
        </draw:line>
        <presentation:notes draw:style-name="dp2">
          <draw:page-thumbnail draw:layer="layout" svg:width="12.7cm" svg:height="9.525cm" svg:x="3.175cm" svg:y="1.905cm" draw:page-number="47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3" draw:text-style-name="P2" draw:layer="layout" svg:width="22.904cm" svg:height="1.722cm" svg:x="0.428cm" svg:y="1.391cm" presentation:class="title" presentation:user-transformed="true">
          <draw:text-box>
            <text:p text:style-name="P1"><text:span text:style-name="T2">execute()‏</text:span></text:p>
          </draw:text-box>
        </draw:frame>
        <draw:frame presentation:style-name="pr33" draw:text-style-name="P9" draw:layer="layout" svg:width="23.309cm" svg:height="10.483cm" svg:x="0.943cm" svg:y="3.774cm" presentation:class="outline" presentation:user-transformed="true">
          <draw:text-box>
            <text:list text:style-name="L3">
              <text:list-item>
                <text:p text:style-name="P35"><text:span text:style-name="T14">On entry acquire storage for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Temporary variab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Number of temporary variables used by function stored in “T” field of zend_op_arra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Storage allocated on stack if alloca() available and T &lt; 2000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If alloca not available or 2000+ temporaries then allocated by emalloc from heap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CV cach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Number of compiled variables used stored in “last_var” field of zend_op_arra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Allocated on stack regardless of size if alloca available or emalloc otherwis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5"><text:span text:style-name="T14">Initialize zend_execute_data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Initialize EX(opline) to address first opcode to execu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EX(symbol_table) = EG(active_symbol_table)‏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EX(prev_execute_data) = EG(current_execute_data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EG(current_execute_data) = &amp;execute_data;</text:span></text:p>
                  </text:list-item>
                </text:list>
              </text:list-item>
            </text:list>
          </draw:text-box>
        </draw:frame>
        <draw:custom-shape draw:style-name="gr2" draw:text-style-name="P11" draw:layer="layout" svg:width="3.223cm" svg:height="2.853cm" svg:x="9.834cm" svg:y="13.851cm">
          <text:p text:style-name="P102"><text:span text:style-name="T16">zend_execute_data</text:span></text:p>
          <draw:enhanced-geometry svg:viewBox="0 0 21600 21600" draw:type="rectangle" draw:enhanced-path="M 0 0 L 21600 0 21600 21600 0 21600 0 0 Z N"/>
        </draw:custom-shape>
        <draw:custom-shape draw:style-name="gr95" draw:text-style-name="P11" draw:layer="layout" svg:width="4.388cm" svg:height="5.64cm" svg:x="18.591cm" svg:y="11.902cm">
          <text:p text:style-name="P56"><text:span text:style-name="T7"/></text:p>
          <text:p text:style-name="P56"><text:span text:style-name="T7"/></text:p>
          <text:p text:style-name="P56"><text:span text:style-name="T7">………</text:span></text:p>
          <text:p text:style-name="P56"><text:span text:style-name="T7">current_execute_data</text:span></text:p>
          <text:p text:style-name="P56"><text:span text:style-name="T7">……</text:span><text:span text:style-name="T7">....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393cm" svg:height="0.794cm" svg:x="19.133cm" svg:y="11.148cm">
          <text:p text:style-name="P22"><text:span text:style-name="T7">executor_globals</text:span></text:p>
          <draw:enhanced-geometry svg:viewBox="0 0 21600 21600" draw:type="mso-spt202" draw:enhanced-path="M 0 0 L 21600 0 21600 21600 0 21600 0 0 Z N"/>
        </draw:custom-shape>
        <draw:custom-shape draw:style-name="gr2" draw:text-style-name="P11" draw:layer="layout" svg:width="3.223cm" svg:height="2.853cm" svg:x="14.733cm" svg:y="13.851cm">
          <text:p text:style-name="P102"><text:span text:style-name="T16">zend_execute_data</text:span></text:p>
          <draw:enhanced-geometry svg:viewBox="0 0 21600 21600" draw:type="rectangle" draw:enhanced-path="M 0 0 L 21600 0 21600 21600 0 21600 0 0 Z N"/>
        </draw:custom-shape>
        <draw:custom-shape draw:style-name="gr96" draw:text-style-name="P11" draw:layer="layout" svg:width="4.088cm" svg:height="1.46cm" svg:x="12.259cm" svg:y="16.448cm">
          <text:p text:style-name="P4"/>
          <draw:enhanced-geometry svg:viewBox="0 0 927 333" draw:type="non-primitive" draw:enhanced-path="M 927 0 C 747 156 568 313 414 323 260 333 71 103 0 63 N"/>
        </draw:custom-shape>
        <draw:custom-shape draw:style-name="gr96" draw:text-style-name="P11" draw:layer="layout" svg:width="1.953cm" svg:height="1.094cm" svg:x="8.855cm" svg:y="16.448cm">
          <text:p text:style-name="P4"/>
          <draw:enhanced-geometry svg:viewBox="0 0 443 248" draw:type="non-primitive" draw:enhanced-path="M 443 14 C 332 131 222 248 148 246 74 244 19 35 0 0 N"/>
        </draw:custom-shape>
        <draw:custom-shape draw:style-name="gr7" draw:text-style-name="P11" draw:layer="layout" svg:width="1.517cm" svg:height="1.112cm" svg:x="8.096cm" svg:y="15.588cm">
          <text:p text:style-name="P12"><text:span text:style-name="T4">null</text:span></text:p>
          <draw:enhanced-geometry svg:viewBox="0 0 21600 21600" draw:type="mso-spt202" draw:enhanced-path="M 0 0 L 21600 0 21600 21600 0 21600 0 0 Z N"/>
        </draw:custom-shape>
        <draw:custom-shape draw:style-name="gr8" draw:text-style-name="P11" draw:layer="layout" svg:width="2.653cm" svg:height="0.794cm" svg:x="10.266cm" svg:y="13.123cm">
          <text:p text:style-name="P22"><text:span text:style-name="T7">global scope</text:span></text:p>
          <draw:enhanced-geometry svg:viewBox="0 0 21600 21600" draw:type="mso-spt202" draw:enhanced-path="M 0 0 L 21600 0 21600 21600 0 21600 0 0 Z N"/>
        </draw:custom-shape>
        <draw:custom-shape draw:style-name="gr8" draw:text-style-name="P11" draw:layer="layout" svg:width="1.289cm" svg:height="0.794cm" svg:x="14.971cm" svg:y="13.123cm">
          <text:p text:style-name="P22"><text:span text:style-name="T7">foo()‏</text:span></text:p>
          <draw:enhanced-geometry svg:viewBox="0 0 21600 21600" draw:type="mso-spt202" draw:enhanced-path="M 0 0 L 21600 0 21600 21600 0 21600 0 0 Z N"/>
        </draw:custom-shape>
        <draw:custom-shape draw:style-name="gr24" draw:text-style-name="P11" draw:layer="layout" svg:width="3.62cm" svg:height="3.581cm" svg:x="1.341cm" svg:y="13.123cm">
          <text:p text:style-name="P20"><text:span text:style-name="T7">&lt;?php</text:span></text:p>
          <text:p text:style-name="P20"><text:span text:style-name="T7"><text:s text:c="4"/></text:span><text:span text:style-name="T7">function foo() {</text:span></text:p>
          <text:p text:style-name="P20"><text:span text:style-name="T7"><text:s text:c="8"/>…</text:span></text:p>
          <text:p text:style-name="P20"><text:span text:style-name="T7"><text:s text:c="4"/></text:span><text:span text:style-name="T7">}</text:span></text:p>
          <text:p text:style-name="P20"><text:span text:style-name="T7"><text:s text:c="3"/>……</text:span></text:p>
          <text:p text:style-name="P20"><text:span text:style-name="T7"><text:s text:c="3"/></text:span><text:span text:style-name="T7">foo();</text:span></text:p>
          <text:p text:style-name="P20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96" draw:text-style-name="P11" draw:layer="layout" svg:width="2.765cm" svg:height="1.649cm" svg:x="16.347cm" svg:y="12.718cm">
          <text:p text:style-name="P4"/>
          <draw:enhanced-geometry svg:viewBox="0 0 1995 345" draw:type="non-primitive" draw:enhanced-path="M 1995 254 C 1500 127 1006 0 674 15 342 30 112 290 0 345 N"/>
        </draw:custom-shape>
        <presentation:notes draw:style-name="dp2">
          <draw:page-thumbnail draw:layer="layout" svg:width="12.7cm" svg:height="9.525cm" svg:x="3.175cm" svg:y="1.905cm" draw:page-number="48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Operand Types</text:span></text:p>
          </draw:text-box>
        </draw:frame>
        <draw:frame presentation:style-name="pr34" draw:text-style-name="P9" draw:layer="layout" svg:width="21.599cm" svg:height="14.283cm" svg:x="1.904cm" svg:y="4.304cm" presentation:class="outline" presentation:user-transformed="true">
          <draw:text-box>
            <text:list text:style-name="L3">
              <text:list-item>
                <text:p text:style-name="P35"><text:span text:style-name="T14">Operands Op1 and Op2 can be either: 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VAR ($)‏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Temporary variable into which interpreter caches zval * and zval ** for a defined symbol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TMP (~)‏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Temporary variable were interpreter keeps an intermediate result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<text:s/></text:span><text:span text:style-name="T14">For example $a = $b + $c, <text:s/>the sum of $b and $c will be stored in a TMP before being assigned to $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CV (!)‏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Compiled variable.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Optimized version of a VAR. More to follow shortl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CONSTANT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Program literal, e.g. $a = “hello”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Symbols are also constan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ZVAL allocated by complier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3"><text:span text:style-name="T42">ZVAL has is_ref=1 refcount=2 to force split on assignme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UNUS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Operand not defined for opcode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5"><text:span text:style-name="T14">Result operand can be VAR, TMP or CV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49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3" draw:text-style-name="P2" draw:layer="layout" svg:width="24.103cm" svg:height="1.722cm" svg:x="0.427cm" svg:y="1.391cm" presentation:class="title" presentation:user-transformed="true">
          <draw:text-box>
            <text:p text:style-name="P1"><text:span text:style-name="T2">Temporary Variables: VAR and TMP</text:span></text:p>
          </draw:text-box>
        </draw:frame>
        <draw:custom-shape draw:style-name="gr24" draw:text-style-name="P11" draw:layer="layout" svg:width="5.326cm" svg:height="4.912cm" svg:x="8.767cm" svg:y="10.892cm">
          <text:p text:style-name="P56"><text:span text:style-name="T7">struct _zend_execute_data {</text:span></text:p>
          <text:p text:style-name="P56"><text:span text:style-name="T7"><text:s text:c="5"/></text:span><text:span text:style-name="T7">struct _zend_op *opline;</text:span></text:p>
          <text:p text:style-name="P56"><text:span text:style-name="T7">……</text:span><text:span text:style-name="T7">.</text:span></text:p>
          <text:p text:style-name="P56"><text:span text:style-name="T7"><text:s text:c="6"/></text:span><text:span text:style-name="T43">union _temp_variable *Ts</text:span><text:span text:style-name="T7">;</text:span></text:p>
          <text:p text:style-name="P56"><text:span text:style-name="T7">…</text:span><text:span text:style-name="T7">.. etc</text:span></text:p>
          <text:p text:style-name="P56"><text:span text:style-name="T7">};</text:span></text:p>
          <draw:enhanced-geometry svg:viewBox="0 0 21600 21600" draw:type="rectangle" draw:enhanced-path="M 0 0 L 21600 0 21600 21600 0 21600 0 0 Z N"/>
        </draw:custom-shape>
        <draw:line draw:style-name="gr97" draw:text-style-name="P13" draw:layer="layout" svg:x1="12.546cm" svg:y1="13.481cm" svg:x2="15.474cm" svg:y2="8.515cm">
          <text:p text:style-name="P4"/>
        </draw:line>
        <draw:custom-shape draw:style-name="gr28" draw:text-style-name="P11" draw:layer="layout" svg:width="10.967cm" svg:height="0.935cm" svg:x="1.579cm" svg:y="12.947cm">
          <text:p text:style-name="P4"/>
          <draw:enhanced-geometry svg:viewBox="0 0 21600 21600" draw:type="mso-spt202" draw:enhanced-path="M 0 0 L 21600 0 21600 21600 0 21600 0 0 Z N"/>
        </draw:custom-shape>
        <draw:g>
          <draw:line draw:style-name="gr22" draw:text-style-name="P13" draw:layer="layout" svg:x1="15.487cm" svg:y1="15.632cm" svg:x2="15.491cm" svg:y2="16.753cm">
            <text:p text:style-name="P4"/>
          </draw:line>
          <draw:custom-shape draw:style-name="gr67" draw:text-style-name="P11" draw:layer="layout" svg:width="9.468cm" svg:height="7.218cm" svg:x="15.491cm" svg:y="9.516cm">
            <text:p text:style-name="P46"><text:span text:style-name="T8">typedef union _temp_variable {</text:span></text:p>
            <text:p text:style-name="P46"><text:span text:style-name="T8"><text:s text:c="5"/></text:span><text:span text:style-name="T44">zval tmp_var</text:span><text:span text:style-name="T45">;</text:span></text:p>
            <text:p text:style-name="P46"><text:span text:style-name="T8"><text:s text:c="5"/></text:span><text:span text:style-name="T9">struct {</text:span></text:p>
            <text:p text:style-name="P46"><text:span text:style-name="T9"><text:s text:c="9"/></text:span><text:span text:style-name="T9">zval **ptr_ptr;</text:span></text:p>
            <text:p text:style-name="P46"><text:span text:style-name="T9"><text:s text:c="9"/></text:span><text:span text:style-name="T9">zval *ptr;</text:span></text:p>
            <text:p text:style-name="P46"><text:span text:style-name="T9"><text:s text:c="9"/></text:span><text:span text:style-name="T9">zend_bool fcall_returned_reference;</text:span></text:p>
            <text:p text:style-name="P46"><text:span text:style-name="T9"><text:s text:c="5"/></text:span><text:span text:style-name="T9">} var;</text:span></text:p>
            <text:p text:style-name="P46"><text:span text:style-name="T9"><text:s text:c="4"/></text:span><text:span text:style-name="T9">struct {</text:span></text:p>
            <text:p text:style-name="P46"><text:span text:style-name="T8"><text:s text:c="8"/></text:span><text:span text:style-name="T8">zval **ptr_ptr;</text:span></text:p>
            <text:p text:style-name="P46"><text:span text:style-name="T8"><text:s text:c="8"/></text:span><text:span text:style-name="T8">zval *ptr;</text:span></text:p>
            <text:p text:style-name="P46"><text:span text:style-name="T8"><text:s text:c="8"/></text:span><text:span text:style-name="T8">zend_bool fcall_returned_reference;</text:span></text:p>
            <text:p text:style-name="P46"><text:span text:style-name="T8"><text:s text:c="8"/></text:span><text:span text:style-name="T8">zval *str;</text:span></text:p>
            <text:p text:style-name="P46"><text:span text:style-name="T8"><text:s text:c="8"/></text:span><text:span text:style-name="T8">zend_uint offset;</text:span></text:p>
            <text:p text:style-name="P46"><text:span text:style-name="T8"><text:s text:c="5"/></text:span><text:span text:style-name="T8">} str_offset;</text:span></text:p>
            <text:p text:style-name="P46"><text:span text:style-name="T8"><text:s text:c="5"/></text:span><text:span text:style-name="T8">zend_class_entry *class_entry;</text:span></text:p>
            <text:p text:style-name="P46"><text:span text:style-name="T8">} temp_variable;</text:span></text:p>
            <draw:enhanced-geometry svg:viewBox="0 0 21600 21600" draw:type="rectangle" draw:enhanced-path="M 0 0 L 21600 0 21600 21600 0 21600 0 0 Z N"/>
          </draw:custom-shape>
          <draw:custom-shape draw:style-name="gr98" draw:text-style-name="P11" draw:layer="layout" svg:width="9.445cm" svg:height="1.071cm" svg:x="15.483cm" svg:y="8.44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98" draw:text-style-name="P11" draw:layer="layout" svg:width="9.446cm" svg:height="0.943cm" svg:x="15.491cm" svg:y="16.753cm">
            <text:p text:style-name="P4"/>
            <draw:enhanced-geometry svg:viewBox="0 0 21600 21600" draw:type="rectangle" draw:enhanced-path="M 0 0 L 21600 0 21600 21600 0 21600 0 0 Z N"/>
          </draw:custom-shape>
          <draw:line draw:style-name="gr22" draw:text-style-name="P13" draw:layer="layout" svg:x1="24.937cm" svg:y1="15.632cm" svg:x2="24.941cm" svg:y2="16.753cm">
            <text:p text:style-name="P4"/>
          </draw:line>
        </draw:g>
        <draw:frame presentation:style-name="pr35" draw:text-style-name="P9" draw:layer="layout" svg:width="22.062cm" svg:height="6.356cm" svg:x="1.27cm" svg:y="3.809cm" presentation:class="outline" presentation:user-transformed="true">
          <draw:text-box>
            <text:list text:style-name="L3">
              <text:list-item>
                <text:p text:style-name="P35"><text:span text:style-name="T14">“</text:span><text:span text:style-name="T14">Ts” field of zend_execute_data addresses an array of temp_variables 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46">Size of array based on information gathered by compiler. </text:span></text:p>
                  </text:list-item>
                </text:list>
              </text:list-item>
            </text:list>
            <text:list text:style-name="L11">
              <text:list-item>
                <text:p text:style-name="P104"><text:span text:style-name="T14">The “var” field in the operands znode contains the </text:span><text:span text:style-name="T47">offset</text:span><text:span text:style-name="T14"> into the “temp_variables” array</text:span></text:p>
              </text:list-item>
            </text:list>
            <text:list text:style-name="L12">
              <text:list-item>
                <text:list>
                  <text:list-item>
                    <text:p text:style-name="P105"><text:span text:style-name="T14">Temporaries are each 24 bytes 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105"><text:span text:style-name="T14">T and EX_T macros provided to do this</text:span></text:p>
                  </text:list-item>
                </text:list>
              </text:list-item>
            </text:list>
            <text:list text:style-name="L11">
              <text:list-item>
                <text:p text:style-name="P104"><text:span text:style-name="T14">Temporary variables are NOT re-used by compiler</text:span><text:span text:style-name="T48"> <text:s/></text:span></text:p>
              </text:list-item>
            </text:list>
            <text:list text:style-name="L3">
              <text:list-item>
                <text:p text:style-name="P106"><text:span text:style-name="T48"/></text:p>
              </text:list-item>
            </text:list>
          </draw:text-box>
        </draw:frame>
        <draw:custom-shape draw:style-name="gr10" draw:text-style-name="P11" draw:layer="layout" svg:width="7.293cm" svg:height="7.629cm" svg:x="0.428cm" svg:y="10.067cm">
          <text:p text:style-name="P17"><text:span text:style-name="T7">typedef struct _znode {</text:span></text:p>
          <text:p text:style-name="P17"><text:span text:style-name="T7"><text:s text:c="4"/></text:span><text:span text:style-name="T43">int op_type;</text:span></text:p>
          <text:p text:style-name="P17"><text:span text:style-name="T7"><text:s text:c="4"/></text:span><text:span text:style-name="T7">union {</text:span></text:p>
          <text:p text:style-name="P17"><text:span text:style-name="T7"><text:s text:c="8"/></text:span><text:span text:style-name="T7">zval constant;</text:span></text:p>
          <text:p text:style-name="P17"><text:span text:style-name="T7"/></text:p>
          <text:p text:style-name="P17"><text:span text:style-name="T7"><text:s text:c="8"/></text:span><text:span text:style-name="T43">zend_uint var;</text:span></text:p>
          <text:p text:style-name="P17"><text:span text:style-name="T7"><text:s text:c="8"/></text:span><text:span text:style-name="T7">zend_uint opline_num; </text:span></text:p>
          <text:p text:style-name="P17"><text:span text:style-name="T7"><text:s text:c="8"/></text:span><text:span text:style-name="T7">zend_op_array *op_array;</text:span></text:p>
          <text:p text:style-name="P17"><text:span text:style-name="T7"><text:s text:c="8"/></text:span><text:span text:style-name="T7">zend_op *jmp_addr;</text:span></text:p>
          <text:p text:style-name="P17"><text:span text:style-name="T7"><text:s text:c="8"/></text:span><text:span text:style-name="T7">struct {</text:span></text:p>
          <text:p text:style-name="P18"><text:span text:style-name="T7"><text:s text:c="13"/></text:span><text:span text:style-name="T7">zend_uint var; /*dummy */</text:span><text:span text:style-name="T7"><text:tab/></text:span></text:p>
          <text:p text:style-name="P19"><text:span text:style-name="T7"><text:s text:c="13"/></text:span><text:span text:style-name="T7">zend_uint type;</text:span></text:p>
          <text:p text:style-name="P19"><text:span text:style-name="T7"><text:s text:c="8"/></text:span><text:span text:style-name="T7">} EA;</text:span></text:p>
          <text:p text:style-name="P19"><text:span text:style-name="T7"><text:s text:c="4"/></text:span><text:span text:style-name="T7">} u;</text:span></text:p>
          <text:p text:style-name="P19"><text:span text:style-name="T7">} znode;</text:span></text:p>
          <draw:enhanced-geometry svg:viewBox="0 0 21600 21600" draw:type="rectangle" draw:enhanced-path="M 0 0 L 21600 0 21600 21600 0 21600 0 0 Z N"/>
        </draw:custom-shape>
        <draw:line draw:style-name="gr99" draw:text-style-name="P13" draw:layer="layout" svg:x1="3.859cm" svg:y1="12.95cm" svg:x2="15.491cm" svg:y2="9.511cm">
          <text:p text:style-name="P4"/>
        </draw:line>
        <presentation:notes draw:style-name="dp2">
          <draw:page-thumbnail draw:layer="layout" svg:width="12.7cm" svg:height="9.525cm" svg:x="3.175cm" svg:y="1.905cm" draw:page-number="50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9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VAR variables</text:span></text:p>
          </draw:text-box>
        </draw:frame>
        <draw:custom-shape draw:style-name="gr100" draw:text-style-name="P11" draw:layer="layout" svg:width="20.2cm" svg:height="7.29cm" svg:x="2.452cm" svg:y="7.088cm">
          <text:p text:style-name="P1"><text:span text:style-name="T49">FETCH_W <text:s text:c="3"/>$0, 'a'</text:span><text:span text:style-name="T13"> <text:s text:c="12"/>/* Retrieve the $a variable for writing */ </text:span></text:p>
          <text:p text:style-name="P1"><text:span text:style-name="T13">ASSIGN <text:s text:c="12"/>$0, 123 <text:s text:c="5"/>/* Assign the numeric value 123 to retrieved variable 0 */ </text:span></text:p>
          <text:p text:style-name="P1"><text:span text:style-name="T13">FETCH_W <text:s text:c="3"/>$2, 'b' <text:s text:c="12"/>/* Retrieve the $b variable for writing */ </text:span></text:p>
          <text:p text:style-name="P1"><text:span text:style-name="T13">ASSIGN <text:s text:c="12"/>$2, 456 <text:s text:c="5"/>/* Assign the numeric value 456 to retrieved variable 2 */ </text:span></text:p>
          <text:p text:style-name="P1"><text:span text:style-name="T49">FETCH_R <text:s text:c="4"/>$5, 'a'</text:span><text:span text:style-name="T13"> <text:s text:c="12"/>/* Retrieve the $a variable for reading */ </text:span></text:p>
          <text:p text:style-name="P1"><text:span text:style-name="T13">FETCH_R <text:s text:c="4"/>$6, 'b' <text:s text:c="12"/>/* Retrieve the $b variable for reading */ </text:span></text:p>
          <text:p text:style-name="P1"><text:span text:style-name="T13">ADD <text:s text:c="13"/>~7, $5, $6 <text:s text:c="5"/>/* Add the retrieved variables (5 &amp; 6) together and store the result in 7 */ </text:span></text:p>
          <text:p text:style-name="P1"><text:span text:style-name="T13">FETCH_W <text:s text:c="4"/>$4, 'c' <text:s text:c="11"/>/* Retrieve the $c variable for writing */ </text:span></text:p>
          <text:p text:style-name="P1"><text:span text:style-name="T13">ASSIGN <text:s text:c="12"/>$4, ~7 <text:s text:c="6"/>/* Assign the value in temporary variable 7 into retrieved variable 4 */ </text:span></text:p>
          <text:p text:style-name="P1"><text:span text:style-name="T13">FETCH_R <text:s text:c="4"/>$9, 'c' <text:s text:c="12"/>/* Retrieve the $c variable for reading */ </text:span></text:p>
          <text:p text:style-name="P1"><text:span text:style-name="T13">ECHO <text:s text:c="16"/>$9 <text:s text:c="11"/>/* Echo the retrieved variable 9 */ </text:span></text:p>
          <draw:enhanced-geometry svg:viewBox="0 0 21600 21600" draw:type="rectangle" draw:enhanced-path="M 0 0 L 21600 0 21600 21600 0 21600 0 0 Z N"/>
        </draw:custom-shape>
        <draw:custom-shape draw:style-name="gr101" draw:text-style-name="P11" draw:layer="layout" svg:width="4.484cm" svg:height="4.095cm" svg:x="11.395cm" svg:y="2.038cm">
          <text:p text:style-name="P1"><text:span text:style-name="T13">&lt;?php </text:span></text:p>
          <text:p text:style-name="P1"><text:span text:style-name="T13"><text:s text:c="4"/></text:span><text:span text:style-name="T13">$a = 123; </text:span></text:p>
          <text:p text:style-name="P1"><text:span text:style-name="T13"><text:s text:c="4"/></text:span><text:span text:style-name="T13">$b = 456; </text:span></text:p>
          <text:p text:style-name="P1"><text:span text:style-name="T13"><text:s text:c="4"/></text:span><text:span text:style-name="T13">$c = $a + $b;</text:span></text:p>
          <text:p text:style-name="P1"><text:span text:style-name="T13"><text:s text:c="5"/></text:span><text:span text:style-name="T13">echo $c; </text:span></text:p>
          <text:p text:style-name="P1"><text:span text:style-name="T13">?&gt; 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116cm" svg:height="0.93cm" svg:x="13.07cm" svg:y="6.227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1" draw:layer="layout" svg:width="20.885cm" svg:height="1.963cm" svg:x="2.447cm" svg:y="14.777cm">
          <text:p text:style-name="P66"><text:span text:style-name="T4">Note: Each time $a is accessed we look it up in symbol table and store result in a different VAR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1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custom-shape draw:style-name="gr1" draw:text-style-name="P11" draw:layer="layout" svg:width="22.904cm" svg:height="1.385cm" svg:x="0cm" svg:y="2.421cm">
          <text:p text:style-name="P10"><text:span text:style-name="T3">VAR variables</text:span></text:p>
          <draw:enhanced-geometry svg:viewBox="0 0 21600 21600" draw:type="mso-spt202" draw:enhanced-path="M 0 0 L 21600 0 21600 21600 0 21600 0 0 Z N"/>
        </draw:custom-shape>
        <draw:custom-shape draw:style-name="gr67" draw:text-style-name="P11" draw:layer="layout" svg:width="7.646cm" svg:height="5.106cm" svg:x="2.236cm" svg:y="5.949cm">
          <text:p text:style-name="P20"><text:span text:style-name="T7">typedef union _temp_variable {</text:span></text:p>
          <text:p text:style-name="P20"><text:span text:style-name="T7"><text:s text:c="5"/></text:span><text:span text:style-name="T7">zval tmp_var;</text:span></text:p>
          <text:p text:style-name="P20"><text:span text:style-name="T7"><text:s text:c="5"/></text:span><text:span text:style-name="T7">struct {</text:span></text:p>
          <text:p text:style-name="P20"><text:span text:style-name="T7"><text:s text:c="9"/></text:span><text:span text:style-name="T7">zval **ptr_ptr;</text:span></text:p>
          <text:p text:style-name="P20"><text:span text:style-name="T7"><text:s text:c="9"/></text:span><text:span text:style-name="T7">zval *ptr;</text:span></text:p>
          <text:p text:style-name="P20"><text:span text:style-name="T7"><text:s text:c="9"/></text:span><text:span text:style-name="T7">zend_bool fcall_returned_reference;</text:span></text:p>
          <text:p text:style-name="P20"><text:span text:style-name="T7"><text:s text:c="5"/></text:span><text:span text:style-name="T7">} var;</text:span></text:p>
          <text:p text:style-name="P20"><text:span text:style-name="T7"><text:s/>… </text:span><text:span text:style-name="T7">etc</text:span></text:p>
          <text:p text:style-name="P20"><text:span text:style-name="T7">} temp_variable;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3.254cm" svg:height="1.857cm" svg:x="20.973cm" svg:y="6.288cm">
          <text:p text:style-name="P12"><text:span text:style-name="T4">ZVAL</text:span></text:p>
          <draw:enhanced-geometry svg:viewBox="0 0 21600 21600" draw:type="rectangle" draw:enhanced-path="M 0 0 L 21600 0 21600 21600 0 21600 0 0 Z N"/>
        </draw:custom-shape>
        <draw:custom-shape draw:style-name="gr102" draw:text-style-name="P11" draw:layer="layout" svg:width="0.723cm" svg:height="0.494cm" svg:x="2.624cm" svg:y="7.558cm">
          <text:p text:style-name="P4"/>
          <draw:enhanced-geometry svg:viewBox="0 0 164 112" draw:type="non-primitive" draw:enhanced-path="M 164 0 C 84 15 4 30 2 49 0 68 75 90 150 112 N"/>
        </draw:custom-shape>
        <draw:custom-shape draw:style-name="gr67" draw:text-style-name="P11" draw:layer="layout" svg:width="7.646cm" svg:height="5.106cm" svg:x="2.271cm" svg:y="12.118cm">
          <text:p text:style-name="P20"><text:span text:style-name="T7">typedef union _temp_variable {</text:span></text:p>
          <text:p text:style-name="P20"><text:span text:style-name="T7"><text:s text:c="5"/></text:span><text:span text:style-name="T7">zval tmp_var;</text:span></text:p>
          <text:p text:style-name="P20"><text:span text:style-name="T7"><text:s text:c="5"/></text:span><text:span text:style-name="T7">struct {</text:span></text:p>
          <text:p text:style-name="P20"><text:span text:style-name="T7"><text:s text:c="9"/></text:span><text:span text:style-name="T7">zval **ptr_ptr;</text:span></text:p>
          <text:p text:style-name="P20"><text:span text:style-name="T7"><text:s text:c="9"/></text:span><text:span text:style-name="T7">zval *ptr;</text:span></text:p>
          <text:p text:style-name="P20"><text:span text:style-name="T7"><text:s text:c="9"/></text:span><text:span text:style-name="T7">zend_bool fcall_returned_reference;</text:span></text:p>
          <text:p text:style-name="P20"><text:span text:style-name="T7"><text:s text:c="5"/></text:span><text:span text:style-name="T7">} var;</text:span></text:p>
          <text:p text:style-name="P20"><text:span text:style-name="T7"><text:s/>… </text:span><text:span text:style-name="T7">etc</text:span></text:p>
          <text:p text:style-name="P20"><text:span text:style-name="T7">} temp_variable;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3.254cm" svg:height="1.857cm" svg:x="20.973cm" svg:y="12.951cm">
          <text:p text:style-name="P12"><text:span text:style-name="T4">ZVAL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1" draw:layer="layout" svg:width="5.141cm" svg:height="6.067cm" svg:x="14.032cm" svg:y="11.06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3.038cm" svg:height="1.857cm" svg:x="15.703cm" svg:y="12.951cm">
            <text:p text:style-name="P12"><text:span text:style-name="T4">pDataPt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4.096cm" svg:height="1.112cm" svg:x="14.636cm" svg:y="10.023cm">
            <text:p text:style-name="P12"><text:span text:style-name="T4">symbol_table</text:span></text:p>
            <draw:enhanced-geometry svg:viewBox="0 0 21600 21600" draw:type="mso-spt202" draw:enhanced-path="M 0 0 L 21600 0 21600 21600 0 21600 0 0 Z N"/>
          </draw:custom-shape>
        </draw:g>
        <draw:line draw:style-name="gr103" draw:text-style-name="P13" draw:layer="layout" svg:x1="6.041cm" svg:y1="13.665cm" svg:x2="15.703cm" svg:y2="12.946cm">
          <text:p text:style-name="P4"/>
        </draw:line>
        <draw:custom-shape draw:style-name="gr8" draw:text-style-name="P11" draw:layer="layout" svg:width="4.566cm" svg:height="1.112cm" svg:x="0.982cm" svg:y="4.427cm">
          <text:p text:style-name="P12"><text:span text:style-name="T4">After FETCH_R</text:span></text:p>
          <draw:enhanced-geometry svg:viewBox="0 0 21600 21600" draw:type="mso-spt202" draw:enhanced-path="M 0 0 L 21600 0 21600 21600 0 21600 0 0 Z N"/>
        </draw:custom-shape>
        <draw:custom-shape draw:style-name="gr8" draw:text-style-name="P11" draw:layer="layout" svg:width="8.698cm" svg:height="1.112cm" svg:x="1.401cm" svg:y="10.874cm">
          <text:p text:style-name="P12"><text:span text:style-name="T4">After FETCH_RW or FETCH_W</text:span></text:p>
          <draw:enhanced-geometry svg:viewBox="0 0 21600 21600" draw:type="mso-spt202" draw:enhanced-path="M 0 0 L 21600 0 21600 21600 0 21600 0 0 Z N"/>
        </draw:custom-shape>
        <draw:g>
          <draw:custom-shape draw:style-name="gr3" draw:text-style-name="P11" draw:layer="layout" svg:width="5.141cm" svg:height="6.068cm" svg:x="14.032cm" svg:y="3.45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3.038cm" svg:height="1.856cm" svg:x="15.703cm" svg:y="5.349cm">
            <text:p text:style-name="P12"><text:span text:style-name="T4">pDataPt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4.096cm" svg:height="1.112cm" svg:x="14.636cm" svg:y="2.421cm">
            <text:p text:style-name="P12"><text:span text:style-name="T4">symbol_table</text:span></text:p>
            <draw:enhanced-geometry svg:viewBox="0 0 21600 21600" draw:type="mso-spt202" draw:enhanced-path="M 0 0 L 21600 0 21600 21600 0 21600 0 0 Z N"/>
          </draw:custom-shape>
        </draw:g>
        <draw:custom-shape draw:style-name="gr104" draw:text-style-name="P11" draw:layer="layout" svg:width="16.14cm" svg:height="3.568cm" svg:x="4.833cm" svg:y="4.577cm">
          <text:p text:style-name="P4"/>
          <draw:enhanced-geometry svg:viewBox="0 0 1925 669" draw:type="non-primitive" draw:enhanced-path="M 0 669 C 468 392 937 116 1258 58 1579 0 1814 272 1925 318 N"/>
        </draw:custom-shape>
        <draw:line draw:style-name="gr105" draw:text-style-name="P13" draw:layer="layout" svg:x1="18.741cm" svg:y1="6.288cm" svg:x2="20.973cm" svg:y2="6.293cm">
          <text:p text:style-name="P4"/>
        </draw:line>
        <draw:line draw:style-name="gr105" draw:text-style-name="P13" draw:layer="layout" svg:x1="18.741cm" svg:y1="13.665cm" svg:x2="20.973cm" svg:y2="13.096cm">
          <text:p text:style-name="P4"/>
        </draw:line>
        <presentation:notes draw:style-name="dp2">
          <draw:page-thumbnail draw:layer="layout" svg:width="12.7cm" svg:height="9.525cm" svg:x="3.175cm" svg:y="1.905cm" draw:page-number="52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9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Compiled Variables</text:span></text:p>
          </draw:text-box>
        </draw:frame>
        <draw:custom-shape draw:style-name="gr85" draw:text-style-name="P11" draw:layer="layout" svg:width="22.274cm" svg:height="12.348cm" svg:x="1.733cm" svg:y="4.255cm">
          <text:list text:style-name="L9">
            <text:list-item>
              <text:p text:style-name="P29"><text:span text:style-name="T50">Introduced in PHP 5.1</text:span></text:p>
            </text:list-item>
          </text:list>
          <text:list text:style-name="L9">
            <text:list-item>
              <text:p text:style-name="P29"><text:span text:style-name="T50">Avoids need for expensive symbol table lookup EVERY TIME a symbol is referenced</text:span></text:p>
            </text:list-item>
          </text:list>
          <text:list text:style-name="L9">
            <text:list-item>
              <text:p text:style-name="P29"><text:span text:style-name="T50">The “var” field in the operands znode contains the </text:span><text:span text:style-name="T51">index</text:span><text:span text:style-name="T50"> into the CV cache</text:span></text:p>
            </text:list-item>
          </text:list>
          <text:list text:style-name="L9">
            <text:list-item>
              <text:p text:style-name="P29"><text:span text:style-name="T50">When variable is initialized at runtime engine looks up symbol in symbol table and stores zval ** in a CV cache addressed from zend</text:span></text:p>
            </text:list-item>
          </text:list>
          <text:list text:style-name="L8">
            <text:list-item>
              <text:list>
                <text:list-item>
                  <text:p text:style-name="P107"><text:span text:style-name="T36">Hash value of variable calculated at compile time which allows “quick” HT functions to be used at runtime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107"><text:span text:style-name="T36">Subsequent uses of CV avoid symbol table lookup</text:span></text:p>
                </text:list-item>
              </text:list>
            </text:list-item>
          </text:list>
          <text:list text:style-name="L9">
            <text:list-item>
              <text:p text:style-name="P29"><text:span text:style-name="T50">All references to same symbol by a function/method refer to same CV</text:span></text:p>
            </text:list-item>
          </text:list>
          <text:list text:style-name="L8">
            <text:list-item>
              <text:list>
                <text:list-item>
                  <text:p text:style-name="P107"><text:span text:style-name="T36">Unlike temporary variables</text:span></text:p>
                </text:list-item>
              </text:list>
            </text:list-item>
          </text:list>
          <text:list text:style-name="L9">
            <text:list-item>
              <text:p text:style-name="P29"><text:span text:style-name="T50">Only supported for simple variables</text:span></text:p>
            </text:list-item>
          </text:list>
          <text:list text:style-name="L8">
            <text:list-item>
              <text:list>
                <text:list-item>
                  <text:p text:style-name="P107"><text:span text:style-name="T36">i.e. not object properties, auto globals or “this” pointer 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108"><text:span text:style-name="T36">For more information: See Sara Golemon’s blog on subject: <text:s text:c="2"/></text:span><text:span text:style-name="T36"><text:tab/>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109"><text:span text:style-name="T36"><text:s text:c="14"/></text:span><text:span text:style-name="T52">http://blog.libssh2.org/index.php?/archives/21-Compiled-Variables.html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3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3" draw:text-style-name="P2" draw:layer="layout" svg:width="22.904cm" svg:height="1.722cm" svg:x="0.428cm" svg:y="1.391cm" presentation:class="title" presentation:user-transformed="true">
          <draw:text-box>
            <text:p text:style-name="P1"><text:span text:style-name="T2">Compiled Variables – compile time processing</text:span></text:p>
          </draw:text-box>
        </draw:frame>
        <draw:frame presentation:style-name="pr36" draw:text-style-name="P9" draw:layer="layout" svg:width="22.904cm" svg:height="7.454cm" svg:x="0.745cm" svg:y="3.805cm" presentation:class="outline" presentation:user-transformed="true">
          <draw:text-box>
            <text:list text:style-name="L5">
              <text:list-item>
                <text:p text:style-name="P110"><text:span text:style-name="T14">An array of eligible variables constructed at compile time by lookup_CV()‏</text:span></text:p>
              </text:list-item>
            </text:list>
            <text:list text:style-name="L6">
              <text:list-item>
                <text:list>
                  <text:list-item>
                    <text:p text:style-name="P111"><text:span text:style-name="T14">Address of array stored in “vars” field of zend_op_arra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1"><text:span text:style-name="T14">For any variable eligible to be a CV compiler walks the current “vars” array to check for a match. 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112"><text:span text:style-name="T14">If found index returned. 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112"><text:span text:style-name="T14">If not found then its added in next free slot 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3"><text:span text:style-name="T42">Name and length of symbol</text:span><text:span text:style-name="T42"><text:tab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4"><text:span text:style-name="T42">Hash code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115"><text:span text:style-name="T14">Array allocated from heap. When array fills its extended by 16 entries by erealloc 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6"><text:span text:style-name="T14"/></text:p>
                  </text:list-item>
                </text:list>
              </text:list-item>
            </text:list>
          </draw:text-box>
        </draw:frame>
        <draw:custom-shape draw:style-name="gr23" draw:text-style-name="P11" draw:layer="layout" svg:width="6.998cm" svg:height="4.384cm" svg:x="1.808cm" svg:y="10.389cm">
          <text:p text:style-name="P17"><text:span text:style-name="T7">struct _zend_op_array {</text:span></text:p>
          <text:p text:style-name="P17"><text:span text:style-name="T7">……</text:span></text:p>
          <text:p text:style-name="P17"><text:span text:style-name="T7"/></text:p>
          <text:p text:style-name="P17"><text:span text:style-name="T7">zend_compiled_variable *vars;</text:span></text:p>
          <text:p text:style-name="P17"><text:span text:style-name="T7"><text:s text:c="4"/></text:span><text:span text:style-name="T7">int last_var, size_var;</text:span></text:p>
          <text:p text:style-name="P17"><text:span text:style-name="T7">…</text:span></text:p>
          <text:p text:style-name="P17"><text:span text:style-name="T7">e.t.c</text:span></text:p>
          <text:p text:style-name="P17"><text:span text:style-name="T7"/></text:p>
          <text:p text:style-name="P17"><text:span text:style-name="T7">};</text:span></text:p>
          <draw:enhanced-geometry svg:viewBox="0 0 21600 21600" draw:type="rectangle" draw:enhanced-path="M 0 0 L 21600 0 21600 21600 0 21600 0 0 Z N"/>
        </draw:custom-shape>
        <draw:line draw:style-name="gr44" draw:text-style-name="P13" draw:layer="layout" svg:x1="3.074cm" svg:y1="15.707cm" svg:x2="3.078cm" svg:y2="15.712cm">
          <text:p text:style-name="P4"/>
        </draw:line>
        <draw:custom-shape draw:style-name="gr106" draw:text-style-name="P11" draw:layer="layout" svg:width="7.016cm" svg:height="1.446cm" svg:x="7.435cm" svg:y="10.478cm">
          <text:p text:style-name="P4"/>
          <draw:enhanced-geometry svg:viewBox="0 0 1985 1644" draw:type="non-primitive" draw:enhanced-path="M 0 1644 C 832 956 1664 269 1985 0 N"/>
        </draw:custom-shape>
        <draw:custom-shape draw:style-name="gr107" draw:text-style-name="P11" draw:layer="layout" svg:width="5.821cm" svg:height="1.646cm" svg:x="2.377cm" svg:y="15.707cm">
          <text:p text:style-name="P71"><text:span text:style-name="T7">last_var contains index of last slot used, size_var last available index</text:span></text:p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5.957cm" svg:y1="15.699cm" svg:x2="4.082cm" svg:y2="11.919cm">
          <text:p text:style-name="P4"/>
        </draw:line>
        <draw:g>
          <draw:custom-shape draw:style-name="gr98" draw:text-style-name="P11" draw:layer="layout" svg:width="9.198cm" svg:height="0.987cm" svg:x="14.451cm" svg:y="10.47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24" draw:text-style-name="P11" draw:layer="layout" svg:width="9.198cm" svg:height="2.999cm" svg:x="14.451cm" svg:y="11.465cm">
            <text:p text:style-name="P17"><text:span text:style-name="T27">typedef struct zend_compiled_variable {</text:span></text:p>
            <text:p text:style-name="P17"><text:span text:style-name="T27"><text:s text:c="5"/></text:span><text:span text:style-name="T27">char *name;</text:span></text:p>
            <text:p text:style-name="P17"><text:span text:style-name="T27"><text:s text:c="5"/></text:span><text:span text:style-name="T27">int name_len;</text:span></text:p>
            <text:p text:style-name="P17"><text:span text:style-name="T27"><text:s text:c="5"/></text:span><text:span text:style-name="T27">ulong hash_value;</text:span></text:p>
            <text:p text:style-name="P17"><text:span text:style-name="T27">} zend_compiled_variable;</text:span></text:p>
            <draw:enhanced-geometry svg:viewBox="0 0 21600 21600" draw:type="rectangle" draw:enhanced-path="M 0 0 L 21600 0 21600 21600 0 21600 0 0 Z N"/>
          </draw:custom-shape>
          <draw:line draw:style-name="gr108" draw:text-style-name="P13" draw:layer="layout" svg:x1="14.451cm" svg:y1="15.505cm" svg:x2="14.455cm" svg:y2="16.633cm">
            <text:p text:style-name="P4"/>
          </draw:line>
          <draw:line draw:style-name="gr108" draw:text-style-name="P13" draw:layer="layout" svg:x1="23.649cm" svg:y1="15.474cm" svg:x2="23.654cm" svg:y2="16.603cm">
            <text:p text:style-name="P4"/>
          </draw:line>
          <draw:custom-shape draw:style-name="gr98" draw:text-style-name="P11" draw:layer="layout" svg:width="9.198cm" svg:height="0.988cm" svg:x="14.451cm" svg:y="16.69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98" draw:text-style-name="P11" draw:layer="layout" svg:width="9.198cm" svg:height="0.988cm" svg:x="14.451cm" svg:y="14.464cm">
            <text:p text:style-name="P4"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layer="layout" svg:width="12.7cm" svg:height="9.525cm" svg:x="3.175cm" svg:y="1.905cm" draw:page-number="54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904cm" svg:height="1.722cm" svg:x="0.613cm" svg:y="1.245cm" presentation:class="title" presentation:user-transformed="true">
          <draw:text-box>
            <text:p text:style-name="P1"><text:span text:style-name="T2">Compiled Variables – At runtime</text:span></text:p>
          </draw:text-box>
        </draw:frame>
        <draw:frame presentation:style-name="pr37" draw:text-style-name="P9" draw:layer="layout" svg:width="23.777cm" svg:height="8.282cm" svg:x="0.731cm" svg:y="3.558cm" presentation:class="outline" presentation:user-transformed="true">
          <draw:text-box>
            <text:list text:style-name="L5">
              <text:list-item>
                <text:p text:style-name="P110"><text:span text:style-name="T14">To access a CV, we extract CV number from the znode and use as index into CV cache. </text:span></text:p>
              </text:list-item>
            </text:list>
            <text:list text:style-name="L6">
              <text:list-item>
                <text:list>
                  <text:list-item>
                    <text:p text:style-name="P111"><text:span text:style-name="T14">If CV cache slot non-zero then you have the zval **!! No symbol table lookup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1"><text:span text:style-name="T14">If CV cache slot is zero then it’s the first reference to <text:s/>X so: 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112"><text:span text:style-name="T14">Lookup X in symbol table using pre-computed hash, i.e. <text:s/>zend_hash_quick_find()‏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7"><text:span text:style-name="T14">First lookup of a symbol in a function will also fail so symbol is also added to symbol table at this point if lookup for W or RW using information in “vars” array. Uses zend_hash_quick_update() using pre-computed hash again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7"><text:span text:style-name="T14">If lookup is for R then CV cache set to address EG(uninitialized_zval)‏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112"><text:span text:style-name="T14">Save returned zval** for X saved in CV cache 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1"><text:span text:style-name="T14">On userspace “unset” the CV cache is entry is set to NULL to force ht lookup on next reference to symbol</text:span></text:p>
                  </text:list-item>
                </text:list>
              </text:list-item>
            </text:list>
          </draw:text-box>
        </draw:frame>
        <draw:custom-shape draw:style-name="gr24" draw:text-style-name="P11" draw:layer="layout" svg:width="3.25cm" svg:height="2.152cm" svg:x="0.428cm" svg:y="12.519cm">
          <text:p text:style-name="P118"><text:span text:style-name="T7">.....</text:span></text:p>
          <text:p text:style-name="P118"><text:span text:style-name="T7">zval *** CVs</text:span></text:p>
          <text:p text:style-name="P118"><text:span text:style-name="T7">…</text:span><text:span text:style-name="T7">.</text:span></text:p>
          <draw:enhanced-geometry svg:viewBox="0 0 21600 21600" draw:type="rectangle" draw:enhanced-path="M 0 0 L 21600 0 21600 21600 0 21600 0 0 Z N"/>
        </draw:custom-shape>
        <draw:custom-shape draw:style-name="gr98" draw:text-style-name="P11" draw:layer="layout" svg:width="2.875cm" svg:height="0.626cm" svg:x="6.575cm" svg:y="13.838cm">
          <text:p text:style-name="P4"/>
          <draw:enhanced-geometry svg:viewBox="0 0 21600 21600" draw:type="rectangle" draw:enhanced-path="M 0 0 L 21600 0 21600 21600 0 21600 0 0 Z N"/>
        </draw:custom-shape>
        <draw:custom-shape draw:style-name="gr98" draw:text-style-name="P11" draw:layer="layout" svg:width="2.875cm" svg:height="0.626cm" svg:x="6.575cm" svg:y="14.398cm">
          <text:p text:style-name="P4"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.875cm" svg:height="0.626cm" svg:x="6.575cm" svg:y="15.024cm">
          <text:p text:style-name="P12"><text:span text:style-name="T4">zval **</text:span></text:p>
          <draw:enhanced-geometry svg:viewBox="0 0 21600 21600" draw:type="rectangle" draw:enhanced-path="M 0 0 L 21600 0 21600 21600 0 21600 0 0 Z N"/>
        </draw:custom-shape>
        <draw:custom-shape draw:style-name="gr98" draw:text-style-name="P11" draw:layer="layout" svg:width="2.875cm" svg:height="0.626cm" svg:x="6.575cm" svg:y="15.65cm">
          <text:p text:style-name="P4"/>
          <draw:enhanced-geometry svg:viewBox="0 0 21600 21600" draw:type="rectangle" draw:enhanced-path="M 0 0 L 21600 0 21600 21600 0 21600 0 0 Z N"/>
        </draw:custom-shape>
        <draw:custom-shape draw:style-name="gr98" draw:text-style-name="P11" draw:layer="layout" svg:width="2.875cm" svg:height="0.626cm" svg:x="6.575cm" svg:y="17.026cm">
          <text:p text:style-name="P4"/>
          <draw:enhanced-geometry svg:viewBox="0 0 21600 21600" draw:type="rectangle" draw:enhanced-path="M 0 0 L 21600 0 21600 21600 0 21600 0 0 Z N"/>
        </draw:custom-shape>
        <draw:line draw:style-name="gr108" draw:text-style-name="P13" draw:layer="layout" svg:x1="6.575cm" svg:y1="16.276cm" svg:x2="6.579cm" svg:y2="17.273cm">
          <text:p text:style-name="P4"/>
        </draw:line>
        <draw:line draw:style-name="gr108" draw:text-style-name="P13" draw:layer="layout" svg:x1="9.437cm" svg:y1="16.276cm" svg:x2="9.441cm" svg:y2="17.273cm">
          <text:p text:style-name="P4"/>
        </draw:line>
        <draw:custom-shape draw:style-name="gr8" draw:text-style-name="P11" draw:layer="layout" svg:width="2.729cm" svg:height="0.794cm" svg:x="0.432cm" svg:y="11.84cm">
          <text:p text:style-name="P22"><text:span text:style-name="T7">execute_data</text:span></text:p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3.162cm" svg:y1="13.498cm" svg:x2="6.575cm" svg:y2="13.838cm">
          <text:p text:style-name="P4"/>
        </draw:line>
        <draw:custom-shape draw:style-name="gr8" draw:text-style-name="P11" draw:layer="layout" svg:width="2.081cm" svg:height="0.794cm" svg:x="6.668cm" svg:y="13.106cm">
          <text:p text:style-name="P22"><text:span text:style-name="T7">CV cache</text:span></text:p>
          <draw:enhanced-geometry svg:viewBox="0 0 21600 21600" draw:type="mso-spt202" draw:enhanced-path="M 0 0 L 21600 0 21600 21600 0 21600 0 0 Z N"/>
        </draw:custom-shape>
        <draw:custom-shape draw:style-name="gr98" draw:text-style-name="P11" draw:layer="layout" svg:width="4.379cm" svg:height="2.438cm" svg:x="12.951cm" svg:y="14.398cm">
          <text:p text:style-name="P4"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3.003cm" svg:height="1.526cm" svg:x="21.074cm" svg:y="13.498cm">
          <text:p text:style-name="P12"><text:span text:style-name="T4">ZVAL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879cm" svg:height="0.626cm" svg:x="14.949cm" svg:y="15.65cm">
          <text:p text:style-name="P12"><text:span text:style-name="T4">zval *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653cm" svg:height="0.794cm" svg:x="13.622cm" svg:y="13.366cm">
          <text:p text:style-name="P22"><text:span text:style-name="T7">symbol table</text:span></text:p>
          <draw:enhanced-geometry svg:viewBox="0 0 21600 21600" draw:type="mso-spt202" draw:enhanced-path="M 0 0 L 21600 0 21600 21600 0 21600 0 0 Z N"/>
        </draw:custom-shape>
        <draw:custom-shape draw:style-name="gr106" draw:text-style-name="P11" draw:layer="layout" svg:width="5.706cm" svg:height="1.015cm" svg:x="9.437cm" svg:y="14.512cm">
          <text:p text:style-name="P4"/>
          <draw:enhanced-geometry svg:viewBox="0 0 1730 232" draw:type="non-primitive" draw:enhanced-path="M 0 203 C 409 101 818 0 1106 5 1394 10 1562 121 1730 232 N"/>
        </draw:custom-shape>
        <draw:line draw:style-name="gr5" draw:text-style-name="P13" draw:layer="layout" svg:x1="16.828cm" svg:y1="15.654cm" svg:x2="21.074cm" svg:y2="13.493cm">
          <text:p text:style-name="P4"/>
        </draw:line>
        <draw:custom-shape draw:style-name="gr24" draw:text-style-name="P11" draw:layer="layout" svg:width="3.25cm" svg:height="2.125cm" svg:x="0.428cm" svg:y="15.527cm">
          <text:p text:style-name="P22"><text:span text:style-name="T7">…</text:span><text:span text:style-name="T7">..</text:span></text:p>
          <text:p text:style-name="P22"><text:span text:style-name="T7">zend_uint var;</text:span></text:p>
          <text:p text:style-name="P22"><text:span text:style-name="T7">…</text:span><text:span text:style-name="T7">.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.734cm" svg:height="0.794cm" draw:transform="rotate (3.1415926535892) translate (3.162cm 15.772cm)">
          <text:p text:style-name="P22"><text:span text:style-name="T7">znode</text:span></text:p>
          <draw:enhanced-geometry svg:viewBox="0 0 21600 21600" draw:mirror-vertical="true" draw:type="mso-spt202" draw:enhanced-path="M 0 0 L 21600 0 21600 21600 0 21600 0 0 Z N"/>
        </draw:custom-shape>
        <draw:line draw:style-name="gr109" draw:text-style-name="P13" draw:layer="layout" svg:x1="3.162cm" svg:y1="16.281cm" svg:x2="6.663cm" svg:y2="15.271cm">
          <text:p text:style-name="P4"/>
        </draw:line>
        <draw:custom-shape draw:style-name="gr110" draw:text-style-name="P11" draw:layer="layout" svg:width="3.122cm" svg:height="1.413cm" svg:x="18.688cm" svg:y="16.805cm">
          <text:p text:style-name="P119"><text:span text:style-name="T7">pDataPtr slot of</text:span></text:p>
          <text:p text:style-name="P119"><text:span text:style-name="T7">a HT bucket</text:span></text:p>
          <draw:enhanced-geometry svg:viewBox="0 0 21600 21600" draw:type="mso-spt202" draw:enhanced-path="M 0 0 L 21600 0 21600 21600 0 21600 0 0 Z N"/>
        </draw:custom-shape>
        <draw:line draw:style-name="gr111" draw:text-style-name="P13" draw:layer="layout" svg:x1="20.469cm" svg:y1="16.84cm" svg:x2="16.822cm" svg:y2="16.271cm">
          <text:p text:style-name="P4"/>
        </draw:line>
        <presentation:notes draw:style-name="dp2">
          <draw:page-thumbnail draw:layer="layout" svg:width="12.7cm" svg:height="9.525cm" svg:x="3.175cm" svg:y="1.905cm" draw:page-number="55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custom-shape draw:style-name="gr1" draw:text-style-name="P11" draw:layer="layout" svg:width="9.666cm" svg:height="2.165cm" svg:x="0.463cm" svg:y="2.139cm">
          <text:p text:style-name="P10"><text:span text:style-name="T29">Compiled variables:</text:span><text:span text:style-name="T29"><text:line-break/></text:span><text:span text:style-name="T29">with regular variables </text:span></text:p>
          <draw:enhanced-geometry svg:viewBox="0 0 21600 21600" draw:type="mso-spt202" draw:enhanced-path="M 0 0 L 21600 0 21600 21600 0 21600 0 0 Z N"/>
        </draw:custom-shape>
        <draw:custom-shape draw:style-name="gr101" draw:text-style-name="P11" draw:layer="layout" svg:width="4.485cm" svg:height="4.095cm" svg:x="15.879cm" svg:y="1.756cm">
          <text:p text:style-name="P1"><text:span text:style-name="T13">&lt;?php </text:span></text:p>
          <text:p text:style-name="P1"><text:span text:style-name="T13"><text:s text:c="4"/></text:span><text:span text:style-name="T13">$a = 123; </text:span></text:p>
          <text:p text:style-name="P1"><text:span text:style-name="T13"><text:s text:c="4"/></text:span><text:span text:style-name="T13">$b = 456; </text:span></text:p>
          <text:p text:style-name="P1"><text:span text:style-name="T13"><text:s text:c="4"/></text:span><text:span text:style-name="T13">$c = $a + $b;</text:span></text:p>
          <text:p text:style-name="P1"><text:span text:style-name="T13"><text:s text:c="5"/></text:span><text:span text:style-name="T13">echo $c; </text:span></text:p>
          <text:p text:style-name="P1"><text:span text:style-name="T13">?&gt; </text:span></text:p>
          <draw:enhanced-geometry svg:viewBox="0 0 21600 21600" draw:type="rectangle" draw:enhanced-path="M 0 0 L 21600 0 21600 21600 0 21600 0 0 Z N"/>
        </draw:custom-shape>
        <draw:custom-shape draw:style-name="gr100" draw:text-style-name="P11" draw:layer="layout" svg:width="20.2cm" svg:height="7.29cm" svg:x="1.367cm" svg:y="5.474cm">
          <text:p text:style-name="P1"><text:span text:style-name="T13">FETCH_W <text:s text:c="3"/>$0, 'a' <text:s text:c="12"/>/* Retrieve the $a variable for writing */ </text:span></text:p>
          <text:p text:style-name="P1"><text:span text:style-name="T13">ASSIGN <text:s text:c="12"/>$0, 123 <text:s text:c="4"/>/* Assign the numeric value 123 to retrieved variable 0 */ </text:span></text:p>
          <text:p text:style-name="P1"><text:span text:style-name="T13">FETCH_W <text:s text:c="3"/>$2, 'b' <text:s text:c="12"/>/* Retrieve the $b variable for writing */ </text:span></text:p>
          <text:p text:style-name="P1"><text:span text:style-name="T13">ASSIGN <text:s text:c="12"/>$2, 456 <text:s text:c="4"/>/* Assign the numeric value 456 to retrieved variable 2 */ </text:span></text:p>
          <text:p text:style-name="P1"><text:span text:style-name="T13">FETCH_R <text:s text:c="4"/>$5, 'a' <text:s text:c="12"/>/* Retrieve the $a variable for reading */ </text:span></text:p>
          <text:p text:style-name="P1"><text:span text:style-name="T13">FETCH_R <text:s text:c="4"/>$6, 'b' <text:s text:c="12"/>/* Retrieve the $b variable for reading */ </text:span></text:p>
          <text:p text:style-name="P1"><text:span text:style-name="T13">ADD <text:s text:c="13"/>~7, $5, $6 <text:s text:c="5"/>/* Add the retrieved variables (5 &amp; 6) together and store the result in 7 */ </text:span></text:p>
          <text:p text:style-name="P1"><text:span text:style-name="T13">FETCH_W <text:s text:c="4"/>$4, 'c' <text:s text:c="11"/>/* Retrieve the $c variable for writing */ </text:span></text:p>
          <text:p text:style-name="P1"><text:span text:style-name="T13">ASSIGN <text:s text:c="12"/>$4, ~7 <text:s text:c="6"/>/* Assign the value in temporary variable 7 into retrieved variable 4 */ </text:span></text:p>
          <text:p text:style-name="P1"><text:span text:style-name="T13">FETCH_R <text:s text:c="4"/>$9, 'c' <text:s text:c="12"/>/* Retrieve the $c variable for reading */ </text:span></text:p>
          <text:p text:style-name="P1"><text:span text:style-name="T13">ECHO <text:s text:c="16"/>$9 <text:s text:c="11"/>/* Echo the retrieved variable 9 */ </text:span></text:p>
          <draw:enhanced-geometry svg:viewBox="0 0 21600 21600" draw:type="rectangle" draw:enhanced-path="M 0 0 L 21600 0 21600 21600 0 21600 0 0 Z N"/>
        </draw:custom-shape>
        <draw:custom-shape draw:style-name="gr112" draw:text-style-name="P11" draw:layer="layout" svg:width="20.205cm" svg:height="3.456cm" svg:x="1.363cm" svg:y="13.539cm">
          <text:p text:style-name="P1"><text:span text:style-name="T13">ASSIGN <text:s text:c="11"/>!0, 123 <text:s text:c="4"/>/* Assign the numeric value 123 to compiled variable 0 */ </text:span></text:p>
          <text:p text:style-name="P1"><text:span text:style-name="T13">ASSIGN <text:s text:c="11"/>!1, 456 <text:s text:c="4"/>/* Assign the numeric value 456 to compiled variable 1 */ </text:span></text:p>
          <text:p text:style-name="P1"><text:span text:style-name="T13">ADD <text:s text:c="11"/>~2, !0, !1 <text:s text:c="7"/>/* Add compiled variable 0 to compiled variable 1 */ </text:span></text:p>
          <text:p text:style-name="P1"><text:span text:style-name="T13">ASSIGN <text:s text:c="11"/>!2, ~2 <text:s text:c="6"/>/* Assign the value of temporary variable 2 to compiled variable 2 */ </text:span></text:p>
          <text:p text:style-name="P1"><text:span text:style-name="T13">ECHO <text:s text:c="15"/>!2 <text:s text:c="12"/>/* Echo the value of compiled variable 2 */ 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533cm" svg:height="1.112cm" svg:x="0.472cm" svg:y="4.793cm">
          <text:p text:style-name="P12"><text:span text:style-name="T4">Without CV</text:span></text:p>
          <draw:enhanced-geometry svg:viewBox="0 0 21600 21600" draw:type="mso-spt202" draw:enhanced-path="M 0 0 L 21600 0 21600 21600 0 21600 0 0 Z N"/>
        </draw:custom-shape>
        <draw:custom-shape draw:style-name="gr8" draw:text-style-name="P11" draw:layer="layout" svg:width="2.661cm" svg:height="1.112cm" svg:x="0.471cm" svg:y="12.735cm">
          <text:p text:style-name="P12"><text:span text:style-name="T4">With CV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6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custom-shape draw:style-name="gr1" draw:text-style-name="P11" draw:layer="layout" svg:width="10.936cm" svg:height="2.227cm" svg:x="0.714cm" svg:y="2.139cm">
          <text:p text:style-name="P10"><text:span text:style-name="T29">Compiled variables : </text:span><text:span text:style-name="T29"><text:line-break/></text:span><text:span text:style-name="T29">with Object variables</text:span></text:p>
          <draw:enhanced-geometry svg:viewBox="0 0 21600 21600" draw:type="mso-spt202" draw:enhanced-path="M 0 0 L 21600 0 21600 21600 0 21600 0 0 Z N"/>
        </draw:custom-shape>
        <draw:custom-shape draw:style-name="gr101" draw:text-style-name="P11" draw:layer="layout" svg:width="5.689cm" svg:height="4.095cm" svg:x="15.879cm" svg:y="1.756cm">
          <text:p text:style-name="P1"><text:span text:style-name="T13">&lt;?php </text:span></text:p>
          <text:p text:style-name="P1"><text:span text:style-name="T13"><text:s text:c="4"/></text:span><text:span text:style-name="T13">$f-&gt;a = 123; </text:span></text:p>
          <text:p text:style-name="P1"><text:span text:style-name="T13"><text:s text:c="4"/></text:span><text:span text:style-name="T13">$f-&gt;b = 456; </text:span></text:p>
          <text:p text:style-name="P1"><text:span text:style-name="T13"><text:s text:c="4"/></text:span><text:span text:style-name="T13">$f-&gt;c = $f-&gt;a + $F-&gt;b;</text:span></text:p>
          <text:p text:style-name="P1"><text:span text:style-name="T13"><text:s text:c="5"/></text:span><text:span text:style-name="T13">echo $f-&gt;c; </text:span></text:p>
          <text:p text:style-name="P1"><text:span text:style-name="T13">?&gt; </text:span></text:p>
          <draw:enhanced-geometry svg:viewBox="0 0 21600 21600" draw:type="rectangle" draw:enhanced-path="M 0 0 L 21600 0 21600 21600 0 21600 0 0 Z N"/>
        </draw:custom-shape>
        <draw:custom-shape draw:style-name="gr112" draw:text-style-name="P11" draw:layer="layout" svg:width="22.705cm" svg:height="7.4cm" svg:x="1.363cm" svg:y="6.141cm">
          <text:p text:style-name="P1"><text:span text:style-name="T13">ASSIGN_OBJ <text:s text:c="11"/>!0, 'a' <text:s text:c="6"/>/* Assign the numeric value 123 to property 'a' of compiled variable 0 object */ OP_DATA <text:s text:c="13"/>123 <text:s text:c="13"/>/* Additional data for ASSIGN_OBJ opcode */ </text:span></text:p>
          <text:p text:style-name="P1"><text:span text:style-name="T13">ASSIGN_OBJ <text:s text:c="11"/>!0, 'b' <text:s text:c="6"/>/* Assign the numeric value 456 to property 'b' of compiled variable 0 object */ OP_DATA <text:s text:c="13"/>456 <text:s text:c="13"/>/* Additional data for ASSIGN_OBJ opcode */ </text:span></text:p>
          <text:p text:style-name="P1"><text:span text:style-name="T13">FETCH_OBJ_R <text:s text:c="4"/>$3, !0, 'a‘ <text:s text:c="4"/>/* Retrieve property 'a' from compiled variable 0 object */</text:span></text:p>
          <text:p text:style-name="P1"><text:span text:style-name="T13">FETCH_OBJ_R <text:s text:c="4"/>$4, !0, 'b‘ <text:s text:c="4"/>/* Retrieve property 'b' from compiled variable 0 object */</text:span></text:p>
          <text:p text:style-name="P1"><text:span text:style-name="T13">ADD <text:s text:c="21"/>~5, $3, $4 <text:s text:c="4"/>/* Add those values and store the result in temp var 5 */</text:span></text:p>
          <text:p text:style-name="P1"><text:span text:style-name="T13">ASSIGN_OBJ <text:s text:c="12"/>!0, 'c' <text:s text:c="5"/>/* Assign the ADD result to property 'c' of compiled variable 0 object */</text:span></text:p>
          <text:p text:style-name="P1"><text:span text:style-name="T13">OP_DATA <text:s text:c="12"/>~5 <text:s text:c="15"/>/* Additional data for ASSIGN_OBJ opcode */ </text:span></text:p>
          <text:p text:style-name="P1"><text:span text:style-name="T13">FETCH_OBJ_R <text:s text:c="3"/>$6, !0, 'c‘ <text:s text:c="5"/>/* Retrieve property 'c' from compiled variable 0 object */ </text:span></text:p>
          <text:p text:style-name="P1"><text:span text:style-name="T13">ECHO <text:s text:c="24"/>$6 <text:s text:c="10"/>/* Echo the value */</text:span><text:span text:style-name="T5"> 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661cm" svg:height="1.112cm" svg:x="1.37cm" svg:y="5.472cm">
          <text:p text:style-name="P12"><text:span text:style-name="T4">With CV</text:span></text:p>
          <draw:enhanced-geometry svg:viewBox="0 0 21600 21600" draw:type="mso-spt202" draw:enhanced-path="M 0 0 L 21600 0 21600 21600 0 21600 0 0 Z N"/>
        </draw:custom-shape>
        <draw:custom-shape draw:style-name="gr7" draw:text-style-name="P11" draw:layer="layout" svg:width="22.705cm" svg:height="4.017cm" svg:x="1.363cm" svg:y="14.155cm">
          <text:p text:style-name="P66"><text:span text:style-name="T4">Note: Properties are re-fetched every time a read or write is performed on them which cannot be avoided due to the magic methods _get(), _set() e.t.c. which can return a different variable on different fetches </text:span></text:p>
          <text:p text:style-name="P120"><text:span text:style-name="T4"><text:tab/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7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Symbol tables</text:span></text:p>
          </draw:text-box>
        </draw:frame>
        <draw:frame presentation:style-name="pr38" draw:text-style-name="P9" draw:layer="layout" svg:width="21.599cm" svg:height="16.97cm" svg:x="1.904cm" svg:y="4.21cm" presentation:class="outline" presentation:user-transformed="true">
          <draw:text-box>
            <text:list text:style-name="L3">
              <text:list-item>
                <text:p text:style-name="P35"><text:span text:style-name="T14">One for global scope created during RINIT processing by call to init_executor()‏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Add “GLOBALS entry to new symbol table; which is a recursive refere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Populated with requested super globals by call to php_hash_environment()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_POST, _GET, <text:s/>and _COOKI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if INI register_argc_argc=on specified then argv and argc added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if INI auto_globals_jit = off specified then _ENV, _SERVER and _REQUEST add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3"><text:span text:style-name="T42">If auto_globals_jit=on they are added by compiler if reference found; see zend_is_auto_global()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if INI register_long_arrays=on specified long versions of _ENV, _POST etc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if INI register_globals=yes the adds all globals to symbol tab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5"><text:span text:style-name="T14">Symbol tables created for each called function/method at time of call 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created and freed in zend_do_fcall_common_helper()‏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Hashtable for Symbol table allocated from a cache if any availa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Up to 32 Symbol table HashTable’s cached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Hashtables are cleared before being added to cache so no need to initialize on allocation from cach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Otherwise allocate and init a new HashTable </text:span></text:p>
                  </text:list-item>
                </text:list>
              </text:list-item>
            </text:list>
            <text:list text:style-name="L3">
              <text:list-item>
                <text:p text:style-name="P35"><text:span text:style-name="T14">Symbols added to symbol table at runtime on first reference to a symbol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On reference to a symbol we do a Hashtable lookup; if lookup fails we add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Initially its set to reference a special zval of uninitialized_zval until its assigned to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6"><text:span text:style-name="T14"/></text:p>
              </text:list-item>
            </text:list>
            <text:list text:style-name="L3">
              <text:list-item>
                <text:list>
                  <text:list-item>
                    <text:p text:style-name="P44"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58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8" draw:text-style-name="P2" draw:layer="layout" svg:width="22.904cm" svg:height="2.771cm" svg:x="0.428cm" svg:y="1.035cm" presentation:class="title" presentation:user-transformed="true">
          <draw:text-box>
            <text:p text:style-name="P1"><text:span text:style-name="T19">Which symbol table to use ?</text:span><text:span text:style-name="T19"><text:line-break/></text:span><text:span text:style-name="T19"/></text:p>
          </draw:text-box>
        </draw:frame>
        <draw:frame presentation:style-name="pr39" draw:text-style-name="P9" draw:layer="layout" svg:width="23.358cm" svg:height="9.892cm" svg:x="0.988cm" svg:y="3.805cm" presentation:class="outline" presentation:user-transformed="true">
          <draw:text-box>
            <text:list text:style-name="L3">
              <text:list-item>
                <text:p text:style-name="P29"><text:span text:style-name="T12">EX(active_symbol_table) contains reference to current function/method symbol table</text:span></text:p>
              </text:list-item>
            </text:list>
            <text:list text:style-name="L3">
              <text:list-item>
                <text:p text:style-name="P29"><text:span text:style-name="T12">However, as super/auto globals only stored in global scope symbol table what happens if a function references one ?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12">this is where the EA attribute of znode comes into play !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1"><text:span text:style-name="T12">EA for op2 set by complier to direct interpreter to FETCH from global symbol table EX(symbol_table) rather than current symbol table EX(active_symbol_table) when it finds a reference to an auto_globa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9"><text:span text:style-name="T14">complier checks every symbol against auto_globals hash tab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9"><text:span text:style-name="T14">see fetch_simple_variable_ex()‏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0"><text:span text:style-name="T12">different flag set in EA for static variable, class static et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1"><text:span text:style-name="T12">see zend_get_target_symbol_table()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4" draw:text-style-name="P11" draw:layer="layout" svg:width="3.748cm" svg:height="3.871cm" svg:x="0.988cm" svg:y="13.384cm">
          <text:p text:style-name="P56"><text:span text:style-name="T7">&lt;?php</text:span></text:p>
          <text:p text:style-name="P56"><text:span text:style-name="T7"><text:s/></text:span><text:span text:style-name="T7">function foo() {</text:span></text:p>
          <text:p text:style-name="P56"><text:span text:style-name="T7"><text:s text:c="5"/></text:span><text:span text:style-name="T7">$a = $_ENV;</text:span></text:p>
          <text:p text:style-name="P56"><text:span text:style-name="T7"><text:s/></text:span><text:span text:style-name="T7">}</text:span></text:p>
          <text:p text:style-name="P56"><text:span text:style-name="T7"><text:s/></text:span><text:span text:style-name="T7">foo();</text:span></text:p>
          <text:p text:style-name="P56"><text:span text:style-name="T7">?&gt;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18.185cm" svg:height="3.871cm" svg:x="6.69cm" svg:y="13.384cm">
          <text:p text:style-name="P65"><text:span text:style-name="T27">line <text:s text:c="4"/># <text:s/>op <text:s text:c="26"/>fetch <text:s text:c="9"/>ext <text:s/>operands</text:span></text:p>
          <text:p text:style-name="P65"><text:span text:style-name="T27">-------------------------------------------------------------------------------</text:span></text:p>
          <text:p text:style-name="P65"><text:span text:style-name="T27"><text:s text:c="3"/></text:span><text:span text:style-name="T27">9 <text:s text:c="4"/>0 <text:s/>FETCH_R <text:s text:c="21"/>global <text:s text:c="13"/>$0, '_ENV'</text:span></text:p>
          <text:p text:style-name="P65"><text:span text:style-name="T27"><text:s text:c="9"/></text:span><text:span text:style-name="T27">1 <text:s/>ASSIGN <text:s text:c="46"/>!0, $0</text:span></text:p>
          <text:p text:style-name="P65"><text:span text:style-name="T27"><text:s text:c="2"/></text:span><text:span text:style-name="T27">10 <text:s text:c="4"/>2 <text:s/>RETURN <text:s text:c="46"/>null</text:span></text:p>
          <text:p text:style-name="P65"><text:span text:style-name="T27"><text:s text:c="9"/></text:span><text:span text:style-name="T27">3 <text:s/>ZEND_HANDLE_EXCEP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992cm" svg:height="1.517cm" svg:x="5.296cm" svg:y="14.777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layer="layout" svg:width="12.7cm" svg:height="9.525cm" svg:x="3.175cm" svg:y="1.905cm" draw:page-number="59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Static Variables</text:span></text:p>
          </draw:text-box>
        </draw:frame>
        <draw:frame presentation:style-name="pr40" draw:text-style-name="P9" draw:layer="layout" svg:width="21.599cm" svg:height="8.028cm" svg:x="1.732cm" svg:y="4.885cm" presentation:class="outline" presentation:user-transformed="true">
          <draw:text-box>
            <text:list text:style-name="L3">
              <text:list-item>
                <text:p text:style-name="P61"><text:span text:style-name="T2">Hashtable referenced by zend_op-array details all statics, if any, defined for a function/method</text:span></text:p>
              </text:list-item>
            </text:list>
            <text:list text:style-name="L3">
              <text:list-item>
                <text:list>
                  <text:list-item>
                    <text:p text:style-name="P62"><text:span text:style-name="T2">When a static is accessed at runtime an entry is added to local symbol table (EG(active_symbol_table)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2"><text:span text:style-name="T2">Entry made to reference same zval referenced by static_variables Hashtable in a “Change on Write” set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1"><text:span text:style-name="T2">just like a parameter passed by referen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60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custom-shape draw:style-name="gr1" draw:text-style-name="P11" draw:layer="layout" svg:width="22.904cm" svg:height="1.385cm" svg:x="0.556cm" svg:y="1.636cm">
          <text:p text:style-name="P10"><text:span text:style-name="T3">Static Variables</text:span></text:p>
          <draw:enhanced-geometry svg:viewBox="0 0 21600 21600" draw:type="mso-spt202" draw:enhanced-path="M 0 0 L 21600 0 21600 21600 0 21600 0 0 Z N"/>
        </draw:custom-shape>
        <draw:custom-shape draw:style-name="gr24" draw:text-style-name="P11" draw:layer="layout" svg:width="4.516cm" svg:height="5.693cm" svg:x="20.549cm" svg:y="4.934cm">
          <text:p text:style-name="P20"><text:span text:style-name="T7">&lt;?php</text:span></text:p>
          <text:p text:style-name="P20"><text:span text:style-name="T7"><text:s text:c="3"/></text:span></text:p>
          <text:p text:style-name="P20"><text:span text:style-name="T7"><text:s text:c="4"/></text:span><text:span text:style-name="T7">function foo() {</text:span></text:p>
          <text:p text:style-name="P20"><text:span text:style-name="T7"><text:s text:c="10"/></text:span><text:span text:style-name="T7">static $count = 0;</text:span></text:p>
          <text:p text:style-name="P20"><text:span text:style-name="T7"><text:s text:c="5"/></text:span><text:span text:style-name="T7">$count ++;</text:span></text:p>
          <text:p text:style-name="P20"><text:span text:style-name="T7"><text:s text:c="7"/></text:span></text:p>
          <text:p text:style-name="P20"><text:span text:style-name="T7"><text:s text:c="3"/></text:span><text:span text:style-name="T7">}</text:span></text:p>
          <text:p text:style-name="P20"><text:span text:style-name="T7"><text:s text:c="3"/></text:span></text:p>
          <text:p text:style-name="P20"><text:span text:style-name="T7"><text:s text:c="3"/></text:span><text:span text:style-name="T7">foo();</text:span></text:p>
          <text:p text:style-name="P20"><text:span text:style-name="T7"><text:s text:c="3"/></text:span><text:span text:style-name="T7">foo();</text:span></text:p>
          <text:p text:style-name="P20"><text:span text:style-name="T7"><text:s text:c="3"/></text:span><text:span text:style-name="T7">foo();</text:span></text:p>
          <text:p text:style-name="P20"><text:span text:style-name="T7">?&gt;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17.568cm" svg:height="6.61cm" svg:x="0.556cm" svg:y="4.758cm">
          <text:p text:style-name="P65"><text:span text:style-name="T27">line <text:s text:c="4"/># <text:s/>op <text:s text:c="26"/>fetch <text:s text:c="9"/>ext <text:s/>operands</text:span></text:p>
          <text:p text:style-name="P65"><text:span text:style-name="T27">-------------------------------------------------------------------------------</text:span></text:p>
          <text:p text:id="id6" text:style-name="P65"><text:span text:style-name="T27"><text:s text:c="3"/></text:span><text:span text:style-name="T27">5 <text:s text:c="4"/>0 <text:s/>FETCH_W <text:s text:c="21"/>static <text:s text:c="13"/>$0, 'count'</text:span></text:p>
          <text:p text:id="id7" text:style-name="P65"><text:span text:style-name="T27"><text:s text:c="9"/></text:span><text:span text:style-name="T27">1 <text:s/>ASSIGN_REF <text:s text:c="42"/>!0, $0</text:span></text:p>
          <text:p text:id="id10" text:style-name="P65"><text:span text:style-name="T27"><text:s text:c="3"/></text:span><text:span text:style-name="T27">6 <text:s text:c="4"/>2 <text:s/>POST_INC <text:s text:c="40"/>~1, !0</text:span></text:p>
          <text:p text:style-name="P65"><text:span text:style-name="T27"><text:s text:c="9"/></text:span><text:span text:style-name="T27">3 <text:s/>FREE <text:s text:c="48"/>~1</text:span></text:p>
          <text:p text:style-name="P65"><text:span text:style-name="T27"><text:s text:c="3"/></text:span><text:span text:style-name="T27">8 <text:s text:c="4"/>4 <text:s/>RETURN <text:s text:c="46"/>null</text:span></text:p>
          <text:p text:style-name="P65"><text:span text:style-name="T27"><text:s text:c="9"/></text:span><text:span text:style-name="T27">5 <text:s/>ZEND_HANDLE_EXCEP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258cm" svg:height="1.103cm" svg:x="18.124cm" svg:y="7.148cm">
          <text:p text:style-name="P4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1" draw:layer="layout" svg:width="5.523cm" svg:height="1.112cm" svg:x="0.594cm" svg:y="3.603cm">
          <text:p text:style-name="P12"><text:span text:style-name="T4">vld output for foo()‏</text:span></text:p>
          <draw:enhanced-geometry svg:viewBox="0 0 21600 21600" draw:type="mso-spt202" draw:enhanced-path="M 0 0 L 21600 0 21600 21600 0 21600 0 0 Z N"/>
        </draw:custom-shape>
        <draw:custom-shape draw:style-name="gr36" draw:text-style-name="P11" draw:layer="layout" svg:width="3.735cm" svg:height="0.767cm" svg:x="2.452cm" svg:y="13.15cm">
          <text:p text:style-name="P4"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3.735cm" svg:height="0.767cm" svg:x="2.452cm" svg:y="13.917cm">
          <text:p text:style-name="P12"><text:span text:style-name="T4">count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3.717cm" svg:height="0.768cm" svg:x="2.452cm" svg:y="16.514cm">
          <text:p text:style-name="P4"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3.735cm" svg:height="0.767cm" svg:x="2.452cm" svg:y="14.702cm">
          <text:p text:style-name="P4"/>
          <draw:enhanced-geometry svg:viewBox="0 0 21600 21600" draw:type="rectangle" draw:enhanced-path="M 0 0 L 21600 0 21600 21600 0 21600 0 0 Z N"/>
        </draw:custom-shape>
        <draw:line draw:style-name="gr22" draw:text-style-name="P13" draw:layer="layout" svg:x1="2.452cm" svg:y1="15.496cm" svg:x2="2.456cm" svg:y2="16.514cm">
          <text:p text:style-name="P4"/>
        </draw:line>
        <draw:line draw:style-name="gr22" draw:text-style-name="P13" draw:layer="layout" svg:x1="6.187cm" svg:y1="15.496cm" svg:x2="6.191cm" svg:y2="16.514cm">
          <text:p text:style-name="P4"/>
        </draw:line>
        <draw:custom-shape draw:style-name="gr113" draw:text-style-name="P11" draw:layer="layout" svg:width="4.343cm" svg:height="2.558cm" svg:x="9.287cm" svg:y="13.789cm">
          <text:p text:style-name="P122"><text:span text:style-name="T4">value=0 </text:span></text:p>
          <text:p text:style-name="P122"><text:span text:style-name="T4">is_ref=0 <text:s/></text:span></text:p>
          <text:p text:style-name="P122"><text:span text:style-name="T4">refount=1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569cm" svg:height="1.112cm" svg:x="10.561cm" svg:y="12.775cm">
          <text:p text:style-name="P12"><text:span text:style-name="T4">zval</text:span></text:p>
          <draw:enhanced-geometry svg:viewBox="0 0 21600 21600" draw:type="mso-spt202" draw:enhanced-path="M 0 0 L 21600 0 21600 21600 0 21600 0 0 Z N"/>
        </draw:custom-shape>
        <draw:line draw:style-name="gr114" draw:text-style-name="P13" draw:layer="layout" svg:x1="6.187cm" svg:y1="14.318cm" svg:x2="9.287cm" svg:y2="13.926cm">
          <text:p text:style-name="P4"/>
        </draw:line>
        <draw:custom-shape draw:style-name="gr36" draw:text-style-name="P11" draw:layer="layout" svg:width="3.762cm" svg:height="0.767cm" svg:x="17.903cm" svg:y="12.775cm">
          <text:p text:style-name="P4"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3.718cm" svg:height="0.767cm" svg:x="17.903cm" svg:y="16.14cm">
          <text:p text:style-name="P4"/>
          <draw:enhanced-geometry svg:viewBox="0 0 21600 21600" draw:type="rectangle" draw:enhanced-path="M 0 0 L 21600 0 21600 21600 0 21600 0 0 Z N"/>
        </draw:custom-shape>
        <draw:line draw:style-name="gr22" draw:text-style-name="P13" draw:layer="layout" svg:x1="17.903cm" svg:y1="15.121cm" svg:x2="17.908cm" svg:y2="16.14cm">
          <text:p text:style-name="P4"/>
        </draw:line>
        <draw:line draw:style-name="gr22" draw:text-style-name="P13" draw:layer="layout" svg:x1="21.639cm" svg:y1="15.121cm" svg:x2="21.643cm" svg:y2="16.14cm">
          <text:p text:style-name="P4"/>
        </draw:line>
        <draw:custom-shape draw:style-name="gr21" draw:text-style-name="P11" draw:layer="layout" svg:width="3.762cm" svg:height="0.772cm" svg:x="17.903cm" svg:y="13.529cm">
          <text:p text:id="id5" text:style-name="P12"><text:span text:style-name="T53">count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3.762cm" svg:height="0.767cm" svg:x="17.903cm" svg:y="14.301cm">
          <text:p text:style-name="P4"/>
          <draw:enhanced-geometry svg:viewBox="0 0 21600 21600" draw:type="rectangle" draw:enhanced-path="M 0 0 L 21600 0 21600 21600 0 21600 0 0 Z N"/>
        </draw:custom-shape>
        <draw:polyline draw:style-name="gr103" draw:text-style-name="P13" draw:id="id3" draw:layer="layout" svg:width="4.281cm" svg:height="0.039cm" svg:x="13.626cm" svg:y="13.917cm" svg:viewBox="0 0 4282 40" draw:points="4282,0 0,40">
          <text:p text:style-name="P4"/>
        </draw:polyline>
        <draw:custom-shape draw:style-name="gr8" draw:text-style-name="P11" draw:layer="layout" svg:width="4.727cm" svg:height="1.112cm" svg:x="1.314cm" svg:y="12.197cm">
          <text:p text:style-name="P12"><text:span text:style-name="T4">static_variables</text:span></text:p>
          <draw:enhanced-geometry svg:viewBox="0 0 21600 21600" draw:type="mso-spt202" draw:enhanced-path="M 0 0 L 21600 0 21600 21600 0 21600 0 0 Z N"/>
        </draw:custom-shape>
        <draw:custom-shape draw:style-name="gr8" draw:text-style-name="P11" draw:layer="layout" svg:width="7.191cm" svg:height="1.112cm" svg:x="16.25cm" svg:y="11.796cm">
          <text:p text:style-name="P12"><text:span text:style-name="T4">EG(active_symbol_table)‏</text:span></text:p>
          <draw:enhanced-geometry svg:viewBox="0 0 21600 21600" draw:type="mso-spt202" draw:enhanced-path="M 0 0 L 21600 0 21600 21600 0 21600 0 0 Z N"/>
        </draw:custom-shape>
        <draw:custom-shape draw:style-name="gr113" draw:text-style-name="P11" draw:id="id2" draw:layer="layout" svg:width="4.343cm" svg:height="2.558cm" svg:x="9.287cm" svg:y="13.789cm">
          <text:p text:style-name="P122"><text:span text:style-name="T4">value=0 </text:span></text:p>
          <text:p text:style-name="P122"><text:span text:style-name="T53">is_ref=1 </text:span></text:p>
          <text:p text:style-name="P122"><text:span text:style-name="T53">refount=2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4.516cm" svg:height="5.693cm" svg:x="20.549cm" svg:y="4.934cm">
          <text:p text:style-name="P20"><text:span text:style-name="T7">&lt;?php</text:span></text:p>
          <text:p text:style-name="P20"><text:span text:style-name="T7"><text:s text:c="3"/></text:span></text:p>
          <text:p text:style-name="P20"><text:span text:style-name="T7"><text:s text:c="4"/></text:span><text:span text:style-name="T7">function foo() {</text:span></text:p>
          <text:p text:style-name="P20"><text:span text:style-name="T7"><text:s text:c="10"/></text:span><text:span text:style-name="T43">static $count = 0;</text:span></text:p>
          <text:p text:style-name="P20"><text:span text:style-name="T7"><text:s text:c="5"/></text:span><text:span text:style-name="T7">$count ++;</text:span></text:p>
          <text:p text:style-name="P20"><text:span text:style-name="T7"><text:s text:c="7"/></text:span></text:p>
          <text:p text:style-name="P20"><text:span text:style-name="T7"><text:s text:c="3"/></text:span><text:span text:style-name="T7">}</text:span></text:p>
          <text:p text:style-name="P20"><text:span text:style-name="T7"><text:s text:c="3"/></text:span></text:p>
          <text:p text:style-name="P20"><text:span text:style-name="T7"><text:s text:c="3"/></text:span><text:span text:style-name="T7">foo();</text:span></text:p>
          <text:p text:style-name="P20"><text:span text:style-name="T7"><text:s text:c="3"/></text:span><text:span text:style-name="T7">foo();</text:span></text:p>
          <text:p text:style-name="P20"><text:span text:style-name="T7"><text:s text:c="3"/></text:span><text:span text:style-name="T7">foo();</text:span></text:p>
          <text:p text:style-name="P20"><text:span text:style-name="T7">?&gt;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4.516cm" svg:height="5.693cm" svg:x="20.549cm" svg:y="4.934cm">
          <text:p text:style-name="P20"><text:span text:style-name="T7">&lt;?php</text:span></text:p>
          <text:p text:style-name="P20"><text:span text:style-name="T7"><text:s text:c="3"/></text:span></text:p>
          <text:p text:style-name="P20"><text:span text:style-name="T7"><text:s text:c="4"/></text:span><text:span text:style-name="T7">function foo() {</text:span></text:p>
          <text:p text:id="id4" text:style-name="P20"><text:span text:style-name="T7"><text:s text:c="10"/></text:span><text:span text:style-name="T7">static $count = 0;</text:span></text:p>
          <text:p text:id="id9" text:style-name="P20"><text:span text:style-name="T7"><text:s text:c="5"/></text:span><text:span text:style-name="T7">$count ++;</text:span></text:p>
          <text:p text:style-name="P20"><text:span text:style-name="T7"><text:s text:c="7"/></text:span></text:p>
          <text:p text:style-name="P20"><text:span text:style-name="T7"><text:s text:c="3"/></text:span><text:span text:style-name="T7">}</text:span></text:p>
          <text:p text:style-name="P20"><text:span text:style-name="T7"><text:s text:c="3"/></text:span></text:p>
          <text:p text:style-name="P20"><text:span text:style-name="T7"><text:s text:c="3"/></text:span><text:span text:style-name="T7">foo();</text:span></text:p>
          <text:p text:style-name="P20"><text:span text:style-name="T7"><text:s text:c="3"/></text:span><text:span text:style-name="T7">foo();</text:span></text:p>
          <text:p text:style-name="P20"><text:span text:style-name="T7"><text:s text:c="3"/></text:span><text:span text:style-name="T7">foo();</text:span></text:p>
          <text:p text:style-name="P20"><text:span text:style-name="T7">?&gt;</text:span></text:p>
          <draw:enhanced-geometry svg:viewBox="0 0 21600 21600" draw:type="rectangle" draw:enhanced-path="M 0 0 L 21600 0 21600 21600 0 21600 0 0 Z N"/>
        </draw:custom-shape>
        <draw:custom-shape draw:style-name="gr113" draw:text-style-name="P11" draw:id="id8" draw:layer="layout" svg:width="4.343cm" svg:height="2.558cm" svg:x="9.287cm" svg:y="13.789cm">
          <text:p text:style-name="P122"><text:span text:style-name="T53">value=1 </text:span></text:p>
          <text:p text:style-name="P122"><text:span text:style-name="T4">is_ref=1 </text:span></text:p>
          <text:p text:style-name="P122"><text:span text:style-name="T4">refount=2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dur="indefinite" smil:fill="hold" presentation:node-type="with-previous" presentation:preset-class="emphasis" presentation:preset-id="ooo-emphasis-font-color" presentation:preset-sub-type="2">
                  <anim:animateColor smil:dur="0.5s" smil:fill="hold" smil:targetElement="id4" anim:sub-item="text" smil:attributeName="color" smil:to="#003300" anim:color-interpolation="rgb" anim:color-interpolation-direction="clockwis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dur="indefinite" smil:fill="hold" presentation:node-type="with-previous" presentation:preset-class="emphasis" presentation:preset-id="ooo-emphasis-font-color" presentation:preset-sub-type="2">
                  <anim:animateColor smil:dur="0.5s" smil:fill="hold" smil:targetElement="id6" anim:sub-item="text" smil:attributeName="color" smil:to="#003300" anim:color-interpolation="rgb" anim:color-interpolation-direction="clockwise"/>
                </anim:par>
                <anim:par smil:begin="0s" smil:dur="indefinite" smil:fill="hold" presentation:node-type="with-previous" presentation:preset-class="emphasis" presentation:preset-id="ooo-emphasis-font-color" presentation:preset-sub-type="2">
                  <anim:animateColor smil:dur="0.5s" smil:fill="hold" smil:targetElement="id7" anim:sub-item="text" smil:attributeName="color" smil:to="#003300" anim:color-interpolation="rgb" anim:color-interpolation-direction="clockwis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dur="indefinite" smil:fill="hold" presentation:node-type="with-previous" presentation:preset-class="emphasis" presentation:preset-id="ooo-emphasis-font-color" presentation:preset-sub-type="2">
                  <anim:animateColor smil:dur="0.5s" smil:fill="hold" smil:targetElement="id4" anim:sub-item="text" smil:attributeName="color" smil:to="#000000" anim:color-interpolation="rgb" anim:color-interpolation-direction="clockwise"/>
                </anim:par>
                <anim:par smil:begin="0s" smil:dur="indefinite" smil:fill="hold" presentation:node-type="with-previous" presentation:preset-class="emphasis" presentation:preset-id="ooo-emphasis-font-color" presentation:preset-sub-type="2">
                  <anim:animateColor smil:dur="0.5s" smil:fill="hold" smil:targetElement="id9" anim:sub-item="text" smil:attributeName="color" smil:to="#003300" anim:color-interpolation="rgb" anim:color-interpolation-direction="clockwise"/>
                </anim:par>
                <anim:par smil:begin="0s" smil:dur="indefinite" smil:fill="hold" presentation:node-type="with-previous" presentation:preset-class="emphasis" presentation:preset-id="ooo-emphasis-font-color" presentation:preset-sub-type="2">
                  <anim:animateColor smil:dur="0.5s" smil:fill="hold" smil:targetElement="id10" anim:sub-item="text" smil:attributeName="color" smil:to="#003300" anim:color-interpolation="rgb" anim:color-interpolation-direction="clockwise"/>
                </anim:par>
                <anim:par smil:begin="0s" smil:dur="indefinite" smil:fill="hold" presentation:node-type="with-previous" presentation:preset-class="emphasis" presentation:preset-id="ooo-emphasis-font-color" presentation:preset-sub-type="2">
                  <anim:animateColor smil:dur="0.5s" smil:fill="hold" smil:targetElement="id6" anim:sub-item="text" smil:attributeName="color" smil:to="#000000" anim:color-interpolation="rgb" anim:color-interpolation-direction="clockwise"/>
                </anim:par>
                <anim:par smil:begin="0s" smil:dur="indefinite" smil:fill="hold" presentation:node-type="with-previous" presentation:preset-class="emphasis" presentation:preset-id="ooo-emphasis-font-color" presentation:preset-sub-type="2">
                  <anim:animateColor smil:dur="0.5s" smil:fill="hold" smil:targetElement="id7" anim:sub-item="text" smil:attributeName="color" smil:to="#0000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61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3" draw:text-style-name="P2" draw:layer="layout" svg:width="22.904cm" svg:height="1.722cm" svg:x="0.428cm" svg:y="1.391cm" presentation:class="title" presentation:user-transformed="true">
          <draw:text-box>
            <text:p text:style-name="P1"><text:span text:style-name="T2">Function calling <text:s/></text:span></text:p>
          </draw:text-box>
        </draw:frame>
        <draw:frame presentation:style-name="pr41" draw:text-style-name="P9" draw:layer="layout" svg:width="21.171cm" svg:height="11.39cm" svg:x="1.569cm" svg:y="3.544cm" presentation:class="outline" presentation:user-transformed="true">
          <draw:text-box>
            <text:list text:style-name="L3">
              <text:list-item>
                <text:p text:style-name="P35"><text:span text:style-name="T14">Opcode sequence depends if target known at compile time</text:span></text:p>
              </text:list-item>
            </text:list>
            <text:list text:style-name="L3">
              <text:list-item>
                <text:list>
                  <text:list-item>
                    <text:p text:style-name="P123"><text:span text:style-name="T14">Target function name is not known at compile time if</text:span><text:span text:style-name="T14"><text:tab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4"><text:span text:style-name="T14">Call site before user function defini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4"><text:span text:style-name="T14">Conditional functions us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4"><text:span text:style-name="T14">Referred to in code as “dynamic function call”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5"><text:span text:style-name="T14">If complier cannot verify function name at compile time then sequence is </text:span></text:p>
              </text:list-item>
            </text:list>
            <text:list text:style-name="L3">
              <text:list-item>
                <text:list>
                  <text:list-item>
                    <text:p text:style-name="P126"><text:span text:style-name="T14">INIT_FCALL_BY_NA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4"><text:span text:style-name="T14">performs a runtime check on function name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6"><text:span text:style-name="T14">SEND_* for each argument.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4"><text:span text:style-name="T14">EA set to force arg checks for “pass by ref” at runtim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6"><text:span text:style-name="T14">DO_FCALL_BY_NAME</text:span></text:p>
                  </text:list-item>
                </text:list>
              </text:list-item>
            </text:list>
            <text:list text:style-name="L3">
              <text:list-item>
                <text:p text:style-name="P125"><text:span text:style-name="T14">If compiler can verify function name then sequence is just</text:span></text:p>
              </text:list-item>
            </text:list>
            <text:list text:style-name="L3">
              <text:list-item>
                <text:list>
                  <text:list-item>
                    <text:p text:style-name="P126"><text:span text:style-name="T14">SEND_* for each argum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6"><text:span text:style-name="T14">DO_FCALL </text:span></text:p>
                  </text:list-item>
                </text:list>
              </text:list-item>
            </text:list>
          </draw:text-box>
        </draw:frame>
        <draw:custom-shape draw:style-name="gr2" draw:text-style-name="P11" draw:layer="layout" svg:width="5.667cm" svg:height="1.53cm" svg:x="9.11cm" svg:y="16.144cm">
          <text:p text:style-name="P66"><text:span text:style-name="T4">foo(&amp;£a, $b, 100)‏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373cm" svg:height="0.794cm" svg:x="7.752cm" svg:y="14.512cm">
          <text:p text:style-name="P22"><text:span text:style-name="T7">SEND_REF</text:span></text:p>
          <draw:enhanced-geometry svg:viewBox="0 0 21600 21600" draw:type="mso-spt202" draw:enhanced-path="M 0 0 L 21600 0 21600 21600 0 21600 0 0 Z N"/>
        </draw:custom-shape>
        <draw:custom-shape draw:style-name="gr8" draw:text-style-name="P11" draw:layer="layout" svg:width="2.411cm" svg:height="0.794cm" svg:x="10.892cm" svg:y="14.512cm">
          <text:p text:style-name="P22"><text:span text:style-name="T7">SEND_VAR</text:span></text:p>
          <draw:enhanced-geometry svg:viewBox="0 0 21600 21600" draw:type="mso-spt202" draw:enhanced-path="M 0 0 L 21600 0 21600 21600 0 21600 0 0 Z N"/>
        </draw:custom-shape>
        <draw:custom-shape draw:style-name="gr8" draw:text-style-name="P11" draw:layer="layout" svg:width="2.373cm" svg:height="0.794cm" svg:x="13.816cm" svg:y="14.512cm">
          <text:p text:style-name="P22"><text:span text:style-name="T7">SEND_VAL</text:span></text:p>
          <draw:enhanced-geometry svg:viewBox="0 0 21600 21600" draw:type="mso-spt202" draw:enhanced-path="M 0 0 L 21600 0 21600 21600 0 21600 0 0 Z N"/>
        </draw:custom-shape>
        <draw:line draw:style-name="gr115" draw:text-style-name="P13" draw:layer="layout" svg:x1="9.11cm" svg:y1="15.191cm" svg:x2="10.702cm" svg:y2="15.853cm">
          <text:p text:style-name="P4"/>
        </draw:line>
        <draw:line draw:style-name="gr116" draw:text-style-name="P13" draw:layer="layout" svg:x1="11.946cm" svg:y1="15.191cm" svg:x2="12.016cm" svg:y2="15.853cm">
          <text:p text:style-name="P4"/>
        </draw:line>
        <draw:line draw:style-name="gr117" draw:text-style-name="P13" draw:layer="layout" svg:x1="14.375cm" svg:y1="15.191cm" svg:x2="13.308cm" svg:y2="15.853cm">
          <text:p text:style-name="P4"/>
        </draw:line>
        <presentation:notes draw:style-name="dp2">
          <draw:page-thumbnail draw:layer="layout" svg:width="12.7cm" svg:height="9.525cm" svg:x="3.175cm" svg:y="1.905cm" draw:page-number="62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9">
        <office:forms form:automatic-focus="false" form:apply-design-mode="false"/>
        <draw:frame presentation:style-name="pr13" draw:text-style-name="P2" draw:layer="layout" svg:width="22.904cm" svg:height="1.722cm" svg:x="0.428cm" svg:y="1.391cm" presentation:class="title" presentation:user-transformed="true">
          <draw:text-box>
            <text:p text:style-name="P1"><text:span text:style-name="T2">Function calling </text:span></text:p>
          </draw:text-box>
        </draw:frame>
        <draw:custom-shape draw:style-name="gr2" draw:text-style-name="P11" draw:layer="layout" svg:width="5.993cm" svg:height="6.774cm" svg:x="0.869cm" svg:y="4.727cm">
          <text:p text:style-name="P20"><text:span text:style-name="T7">&lt;?php</text:span></text:p>
          <text:p text:style-name="P20"><text:span text:style-name="T7"><text:s text:c="3"/></text:span></text:p>
          <text:p text:style-name="P20"><text:span text:style-name="T7"><text:s text:c="3"/></text:span><text:span text:style-name="T7">$a= 10; </text:span></text:p>
          <text:p text:style-name="P20"><text:span text:style-name="T7"><text:s text:c="3"/></text:span><text:span text:style-name="T7">$b= 5; </text:span></text:p>
          <text:p text:style-name="P20"><text:span text:style-name="T7"><text:s text:c="3"/></text:span><text:span text:style-name="T7">foo($a, $b);</text:span></text:p>
          <text:p text:style-name="P20"><text:span text:style-name="T7"><text:s text:c="3"/></text:span></text:p>
          <text:p text:style-name="P20"><text:span text:style-name="T7"><text:s text:c="2"/></text:span><text:span text:style-name="T7">function foo(&amp;$x, &amp;$y) {</text:span></text:p>
          <text:p text:style-name="P20"><text:span text:style-name="T7"><text:s text:c="5"/></text:span><text:span text:style-name="T7">echo "foo called with: $x $y"; </text:span></text:p>
          <text:p text:style-name="P20"><text:span text:style-name="T7"><text:s text:c="2"/></text:span><text:span text:style-name="T7">}</text:span></text:p>
          <text:p text:style-name="P20"><text:span text:style-name="T7"><text:s text:c="6"/></text:span></text:p>
          <text:p text:style-name="P20"><text:span text:style-name="T7"><text:s text:c="3"/></text:span></text:p>
          <text:p text:style-name="P20"><text:span text:style-name="T7"><text:s text:c="3"/></text:span><text:span text:style-name="T7">foo($a, $b);</text:span></text:p>
          <text:p text:style-name="P20"><text:span text:style-name="T7"><text:s text:c="5"/></text:span></text:p>
          <text:p text:style-name="P20"><text:span text:style-name="T7">?&gt;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16.453cm" svg:height="12.364cm" svg:x="8.515cm" svg:y="3.806cm">
          <text:p text:style-name="P20"><text:span text:style-name="T27">line <text:s text:c="4"/># <text:s/>op <text:s text:c="26"/>fetch <text:s text:c="9"/>ext <text:s/>operands</text:span></text:p>
          <text:p text:style-name="P20"><text:span text:style-name="T27">---------------------------------------------------- <text:s text:c="3"/>-------------------</text:span></text:p>
          <text:p text:style-name="P20"><text:span text:style-name="T27"><text:s text:c="3"/></text:span><text:span text:style-name="T27">2 <text:s text:c="4"/>0 <text:s/>ECHO <text:s text:c="48"/>'%0D%0A+'</text:span></text:p>
          <text:p text:style-name="P20"><text:span text:style-name="T27"><text:s text:c="3"/></text:span><text:span text:style-name="T27">4 <text:s text:c="4"/>1 <text:s/>ASSIGN <text:s text:c="46"/>!0, 10</text:span></text:p>
          <text:p text:style-name="P20"><text:span text:style-name="T27"><text:s text:c="3"/></text:span><text:span text:style-name="T27">5 <text:s text:c="4"/>2 <text:s/>ASSIGN <text:s text:c="46"/>!1, 5</text:span></text:p>
          <text:p text:style-name="P20"><text:span text:style-name="T27"><text:s text:c="3"/></text:span><text:span text:style-name="T27">6 <text:s text:c="4"/>3 <text:s/>INIT_FCALL_BY_NAME <text:s text:c="34"/>'foo'</text:span></text:p>
          <text:p text:style-name="P20"><text:span text:style-name="T27"><text:s text:c="9"/></text:span><text:span text:style-name="T27">4 <text:s/>SEND_VAR <text:s text:c="44"/>!0</text:span></text:p>
          <text:p text:style-name="P20"><text:span text:style-name="T27"><text:s text:c="9"/></text:span><text:span text:style-name="T27">5 <text:s/>SEND_VAR <text:s text:c="44"/>!1</text:span></text:p>
          <text:p text:style-name="P20"><text:span text:style-name="T27"><text:s text:c="9"/></text:span><text:span text:style-name="T27">6 <text:s/>DO_FCALL_BY_NAME <text:s text:c="29"/>2 <text:s text:c="5"/>0</text:span></text:p>
          <text:p text:style-name="P20"><text:span text:style-name="T27"><text:s text:c="3"/></text:span><text:span text:style-name="T27">8 <text:s text:c="4"/>7 <text:s/>NOP</text:span></text:p>
          <text:p text:style-name="P20"><text:span text:style-name="T27"><text:s text:c="2"/></text:span><text:span text:style-name="T27">14 <text:s text:c="4"/>8 <text:s/>SEND_REF <text:s text:c="40"/>!0</text:span></text:p>
          <text:p text:style-name="P20"><text:span text:style-name="T27"><text:s text:c="9"/></text:span><text:span text:style-name="T27">9 <text:s/>SEND_REF <text:s text:c="40"/>!1</text:span></text:p>
          <text:p text:style-name="P20"><text:span text:style-name="T27"><text:s text:c="8"/></text:span><text:span text:style-name="T27">10 <text:s/>DO_FCALL <text:s text:c="37"/>2 <text:s text:c="5"/>'foo', 0</text:span></text:p>
          <text:p text:style-name="P20"><text:span text:style-name="T27"><text:s text:c="2"/></text:span><text:span text:style-name="T27">17 <text:s text:c="3"/>11 <text:s/>RETURN <text:s text:c="46"/>1</text:span></text:p>
          <text:p text:style-name="P20"><text:span text:style-name="T27"><text:s text:c="8"/></text:span><text:span text:style-name="T27">12 <text:s/>ZEND_HANDLE_EXCEPTION</text:span></text:p>
          <draw:enhanced-geometry svg:viewBox="0 0 21600 21600" draw:type="rectangle" draw:enhanced-path="M 0 0 L 21600 0 21600 21600 0 21600 0 0 Z N"/>
        </draw:custom-shape>
        <draw:custom-shape draw:style-name="gr107" draw:text-style-name="P11" draw:layer="layout" svg:width="6.015cm" svg:height="6.564cm" svg:x="1.173cm" svg:y="12.466cm">
          <text:p text:style-name="P56"><text:span text:style-name="T7">SEND_VAR opcode’s extended_value set when FCALL_BY_NAME to force SEND_VAR handler to check expected args at RUNTIME and if call by REF expected it re-dispatches SEND_REF handler </text:span></text:p>
          <text:p text:style-name="P56"><text:span text:style-name="T7">Uses EX(fbc) set by INIT_FCALL_BY_NAME to access required arg info.</text:span></text:p>
          <text:p text:style-name="P56"><text:span text:style-name="T7"/></text:p>
          <draw:enhanced-geometry svg:viewBox="0 0 21600 21600" draw:type="mso-spt202" draw:enhanced-path="M 0 0 L 21600 0 21600 21600 0 21600 0 0 Z N"/>
        </draw:custom-shape>
        <draw:line draw:style-name="gr118" draw:text-style-name="P13" draw:layer="layout" svg:x1="6.862cm" svg:y1="12.471cm" svg:x2="11.307cm" svg:y2="9.357cm">
          <text:p text:style-name="P4"/>
        </draw:line>
        <draw:line draw:style-name="gr119" draw:text-style-name="P13" draw:layer="layout" svg:x1="6.862cm" svg:y1="12.47cm" svg:x2="11.307cm" svg:y2="10.155cm">
          <text:p text:style-name="P4"/>
        </draw:line>
        <draw:custom-shape draw:style-name="gr110" draw:text-style-name="P11" draw:layer="layout" svg:width="6.272cm" svg:height="1.44cm" svg:x="14.406cm" svg:y="16.559cm">
          <text:p text:style-name="P71"><text:span text:style-name="T7">extended_value on FCALL opcode</text:span></text:p>
          <text:p text:style-name="P71"><text:span text:style-name="T7">is number of arguments passed</text:span></text:p>
          <draw:enhanced-geometry svg:viewBox="0 0 21600 21600" draw:type="mso-spt202" draw:enhanced-path="M 0 0 L 21600 0 21600 21600 0 21600 0 0 Z N"/>
        </draw:custom-shape>
        <draw:line draw:style-name="gr120" draw:text-style-name="P13" draw:layer="layout" svg:x1="17.286cm" svg:y1="16.491cm" svg:x2="21.189cm" svg:y2="12.28cm">
          <text:p text:style-name="P4"/>
        </draw:line>
        <draw:line draw:style-name="gr121" draw:text-style-name="P13" draw:layer="layout" svg:x1="17.286cm" svg:y1="16.491cm" svg:x2="21.189cm" svg:y2="10.648cm">
          <text:p text:style-name="P4"/>
        </draw:line>
        <draw:custom-shape draw:style-name="gr7" draw:text-style-name="P11" draw:layer="layout" svg:width="4.771cm" svg:height="0.794cm" svg:x="8.921cm" svg:y="3.113cm">
          <text:p text:style-name="P22"><text:span text:style-name="T7">opcodes for global scop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63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19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Calling other user functions <text:s text:c="2"/></text:span></text:p>
          </draw:text-box>
        </draw:frame>
        <draw:custom-shape draw:style-name="gr85" draw:text-style-name="P11" draw:layer="layout" svg:width="21.599cm" svg:height="10.839cm" svg:x="1.733cm" svg:y="5.04cm">
          <text:list text:style-name="L9">
            <text:list-item>
              <text:p text:style-name="P5"><text:span text:style-name="T54">When user space function calls another user function or method then arguments pushed to a LIFO argument stack </text:span></text:p>
            </text:list-item>
          </text:list>
          <text:list text:style-name="L8">
            <text:list-item>
              <text:list>
                <text:list-item>
                  <text:p text:style-name="P127"><text:span text:style-name="T55">Address in EG(argument stack)‏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127"><text:span text:style-name="T55">Initial argument stack of 64 slots is allocated by init_executor() 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127"><text:span text:style-name="T55">When full a new stack twice the size allocated </text:span></text:p>
                </text:list-item>
              </text:list>
            </text:list-item>
          </text:list>
          <text:list text:style-name="L9">
            <text:list-item>
              <text:p text:style-name="P5"><text:span text:style-name="T54"><text:s/></text:span><text:span text:style-name="T54">ZEND_SEND_* opcodes for each argument</text:span></text:p>
            </text:list-item>
          </text:list>
          <text:list text:style-name="L8">
            <text:list-item>
              <text:list>
                <text:list-item>
                  <text:p text:style-name="P127"><text:span text:style-name="T55">pushes a zval * to argument stack <text:s/>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127"><text:span text:style-name="T55">zval’s are split when necessary 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128"><text:span text:style-name="T55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64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9">
        <office:forms form:automatic-focus="false" form:apply-design-mode="false"/>
        <draw:frame presentation:style-name="pr42" draw:text-style-name="P2" draw:layer="layout" svg:width="19.976cm" svg:height="2.05cm" svg:x="0.476cm" svg:y="0.643cm" presentation:class="title" presentation:user-transformed="true">
          <draw:text-box>
            <text:p text:style-name="P1"><text:span text:style-name="T17">Example 1: <text:s/></text:span><text:span text:style-name="T17"><text:line-break/></text:span><text:span text:style-name="T17">Passing arguments by value without splitting </text:span></text:p>
          </draw:text-box>
        </draw:frame>
        <draw:custom-shape draw:style-name="gr24" draw:text-style-name="P11" draw:layer="layout" svg:width="12.581cm" svg:height="5.437cm" svg:x="11.002cm" svg:y="3.885cm">
          <text:p text:style-name="P20"><text:span text:style-name="T27">line <text:s text:c="4"/># <text:s/>op <text:s text:c="22"/>ext <text:s/>operands</text:span></text:p>
          <text:p text:style-name="P20"><text:span text:style-name="T27">--------------------------------------------------</text:span></text:p>
          <text:p text:style-name="P20"><text:span text:style-name="T27"><text:s text:c="3"/></text:span><text:span text:style-name="T27">3 <text:s text:c="4"/>0 <text:s/>NOP</text:span></text:p>
          <text:p text:style-name="P20"><text:span text:style-name="T27"><text:s text:c="3"/></text:span><text:span text:style-name="T27">8 <text:s text:c="4"/>1 <text:s/>ASSIGN <text:s text:c="27"/>!0, 10</text:span></text:p>
          <text:p text:style-name="P20"><text:span text:style-name="T27"><text:s text:c="3"/></text:span><text:span text:style-name="T27">9 <text:s text:c="4"/>2 <text:s/>ASSIGN <text:s text:c="27"/>!1, 5</text:span></text:p>
          <text:p text:style-name="P20"><text:span text:style-name="T27"><text:s text:c="2"/></text:span><text:span text:style-name="T27">10 <text:s text:c="4"/>3 <text:s/>ASSIGN <text:s text:c="27"/>!2, !0</text:span></text:p>
          <text:p text:style-name="P20"><text:span text:style-name="T27"><text:s text:c="2"/></text:span><text:span text:style-name="T27">12 <text:s text:c="4"/>4 <text:s/>SEND_VAR <text:s text:c="25"/>!0</text:span></text:p>
          <text:p text:style-name="P20"><text:span text:style-name="T27"><text:s text:c="9"/></text:span><text:span text:style-name="T27">5 <text:s/>SEND_VAR <text:s text:c="25"/>!1</text:span></text:p>
          <text:p text:style-name="P20"><text:span text:style-name="T27"><text:s text:c="9"/></text:span><text:span text:style-name="T27">6 <text:s/>DO_FCALL <text:s text:c="18"/>2 <text:s text:c="5"/>'foo', 0</text:span></text:p>
          <text:p text:style-name="P20"><text:span text:style-name="T27"><text:s text:c="2"/></text:span><text:span text:style-name="T27">15 <text:s text:c="4"/>7 <text:s/>RETURN <text:s text:c="27"/>1</text:span></text:p>
          <text:p text:style-name="P20"><text:span text:style-name="T27"><text:s text:c="9"/></text:span><text:span text:style-name="T27">8 <text:s/>ZEND_HANDLE_EXCEPTION</text:span></text:p>
          <draw:enhanced-geometry svg:viewBox="0 0 21600 21600" draw:type="rectangle" draw:enhanced-path="M 0 0 L 21600 0 21600 21600 0 21600 0 0 Z N"/>
        </draw:custom-shape>
        <draw:g>
          <draw:custom-shape draw:style-name="gr122" draw:text-style-name="P11" draw:layer="layout" svg:width="3.246cm" svg:height="1.058cm" svg:x="15.487cm" svg:y="15.355cm">
            <text:p text:style-name="P12"><text:span text:style-name="T4">NULL</text:span></text:p>
            <draw:enhanced-geometry svg:viewBox="0 0 21600 21600" draw:type="rectangle" draw:enhanced-path="M 0 0 L 21600 0 21600 21600 0 21600 0 0 Z N"/>
          </draw:custom-shape>
          <draw:custom-shape draw:style-name="gr122" draw:text-style-name="P11" draw:layer="layout" svg:width="3.246cm" svg:height="1.059cm" svg:x="15.487cm" svg:y="11.121cm">
            <text:p text:style-name="P12"><text:span text:style-name="T4">NULL</text:span></text:p>
            <draw:enhanced-geometry svg:viewBox="0 0 21600 21600" draw:type="rectangle" draw:enhanced-path="M 0 0 L 21600 0 21600 21600 0 21600 0 0 Z N"/>
          </draw:custom-shape>
          <draw:custom-shape draw:style-name="gr122" draw:text-style-name="P11" draw:layer="layout" svg:width="3.246cm" svg:height="1.059cm" svg:x="15.487cm" svg:y="14.296cm">
            <text:p text:style-name="P12"><text:span text:style-name="T4">arg1</text:span></text:p>
            <draw:enhanced-geometry svg:viewBox="0 0 21600 21600" draw:type="rectangle" draw:enhanced-path="M 0 0 L 21600 0 21600 21600 0 21600 0 0 Z N"/>
          </draw:custom-shape>
          <draw:custom-shape draw:style-name="gr122" draw:text-style-name="P11" draw:layer="layout" svg:width="3.246cm" svg:height="1.058cm" svg:x="15.487cm" svg:y="13.238cm">
            <text:p text:style-name="P12"><text:span text:style-name="T4">arg2</text:span></text:p>
            <draw:enhanced-geometry svg:viewBox="0 0 21600 21600" draw:type="rectangle" draw:enhanced-path="M 0 0 L 21600 0 21600 21600 0 21600 0 0 Z N"/>
          </draw:custom-shape>
          <draw:custom-shape draw:style-name="gr122" draw:text-style-name="P11" draw:layer="layout" svg:width="3.246cm" svg:height="1.058cm" svg:x="15.487cm" svg:y="12.18cm">
            <text:p text:style-name="P12"><text:span text:style-name="T4">2</text:span>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11" draw:layer="layout" svg:width="2.381cm" svg:height="2.138cm" svg:x="7.792cm" svg:y="11.426cm">
          <text:p text:style-name="P22"><text:span text:style-name="T7">value=10</text:span></text:p>
          <text:p text:style-name="P22"><text:span text:style-name="T7">refcount= 3</text:span></text:p>
          <text:p text:style-name="P22"><text:span text:style-name="T7">is_ref= 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199cm" svg:height="0.794cm" svg:x="15.53cm" svg:y="16.717cm">
          <text:p text:style-name="P22"><text:span text:style-name="T7">argument_stack</text:span></text:p>
          <draw:enhanced-geometry svg:viewBox="0 0 21600 21600" draw:type="mso-spt202" draw:enhanced-path="M 0 0 L 21600 0 21600 21600 0 21600 0 0 Z N"/>
        </draw:custom-shape>
        <draw:custom-shape draw:style-name="gr2" draw:text-style-name="P11" draw:layer="layout" svg:width="6.107cm" svg:height="5.812cm" svg:x="1.685cm" svg:y="3.51cm">
          <text:p text:style-name="P129"><text:span text:style-name="T7">&lt;?php</text:span></text:p>
          <text:p text:style-name="P129"><text:span text:style-name="T7"><text:s text:c="2"/></text:span></text:p>
          <text:p text:style-name="P129"><text:span text:style-name="T7"><text:s text:c="2"/></text:span><text:span text:style-name="T7">function foo($x, $y) {</text:span></text:p>
          <text:p text:style-name="P129"><text:span text:style-name="T7"><text:s text:c="6"/></text:span><text:span text:style-name="T7">echo "foo called with: $x $y"; </text:span></text:p>
          <text:p text:style-name="P129"><text:span text:style-name="T7"><text:s text:c="2"/></text:span><text:span text:style-name="T7">}</text:span></text:p>
          <text:p text:style-name="P129"><text:span text:style-name="T7"><text:s text:c="3"/></text:span></text:p>
          <text:p text:style-name="P129"><text:span text:style-name="T7"><text:s text:c="3"/></text:span><text:span text:style-name="T7">$a= 10; </text:span></text:p>
          <text:p text:style-name="P129"><text:span text:style-name="T7"><text:s text:c="3"/></text:span><text:span text:style-name="T7">$b= 5; </text:span></text:p>
          <text:p text:style-name="P129"><text:span text:style-name="T7"><text:s text:c="3"/></text:span><text:span text:style-name="T7">$c= $a </text:span></text:p>
          <text:p text:style-name="P129"><text:span text:style-name="T7"><text:s text:c="3"/></text:span><text:span text:style-name="T7">foo($a, $b); <text:s text:c="4"/></text:span></text:p>
          <text:p text:style-name="P129"><text:span text:style-name="T7">?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2.381cm" svg:height="2.139cm" svg:x="7.792cm" svg:y="14.274cm">
          <text:p text:style-name="P22"><text:span text:style-name="T7">value=5</text:span></text:p>
          <text:p text:style-name="P22"><text:span text:style-name="T7">refcount=2 </text:span></text:p>
          <text:p text:style-name="P22"><text:span text:style-name="T7">is_ref= 0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3.69cm" svg:height="1.098cm" svg:x="1.685cm" svg:y="11.47cm">
          <text:p text:style-name="P12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3.69cm" svg:height="1.098cm" svg:x="1.685cm" svg:y="12.466cm">
          <text:p text:style-name="P12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3.69cm" svg:height="1.098cm" svg:x="1.685cm" svg:y="13.481cm">
          <text:p text:style-name="P12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3.69cm" svg:height="1.098cm" svg:x="1.685cm" svg:y="15.84cm">
          <text:p text:style-name="P4"/>
          <draw:enhanced-geometry svg:viewBox="0 0 21600 21600" draw:type="rectangle" draw:enhanced-path="M 0 0 L 21600 0 21600 21600 0 21600 0 0 Z N"/>
        </draw:custom-shape>
        <draw:line draw:style-name="gr22" draw:text-style-name="P13" draw:layer="layout" svg:x1="1.685cm" svg:y1="14.579cm" svg:x2="1.689cm" svg:y2="15.84cm">
          <text:p text:style-name="P4"/>
        </draw:line>
        <draw:line draw:style-name="gr22" draw:text-style-name="P13" draw:layer="layout" svg:x1="5.393cm" svg:y1="14.579cm" svg:x2="5.398cm" svg:y2="15.84cm">
          <text:p text:style-name="P4"/>
        </draw:line>
        <draw:custom-shape draw:style-name="gr8" draw:text-style-name="P11" draw:layer="layout" svg:width="2.75cm" svg:height="0.794cm" svg:x="2.06cm" svg:y="17.057cm">
          <text:p text:style-name="P22"><text:span text:style-name="T7">symbol_table</text:span></text:p>
          <draw:enhanced-geometry svg:viewBox="0 0 21600 21600" draw:type="mso-spt202" draw:enhanced-path="M 0 0 L 21600 0 21600 21600 0 21600 0 0 Z N"/>
        </draw:custom-shape>
        <draw:line draw:style-name="gr123" draw:text-style-name="P13" draw:layer="layout" svg:x1="5.375cm" svg:y1="12.158cm" svg:x2="7.792cm" svg:y2="12.162cm">
          <text:p text:style-name="P4"/>
        </draw:line>
        <draw:line draw:style-name="gr124" draw:text-style-name="P13" draw:layer="layout" svg:x1="5.393cm" svg:y1="13.216cm" svg:x2="7.792cm" svg:y2="15.333cm">
          <text:p text:style-name="P4"/>
        </draw:line>
        <draw:custom-shape draw:style-name="gr3" draw:text-style-name="P11" draw:layer="layout" svg:width="0.67cm" svg:height="1.261cm" svg:x="19.24cm" svg:y="15.152cm">
          <text:p text:style-name="P4"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1" draw:layer="layout" svg:width="4.939cm" svg:height="1.112cm" svg:x="0.582cm" svg:y="10.164cm">
          <text:p text:style-name="P12"><text:span text:style-name="T4">After opcode #5:</text:span></text:p>
          <draw:enhanced-geometry svg:viewBox="0 0 21600 21600" draw:type="mso-spt202" draw:enhanced-path="M 0 0 L 21600 0 21600 21600 0 21600 0 0 Z N"/>
        </draw:custom-shape>
        <draw:custom-shape draw:style-name="gr110" draw:text-style-name="P11" draw:layer="layout" svg:width="3.063cm" svg:height="0.794cm" svg:x="20.497cm" svg:y="10.967cm">
          <text:p text:style-name="P22"><text:span text:style-name="T7">number of args</text:span></text:p>
          <draw:enhanced-geometry svg:viewBox="0 0 21600 21600" draw:type="mso-spt202" draw:enhanced-path="M 0 0 L 21600 0 21600 21600 0 21600 0 0 Z N"/>
        </draw:custom-shape>
        <draw:line draw:style-name="gr125" draw:text-style-name="P13" draw:layer="layout" svg:x1="20.457cm" svg:y1="11.681cm" svg:x2="18.755cm" svg:y2="12.678cm">
          <text:p text:style-name="P4"/>
        </draw:line>
        <draw:line draw:style-name="gr126" draw:text-style-name="P13" draw:layer="layout" svg:x1="15.491cm" svg:y1="14.583cm" svg:x2="10.169cm" svg:y2="12.563cm">
          <text:p text:style-name="P4"/>
        </draw:line>
        <draw:line draw:style-name="gr127" draw:text-style-name="P13" draw:layer="layout" svg:x1="15.491cm" svg:y1="13.564cm" svg:x2="10.169cm" svg:y2="15.333cm">
          <text:p text:style-name="P4"/>
        </draw:line>
        <draw:custom-shape draw:style-name="gr8" draw:text-style-name="P11" draw:layer="layout" svg:width="4.765cm" svg:height="0.794cm" svg:x="10.761cm" svg:y="3.038cm">
          <text:p text:style-name="P22"><text:span text:style-name="T7">opcodes for global scope</text:span></text:p>
          <draw:enhanced-geometry svg:viewBox="0 0 21600 21600" draw:type="mso-spt202" draw:enhanced-path="M 0 0 L 21600 0 21600 21600 0 21600 0 0 Z N"/>
        </draw:custom-shape>
        <draw:custom-shape draw:style-name="gr107" draw:text-style-name="P11" draw:layer="layout" svg:width="5.354cm" svg:height="1.872cm" svg:x="9.635cm" svg:y="9.64cm">
          <text:p text:style-name="P20"><text:span text:style-name="T7">no need to split zval for $a</text:span></text:p>
          <text:p text:style-name="P20"><text:span text:style-name="T7">as its part of a “copy on</text:span></text:p>
          <text:p text:style-name="P20"><text:span text:style-name="T7">write” set</text:span></text:p>
          <draw:enhanced-geometry svg:viewBox="0 0 21600 21600" draw:type="mso-spt202" draw:enhanced-path="M 0 0 L 21600 0 21600 21600 0 21600 0 0 Z N"/>
        </draw:custom-shape>
        <draw:line draw:style-name="gr128" draw:text-style-name="P13" draw:layer="layout" svg:x1="9.639cm" svg:y1="10.164cm" svg:x2="8.924cm" svg:y2="11.426cm">
          <text:p text:style-name="P4"/>
        </draw:line>
        <draw:line draw:style-name="gr129" draw:text-style-name="P13" draw:layer="layout" svg:x1="5.375cm" svg:y1="13.961cm" svg:x2="7.792cm" svg:y2="12.563cm">
          <text:p text:style-name="P4"/>
        </draw:line>
        <presentation:notes draw:style-name="dp2">
          <draw:page-thumbnail draw:layer="layout" svg:width="12.7cm" svg:height="9.525cm" svg:x="3.175cm" svg:y="1.905cm" draw:page-number="65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9">
        <office:forms form:automatic-focus="false" form:apply-design-mode="false"/>
        <draw:frame presentation:style-name="pr42" draw:text-style-name="P2" draw:layer="layout" svg:width="21.44cm" svg:height="2.05cm" svg:x="0.428cm" svg:y="0.67cm" presentation:class="title" presentation:user-transformed="true">
          <draw:text-box>
            <text:p text:style-name="P1"><text:span text:style-name="T17">Example 2: <text:s/></text:span><text:span text:style-name="T17"><text:line-break/></text:span><text:span text:style-name="T17">Passing arguments by value when splitting required</text:span></text:p>
          </draw:text-box>
        </draw:frame>
        <draw:custom-shape draw:style-name="gr24" draw:text-style-name="P11" draw:layer="layout" svg:width="13.141cm" svg:height="6.129cm" svg:x="10.372cm" svg:y="3.378cm">
          <text:p text:style-name="P20"><text:span text:style-name="T27">line <text:s text:c="4"/># <text:s/>op <text:s text:c="21"/>ext <text:s/>operands</text:span></text:p>
          <text:p text:style-name="P20"><text:span text:style-name="T27">-------------------------------------------------</text:span></text:p>
          <text:p text:style-name="P20"><text:span text:style-name="T27"><text:s text:c="3"/></text:span><text:span text:style-name="T27">3 <text:s text:c="4"/>0 <text:s/>NOP</text:span></text:p>
          <text:p text:style-name="P20"><text:span text:style-name="T27"><text:s text:c="3"/></text:span><text:span text:style-name="T27">8 <text:s text:c="4"/>1 <text:s/>ASSIGN <text:s text:c="26"/>!0, 10</text:span></text:p>
          <text:p text:style-name="P20"><text:span text:style-name="T27"><text:s text:c="3"/></text:span><text:span text:style-name="T27">9 <text:s text:c="4"/>2 <text:s/>ASSIGN <text:s text:c="26"/>!1, 5</text:span></text:p>
          <text:p text:style-name="P20"><text:span text:style-name="T27"><text:s text:c="2"/></text:span><text:span text:style-name="T27">10 <text:s text:c="4"/>3 <text:s/>ASSIGN <text:s text:c="26"/>!2, !0</text:span></text:p>
          <text:p text:style-name="P20"><text:span text:style-name="T27"><text:s text:c="2"/></text:span><text:span text:style-name="T27">12 <text:s text:c="4"/>4 <text:s/>SEND_VAR <text:s text:c="24"/>!0</text:span></text:p>
          <text:p text:style-name="P20"><text:span text:style-name="T27"><text:s text:c="9"/></text:span><text:span text:style-name="T27">5 <text:s/>SEND_VAR <text:s text:c="24"/>!1</text:span></text:p>
          <text:p text:style-name="P20"><text:span text:style-name="T27"><text:s text:c="9"/></text:span><text:span text:style-name="T27">6 <text:s/>DO_FCALL <text:s text:c="17"/>2 <text:s text:c="5"/>'foo', 0</text:span></text:p>
          <text:p text:style-name="P20"><text:span text:style-name="T27"><text:s text:c="2"/></text:span><text:span text:style-name="T27">15 <text:s text:c="4"/>7 <text:s/>RETURN <text:s text:c="26"/>1</text:span></text:p>
          <text:p text:style-name="P20"><text:span text:style-name="T27"><text:s text:c="9"/></text:span><text:span text:style-name="T27">8 <text:s/>ZEND_HANDLE_EXCEP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5.847cm" svg:height="5.314cm" svg:x="1.292cm" svg:y="3.51cm">
          <text:p text:style-name="P129"><text:span text:style-name="T7">&lt;?php</text:span></text:p>
          <text:p text:style-name="P129"><text:span text:style-name="T7"><text:s text:c="2"/></text:span></text:p>
          <text:p text:style-name="P129"><text:span text:style-name="T7"><text:s text:c="2"/></text:span><text:span text:style-name="T7">function foo($x, $y) {</text:span></text:p>
          <text:p text:style-name="P129"><text:span text:style-name="T7"><text:s text:c="6"/></text:span><text:span text:style-name="T7">echo "foo called with: $x $y"; </text:span></text:p>
          <text:p text:style-name="P129"><text:span text:style-name="T7"><text:s text:c="2"/></text:span><text:span text:style-name="T7">}</text:span></text:p>
          <text:p text:style-name="P129"><text:span text:style-name="T7"><text:s text:c="3"/></text:span></text:p>
          <text:p text:style-name="P129"><text:span text:style-name="T7"><text:s text:c="3"/></text:span><text:span text:style-name="T7">$a= 10; </text:span></text:p>
          <text:p text:style-name="P129"><text:span text:style-name="T7"><text:s text:c="3"/></text:span><text:span text:style-name="T7">$b= 5; </text:span></text:p>
          <text:p text:style-name="P129"><text:span text:style-name="T7"><text:s text:c="3"/></text:span><text:span text:style-name="T7">$c= &amp;$a <text:s/></text:span></text:p>
          <text:p text:style-name="P129"><text:span text:style-name="T7"><text:s text:c="3"/></text:span><text:span text:style-name="T7">foo($a, $b); <text:s text:c="4"/></text:span></text:p>
          <text:p text:style-name="P129"><text:span text:style-name="T7">?&gt;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4.939cm" svg:height="1.112cm" svg:x="0.582cm" svg:y="10.164cm">
          <text:p text:style-name="P12"><text:span text:style-name="T4">After opcode #5:</text:span></text:p>
          <draw:enhanced-geometry svg:viewBox="0 0 21600 21600" draw:type="mso-spt202" draw:enhanced-path="M 0 0 L 21600 0 21600 21600 0 21600 0 0 Z N"/>
        </draw:custom-shape>
        <draw:g>
          <draw:g>
            <draw:custom-shape draw:style-name="gr122" draw:text-style-name="P11" draw:layer="layout" svg:width="3.118cm" svg:height="0.992cm" svg:x="16.836cm" svg:y="15.377cm">
              <text:p text:style-name="P12"><text:span text:style-name="T4">NULL</text:span></text:p>
              <draw:enhanced-geometry svg:viewBox="0 0 21600 21600" draw:type="rectangle" draw:enhanced-path="M 0 0 L 21600 0 21600 21600 0 21600 0 0 Z N"/>
            </draw:custom-shape>
            <draw:custom-shape draw:style-name="gr122" draw:text-style-name="P11" draw:layer="layout" svg:width="3.118cm" svg:height="0.992cm" svg:x="16.836cm" svg:y="11.399cm">
              <text:p text:style-name="P12"><text:span text:style-name="T4">NULL</text:span></text:p>
              <draw:enhanced-geometry svg:viewBox="0 0 21600 21600" draw:type="rectangle" draw:enhanced-path="M 0 0 L 21600 0 21600 21600 0 21600 0 0 Z N"/>
            </draw:custom-shape>
            <draw:custom-shape draw:style-name="gr122" draw:text-style-name="P11" draw:layer="layout" svg:width="3.118cm" svg:height="0.992cm" svg:x="16.836cm" svg:y="14.385cm">
              <text:p text:style-name="P12"><text:span text:style-name="T4">arg1</text:span></text:p>
              <draw:enhanced-geometry svg:viewBox="0 0 21600 21600" draw:type="rectangle" draw:enhanced-path="M 0 0 L 21600 0 21600 21600 0 21600 0 0 Z N"/>
            </draw:custom-shape>
            <draw:custom-shape draw:style-name="gr122" draw:text-style-name="P11" draw:layer="layout" svg:width="3.118cm" svg:height="0.997cm" svg:x="16.836cm" svg:y="13.388cm">
              <text:p text:style-name="P12"><text:span text:style-name="T4">arg2</text:span></text:p>
              <draw:enhanced-geometry svg:viewBox="0 0 21600 21600" draw:type="rectangle" draw:enhanced-path="M 0 0 L 21600 0 21600 21600 0 21600 0 0 Z N"/>
            </draw:custom-shape>
            <draw:custom-shape draw:style-name="gr122" draw:text-style-name="P11" draw:layer="layout" svg:width="3.118cm" svg:height="0.993cm" svg:x="16.836cm" svg:y="12.391cm">
              <text:p text:style-name="P12"><text:span text:style-name="T4">2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2" draw:text-style-name="P11" draw:layer="layout" svg:width="2.288cm" svg:height="2.011cm" svg:x="7.532cm" svg:y="11.708cm">
            <text:p text:style-name="P22"><text:span text:style-name="T7">value=10</text:span></text:p>
            <text:p text:style-name="P22"><text:span text:style-name="T7">refcount= 2</text:span></text:p>
            <text:p text:style-name="P22"><text:span text:style-name="T7">is_ref= 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.199cm" svg:height="0.794cm" svg:x="16.778cm" svg:y="16.678cm">
            <text:p text:style-name="P22"><text:span text:style-name="T7">argument_stack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2.288cm" svg:height="2.01cm" svg:x="7.532cm" svg:y="14.385cm">
            <text:p text:style-name="P22"><text:span text:style-name="T7">value=5</text:span></text:p>
            <text:p text:style-name="P22"><text:span text:style-name="T7">refcount=2 </text:span></text:p>
            <text:p text:style-name="P22"><text:span text:style-name="T7">is_ref= 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1" draw:layer="layout" svg:width="3.545cm" svg:height="1.031cm" svg:x="1.667cm" svg:y="11.748cm">
            <text:p text:style-name="P12"><text:span text:style-name="T4">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1" draw:layer="layout" svg:width="3.545cm" svg:height="1.032cm" svg:x="1.667cm" svg:y="12.682cm">
            <text:p text:style-name="P12"><text:span text:style-name="T4">b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1" draw:layer="layout" svg:width="3.545cm" svg:height="1.032cm" svg:x="1.667cm" svg:y="13.639cm">
            <text:p text:style-name="P12"><text:span text:style-name="T4">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3.545cm" svg:height="1.032cm" svg:x="1.667cm" svg:y="15.853cm">
            <text:p text:style-name="P4"/>
            <draw:enhanced-geometry svg:viewBox="0 0 21600 21600" draw:type="rectangle" draw:enhanced-path="M 0 0 L 21600 0 21600 21600 0 21600 0 0 Z N"/>
          </draw:custom-shape>
          <draw:line draw:style-name="gr22" draw:text-style-name="P13" draw:layer="layout" svg:x1="1.667cm" svg:y1="14.671cm" svg:x2="1.671cm" svg:y2="15.857cm">
            <text:p text:style-name="P4"/>
          </draw:line>
          <draw:line draw:style-name="gr22" draw:text-style-name="P13" draw:layer="layout" svg:x1="5.23cm" svg:y1="14.671cm" svg:x2="5.234cm" svg:y2="15.857cm">
            <text:p text:style-name="P4"/>
          </draw:line>
          <draw:custom-shape draw:style-name="gr8" draw:text-style-name="P11" draw:layer="layout" svg:width="2.75cm" svg:height="0.794cm" svg:x="1.967cm" svg:y="16.999cm">
            <text:p text:style-name="P22"><text:span text:style-name="T7">symbol_table</text:span></text:p>
            <draw:enhanced-geometry svg:viewBox="0 0 21600 21600" draw:type="mso-spt202" draw:enhanced-path="M 0 0 L 21600 0 21600 21600 0 21600 0 0 Z N"/>
          </draw:custom-shape>
          <draw:line draw:style-name="gr130" draw:text-style-name="P13" draw:layer="layout" svg:x1="5.212cm" svg:y1="12.396cm" svg:x2="7.532cm" svg:y2="12.4cm">
            <text:p text:style-name="P4"/>
          </draw:line>
          <draw:line draw:style-name="gr131" draw:text-style-name="P13" draw:layer="layout" svg:x1="5.23cm" svg:y1="13.388cm" svg:x2="7.532cm" svg:y2="15.377cm">
            <text:p text:style-name="P4"/>
          </draw:line>
          <draw:line draw:style-name="gr132" draw:text-style-name="P13" draw:layer="layout" svg:x1="16.836cm" svg:y1="13.714cm" svg:x2="9.812cm" svg:y2="15.377cm">
            <text:p text:style-name="P4"/>
          </draw:line>
          <draw:custom-shape draw:style-name="gr3" draw:text-style-name="P11" draw:layer="layout" svg:width="0.644cm" svg:height="1.186cm" svg:x="20.567cm" svg:y="14.671cm">
            <text:p text:style-name="P4"/>
  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style-name="gr133" draw:text-style-name="P13" draw:layer="layout" svg:x1="5.23cm" svg:y1="14.385cm" svg:x2="7.532cm" svg:y2="12.771cm">
            <text:p text:style-name="P4"/>
          </draw:line>
          <draw:custom-shape draw:style-name="gr2" draw:text-style-name="P11" draw:layer="layout" svg:width="2.289cm" svg:height="2.011cm" svg:x="10.614cm" svg:y="11.774cm">
            <text:p text:style-name="P22"><text:span text:style-name="T7">value=10</text:span></text:p>
            <text:p text:style-name="P22"><text:span text:style-name="T7">refcount=1</text:span></text:p>
            <text:p text:style-name="P22"><text:span text:style-name="T7">is_ref= 0</text:span></text:p>
            <draw:enhanced-geometry svg:viewBox="0 0 21600 21600" draw:type="rectangle" draw:enhanced-path="M 0 0 L 21600 0 21600 21600 0 21600 0 0 Z N"/>
          </draw:custom-shape>
          <draw:line draw:style-name="gr134" draw:text-style-name="P13" draw:layer="layout" svg:x1="16.836cm" svg:y1="15.023cm" svg:x2="12.898cm" svg:y2="12.774cm">
            <text:p text:style-name="P4"/>
          </draw:line>
        </draw:g>
        <draw:custom-shape draw:style-name="gr107" draw:text-style-name="P11" draw:layer="layout" svg:width="5.644cm" svg:height="1.872cm" svg:x="10.619cm" svg:y="9.917cm">
          <text:p text:style-name="P20"><text:span text:style-name="T7">we have to split zval for $a </text:span></text:p>
          <text:p text:style-name="P20"><text:span text:style-name="T7">as its part of a “change on</text:span></text:p>
          <text:p text:style-name="P20"><text:span text:style-name="T7">write” set</text:span></text:p>
          <draw:enhanced-geometry svg:viewBox="0 0 21600 21600" draw:type="mso-spt202" draw:enhanced-path="M 0 0 L 21600 0 21600 21600 0 21600 0 0 Z N"/>
        </draw:custom-shape>
        <draw:line draw:style-name="gr135" draw:text-style-name="P13" draw:layer="layout" svg:x1="10.622cm" svg:y1="10.526cm" svg:x2="9.237cm" svg:y2="11.399cm">
          <text:p text:style-name="P4"/>
        </draw:line>
        <draw:custom-shape draw:style-name="gr8" draw:text-style-name="P11" draw:layer="layout" svg:width="4.765cm" svg:height="0.794cm" svg:x="10.377cm" svg:y="2.699cm">
          <text:p text:style-name="P22"><text:span text:style-name="T7">opcodes for global scop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66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9">
        <office:forms form:automatic-focus="false" form:apply-design-mode="false"/>
        <draw:frame presentation:style-name="pr42" draw:text-style-name="P2" draw:layer="layout" svg:width="16.726cm" svg:height="2.05cm" svg:x="0.428cm" svg:y="1.062cm" presentation:class="title" presentation:user-transformed="true">
          <draw:text-box>
            <text:p text:style-name="P1"><text:span text:style-name="T17">Example 3:</text:span><text:span text:style-name="T17"><text:line-break/></text:span><text:span text:style-name="T17">Passing arguments by reference when splitting required</text:span></text:p>
          </draw:text-box>
        </draw:frame>
        <draw:g>
          <draw:custom-shape draw:style-name="gr122" draw:text-style-name="P11" draw:layer="layout" svg:width="3.246cm" svg:height="1.058cm" svg:x="16.523cm" svg:y="15.703cm">
            <text:p text:style-name="P12"><text:span text:style-name="T4">NULL</text:span></text:p>
            <draw:enhanced-geometry svg:viewBox="0 0 21600 21600" draw:type="rectangle" draw:enhanced-path="M 0 0 L 21600 0 21600 21600 0 21600 0 0 Z N"/>
          </draw:custom-shape>
          <draw:custom-shape draw:style-name="gr122" draw:text-style-name="P11" draw:layer="layout" svg:width="3.246cm" svg:height="1.058cm" svg:x="16.523cm" svg:y="11.47cm">
            <text:p text:style-name="P12"><text:span text:style-name="T4">NULL</text:span></text:p>
            <draw:enhanced-geometry svg:viewBox="0 0 21600 21600" draw:type="rectangle" draw:enhanced-path="M 0 0 L 21600 0 21600 21600 0 21600 0 0 Z N"/>
          </draw:custom-shape>
          <draw:custom-shape draw:style-name="gr122" draw:text-style-name="P11" draw:layer="layout" svg:width="3.246cm" svg:height="1.058cm" svg:x="16.523cm" svg:y="14.645cm">
            <text:p text:style-name="P12"><text:span text:style-name="T4">arg1</text:span></text:p>
            <draw:enhanced-geometry svg:viewBox="0 0 21600 21600" draw:type="rectangle" draw:enhanced-path="M 0 0 L 21600 0 21600 21600 0 21600 0 0 Z N"/>
          </draw:custom-shape>
          <draw:custom-shape draw:style-name="gr122" draw:text-style-name="P11" draw:layer="layout" svg:width="3.246cm" svg:height="1.059cm" svg:x="16.523cm" svg:y="13.586cm">
            <text:p text:style-name="P12"><text:span text:style-name="T4">arg2</text:span></text:p>
            <draw:enhanced-geometry svg:viewBox="0 0 21600 21600" draw:type="rectangle" draw:enhanced-path="M 0 0 L 21600 0 21600 21600 0 21600 0 0 Z N"/>
          </draw:custom-shape>
          <draw:custom-shape draw:style-name="gr122" draw:text-style-name="P11" draw:layer="layout" svg:width="3.246cm" svg:height="1.058cm" svg:x="16.523cm" svg:y="12.528cm">
            <text:p text:style-name="P12"><text:span text:style-name="T4">2</text:span>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11" draw:layer="layout" svg:width="2.381cm" svg:height="2.138cm" svg:x="7.792cm" svg:y="11.426cm">
          <text:p text:style-name="P22"><text:span text:style-name="T7">value=10</text:span></text:p>
          <text:p text:style-name="P22"><text:span text:style-name="T7">refcount= 1</text:span></text:p>
          <text:p text:style-name="P22"><text:span text:style-name="T7">is_ref= 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199cm" svg:height="0.794cm" svg:x="16.566cm" svg:y="17.057cm">
          <text:p text:style-name="P22"><text:span text:style-name="T7">argument_stack</text:span></text:p>
          <draw:enhanced-geometry svg:viewBox="0 0 21600 21600" draw:type="mso-spt202" draw:enhanced-path="M 0 0 L 21600 0 21600 21600 0 21600 0 0 Z N"/>
        </draw:custom-shape>
        <draw:custom-shape draw:style-name="gr2" draw:text-style-name="P11" draw:layer="layout" svg:width="5.689cm" svg:height="5.34cm" svg:x="1.477cm" svg:y="3.859cm">
          <text:p text:style-name="P129"><text:span text:style-name="T7">&lt;?php</text:span></text:p>
          <text:p text:style-name="P129"><text:span text:style-name="T7"><text:s text:c="2"/></text:span></text:p>
          <text:p text:style-name="P129"><text:span text:style-name="T7"><text:s text:c="2"/></text:span><text:span text:style-name="T7">function foo($x, $y) {</text:span></text:p>
          <text:p text:style-name="P129"><text:span text:style-name="T7"><text:s text:c="6"/></text:span><text:span text:style-name="T7">echo "foo called with: $x $y"; </text:span></text:p>
          <text:p text:style-name="P129"><text:span text:style-name="T7"><text:s text:c="2"/></text:span><text:span text:style-name="T7">}</text:span></text:p>
          <text:p text:style-name="P129"><text:span text:style-name="T7"><text:s text:c="3"/></text:span></text:p>
          <text:p text:style-name="P129"><text:span text:style-name="T7"><text:s text:c="3"/></text:span><text:span text:style-name="T7">$a= 10; </text:span></text:p>
          <text:p text:style-name="P129"><text:span text:style-name="T7"><text:s text:c="3"/></text:span><text:span text:style-name="T7">$b= 5; <text:s text:c="2"/></text:span></text:p>
          <text:p text:style-name="P129"><text:span text:style-name="T7"><text:s text:c="3"/></text:span><text:span text:style-name="T7">$c = $a</text:span></text:p>
          <text:p text:style-name="P129"><text:span text:style-name="T7"><text:s text:c="3"/></text:span><text:span text:style-name="T7">foo(&amp;$a, &amp;$b); <text:s text:c="4"/></text:span></text:p>
          <text:p text:style-name="P129"><text:span text:style-name="T7">?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2.381cm" svg:height="2.139cm" svg:x="7.792cm" svg:y="14.274cm">
          <text:p text:style-name="P22"><text:span text:style-name="T7">value=10</text:span></text:p>
          <text:p text:style-name="P22"><text:span text:style-name="T7">refcount=2 </text:span></text:p>
          <text:p text:style-name="P22"><text:span text:style-name="T7">is_ref= 1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3.69cm" svg:height="1.098cm" svg:x="1.685cm" svg:y="11.47cm">
          <text:p text:style-name="P12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3.69cm" svg:height="1.098cm" svg:x="1.685cm" svg:y="12.466cm">
          <text:p text:style-name="P12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3.69cm" svg:height="1.098cm" svg:x="1.685cm" svg:y="13.481cm">
          <text:p text:style-name="P12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3.69cm" svg:height="1.098cm" svg:x="1.685cm" svg:y="15.84cm">
          <text:p text:style-name="P4"/>
          <draw:enhanced-geometry svg:viewBox="0 0 21600 21600" draw:type="rectangle" draw:enhanced-path="M 0 0 L 21600 0 21600 21600 0 21600 0 0 Z N"/>
        </draw:custom-shape>
        <draw:line draw:style-name="gr22" draw:text-style-name="P13" draw:layer="layout" svg:x1="1.685cm" svg:y1="14.579cm" svg:x2="1.689cm" svg:y2="15.84cm">
          <text:p text:style-name="P4"/>
        </draw:line>
        <draw:line draw:style-name="gr22" draw:text-style-name="P13" draw:layer="layout" svg:x1="5.393cm" svg:y1="14.579cm" svg:x2="5.398cm" svg:y2="15.84cm">
          <text:p text:style-name="P4"/>
        </draw:line>
        <draw:custom-shape draw:style-name="gr8" draw:text-style-name="P11" draw:layer="layout" svg:width="2.847cm" svg:height="0.794cm" svg:x="2.007cm" svg:y="17.057cm">
          <text:p text:style-name="P22"><text:span text:style-name="T7"><text:s/></text:span><text:span text:style-name="T7">symbol_table</text:span></text:p>
          <draw:enhanced-geometry svg:viewBox="0 0 21600 21600" draw:type="mso-spt202" draw:enhanced-path="M 0 0 L 21600 0 21600 21600 0 21600 0 0 Z N"/>
        </draw:custom-shape>
        <draw:line draw:style-name="gr136" draw:text-style-name="P13" draw:layer="layout" svg:x1="5.393cm" svg:y1="13.216cm" svg:x2="7.792cm" svg:y2="15.333cm">
          <text:p text:style-name="P4"/>
        </draw:line>
        <draw:custom-shape draw:style-name="gr3" draw:text-style-name="P11" draw:layer="layout" svg:width="0.67cm" svg:height="1.261cm" svg:x="19.945cm" svg:y="15.355cm">
          <text:p text:style-name="P4"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7" draw:text-style-name="P11" draw:layer="layout" svg:width="7.203cm" svg:height="0.794cm" svg:x="16.748cm" svg:y="2.161cm">
          <text:p text:style-name="P56"><text:span text:style-name="T7"><text:s/></text:span><text:span text:style-name="T7">CV is actually in op1 not result operand</text:span></text:p>
          <draw:enhanced-geometry svg:viewBox="0 0 21600 21600" draw:type="mso-spt202" draw:enhanced-path="M 0 0 L 21600 0 21600 21600 0 21600 0 0 Z N"/>
        </draw:custom-shape>
        <draw:custom-shape draw:style-name="gr24" draw:text-style-name="P11" draw:layer="layout" svg:width="12.096cm" svg:height="5.266cm" svg:x="12.285cm" svg:y="3.933cm">
          <text:p text:style-name="P20"><text:span text:style-name="T27">line <text:s text:c="4"/># <text:s/>op <text:s text:c="20"/>ext <text:s/>operands</text:span></text:p>
          <text:p text:style-name="P20"><text:span text:style-name="T27">------------------------------------------------</text:span></text:p>
          <text:p text:style-name="P20"><text:span text:style-name="T27"><text:s text:c="3"/></text:span><text:span text:style-name="T27">3 <text:s text:c="4"/>0 <text:s/>NOP</text:span></text:p>
          <text:p text:style-name="P20"><text:span text:style-name="T27"><text:s text:c="3"/></text:span><text:span text:style-name="T27">8 <text:s text:c="4"/>1 <text:s/>ASSIGN <text:s text:c="25"/>!0, 10</text:span></text:p>
          <text:p text:style-name="P20"><text:span text:style-name="T27"><text:s text:c="3"/></text:span><text:span text:style-name="T27">9 <text:s text:c="4"/>2 <text:s/>ASSIGN <text:s text:c="25"/>!1, 5</text:span></text:p>
          <text:p text:style-name="P20"><text:span text:style-name="T27"><text:s text:c="2"/></text:span><text:span text:style-name="T27">10 <text:s text:c="4"/>3 <text:s/>ASSIGN <text:s text:c="25"/>!2, !0</text:span></text:p>
          <text:p text:style-name="P20"><text:span text:style-name="T27"><text:s text:c="2"/></text:span><text:span text:style-name="T27">11 <text:s text:c="4"/>4 <text:s/>SEND_REF <text:s text:c="19"/>!0</text:span></text:p>
          <text:p text:style-name="P20"><text:span text:style-name="T27"><text:s text:c="9"/></text:span><text:span text:style-name="T27">5 <text:s/>SEND_REF <text:s text:c="19"/>!1</text:span></text:p>
          <text:p text:style-name="P20"><text:span text:style-name="T27"><text:s text:c="9"/></text:span><text:span text:style-name="T27">6 <text:s/>DO_FCALL <text:s text:c="16"/>2 <text:s text:c="5"/>'foo', 0</text:span></text:p>
          <text:p text:style-name="P20"><text:span text:style-name="T27"><text:s text:c="2"/></text:span><text:span text:style-name="T27">14 <text:s text:c="4"/>7 <text:s/>RETURN <text:s text:c="25"/>1</text:span></text:p>
          <text:p text:style-name="P20"><text:span text:style-name="T27"><text:s text:c="9"/></text:span><text:span text:style-name="T27">8 <text:s/>ZEND_HANDLE_EXCEPTION</text:span></text:p>
          <draw:enhanced-geometry svg:viewBox="0 0 21600 21600" draw:type="rectangle" draw:enhanced-path="M 0 0 L 21600 0 21600 21600 0 21600 0 0 Z N"/>
        </draw:custom-shape>
        <draw:g>
          <draw:line draw:style-name="gr138" draw:text-style-name="P13" draw:layer="layout" svg:x1="20.51cm" svg:y1="3.51cm" svg:x2="20.514cm" svg:y2="7.523cm">
            <text:p text:style-name="P4"/>
          </draw:line>
          <draw:line draw:style-name="gr139" draw:text-style-name="P13" draw:layer="layout" svg:x1="20.505cm" svg:y1="7.011cm" svg:x2="20.986cm" svg:y2="7.016cm">
            <text:p text:style-name="P4"/>
          </draw:line>
          <draw:line draw:style-name="gr140" draw:text-style-name="P13" draw:layer="layout" svg:x1="20.514cm" svg:y1="7.545cm" svg:x2="20.995cm" svg:y2="7.549cm">
            <text:p text:style-name="P4"/>
          </draw:line>
        </draw:g>
        <draw:line draw:style-name="gr141" draw:text-style-name="P13" draw:layer="layout" svg:x1="16.527cm" svg:y1="13.935cm" svg:x2="10.168cm" svg:y2="15.355cm">
          <text:p text:style-name="P4"/>
        </draw:line>
        <draw:line draw:style-name="gr142" draw:text-style-name="P13" draw:layer="layout" svg:x1="5.393cm" svg:y1="13.939cm" svg:x2="7.792cm" svg:y2="12.563cm">
          <text:p text:style-name="P4"/>
        </draw:line>
        <draw:custom-shape draw:style-name="gr2" draw:text-style-name="P11" draw:layer="layout" svg:width="2.381cm" svg:height="2.139cm" svg:x="11.117cm" svg:y="11.496cm">
          <text:p text:style-name="P22"><text:span text:style-name="T7">value=10</text:span></text:p>
          <text:p text:style-name="P22"><text:span text:style-name="T7">refcount= 2</text:span></text:p>
          <text:p text:style-name="P22"><text:span text:style-name="T7">is_ref= 1</text:span></text:p>
          <draw:enhanced-geometry svg:viewBox="0 0 21600 21600" draw:type="rectangle" draw:enhanced-path="M 0 0 L 21600 0 21600 21600 0 21600 0 0 Z N"/>
        </draw:custom-shape>
        <draw:line draw:style-name="gr143" draw:text-style-name="P13" draw:layer="layout" svg:x1="16.566cm" svg:y1="15.337cm" svg:x2="13.493cm" svg:y2="12.563cm">
          <text:p text:style-name="P4"/>
        </draw:line>
        <draw:custom-shape draw:style-name="gr144" draw:text-style-name="P11" draw:layer="layout" svg:width="5.901cm" svg:height="1.411cm" svg:x="5.309cm" svg:y="10.614cm">
          <text:p text:style-name="P4"/>
          <draw:enhanced-geometry svg:viewBox="0 0 1319 331" draw:type="non-primitive" draw:enhanced-path="M 0 331 C 312 187 624 44 844 22 1064 0 1253 171 1319 200 N"/>
        </draw:custom-shape>
        <draw:custom-shape draw:style-name="gr8" draw:text-style-name="P11" draw:layer="layout" svg:width="4.939cm" svg:height="1.112cm" svg:x="0.582cm" svg:y="10.164cm">
          <text:p text:style-name="P12"><text:span text:style-name="T4">After opcode #5:</text:span></text:p>
          <draw:enhanced-geometry svg:viewBox="0 0 21600 21600" draw:type="mso-spt202" draw:enhanced-path="M 0 0 L 21600 0 21600 21600 0 21600 0 0 Z N"/>
        </draw:custom-shape>
        <draw:custom-shape draw:style-name="gr107" draw:text-style-name="P11" draw:layer="layout" svg:width="5.644cm" svg:height="1.872cm" svg:x="10.619cm" svg:y="9.618cm">
          <text:p text:style-name="P20"><text:span text:style-name="T7">here we have to split zval for</text:span></text:p>
          <text:p text:style-name="P20"><text:span text:style-name="T7"><text:s/></text:span><text:span text:style-name="T7">$a as its part of a “copy on</text:span></text:p>
          <text:p text:style-name="P20"><text:span text:style-name="T7">write” se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67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9">
        <office:forms form:automatic-focus="false" form:apply-design-mode="false"/>
        <draw:frame presentation:style-name="pr42" draw:text-style-name="P2" draw:layer="layout" svg:width="14.742cm" svg:height="2.05cm" svg:x="0.569cm" svg:y="1.062cm" presentation:class="title" presentation:user-transformed="true">
          <draw:text-box>
            <text:p text:style-name="P1"><text:span text:style-name="T17">Example 4:</text:span><text:span text:style-name="T17"><text:line-break/></text:span><text:span text:style-name="T17">Passing arguments by reference (compile time)‏</text:span></text:p>
          </draw:text-box>
        </draw:frame>
        <draw:g>
          <draw:custom-shape draw:style-name="gr122" draw:text-style-name="P11" draw:layer="layout" svg:width="3.246cm" svg:height="1.058cm" svg:x="14.9cm" svg:y="15.703cm">
            <text:p text:style-name="P12"><text:span text:style-name="T4">NULL</text:span></text:p>
            <draw:enhanced-geometry svg:viewBox="0 0 21600 21600" draw:type="rectangle" draw:enhanced-path="M 0 0 L 21600 0 21600 21600 0 21600 0 0 Z N"/>
          </draw:custom-shape>
          <draw:custom-shape draw:style-name="gr122" draw:text-style-name="P11" draw:layer="layout" svg:width="3.246cm" svg:height="1.058cm" svg:x="14.9cm" svg:y="11.47cm">
            <text:p text:style-name="P12"><text:span text:style-name="T4">NULL</text:span></text:p>
            <draw:enhanced-geometry svg:viewBox="0 0 21600 21600" draw:type="rectangle" draw:enhanced-path="M 0 0 L 21600 0 21600 21600 0 21600 0 0 Z N"/>
          </draw:custom-shape>
          <draw:custom-shape draw:style-name="gr122" draw:text-style-name="P11" draw:layer="layout" svg:width="3.246cm" svg:height="1.058cm" svg:x="14.9cm" svg:y="14.645cm">
            <text:p text:style-name="P12"><text:span text:style-name="T4">arg1</text:span></text:p>
            <draw:enhanced-geometry svg:viewBox="0 0 21600 21600" draw:type="rectangle" draw:enhanced-path="M 0 0 L 21600 0 21600 21600 0 21600 0 0 Z N"/>
          </draw:custom-shape>
          <draw:custom-shape draw:style-name="gr122" draw:text-style-name="P11" draw:layer="layout" svg:width="3.246cm" svg:height="1.059cm" svg:x="14.9cm" svg:y="13.586cm">
            <text:p text:style-name="P12"><text:span text:style-name="T4">arg2</text:span></text:p>
            <draw:enhanced-geometry svg:viewBox="0 0 21600 21600" draw:type="rectangle" draw:enhanced-path="M 0 0 L 21600 0 21600 21600 0 21600 0 0 Z N"/>
          </draw:custom-shape>
          <draw:custom-shape draw:style-name="gr122" draw:text-style-name="P11" draw:layer="layout" svg:width="3.246cm" svg:height="1.058cm" svg:x="14.9cm" svg:y="12.528cm">
            <text:p text:style-name="P12"><text:span text:style-name="T4">2</text:span>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11" draw:layer="layout" svg:width="2.381cm" svg:height="2.138cm" svg:x="7.792cm" svg:y="11.426cm">
          <text:p text:style-name="P22"><text:span text:style-name="T7">value=10</text:span></text:p>
          <text:p text:style-name="P22"><text:span text:style-name="T7">refcount= 1</text:span></text:p>
          <text:p text:style-name="P22"><text:span text:style-name="T7">is_ref= 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199cm" svg:height="0.794cm" svg:x="16.566cm" svg:y="17.057cm">
          <text:p text:style-name="P22"><text:span text:style-name="T7">argument_stack</text:span></text:p>
          <draw:enhanced-geometry svg:viewBox="0 0 21600 21600" draw:type="mso-spt202" draw:enhanced-path="M 0 0 L 21600 0 21600 21600 0 21600 0 0 Z N"/>
        </draw:custom-shape>
        <draw:custom-shape draw:style-name="gr2" draw:text-style-name="P11" draw:layer="layout" svg:width="6.315cm" svg:height="6.257cm" svg:x="1.477cm" svg:y="3.484cm">
          <text:p text:style-name="P20"><text:span text:style-name="T7">&lt;?php</text:span></text:p>
          <text:p text:style-name="P20"><text:span text:style-name="T7"><text:s text:c="4"/></text:span></text:p>
          <text:p text:style-name="P20"><text:span text:style-name="T7"><text:s text:c="3"/></text:span><text:span text:style-name="T7">$a= 10; </text:span></text:p>
          <text:p text:style-name="P20"><text:span text:style-name="T7"><text:s text:c="3"/></text:span><text:span text:style-name="T7">$b= 5; </text:span></text:p>
          <text:p text:style-name="P20"><text:span text:style-name="T7"><text:s text:c="3"/></text:span><text:span text:style-name="T7">$c= $a; <text:s text:c="2"/></text:span></text:p>
          <text:p text:style-name="P20"><text:span text:style-name="T7"><text:s text:c="3"/></text:span><text:span text:style-name="T7">foo($a, $b);</text:span></text:p>
          <text:p text:style-name="P20"><text:span text:style-name="T7"><text:s text:c="5"/></text:span></text:p>
          <text:p text:style-name="P20"><text:span text:style-name="T7"><text:s text:c="2"/></text:span><text:span text:style-name="T7">function foo(&amp;$x, &amp;$y) {</text:span></text:p>
          <text:p text:style-name="P20"><text:span text:style-name="T7"><text:s text:c="5"/></text:span><text:span text:style-name="T7">echo "foo called with: $x $y"; <text:s text:c="6"/></text:span></text:p>
          <text:p text:style-name="P20"><text:span text:style-name="T7"><text:s text:c="2"/></text:span><text:span text:style-name="T7">} <text:s/></text:span></text:p>
          <text:p text:style-name="P20"><text:span text:style-name="T7"><text:s text:c="5"/></text:span></text:p>
          <text:p text:style-name="P20"><text:span text:style-name="T7">?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2.381cm" svg:height="2.139cm" svg:x="7.792cm" svg:y="14.274cm">
          <text:p text:style-name="P22"><text:span text:style-name="T7">value=10</text:span></text:p>
          <text:p text:style-name="P22"><text:span text:style-name="T7">refcount=2 </text:span></text:p>
          <text:p text:style-name="P22"><text:span text:style-name="T7">is_ref= 1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3.69cm" svg:height="1.098cm" svg:x="1.685cm" svg:y="11.47cm">
          <text:p text:style-name="P12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3.69cm" svg:height="1.098cm" svg:x="1.685cm" svg:y="12.466cm">
          <text:p text:style-name="P12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3.69cm" svg:height="1.098cm" svg:x="1.685cm" svg:y="13.481cm">
          <text:p text:style-name="P12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3.69cm" svg:height="1.098cm" svg:x="1.685cm" svg:y="15.84cm">
          <text:p text:style-name="P4"/>
          <draw:enhanced-geometry svg:viewBox="0 0 21600 21600" draw:type="rectangle" draw:enhanced-path="M 0 0 L 21600 0 21600 21600 0 21600 0 0 Z N"/>
        </draw:custom-shape>
        <draw:line draw:style-name="gr22" draw:text-style-name="P13" draw:layer="layout" svg:x1="1.685cm" svg:y1="14.579cm" svg:x2="1.689cm" svg:y2="15.84cm">
          <text:p text:style-name="P4"/>
        </draw:line>
        <draw:line draw:style-name="gr22" draw:text-style-name="P13" draw:layer="layout" svg:x1="5.393cm" svg:y1="14.579cm" svg:x2="5.398cm" svg:y2="15.84cm">
          <text:p text:style-name="P4"/>
        </draw:line>
        <draw:custom-shape draw:style-name="gr8" draw:text-style-name="P11" draw:layer="layout" svg:width="2.847cm" svg:height="0.794cm" svg:x="2.007cm" svg:y="17.057cm">
          <text:p text:style-name="P22"><text:span text:style-name="T7"><text:s/></text:span><text:span text:style-name="T7">symbol_table</text:span></text:p>
          <draw:enhanced-geometry svg:viewBox="0 0 21600 21600" draw:type="mso-spt202" draw:enhanced-path="M 0 0 L 21600 0 21600 21600 0 21600 0 0 Z N"/>
        </draw:custom-shape>
        <draw:line draw:style-name="gr145" draw:text-style-name="P13" draw:layer="layout" svg:x1="5.393cm" svg:y1="13.216cm" svg:x2="7.792cm" svg:y2="15.333cm">
          <text:p text:style-name="P4"/>
        </draw:line>
        <draw:custom-shape draw:style-name="gr3" draw:text-style-name="P11" draw:layer="layout" svg:width="0.67cm" svg:height="1.261cm" svg:x="18.146cm" svg:y="15.677cm">
          <text:p text:style-name="P4"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1" draw:layer="layout" svg:width="12.096cm" svg:height="6.231cm" svg:x="12.285cm" svg:y="3.933cm">
          <text:p text:style-name="P20"><text:span text:style-name="T27">line <text:s text:c="4"/># <text:s/>op <text:s text:c="23"/>ext <text:s/>operands</text:span></text:p>
          <text:p text:style-name="P20"><text:span text:style-name="T27">----------------------------------------------------</text:span></text:p>
          <text:p text:style-name="P20"><text:span text:style-name="T27"><text:s text:c="3"/></text:span><text:span text:style-name="T27">5 <text:s text:c="4"/>0 <text:s/>ASSIGN <text:s text:c="28"/>!0, 10</text:span></text:p>
          <text:p text:style-name="P20"><text:span text:style-name="T27"><text:s text:c="3"/></text:span><text:span text:style-name="T27">6 <text:s text:c="4"/>1 <text:s/>ASSIGN <text:s text:c="28"/>!1, 5</text:span></text:p>
          <text:p text:style-name="P20"><text:span text:style-name="T27"><text:s text:c="3"/></text:span><text:span text:style-name="T27">7 <text:s text:c="4"/>2 <text:s/>ASSIGN <text:s text:c="28"/>!2, !0</text:span></text:p>
          <text:p text:style-name="P20"><text:span text:style-name="T27"><text:s text:c="3"/></text:span><text:span text:style-name="T27">8 <text:s text:c="4"/>3 <text:s/>INIT_FCALL_BY_NAME <text:s text:c="16"/>'foo'</text:span></text:p>
          <text:p text:style-name="P20"><text:span text:style-name="T27"><text:s text:c="9"/></text:span><text:span text:style-name="T27">4 <text:s/>SEND_VAR <text:s text:c="26"/>!0</text:span></text:p>
          <text:p text:style-name="P20"><text:span text:style-name="T27"><text:s text:c="9"/></text:span><text:span text:style-name="T27">5 <text:s/>SEND_VAR <text:s text:c="26"/>!1</text:span></text:p>
          <text:p text:style-name="P20"><text:span text:style-name="T27"><text:s text:c="9"/></text:span><text:span text:style-name="T27">6 <text:s/>DO_FCALL_BY_NAME <text:s text:c="11"/>2 <text:s text:c="5"/>0</text:span></text:p>
          <text:p text:style-name="P20"><text:span text:style-name="T27"><text:s text:c="2"/></text:span><text:span text:style-name="T27">10 <text:s text:c="4"/>7 <text:s/>NOP</text:span></text:p>
          <text:p text:style-name="P20"><text:span text:style-name="T27"><text:s text:c="2"/></text:span><text:span text:style-name="T27">16 <text:s text:c="4"/>8 <text:s/>RETURN <text:s text:c="28"/>1</text:span></text:p>
          <text:p text:style-name="P20"><text:span text:style-name="T27"><text:s text:c="9"/></text:span><text:span text:style-name="T27">9 <text:s/>ZEND_HANDLE_EXCEPTION</text:span></text:p>
          <draw:enhanced-geometry svg:viewBox="0 0 21600 21600" draw:type="rectangle" draw:enhanced-path="M 0 0 L 21600 0 21600 21600 0 21600 0 0 Z N"/>
        </draw:custom-shape>
        <draw:line draw:style-name="gr146" draw:text-style-name="P13" draw:layer="layout" svg:x1="14.905cm" svg:y1="14.274cm" svg:x2="10.169cm" svg:y2="15.355cm">
          <text:p text:style-name="P4"/>
        </draw:line>
        <draw:line draw:style-name="gr147" draw:text-style-name="P13" draw:layer="layout" svg:x1="5.393cm" svg:y1="13.939cm" svg:x2="7.792cm" svg:y2="12.563cm">
          <text:p text:style-name="P4"/>
        </draw:line>
        <draw:custom-shape draw:style-name="gr2" draw:text-style-name="P11" draw:layer="layout" svg:width="2.381cm" svg:height="2.139cm" svg:x="11.117cm" svg:y="11.496cm">
          <text:p text:style-name="P22"><text:span text:style-name="T7">value=10</text:span></text:p>
          <text:p text:style-name="P22"><text:span text:style-name="T7">refcount= 2</text:span></text:p>
          <text:p text:style-name="P22"><text:span text:style-name="T7">is_ref= 1</text:span></text:p>
          <draw:enhanced-geometry svg:viewBox="0 0 21600 21600" draw:type="rectangle" draw:enhanced-path="M 0 0 L 21600 0 21600 21600 0 21600 0 0 Z N"/>
        </draw:custom-shape>
        <draw:line draw:style-name="gr148" draw:text-style-name="P13" draw:layer="layout" svg:x1="14.904cm" svg:y1="15.236cm" svg:x2="13.493cm" svg:y2="12.462cm">
          <text:p text:style-name="P4"/>
        </draw:line>
        <draw:custom-shape draw:style-name="gr149" draw:text-style-name="P11" draw:layer="layout" svg:width="5.901cm" svg:height="1.411cm" svg:x="5.309cm" svg:y="10.614cm">
          <text:p text:style-name="P4"/>
          <draw:enhanced-geometry svg:viewBox="0 0 1319 331" draw:type="non-primitive" draw:enhanced-path="M 0 331 C 312 187 624 44 844 22 1064 0 1253 171 1319 200 N"/>
        </draw:custom-shape>
        <draw:custom-shape draw:style-name="gr8" draw:text-style-name="P11" draw:layer="layout" svg:width="4.939cm" svg:height="1.112cm" svg:x="0.582cm" svg:y="10.164cm">
          <text:p text:style-name="P12"><text:span text:style-name="T4">After opcode #5:</text:span></text:p>
          <draw:enhanced-geometry svg:viewBox="0 0 21600 21600" draw:type="mso-spt202" draw:enhanced-path="M 0 0 L 21600 0 21600 21600 0 21600 0 0 Z N"/>
        </draw:custom-shape>
        <draw:custom-shape draw:style-name="gr107" draw:text-style-name="P11" draw:layer="layout" svg:width="7.809cm" svg:height="2.072cm" svg:x="16.087cm" svg:y="1.632cm">
          <text:p text:style-name="P71"><text:span text:style-name="T7">As its FCALL_BY_NAME extra checks in SEND_VAR kick in to check arg info for <text:s/>compile time call by ref. <text:s/>If so redispatch SEND_REF to do right thing !</text:span></text:p>
          <draw:enhanced-geometry svg:viewBox="0 0 21600 21600" draw:type="mso-spt202" draw:enhanced-path="M 0 0 L 21600 0 21600 21600 0 21600 0 0 Z N"/>
        </draw:custom-shape>
        <draw:line draw:style-name="gr150" draw:text-style-name="P13" draw:layer="layout" svg:x1="20.373cm" svg:y1="3.281cm" svg:x2="16.907cm" svg:y2="7.245cm">
          <text:p text:style-name="P4"/>
        </draw:line>
        <draw:custom-shape draw:style-name="gr110" draw:text-style-name="P11" draw:layer="layout" svg:width="6.526cm" svg:height="2.086cm" svg:x="18.653cm" svg:y="10.795cm">
          <text:p text:style-name="P71"><text:span text:style-name="T7">Not shown but op2 znode is used</text:span></text:p>
          <text:p text:style-name="P71"><text:span text:style-name="T7">to save argument number which is </text:span></text:p>
          <text:p text:style-name="P71"><text:span text:style-name="T7">used to index into arg info structure</text:span></text:p>
          <draw:enhanced-geometry svg:viewBox="0 0 21600 21600" draw:type="mso-spt202" draw:enhanced-path="M 0 0 L 21600 0 21600 21600 0 21600 0 0 Z N"/>
        </draw:custom-shape>
        <draw:line draw:style-name="gr151" draw:text-style-name="P13" draw:layer="layout" svg:x1="21.427cm" svg:y1="10.839cm" svg:x2="23.191cm" svg:y2="7.241cm">
          <text:p text:style-name="P4"/>
        </draw:line>
        <draw:line draw:style-name="gr152" draw:text-style-name="P13" draw:layer="layout" svg:x1="21.427cm" svg:y1="10.838cm" svg:x2="23.191cm" svg:y2="7.707cm">
          <text:p text:style-name="P4"/>
        </draw:line>
        <presentation:notes draw:style-name="dp2">
          <draw:page-thumbnail draw:layer="layout" svg:width="12.7cm" svg:height="9.525cm" svg:x="3.175cm" svg:y="1.905cm" draw:page-number="68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19">
        <office:forms form:automatic-focus="false" form:apply-design-mode="false"/>
        <draw:frame presentation:style-name="pr13" draw:text-style-name="P2" draw:layer="layout" svg:width="16.726cm" svg:height="1.385cm" svg:x="0.428cm" svg:y="1.728cm" presentation:class="title" presentation:user-transformed="true">
          <draw:text-box>
            <text:p text:style-name="P1"><text:span text:style-name="T56">Receiving arguments passed by value</text:span></text:p>
          </draw:text-box>
        </draw:frame>
        <draw:g>
          <draw:custom-shape draw:style-name="gr122" draw:text-style-name="P11" draw:layer="layout" svg:width="3.245cm" svg:height="1.059cm" svg:x="14.848cm" svg:y="15.729cm">
            <text:p text:style-name="P12"><text:span text:style-name="T4">NULL</text:span></text:p>
            <draw:enhanced-geometry svg:viewBox="0 0 21600 21600" draw:type="rectangle" draw:enhanced-path="M 0 0 L 21600 0 21600 21600 0 21600 0 0 Z N"/>
          </draw:custom-shape>
          <draw:custom-shape draw:style-name="gr122" draw:text-style-name="P11" draw:layer="layout" svg:width="3.245cm" svg:height="1.058cm" svg:x="14.848cm" svg:y="11.496cm">
            <text:p text:style-name="P12"><text:span text:style-name="T4">NULL</text:span></text:p>
            <draw:enhanced-geometry svg:viewBox="0 0 21600 21600" draw:type="rectangle" draw:enhanced-path="M 0 0 L 21600 0 21600 21600 0 21600 0 0 Z N"/>
          </draw:custom-shape>
          <draw:custom-shape draw:style-name="gr122" draw:text-style-name="P11" draw:layer="layout" svg:width="3.245cm" svg:height="1.058cm" svg:x="14.848cm" svg:y="14.671cm">
            <text:p text:style-name="P12"><text:span text:style-name="T4">arg1</text:span></text:p>
            <draw:enhanced-geometry svg:viewBox="0 0 21600 21600" draw:type="rectangle" draw:enhanced-path="M 0 0 L 21600 0 21600 21600 0 21600 0 0 Z N"/>
          </draw:custom-shape>
          <draw:custom-shape draw:style-name="gr122" draw:text-style-name="P11" draw:layer="layout" svg:width="3.245cm" svg:height="1.058cm" svg:x="14.848cm" svg:y="13.613cm">
            <text:p text:style-name="P12"><text:span text:style-name="T4">arg2</text:span></text:p>
            <draw:enhanced-geometry svg:viewBox="0 0 21600 21600" draw:type="rectangle" draw:enhanced-path="M 0 0 L 21600 0 21600 21600 0 21600 0 0 Z N"/>
          </draw:custom-shape>
          <draw:custom-shape draw:style-name="gr122" draw:text-style-name="P11" draw:layer="layout" svg:width="3.245cm" svg:height="1.059cm" svg:x="14.848cm" svg:y="12.554cm">
            <text:p text:style-name="P12"><text:span text:style-name="T4">2</text:span>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11" draw:layer="layout" svg:width="2.381cm" svg:height="2.138cm" svg:x="7.792cm" svg:y="11.426cm">
          <text:p text:style-name="P22"><text:span text:style-name="T7">value=10</text:span></text:p>
          <text:p text:style-name="P22"><text:span text:style-name="T7">refcount= 4</text:span></text:p>
          <text:p text:style-name="P22"><text:span text:style-name="T7">is_ref= 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199cm" svg:height="0.794cm" svg:x="14.891cm" svg:y="17.057cm">
          <text:p text:style-name="P22"><text:span text:style-name="T7">argument_stack</text:span></text:p>
          <draw:enhanced-geometry svg:viewBox="0 0 21600 21600" draw:type="mso-spt202" draw:enhanced-path="M 0 0 L 21600 0 21600 21600 0 21600 0 0 Z N"/>
        </draw:custom-shape>
        <draw:custom-shape draw:style-name="gr2" draw:text-style-name="P11" draw:layer="layout" svg:width="5.847cm" svg:height="5.521cm" svg:x="1.764cm" svg:y="3.731cm">
          <text:p text:style-name="P129"><text:span text:style-name="T7">&lt;?php</text:span></text:p>
          <text:p text:style-name="P129"><text:span text:style-name="T7"><text:s text:c="2"/></text:span></text:p>
          <text:p text:style-name="P129"><text:span text:style-name="T7"><text:s text:c="2"/></text:span><text:span text:style-name="T7">function foo($x, $y) {</text:span></text:p>
          <text:p text:style-name="P129"><text:span text:style-name="T7"><text:s text:c="6"/></text:span><text:span text:style-name="T7">echo "foo called with: $x $y"; </text:span></text:p>
          <text:p text:style-name="P129"><text:span text:style-name="T7"><text:s text:c="2"/></text:span><text:span text:style-name="T7">}</text:span></text:p>
          <text:p text:style-name="P129"><text:span text:style-name="T7"><text:s text:c="3"/></text:span></text:p>
          <text:p text:style-name="P129"><text:span text:style-name="T7"><text:s text:c="3"/></text:span><text:span text:style-name="T7">$a= 10; </text:span></text:p>
          <text:p text:style-name="P129"><text:span text:style-name="T7"><text:s text:c="3"/></text:span><text:span text:style-name="T7">$b= 5; <text:s text:c="2"/></text:span></text:p>
          <text:p text:style-name="P129"><text:span text:style-name="T7"><text:s text:c="3"/></text:span><text:span text:style-name="T7">$c = $a</text:span></text:p>
          <text:p text:style-name="P129"><text:span text:style-name="T7"><text:s text:c="3"/></text:span><text:span text:style-name="T7">foo($a, $b); <text:s text:c="4"/></text:span></text:p>
          <text:p text:style-name="P129"><text:span text:style-name="T7">?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2.381cm" svg:height="2.139cm" svg:x="7.792cm" svg:y="14.274cm">
          <text:p text:style-name="P22"><text:span text:style-name="T7">value=10</text:span></text:p>
          <text:p text:style-name="P22"><text:span text:style-name="T7">refcount=3 </text:span></text:p>
          <text:p text:style-name="P22"><text:span text:style-name="T7">is_ref= 0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1" draw:layer="layout" svg:width="3.69cm" svg:height="1.098cm" svg:x="1.685cm" svg:y="11.47cm">
            <text:p text:style-name="P12"><text:span text:style-name="T4">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1" draw:layer="layout" svg:width="3.69cm" svg:height="1.098cm" svg:x="1.685cm" svg:y="12.466cm">
            <text:p text:style-name="P12"><text:span text:style-name="T4">b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1" draw:layer="layout" svg:width="3.69cm" svg:height="1.098cm" svg:x="1.685cm" svg:y="13.481cm">
            <text:p text:style-name="P12"><text:span text:style-name="T4">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3.69cm" svg:height="1.098cm" svg:x="1.685cm" svg:y="15.84cm">
            <text:p text:style-name="P4"/>
            <draw:enhanced-geometry svg:viewBox="0 0 21600 21600" draw:type="rectangle" draw:enhanced-path="M 0 0 L 21600 0 21600 21600 0 21600 0 0 Z N"/>
          </draw:custom-shape>
          <draw:line draw:style-name="gr22" draw:text-style-name="P13" draw:layer="layout" svg:x1="1.685cm" svg:y1="14.579cm" svg:x2="1.689cm" svg:y2="15.84cm">
            <text:p text:style-name="P4"/>
          </draw:line>
          <draw:line draw:style-name="gr22" draw:text-style-name="P13" draw:layer="layout" svg:x1="5.393cm" svg:y1="14.579cm" svg:x2="5.398cm" svg:y2="15.84cm">
            <text:p text:style-name="P4"/>
          </draw:line>
          <draw:custom-shape draw:style-name="gr8" draw:text-style-name="P11" draw:layer="layout" svg:width="3.956cm" svg:height="0.794cm" svg:x="1.451cm" svg:y="17.057cm">
            <text:p text:style-name="P22"><text:span text:style-name="T7">callers symbol_table</text:span></text:p>
            <draw:enhanced-geometry svg:viewBox="0 0 21600 21600" draw:type="mso-spt202" draw:enhanced-path="M 0 0 L 21600 0 21600 21600 0 21600 0 0 Z N"/>
          </draw:custom-shape>
        </draw:g>
        <draw:line draw:style-name="gr153" draw:text-style-name="P13" draw:layer="layout" svg:x1="5.393cm" svg:y1="13.216cm" svg:x2="7.792cm" svg:y2="15.333cm">
          <text:p text:style-name="P4"/>
        </draw:line>
        <draw:custom-shape draw:style-name="gr3" draw:text-style-name="P11" draw:layer="layout" svg:width="0.67cm" svg:height="1.261cm" svg:x="18.424cm" svg:y="15.527cm">
          <text:p text:style-name="P4"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1" draw:layer="layout" svg:width="12.559cm" svg:height="5.19cm" svg:x="11.373cm" svg:y="3.735cm">
          <text:p text:style-name="P20"><text:span text:style-name="T27">line <text:s text:c="4"/># <text:s/>op <text:s text:c="20"/>ext <text:s/>operands</text:span></text:p>
          <text:p text:style-name="P20"><text:span text:style-name="T27">--------------------------------------------------</text:span></text:p>
          <text:p text:style-name="P20"><text:span text:style-name="T27"><text:s text:c="3"/></text:span><text:span text:style-name="T27">3 <text:s text:c="4"/>0 <text:s/>RECV <text:s text:c="27"/>1</text:span></text:p>
          <text:p text:style-name="P20"><text:span text:style-name="T27"><text:s text:c="9"/></text:span><text:span text:style-name="T27">1 <text:s/>RECV <text:s text:c="27"/>2</text:span></text:p>
          <text:p text:style-name="P20"><text:span text:style-name="T27"><text:s text:c="3"/></text:span><text:span text:style-name="T27">4 <text:s text:c="4"/>2 <text:s/>INIT_STRING <text:s text:c="16"/>~0</text:span></text:p>
          <text:p text:style-name="P20"><text:span text:style-name="T27"><text:s text:c="9"/></text:span><text:span text:style-name="T27">3 <text:s/>ADD_STRING <text:s text:c="17"/>~0, ~0, 'foo'</text:span></text:p>
          <text:p text:style-name="P20"><text:span text:style-name="T27"><text:s text:c="9"/></text:span><text:span text:style-name="T27">4 <text:s/>ADD_STRING <text:s text:c="17"/>~0, ~0, '+'</text:span></text:p>
          <text:p text:style-name="P20"><text:span text:style-name="T27"><text:s text:c="9"/></text:span><text:span text:style-name="T27">5 <text:s/>ADD_STRING <text:s text:c="17"/>~0, ~0, 'called‘</text:span></text:p>
          <text:p text:style-name="P20"><text:span text:style-name="T27"><text:s text:c="9"/></text:span><text:span text:style-name="T27">e.t.c </text:span></text:p>
          <draw:enhanced-geometry svg:viewBox="0 0 21600 21600" draw:type="rectangle" draw:enhanced-path="M 0 0 L 21600 0 21600 21600 0 21600 0 0 Z N"/>
        </draw:custom-shape>
        <draw:line draw:style-name="gr154" draw:text-style-name="P13" draw:layer="layout" svg:x1="5.393cm" svg:y1="13.939cm" svg:x2="7.792cm" svg:y2="12.563cm">
          <text:p text:style-name="P4"/>
        </draw:line>
        <draw:custom-shape draw:style-name="gr8" draw:text-style-name="P11" draw:layer="layout" svg:width="4.939cm" svg:height="1.112cm" svg:x="0.582cm" svg:y="10.164cm">
          <text:p text:style-name="P12"><text:span text:style-name="T4">After opcode #1:</text:span></text:p>
          <draw:enhanced-geometry svg:viewBox="0 0 21600 21600" draw:type="mso-spt202" draw:enhanced-path="M 0 0 L 21600 0 21600 21600 0 21600 0 0 Z N"/>
        </draw:custom-shape>
        <draw:line draw:style-name="gr155" draw:text-style-name="P13" draw:layer="layout" svg:x1="14.851cm" svg:y1="13.935cm" svg:x2="10.168cm" svg:y2="15.333cm">
          <text:p text:style-name="P4"/>
        </draw:line>
        <draw:line draw:style-name="gr156" draw:text-style-name="P13" draw:layer="layout" svg:x1="14.851cm" svg:y1="15.358cm" svg:x2="10.168cm" svg:y2="12.461cm">
          <text:p text:style-name="P4"/>
        </draw:line>
        <draw:g>
          <draw:custom-shape draw:style-name="gr2" draw:text-style-name="P11" draw:layer="layout" svg:width="3.691cm" svg:height="1.098cm" svg:x="20.981cm" svg:y="11.373cm">
            <text:p text:style-name="P12"><text:span text:style-name="T4">x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1" draw:layer="layout" svg:width="3.691cm" svg:height="1.098cm" svg:x="20.981cm" svg:y="12.369cm">
            <text:p text:style-name="P12"><text:span text:style-name="T4">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3.691cm" svg:height="1.098cm" svg:x="20.981cm" svg:y="13.38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3.691cm" svg:height="1.098cm" svg:x="20.981cm" svg:y="15.743cm">
            <text:p text:style-name="P4"/>
            <draw:enhanced-geometry svg:viewBox="0 0 21600 21600" draw:type="rectangle" draw:enhanced-path="M 0 0 L 21600 0 21600 21600 0 21600 0 0 Z N"/>
          </draw:custom-shape>
          <draw:line draw:style-name="gr22" draw:text-style-name="P13" draw:layer="layout" svg:x1="20.981cm" svg:y1="14.482cm" svg:x2="20.986cm" svg:y2="15.743cm">
            <text:p text:style-name="P4"/>
          </draw:line>
          <draw:line draw:style-name="gr22" draw:text-style-name="P13" draw:layer="layout" svg:x1="24.69cm" svg:y1="14.482cm" svg:x2="24.694cm" svg:y2="15.743cm">
            <text:p text:style-name="P4"/>
          </draw:line>
          <draw:custom-shape draw:style-name="gr8" draw:text-style-name="P11" draw:layer="layout" svg:width="3.821cm" svg:height="0.794cm" svg:x="20.813cm" svg:y="16.96cm">
            <text:p text:style-name="P22"><text:span text:style-name="T7">callee symbol_table</text:span></text:p>
            <draw:enhanced-geometry svg:viewBox="0 0 21600 21600" draw:type="mso-spt202" draw:enhanced-path="M 0 0 L 21600 0 21600 21600 0 21600 0 0 Z N"/>
          </draw:custom-shape>
        </draw:g>
        <draw:custom-shape draw:style-name="gr157" draw:text-style-name="P11" draw:layer="layout" svg:width="10.808cm" svg:height="2.209cm" svg:x="10.173cm" svg:y="9.653cm">
          <text:p text:style-name="P4"/>
          <draw:enhanced-geometry svg:viewBox="0 0 2209 501" draw:type="non-primitive" draw:enhanced-path="M 2209 501 C 1829 264 1449 28 1081 14 713 0 356 209 0 418 N"/>
        </draw:custom-shape>
        <draw:custom-shape draw:style-name="gr158" draw:text-style-name="P11" draw:layer="layout" svg:width="10.897cm" svg:height="4.846cm" svg:x="10.173cm" svg:y="13.216cm">
          <text:p text:style-name="P4"/>
          <draw:enhanced-geometry svg:viewBox="0 0 2399 1273" draw:type="non-primitive" draw:enhanced-path="M 2399 0 C 1960 538 1522 1077 1122 1175 722 1273 184 677 0 587 N"/>
        </draw:custom-shape>
        <draw:line draw:style-name="gr159" draw:text-style-name="P13" draw:layer="layout" svg:x1="5.393cm" svg:y1="11.862cm" svg:x2="7.792cm" svg:y2="12.369cm">
          <text:p text:style-name="P4"/>
        </draw:line>
        <draw:custom-shape draw:style-name="gr110" draw:text-style-name="P11" draw:layer="layout" svg:width="4.608cm" svg:height="0.794cm" svg:x="20.06cm" svg:y="9.653cm">
          <text:p text:style-name="P22"><text:span text:style-name="T7">this is argument number</text:span></text:p>
          <draw:enhanced-geometry svg:viewBox="0 0 21600 21600" draw:type="mso-spt202" draw:enhanced-path="M 0 0 L 21600 0 21600 21600 0 21600 0 0 Z N"/>
        </draw:custom-shape>
        <draw:line draw:style-name="gr160" draw:text-style-name="P13" draw:layer="layout" svg:x1="22.863cm" svg:y1="9.656cm" svg:x2="21.064cm" svg:y2="5.873cm">
          <text:p text:style-name="P4"/>
        </draw:line>
        <draw:line draw:style-name="gr161" draw:text-style-name="P13" draw:layer="layout" svg:x1="22.863cm" svg:y1="9.656cm" svg:x2="21.064cm" svg:y2="5.489cm">
          <text:p text:style-name="P4"/>
        </draw:line>
        <draw:custom-shape draw:style-name="gr110" draw:text-style-name="P11" draw:layer="layout" svg:width="4.291cm" svg:height="0.794cm" svg:x="16cm" svg:y="2.206cm">
          <text:p text:style-name="P22"><text:span text:style-name="T7">Result op is CV for arg</text:span></text:p>
          <draw:enhanced-geometry svg:viewBox="0 0 21600 21600" draw:type="mso-spt202" draw:enhanced-path="M 0 0 L 21600 0 21600 21600 0 21600 0 0 Z N"/>
        </draw:custom-shape>
        <draw:line draw:style-name="gr162" draw:text-style-name="P13" draw:layer="layout" svg:x1="18.719cm" svg:y1="3.113cm" svg:x2="20.311cm" svg:y2="5.151cm">
          <text:p text:style-name="P4"/>
        </draw:line>
        <draw:line draw:style-name="gr163" draw:text-style-name="P13" draw:layer="layout" svg:x1="18.719cm" svg:y1="3.113cm" svg:x2="20.311cm" svg:y2="5.495cm">
          <text:p text:style-name="P4"/>
        </draw:line>
        <presentation:notes draw:style-name="dp2">
          <draw:page-thumbnail draw:layer="layout" svg:width="12.7cm" svg:height="9.525cm" svg:x="3.175cm" svg:y="1.905cm" draw:page-number="69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9">
        <office:forms form:automatic-focus="false" form:apply-design-mode="false"/>
        <draw:frame presentation:style-name="pr13" draw:text-style-name="P2" draw:layer="layout" svg:width="16.726cm" svg:height="1.385cm" svg:x="0.428cm" svg:y="1.728cm" presentation:class="title" presentation:user-transformed="true">
          <draw:text-box>
            <text:p text:style-name="P1"><text:span text:style-name="T56">Receiving arguments passed by reference</text:span></text:p>
          </draw:text-box>
        </draw:frame>
        <draw:g>
          <draw:custom-shape draw:style-name="gr122" draw:text-style-name="P11" draw:layer="layout" svg:width="3.245cm" svg:height="1.059cm" svg:x="14.848cm" svg:y="15.729cm">
            <text:p text:style-name="P12"><text:span text:style-name="T4">NULL</text:span></text:p>
            <draw:enhanced-geometry svg:viewBox="0 0 21600 21600" draw:type="rectangle" draw:enhanced-path="M 0 0 L 21600 0 21600 21600 0 21600 0 0 Z N"/>
          </draw:custom-shape>
          <draw:custom-shape draw:style-name="gr122" draw:text-style-name="P11" draw:layer="layout" svg:width="3.245cm" svg:height="1.058cm" svg:x="14.848cm" svg:y="11.496cm">
            <text:p text:style-name="P12"><text:span text:style-name="T4">NULL</text:span></text:p>
            <draw:enhanced-geometry svg:viewBox="0 0 21600 21600" draw:type="rectangle" draw:enhanced-path="M 0 0 L 21600 0 21600 21600 0 21600 0 0 Z N"/>
          </draw:custom-shape>
          <draw:custom-shape draw:style-name="gr122" draw:text-style-name="P11" draw:layer="layout" svg:width="3.245cm" svg:height="1.058cm" svg:x="14.848cm" svg:y="14.671cm">
            <text:p text:style-name="P12"><text:span text:style-name="T4">arg1</text:span></text:p>
            <draw:enhanced-geometry svg:viewBox="0 0 21600 21600" draw:type="rectangle" draw:enhanced-path="M 0 0 L 21600 0 21600 21600 0 21600 0 0 Z N"/>
          </draw:custom-shape>
          <draw:custom-shape draw:style-name="gr122" draw:text-style-name="P11" draw:layer="layout" svg:width="3.245cm" svg:height="1.058cm" svg:x="14.848cm" svg:y="13.613cm">
            <text:p text:style-name="P12"><text:span text:style-name="T4">arg2</text:span></text:p>
            <draw:enhanced-geometry svg:viewBox="0 0 21600 21600" draw:type="rectangle" draw:enhanced-path="M 0 0 L 21600 0 21600 21600 0 21600 0 0 Z N"/>
          </draw:custom-shape>
          <draw:custom-shape draw:style-name="gr122" draw:text-style-name="P11" draw:layer="layout" svg:width="3.245cm" svg:height="1.059cm" svg:x="14.848cm" svg:y="12.554cm">
            <text:p text:style-name="P12"><text:span text:style-name="T4">2</text:span>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11" draw:layer="layout" svg:width="2.381cm" svg:height="2.138cm" svg:x="7.792cm" svg:y="11.426cm">
          <text:p text:style-name="P22"><text:span text:style-name="T7">value=10</text:span></text:p>
          <text:p text:style-name="P22"><text:span text:style-name="T7">refcount= 1</text:span></text:p>
          <text:p text:style-name="P22"><text:span text:style-name="T7">is_ref= 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199cm" svg:height="0.794cm" svg:x="14.891cm" svg:y="17.057cm">
          <text:p text:style-name="P22"><text:span text:style-name="T7">argument_stack</text:span></text:p>
          <draw:enhanced-geometry svg:viewBox="0 0 21600 21600" draw:type="mso-spt202" draw:enhanced-path="M 0 0 L 21600 0 21600 21600 0 21600 0 0 Z N"/>
        </draw:custom-shape>
        <draw:custom-shape draw:style-name="gr2" draw:text-style-name="P11" draw:layer="layout" svg:width="5.847cm" svg:height="5.521cm" svg:x="1.764cm" svg:y="3.731cm">
          <text:p text:style-name="P129"><text:span text:style-name="T7">&lt;?php</text:span></text:p>
          <text:p text:style-name="P129"><text:span text:style-name="T7"><text:s text:c="2"/></text:span></text:p>
          <text:p text:style-name="P129"><text:span text:style-name="T7"><text:s text:c="2"/></text:span><text:span text:style-name="T7">function foo($x, $y) {</text:span></text:p>
          <text:p text:style-name="P129"><text:span text:style-name="T7"><text:s text:c="6"/></text:span><text:span text:style-name="T7">echo "foo called with: $x $y"; </text:span></text:p>
          <text:p text:style-name="P129"><text:span text:style-name="T7"><text:s text:c="2"/></text:span><text:span text:style-name="T7">}</text:span></text:p>
          <text:p text:style-name="P129"><text:span text:style-name="T7"><text:s text:c="3"/></text:span></text:p>
          <text:p text:style-name="P129"><text:span text:style-name="T7"><text:s text:c="3"/></text:span><text:span text:style-name="T7">$a= 10; </text:span></text:p>
          <text:p text:style-name="P129"><text:span text:style-name="T7"><text:s text:c="3"/></text:span><text:span text:style-name="T7">$b= 5; <text:s text:c="2"/></text:span></text:p>
          <text:p text:style-name="P129"><text:span text:style-name="T7"><text:s text:c="3"/></text:span><text:span text:style-name="T7">$c = $a</text:span></text:p>
          <text:p text:style-name="P129"><text:span text:style-name="T7"><text:s text:c="3"/></text:span><text:span text:style-name="T7">foo(&amp;$a, &amp;$b); <text:s text:c="4"/></text:span></text:p>
          <text:p text:style-name="P129"><text:span text:style-name="T7">?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2.381cm" svg:height="2.139cm" svg:x="7.792cm" svg:y="14.274cm">
          <text:p text:style-name="P22"><text:span text:style-name="T7">value=10</text:span></text:p>
          <text:p text:style-name="P22"><text:span text:style-name="T7">refcount=3 </text:span></text:p>
          <text:p text:style-name="P22"><text:span text:style-name="T7">is_ref= 1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1" draw:layer="layout" svg:width="3.69cm" svg:height="1.098cm" svg:x="1.685cm" svg:y="11.47cm">
            <text:p text:style-name="P12"><text:span text:style-name="T4">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1" draw:layer="layout" svg:width="3.69cm" svg:height="1.098cm" svg:x="1.685cm" svg:y="12.466cm">
            <text:p text:style-name="P12"><text:span text:style-name="T4">b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1" draw:layer="layout" svg:width="3.69cm" svg:height="1.098cm" svg:x="1.685cm" svg:y="13.481cm">
            <text:p text:style-name="P12"><text:span text:style-name="T4">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3.69cm" svg:height="1.098cm" svg:x="1.685cm" svg:y="15.84cm">
            <text:p text:style-name="P4"/>
            <draw:enhanced-geometry svg:viewBox="0 0 21600 21600" draw:type="rectangle" draw:enhanced-path="M 0 0 L 21600 0 21600 21600 0 21600 0 0 Z N"/>
          </draw:custom-shape>
          <draw:line draw:style-name="gr22" draw:text-style-name="P13" draw:layer="layout" svg:x1="1.685cm" svg:y1="14.579cm" svg:x2="1.689cm" svg:y2="15.84cm">
            <text:p text:style-name="P4"/>
          </draw:line>
          <draw:line draw:style-name="gr22" draw:text-style-name="P13" draw:layer="layout" svg:x1="5.393cm" svg:y1="14.579cm" svg:x2="5.398cm" svg:y2="15.84cm">
            <text:p text:style-name="P4"/>
          </draw:line>
          <draw:custom-shape draw:style-name="gr8" draw:text-style-name="P11" draw:layer="layout" svg:width="2.75cm" svg:height="0.794cm" svg:x="2.056cm" svg:y="17.057cm">
            <text:p text:style-name="P22"><text:span text:style-name="T7">symbol_table</text:span></text:p>
            <draw:enhanced-geometry svg:viewBox="0 0 21600 21600" draw:type="mso-spt202" draw:enhanced-path="M 0 0 L 21600 0 21600 21600 0 21600 0 0 Z N"/>
          </draw:custom-shape>
        </draw:g>
        <draw:line draw:style-name="gr164" draw:text-style-name="P13" draw:layer="layout" svg:x1="5.393cm" svg:y1="13.216cm" svg:x2="7.792cm" svg:y2="15.333cm">
          <text:p text:style-name="P4"/>
        </draw:line>
        <draw:custom-shape draw:style-name="gr3" draw:text-style-name="P11" draw:layer="layout" svg:width="0.67cm" svg:height="1.261cm" svg:x="18.093cm" svg:y="15.527cm">
          <text:p text:style-name="P4"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1" draw:layer="layout" svg:width="12.559cm" svg:height="5.517cm" svg:x="10.081cm" svg:y="3.735cm">
          <text:p text:style-name="P20"><text:span text:style-name="T27">line <text:s text:c="4"/># <text:s/>op <text:s text:c="20"/>ext <text:s/>operands</text:span></text:p>
          <text:p text:style-name="P20"><text:span text:style-name="T27">--------------------------------------------------</text:span></text:p>
          <text:p text:style-name="P20"><text:span text:style-name="T27"><text:s text:c="3"/></text:span><text:span text:style-name="T27">3 <text:s text:c="4"/>0 <text:s/>RECV <text:s text:c="27"/>1</text:span></text:p>
          <text:p text:style-name="P20"><text:span text:style-name="T27"><text:s text:c="9"/></text:span><text:span text:style-name="T27">1 <text:s/>RECV <text:s text:c="27"/>2</text:span></text:p>
          <text:p text:style-name="P20"><text:span text:style-name="T27"><text:s text:c="3"/></text:span><text:span text:style-name="T27">4 <text:s text:c="4"/>2 <text:s/>INIT_STRING <text:s text:c="16"/>~0</text:span></text:p>
          <text:p text:style-name="P20"><text:span text:style-name="T27"><text:s text:c="9"/></text:span><text:span text:style-name="T27">3 <text:s/>ADD_STRING <text:s text:c="17"/>~0, ~0, 'foo'</text:span></text:p>
          <text:p text:style-name="P20"><text:span text:style-name="T27"><text:s text:c="9"/></text:span><text:span text:style-name="T27">4 <text:s/>ADD_STRING <text:s text:c="17"/>~0, ~0, '+'</text:span></text:p>
          <text:p text:style-name="P20"><text:span text:style-name="T27"><text:s text:c="9"/></text:span><text:span text:style-name="T27">5 <text:s/>ADD_STRING <text:s text:c="17"/>~0, ~0, 'called‘</text:span></text:p>
          <text:p text:style-name="P20"><text:span text:style-name="T27"><text:s text:c="9"/></text:span><text:span text:style-name="T27">e.t.c </text:span></text:p>
          <draw:enhanced-geometry svg:viewBox="0 0 21600 21600" draw:type="rectangle" draw:enhanced-path="M 0 0 L 21600 0 21600 21600 0 21600 0 0 Z N"/>
        </draw:custom-shape>
        <draw:line draw:style-name="gr165" draw:text-style-name="P13" draw:layer="layout" svg:x1="5.393cm" svg:y1="13.939cm" svg:x2="7.792cm" svg:y2="12.563cm">
          <text:p text:style-name="P4"/>
        </draw:line>
        <draw:custom-shape draw:style-name="gr2" draw:text-style-name="P11" draw:layer="layout" svg:width="2.381cm" svg:height="2.139cm" svg:x="11.117cm" svg:y="11.496cm">
          <text:p text:style-name="P22"><text:span text:style-name="T7">value=10</text:span></text:p>
          <text:p text:style-name="P22"><text:span text:style-name="T7">refcount= 3</text:span></text:p>
          <text:p text:style-name="P22"><text:span text:style-name="T7">is_ref= 1</text:span></text:p>
          <draw:enhanced-geometry svg:viewBox="0 0 21600 21600" draw:type="rectangle" draw:enhanced-path="M 0 0 L 21600 0 21600 21600 0 21600 0 0 Z N"/>
        </draw:custom-shape>
        <draw:custom-shape draw:style-name="gr166" draw:text-style-name="P11" draw:layer="layout" svg:width="5.901cm" svg:height="1.411cm" svg:x="5.309cm" svg:y="10.614cm">
          <text:p text:style-name="P4"/>
          <draw:enhanced-geometry svg:viewBox="0 0 1319 331" draw:type="non-primitive" draw:enhanced-path="M 0 331 C 312 187 624 44 844 22 1064 0 1253 171 1319 200 N"/>
        </draw:custom-shape>
        <draw:custom-shape draw:style-name="gr8" draw:text-style-name="P11" draw:layer="layout" svg:width="4.939cm" svg:height="1.112cm" svg:x="0.582cm" svg:y="10.164cm">
          <text:p text:style-name="P12"><text:span text:style-name="T4">After opcode #1:</text:span></text:p>
          <draw:enhanced-geometry svg:viewBox="0 0 21600 21600" draw:type="mso-spt202" draw:enhanced-path="M 0 0 L 21600 0 21600 21600 0 21600 0 0 Z N"/>
        </draw:custom-shape>
        <draw:line draw:style-name="gr167" draw:text-style-name="P13" draw:layer="layout" svg:x1="14.851cm" svg:y1="13.935cm" svg:x2="10.168cm" svg:y2="15.333cm">
          <text:p text:style-name="P4"/>
        </draw:line>
        <draw:line draw:style-name="gr168" draw:text-style-name="P13" draw:layer="layout" svg:x1="14.852cm" svg:y1="15.359cm" svg:x2="13.494cm" svg:y2="12.563cm">
          <text:p text:style-name="P4"/>
        </draw:line>
        <draw:g>
          <draw:custom-shape draw:style-name="gr2" draw:text-style-name="P11" draw:layer="layout" svg:width="3.691cm" svg:height="1.098cm" svg:x="20.981cm" svg:y="11.373cm">
            <text:p text:style-name="P12"><text:span text:style-name="T4">x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1" draw:layer="layout" svg:width="3.691cm" svg:height="1.098cm" svg:x="20.981cm" svg:y="12.369cm">
            <text:p text:style-name="P12"><text:span text:style-name="T4">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3.691cm" svg:height="1.098cm" svg:x="20.981cm" svg:y="13.38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3.691cm" svg:height="1.098cm" svg:x="20.981cm" svg:y="15.743cm">
            <text:p text:style-name="P4"/>
            <draw:enhanced-geometry svg:viewBox="0 0 21600 21600" draw:type="rectangle" draw:enhanced-path="M 0 0 L 21600 0 21600 21600 0 21600 0 0 Z N"/>
          </draw:custom-shape>
          <draw:line draw:style-name="gr22" draw:text-style-name="P13" draw:layer="layout" svg:x1="20.981cm" svg:y1="14.482cm" svg:x2="20.986cm" svg:y2="15.743cm">
            <text:p text:style-name="P4"/>
          </draw:line>
          <draw:line draw:style-name="gr22" draw:text-style-name="P13" draw:layer="layout" svg:x1="24.69cm" svg:y1="14.482cm" svg:x2="24.694cm" svg:y2="15.743cm">
            <text:p text:style-name="P4"/>
          </draw:line>
          <draw:custom-shape draw:style-name="gr8" draw:text-style-name="P11" draw:layer="layout" svg:width="2.75cm" svg:height="0.794cm" svg:x="21.353cm" svg:y="16.96cm">
            <text:p text:style-name="P22"><text:span text:style-name="T7">symbol_table</text:span></text:p>
            <draw:enhanced-geometry svg:viewBox="0 0 21600 21600" draw:type="mso-spt202" draw:enhanced-path="M 0 0 L 21600 0 21600 21600 0 21600 0 0 Z N"/>
          </draw:custom-shape>
        </draw:g>
        <draw:custom-shape draw:style-name="gr169" draw:text-style-name="P11" draw:layer="layout" svg:width="9.741cm" svg:height="2.209cm" svg:x="11.205cm" svg:y="9.653cm">
          <text:p text:style-name="P4"/>
          <draw:enhanced-geometry svg:viewBox="0 0 2209 501" draw:type="non-primitive" draw:enhanced-path="M 2209 501 C 1829 264 1449 28 1081 14 713 0 356 209 0 418 N"/>
        </draw:custom-shape>
        <draw:custom-shape draw:style-name="gr170" draw:text-style-name="P11" draw:layer="layout" svg:width="10.896cm" svg:height="5.609cm" svg:x="10.081cm" svg:y="12.89cm">
          <text:p text:style-name="P4"/>
          <draw:enhanced-geometry svg:viewBox="0 0 2399 1273" draw:type="non-primitive" draw:enhanced-path="M 2399 0 C 1960 538 1522 1077 1122 1175 722 1273 184 677 0 587 N"/>
        </draw:custom-shape>
        <presentation:notes draw:style-name="dp2">
          <draw:page-thumbnail draw:layer="layout" svg:width="12.7cm" svg:height="9.525cm" svg:x="3.175cm" svg:y="1.905cm" draw:page-number="70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Function binding </text:span></text:p>
          </draw:text-box>
        </draw:frame>
        <draw:custom-shape draw:style-name="gr24" draw:text-style-name="P11" draw:layer="layout" svg:width="5.636cm" svg:height="5.203cm" svg:x="17.696cm" svg:y="1.733cm">
          <text:p text:style-name="P130"><text:span text:style-name="T7">&lt;?php</text:span></text:p>
          <text:p text:style-name="P130"><text:span text:style-name="T7"><text:s/></text:span><text:span text:style-name="T7">function a() {</text:span></text:p>
          <text:p text:style-name="P130"><text:span text:style-name="T7"><text:s text:c="6"/></text:span><text:span text:style-name="T7">echo "called function a";</text:span></text:p>
          <text:p text:style-name="P130"><text:span text:style-name="T7"><text:s/></text:span><text:span text:style-name="T7">}</text:span></text:p>
          <text:p text:style-name="P130"><text:span text:style-name="T7"><text:s/></text:span><text:span text:style-name="T7">function b() {</text:span></text:p>
          <text:p text:style-name="P130"><text:span text:style-name="T7"><text:s text:c="5"/></text:span><text:span text:style-name="T7">echo "called fucntio b";</text:span></text:p>
          <text:p text:style-name="P130"><text:span text:style-name="T7"><text:s/></text:span><text:span text:style-name="T7">}</text:span></text:p>
          <text:p text:style-name="P130"><text:span text:style-name="T7">a();</text:span></text:p>
          <text:p text:style-name="P130"><text:span text:style-name="T7">b(); </text:span></text:p>
          <text:p text:style-name="P130"><text:span text:style-name="T7">?&gt;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2.366cm" svg:height="6.257cm" svg:x="0.966cm" svg:y="7.651cm">
          <text:p text:style-name="P65"><text:span text:style-name="T27">line <text:s text:c="4"/># <text:s/>op <text:s text:c="26"/>fetch <text:s text:c="9"/>ext <text:s/>operands</text:span></text:p>
          <text:p text:style-name="P65"><text:span text:style-name="T27">-------------------------------------------------------------------------------</text:span></text:p>
          <text:p text:style-name="P65"><text:span text:style-name="T27"><text:s text:c="3"/></text:span><text:span text:style-name="T27">3 <text:s text:c="4"/>0 <text:s/>NOP</text:span></text:p>
          <text:p text:style-name="P65"><text:span text:style-name="T27"><text:s text:c="3"/></text:span><text:span text:style-name="T27">6 <text:s text:c="4"/>1 <text:s/>NOP</text:span></text:p>
          <text:p text:style-name="P65"><text:span text:style-name="T27"><text:s text:c="2"/></text:span><text:span text:style-name="T27">10 <text:s text:c="4"/>2 <text:s/>DO_FCALL <text:s text:c="37"/>0 <text:s text:c="5"/>'a', 0</text:span></text:p>
          <text:p text:style-name="P65"><text:span text:style-name="T27"><text:s text:c="2"/></text:span><text:span text:style-name="T27">11 <text:s text:c="4"/>3 <text:s/>DO_FCALL <text:s text:c="37"/>0 <text:s text:c="5"/>'b', 0</text:span></text:p>
          <text:p text:style-name="P65"><text:span text:style-name="T27"><text:s text:c="2"/></text:span><text:span text:style-name="T27">14 <text:s text:c="4"/>4 <text:s/>RETURN <text:s text:c="46"/>1</text:span></text:p>
          <text:p text:style-name="P65"><text:span text:style-name="T27"><text:s text:c="9"/></text:span><text:span text:style-name="T27">5 <text:s/>ZEND_HANDLE_EXCEPTION</text:span></text:p>
          <text:p text:style-name="P65"><text:span text:style-name="T27"/></text:p>
          <draw:enhanced-geometry svg:viewBox="0 0 21600 21600" draw:type="rectangle" draw:enhanced-path="M 0 0 L 21600 0 21600 21600 0 21600 0 0 Z N"/>
        </draw:custom-shape>
        <draw:line draw:style-name="gr171" draw:text-style-name="P13" draw:layer="layout" svg:x1="2.077cm" svg:y1="15.552cm" svg:x2="3.872cm" svg:y2="9.471cm">
          <text:p text:style-name="P4"/>
        </draw:line>
        <draw:line draw:style-name="gr172" draw:text-style-name="P13" draw:layer="layout" svg:x1="2.077cm" svg:y1="15.552cm" svg:x2="4.273cm" svg:y2="10.185cm">
          <text:p text:style-name="P4"/>
        </draw:line>
        <draw:custom-shape draw:style-name="gr8" draw:text-style-name="P11" draw:layer="layout" svg:width="6.852cm" svg:height="2.315cm" svg:x="0.979cm" svg:y="14.87cm">
          <text:p text:style-name="P12"><text:span text:style-name="T4"/></text:p>
          <text:p text:style-name="P12"><text:span text:style-name="T4">What are these NOP’s ?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71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13" draw:text-style-name="P2" draw:layer="layout" svg:width="22.904cm" svg:height="1.722cm" svg:x="0.428cm" svg:y="1.391cm" presentation:class="title" presentation:user-transformed="true">
          <draw:text-box>
            <text:p text:style-name="P1"><text:span text:style-name="T2">Function binding </text:span></text:p>
          </draw:text-box>
        </draw:frame>
        <draw:frame presentation:style-name="pr43" draw:text-style-name="P9" draw:layer="layout" svg:width="21.599cm" svg:height="15.922cm" svg:x="1.732cm" svg:y="3.497cm" presentation:class="outline" presentation:user-transformed="true">
          <draw:text-box>
            <text:list text:style-name="L3">
              <text:list-item>
                <text:p text:style-name="P35"><text:span text:style-name="T14">They are artefacts of “function binding”</text:span></text:p>
              </text:list-item>
            </text:list>
            <text:list text:style-name="L3">
              <text:list-item>
                <text:p text:style-name="P35"><text:span text:style-name="T14">When compiler encounters a function declaration in a script it generates a “ZEND_DECLARE_FUNCTION” opcode in current opcode array 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op1 is long function name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\0&lt;function name&gt;&lt;file name&gt;&lt;address&gt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3"><text:span text:style-name="T42">“ </text:span><text:span text:style-name="T42">fooC:\Testcases\tes.php0012CD38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where address is character position of last char of function prototype in scripts buff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op2 is short name, i.e. just ”foo”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a function table entry is added by compiler for long name</text:span></text:p>
                  </text:list-item>
                </text:list>
              </text:list-item>
            </text:list>
            <text:list text:style-name="L3">
              <text:list-item>
                <text:p text:style-name="P35"><text:span text:style-name="T14">After parsing function body and generating its zend_op_array compiler then performs “early binding” for the unconditional functions 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Effectively executes opcode at compile time. See zend_do_early_binding()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Opcode checks for duplicate function nam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Looks up function table entry for long name. This should always be successful !!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Attempts to add a function entry with short name using zend_function_entry just retrieved. If this fails we have a duplicate function name and an error message is produced detailing filename and line number of previous declaration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If no duplicate then the ZEND_DECLARE_FUNCTION opcode is converted to a NO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opcode set to ZEND_NOP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14">op1 and op2 set to UNUSED and zval’s for name strings freed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14">Deletes function table entry for “long name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72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Conditional Functions </text:span></text:p>
          </draw:text-box>
        </draw:frame>
        <draw:frame presentation:style-name="pr44" draw:text-style-name="P9" draw:layer="layout" svg:width="12.405cm" svg:height="14.278cm" svg:x="1.904cm" svg:y="4.933cm" presentation:class="outline" presentation:user-transformed="true">
          <draw:text-box>
            <text:list text:style-name="L3">
              <text:list-item>
                <text:p text:style-name="P131"><text:span text:style-name="T17">Same function name can be defined multiple time with different content and/or signature </text:span></text:p>
              </text:list-item>
            </text:list>
            <text:list text:style-name="L3">
              <text:list-item>
                <text:list>
                  <text:list-item>
                    <text:p text:style-name="P132"><text:span text:style-name="T17">A zend_op_array generated for each different version of a conditional function </text:span></text:p>
                  </text:list-item>
                </text:list>
              </text:list-item>
            </text:list>
            <text:list text:style-name="L3">
              <text:list-item>
                <text:p text:style-name="P131"><text:span text:style-name="T17">Which function gets executed not known until runtime</text:span></text:p>
              </text:list-item>
            </text:list>
            <text:list text:style-name="L3">
              <text:list-item>
                <text:list>
                  <text:list-item>
                    <text:p text:style-name="P132"><text:span text:style-name="T17">So function binding delayed until runti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2"><text:span text:style-name="T17">ZEND_DECLARE_FUNCTION perists on complier outpu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3"><text:span text:style-name="T17"/></text:p>
                  </text:list-item>
                </text:list>
              </text:list-item>
            </text:list>
          </draw:text-box>
        </draw:frame>
        <draw:custom-shape draw:style-name="gr24" draw:text-style-name="P11" draw:layer="layout" svg:width="9.741cm" svg:height="8.63cm" svg:x="14.79cm" svg:y="5.331cm">
          <text:p text:style-name="P17"><text:span text:style-name="T7">&lt;?php</text:span></text:p>
          <text:p text:style-name="P17"><text:span text:style-name="T7"><text:s text:c="2"/></text:span><text:span text:style-name="T7">$a= 10;</text:span></text:p>
          <text:p text:style-name="P17"><text:span text:style-name="T7"><text:s text:c="2"/></text:span><text:span text:style-name="T7">if (a &gt; 10) {</text:span></text:p>
          <text:p text:style-name="P17"><text:span text:style-name="T7"><text:s text:c="6"/></text:span><text:span text:style-name="T7">function foo()‏</text:span></text:p>
          <text:p text:style-name="P17"><text:span text:style-name="T7"><text:s text:c="6"/></text:span><text:span text:style-name="T7">{</text:span></text:p>
          <text:p text:style-name="P17"><text:span text:style-name="T7"><text:s text:c="11"/></text:span><text:span text:style-name="T7">echo "foo has no parms";</text:span></text:p>
          <text:p text:style-name="P17"><text:span text:style-name="T7"><text:s text:c="6"/></text:span><text:span text:style-name="T7">} <text:s text:c="2"/></text:span></text:p>
          <text:p text:style-name="P17"><text:span text:style-name="T7"><text:s text:c="2"/></text:span><text:span text:style-name="T7">} else {</text:span></text:p>
          <text:p text:style-name="P17"><text:span text:style-name="T7"><text:s text:c="6"/></text:span><text:span text:style-name="T7">function foo($a)‏</text:span></text:p>
          <text:p text:style-name="P17"><text:span text:style-name="T7"><text:s text:c="6"/></text:span><text:span text:style-name="T7">{</text:span></text:p>
          <text:p text:style-name="P17"><text:span text:style-name="T7"><text:s text:c="12"/></text:span><text:span text:style-name="T7">echo "foo has 1 parm";</text:span></text:p>
          <text:p text:style-name="P17"><text:span text:style-name="T7"><text:s text:c="6"/></text:span><text:span text:style-name="T7">}</text:span></text:p>
          <text:p text:style-name="P17"><text:span text:style-name="T7"><text:s text:c="2"/></text:span><text:span text:style-name="T7">} </text:span></text:p>
          <text:p text:style-name="P17"><text:span text:style-name="T7"><text:s text:c="2"/></text:span></text:p>
          <text:p text:style-name="P17"><text:span text:style-name="T7"><text:s/></text:span><text:span text:style-name="T7">if (a &gt; 10) {</text:span></text:p>
          <text:p text:style-name="P17"><text:span text:style-name="T7"><text:s text:c="2"/></text:span><text:span text:style-name="T7">foo(); <text:s/></text:span></text:p>
          <text:p text:style-name="P17"><text:span text:style-name="T7"><text:s/></text:span><text:span text:style-name="T7">} else {</text:span></text:p>
          <text:p text:style-name="P17"><text:span text:style-name="T7"><text:s text:c="2"/></text:span><text:span text:style-name="T7">foo($a);</text:span></text:p>
          <text:p text:style-name="P17"><text:span text:style-name="T7"><text:s/></text:span><text:span text:style-name="T7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73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3T19">
        <office:forms form:automatic-focus="false" form:apply-design-mode="false"/>
        <draw:frame presentation:style-name="pr13" draw:text-style-name="P2" draw:layer="layout" svg:width="11.403cm" svg:height="1.722cm" svg:x="0.427cm" svg:y="1.391cm" presentation:class="title" presentation:user-transformed="true">
          <draw:text-box>
            <text:p text:style-name="P1"><text:span text:style-name="T2">Conditional Functions</text:span></text:p>
          </draw:text-box>
        </draw:frame>
        <draw:custom-shape draw:style-name="gr24" draw:text-style-name="P11" draw:layer="layout" svg:width="24.174cm" svg:height="14.544cm" svg:x="0.428cm" svg:y="3.113cm">
          <text:p text:style-name="P26"><text:span text:style-name="T10">line <text:s text:c="4"/># <text:s/>op <text:s text:c="26"/>fetch <text:s text:c="9"/>ext <text:s/>operands</text:span></text:p>
          <text:p text:style-name="P26"><text:span text:style-name="T10">-------------------------------------------------------------------------------</text:span></text:p>
          <text:p text:style-name="P26"><text:span text:style-name="T10"><text:s text:c="3"/></text:span><text:span text:style-name="T10">2 <text:s text:c="4"/>0 <text:s/>ECHO <text:s text:c="48"/>'%0D%0A+'</text:span></text:p>
          <text:p text:style-name="P26"><text:span text:style-name="T10"><text:s text:c="3"/></text:span><text:span text:style-name="T10">5 <text:s text:c="4"/>1 <text:s/>ASSIGN <text:s text:c="46"/>!0, 10</text:span></text:p>
          <text:p text:style-name="P26"><text:span text:style-name="T10"><text:s text:c="3"/></text:span><text:span text:style-name="T10">7 <text:s text:c="4"/>2 <text:s/>FETCH_CONSTANT <text:s text:c="34"/>~1, 'a'</text:span></text:p>
          <text:p text:style-name="P26"><text:span text:style-name="T10"><text:s text:c="9"/></text:span><text:span text:style-name="T10">3 <text:s/>IS_SMALLER <text:s text:c="38"/>~2, 10, ~1</text:span></text:p>
          <text:p text:style-name="P26"><text:span text:style-name="T10"><text:s text:c="9"/></text:span><text:span text:style-name="T10">4 <text:s/>JMPZ <text:s text:c="48"/>~2, -&gt;7</text:span></text:p>
          <text:p text:style-name="P26"><text:span text:style-name="T10"><text:s text:c="3"/></text:span><text:span text:style-name="T10">8 <text:s text:c="4"/>5 <text:s/></text:span><text:span text:style-name="T57">ZEND_DECLARE_FUNCTION </text:span><text:span text:style-name="T10"><text:s text:c="27"/>'%00fooC%3A%5CEclipse-PHP%5C</text:span></text:p>
          <text:p text:style-name="P26"><text:span text:style-name="T10">workspace%5CTestcases%5Ctest.php0140E973', 'foo'</text:span></text:p>
          <text:p text:style-name="P26"><text:span text:style-name="T10"><text:s text:c="2"/></text:span><text:span text:style-name="T10">12 <text:s text:c="4"/>6 <text:s/>JMP <text:s text:c="49"/>-&gt;8</text:span></text:p>
          <text:p text:style-name="P26"><text:span text:style-name="T10"><text:s text:c="2"/></text:span><text:span text:style-name="T10">13 <text:s text:c="4"/>7 <text:s/></text:span><text:span text:style-name="T57">ZEND_DECLARE_FUNCTION</text:span><text:span text:style-name="T10"> <text:s text:c="27"/>'%00fooC%3A%5CEclipse-PHP%5C</text:span></text:p>
          <text:p text:style-name="P26"><text:span text:style-name="T10">workspace%5CTestcases%5Ctest.php0140E9B9', 'foo'</text:span></text:p>
          <text:p text:style-name="P26"><text:span text:style-name="T10"><text:s text:c="2"/></text:span><text:span text:style-name="T10">20 <text:s text:c="4"/>8 <text:s/>FETCH_CONSTANT <text:s text:c="34"/>~3, 'a'</text:span></text:p>
          <text:p text:style-name="P26"><text:span text:style-name="T10"><text:s text:c="9"/></text:span><text:span text:style-name="T10">9 <text:s/>IS_SMALLER <text:s text:c="38"/>~4, 10, ~3</text:span></text:p>
          <text:p text:style-name="P26"><text:span text:style-name="T10"><text:s text:c="8"/></text:span><text:span text:style-name="T10">10 <text:s/>JMPZ <text:s text:c="48"/>~4, -&gt;14</text:span></text:p>
          <text:p text:style-name="P26"><text:span text:style-name="T10"><text:s text:c="5"/></text:span><text:span text:style-name="T10">. . . e.t.c . . 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74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3T19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Conditional Functions</text:span></text:p>
          </draw:text-box>
        </draw:frame>
        <draw:custom-shape draw:style-name="gr24" draw:text-style-name="P11" draw:layer="layout" svg:width="21.872cm" svg:height="3.81cm" svg:x="1.46cm" svg:y="5.384cm">
          <text:p text:style-name="P65"><text:span text:style-name="T27">line <text:s text:c="4"/># <text:s/>op <text:s text:c="26"/>fetch <text:s text:c="9"/>ext <text:s/>operands</text:span></text:p>
          <text:p text:style-name="P65"><text:span text:style-name="T27">-------------------------------------------------------------------------------</text:span></text:p>
          <text:p text:style-name="P65"><text:span text:style-name="T27"><text:s text:c="2"/></text:span><text:span text:style-name="T27">10 <text:s text:c="4"/>0 <text:s/>ECHO <text:s text:c="48"/>'foo+has+no+parms'</text:span></text:p>
          <text:p text:style-name="P65"><text:span text:style-name="T27"><text:s text:c="2"/></text:span><text:span text:style-name="T27">11 <text:s text:c="4"/>1 <text:s/>RETURN <text:s text:c="46"/>null</text:span></text:p>
          <text:p text:style-name="P65"><text:span text:style-name="T27"><text:s text:c="9"/></text:span><text:span text:style-name="T27">2 <text:s/>ZEND_HANDLE_EXCEPTION</text:span></text:p>
          <text:p text:style-name="P65"><text:span text:style-name="T27"/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1.872cm" svg:height="4.982cm" svg:x="1.46cm" svg:y="10.844cm">
          <text:p text:style-name="P65"><text:span text:style-name="T27">line <text:s text:c="4"/># <text:s/>op <text:s text:c="26"/>fetch <text:s text:c="9"/>ext <text:s/>operands</text:span></text:p>
          <text:p text:style-name="P65"><text:span text:style-name="T27">-------------------------------------------------------------------------------</text:span></text:p>
          <text:p text:style-name="P65"><text:span text:style-name="T27"><text:s text:c="2"/></text:span><text:span text:style-name="T27">13 <text:s text:c="4"/>0 <text:s/>RECV <text:s text:c="48"/>1</text:span></text:p>
          <text:p text:style-name="P65"><text:span text:style-name="T27"><text:s text:c="2"/></text:span><text:span text:style-name="T27">15 <text:s text:c="4"/>1 <text:s/>ECHO <text:s text:c="48"/>'foo+has+1+parm'</text:span></text:p>
          <text:p text:style-name="P65"><text:span text:style-name="T27"><text:s text:c="2"/></text:span><text:span text:style-name="T27">16 <text:s text:c="4"/>2 <text:s/>RETURN <text:s text:c="46"/>null</text:span></text:p>
          <text:p text:style-name="P65"><text:span text:style-name="T27"><text:s text:c="9"/></text:span><text:span text:style-name="T27">3 <text:s/>ZEND_HANDLE_EXCEPTION</text:span></text:p>
          <text:p text:style-name="P65"><text:span text:style-name="T27"/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6.784cm" svg:height="1.112cm" svg:x="2.857cm" svg:y="4.277cm">
          <text:p text:style-name="P12"><text:span text:style-name="T4">zend_op_array for foo()‏</text:span></text:p>
          <draw:enhanced-geometry svg:viewBox="0 0 21600 21600" draw:type="mso-spt202" draw:enhanced-path="M 0 0 L 21600 0 21600 21600 0 21600 0 0 Z N"/>
        </draw:custom-shape>
        <draw:custom-shape draw:style-name="gr8" draw:text-style-name="P11" draw:layer="layout" svg:width="7.411cm" svg:height="1.112cm" svg:x="3.048cm" svg:y="9.909cm">
          <text:p text:style-name="P12"><text:span text:style-name="T4">zend_op_array for foo($a)‏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75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3T19">
        <office:forms form:automatic-focus="false" form:apply-design-mode="false"/>
        <draw:frame presentation:style-name="pr4" draw:text-style-name="P2" draw:layer="layout" svg:width="10.812cm" svg:height="1.722cm" svg:x="0.428cm" svg:y="1.051cm" presentation:class="title" presentation:user-transformed="true">
          <draw:text-box>
            <text:p text:style-name="P1"><text:span text:style-name="T2">Exception Handling</text:span></text:p>
          </draw:text-box>
        </draw:frame>
        <draw:custom-shape draw:style-name="gr113" draw:text-style-name="P11" draw:layer="layout" svg:width="6.849cm" svg:height="10.133cm" svg:x="17.634cm" svg:y="5.098cm">
          <text:p text:style-name="P46"><text:span text:style-name="T8">&lt;?php</text:span></text:p>
          <text:p text:style-name="P46"><text:span text:style-name="T8"><text:s text:c="2"/></text:span></text:p>
          <text:p text:style-name="P46"><text:span text:style-name="T9">function foo($x)‏</text:span></text:p>
          <text:p text:style-name="P46"><text:span text:style-name="T9"><text:s/></text:span><text:span text:style-name="T9">{</text:span></text:p>
          <text:p text:style-name="P46"><text:span text:style-name="T9"><text:s text:c="5"/></text:span><text:span text:style-name="T9">if ($x &gt; 1 ) {</text:span></text:p>
          <text:p text:style-name="P46"><text:span text:style-name="T9"><text:s text:c="9"/></text:span><text:span text:style-name="T9">throw new Exception;</text:span></text:p>
          <text:p text:style-name="P46"><text:span text:style-name="T9"><text:s text:c="5"/></text:span><text:span text:style-name="T9">}</text:span></text:p>
          <text:p text:style-name="P46"><text:span text:style-name="T9"><text:s/></text:span><text:span text:style-name="T9">}</text:span></text:p>
          <text:p text:style-name="P46"><text:span text:style-name="T9"><text:s text:c="2"/></text:span></text:p>
          <text:p text:style-name="P46"><text:span text:style-name="T8"><text:s/></text:span><text:span text:style-name="T58">try {</text:span></text:p>
          <text:p text:style-name="P46"><text:span text:style-name="T58"><text:s text:c="5"/></text:span><text:span text:style-name="T58">foo(1);</text:span></text:p>
          <text:p text:style-name="P46"><text:span text:style-name="T58"><text:s/></text:span><text:span text:style-name="T58">} </text:span></text:p>
          <text:p text:style-name="P46"><text:span text:style-name="T58"><text:s/></text:span><text:span text:style-name="T58">catch (Exception $e) {</text:span></text:p>
          <text:p text:style-name="P46"><text:span text:style-name="T58"><text:s text:c="5"/></text:span><text:span text:style-name="T58">echo "exception 1";</text:span></text:p>
          <text:p text:style-name="P46"><text:span text:style-name="T58"><text:s/></text:span><text:span text:style-name="T58">} <text:s text:c="3"/></text:span></text:p>
          <text:p text:style-name="P46"><text:span text:style-name="T58"><text:s/></text:span></text:p>
          <text:p text:style-name="P46"><text:span text:style-name="T58"><text:s text:c="2"/></text:span><text:span text:style-name="T58">try {</text:span></text:p>
          <text:p text:style-name="P46"><text:span text:style-name="T58"><text:s text:c="5"/></text:span><text:span text:style-name="T58">foo(2);</text:span></text:p>
          <text:p text:style-name="P46"><text:span text:style-name="T58"><text:s/></text:span><text:span text:style-name="T58">} </text:span></text:p>
          <text:p text:style-name="P46"><text:span text:style-name="T58"><text:s/></text:span><text:span text:style-name="T58">catch (Exception $e) {</text:span></text:p>
          <text:p text:style-name="P46"><text:span text:style-name="T58"><text:s text:c="5"/></text:span><text:span text:style-name="T58">echo "exception 2";</text:span></text:p>
          <text:p text:style-name="P46"><text:span text:style-name="T58"><text:s/></text:span><text:span text:style-name="T58">} </text:span></text:p>
          <text:p text:style-name="P46"><text:span text:style-name="T58"><text:s text:c="3"/></text:span></text:p>
          <text:p text:style-name="P46"><text:span text:style-name="T8">?&gt;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9.189cm" svg:height="6.632cm" svg:x="5.905cm" svg:y="9.199cm">
          <text:p text:style-name="P46"><text:span text:style-name="T8">line <text:s text:c="4"/># <text:s/>op <text:s text:c="26"/>fetch <text:s text:c="9"/>ext <text:s/>operands</text:span></text:p>
          <text:p text:style-name="P46"><text:span text:style-name="T8">-------------------------------------------------------------------------------</text:span></text:p>
          <text:p text:style-name="P46"><text:span text:style-name="T8"><text:s text:c="3"/></text:span><text:span text:style-name="T58">3 <text:s text:c="4"/>0 <text:s/>NOP</text:span></text:p>
          <text:p text:style-name="P46"><text:span text:style-name="T58"><text:s text:c="2"/></text:span><text:span text:style-name="T58">11 <text:s text:c="3"/>1 <text:s/>SEND_VAL <text:s text:c="45"/>1</text:span></text:p>
          <text:p text:style-name="P46"><text:span text:style-name="T58"><text:s text:c="10"/></text:span><text:span text:style-name="T58">2 <text:s/>DO_FCALL <text:s text:c="37"/>1 <text:s text:c="6"/>'foo', 0</text:span></text:p>
          <text:p text:style-name="P46"><text:span text:style-name="T58"><text:s text:c="2"/></text:span><text:span text:style-name="T58">13 <text:s text:c="3"/>3 <text:s/>ZEND_FETCH_CLASS <text:s text:c="24"/>:1, 'Exception'</text:span></text:p>
          <text:p text:style-name="P46"><text:span text:style-name="T58"><text:s text:c="10"/></text:span><text:span text:style-name="T58">4 <text:s/>ZEND_CATCH <text:s text:c="38"/>null, 'e'</text:span></text:p>
          <text:p text:style-name="P46"><text:span text:style-name="T58"><text:s text:c="2"/></text:span><text:span text:style-name="T58">14 <text:s text:c="4"/>5 <text:s/>ECHO <text:s text:c="54"/>'exception+1'</text:span></text:p>
          <text:p text:style-name="P46"><text:span text:style-name="T58"><text:s text:c="2"/></text:span><text:span text:style-name="T58">18 <text:s text:c="4"/>6 <text:s/>SEND_VAL <text:s text:c="45"/>2</text:span></text:p>
          <text:p text:style-name="P46"><text:span text:style-name="T58"><text:s text:c="11"/></text:span><text:span text:style-name="T58">7 <text:s/>DO_FCALL <text:s text:c="37"/>1 <text:s text:c="5"/>'foo', 0</text:span></text:p>
          <text:p text:style-name="P46"><text:span text:style-name="T58"><text:s text:c="2"/></text:span><text:span text:style-name="T58">20 <text:s text:c="4"/>8 <text:s/>ZEND_FETCH_CLASS <text:s text:c="24"/>:3, 'Exception'</text:span></text:p>
          <text:p text:style-name="P46"><text:span text:style-name="T58"><text:s text:c="11"/></text:span><text:span text:style-name="T58">9 <text:s/>ZEND_CATCH <text:s text:c="38"/>null, 'e'</text:span></text:p>
          <text:p text:style-name="P46"><text:span text:style-name="T58"><text:s text:c="2"/></text:span><text:span text:style-name="T58">21 <text:s text:c="3"/>10 <text:s/>ECHO <text:s text:c="54"/>'exception+2'</text:span></text:p>
          <text:p text:style-name="P46"><text:span text:style-name="T58"><text:s text:c="2"/></text:span><text:span text:style-name="T58">25 <text:s text:c="3"/>11 <text:s/>RETURN <text:s text:c="49"/>1</text:span></text:p>
          <text:p text:style-name="P46"><text:span text:style-name="T8"><text:s text:c="10"/></text:span><text:span text:style-name="T8">12 <text:s/>ZEND_HANDLE_EXCEP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9.19cm" svg:height="5.715cm" svg:x="6.028cm" svg:y="2.774cm">
          <text:p text:style-name="P46"><text:span text:style-name="T8">line <text:s text:c="4"/># <text:s/>op <text:s text:c="26"/>fetch <text:s text:c="9"/>ext <text:s/>operands</text:span></text:p>
          <text:p text:style-name="P46"><text:span text:style-name="T8">-------------------------------------------------------------------------------</text:span></text:p>
          <text:p text:style-name="P46"><text:span text:style-name="T8"><text:s text:c="3"/></text:span><text:span text:style-name="T9">3 <text:s text:c="4"/>0 <text:s/>RECV <text:s text:c="48"/>1</text:span></text:p>
          <text:p text:style-name="P46"><text:span text:style-name="T9"><text:s text:c="3"/></text:span><text:span text:style-name="T9">5 <text:s text:c="4"/>1 <text:s/>IS_SMALLER <text:s text:c="38"/>~0, 1, !0</text:span></text:p>
          <text:p text:style-name="P46"><text:span text:style-name="T9"><text:s text:c="10"/></text:span><text:span text:style-name="T9">2 <text:s/>JMPZ <text:s text:c="48"/>~0, -&gt;8</text:span></text:p>
          <text:p text:style-name="P46"><text:span text:style-name="T9"><text:s text:c="3"/></text:span><text:span text:style-name="T9">6 <text:s text:c="4"/>3 <text:s/>ZEND_FETCH_CLASS <text:s text:c="32"/>:1, 'Exception'</text:span></text:p>
          <text:p text:style-name="P46"><text:span text:style-name="T9"><text:s text:c="10"/></text:span><text:span text:style-name="T9">4 <text:s/>NEW <text:s text:c="45"/>$2, :1</text:span></text:p>
          <text:p text:style-name="P46"><text:span text:style-name="T9"><text:s text:c="10"/></text:span><text:span text:style-name="T9">5 <text:s/>DO_FCALL_BY_NAME <text:s text:c="27"/>0 <text:s text:c="5"/>0</text:span></text:p>
          <text:p text:style-name="P46"><text:span text:style-name="T9"><text:s text:c="10"/></text:span><text:span text:style-name="T9">6 <text:s/>ZEND_THROW <text:s text:c="38"/>$2</text:span></text:p>
          <text:p text:style-name="P46"><text:span text:style-name="T9"><text:s text:c="3"/></text:span><text:span text:style-name="T9">7 <text:s text:c="4"/>7 <text:s/>JMP <text:s text:c="49"/>-&gt;8</text:span></text:p>
          <text:p text:style-name="P46"><text:span text:style-name="T9"><text:s text:c="3"/></text:span><text:span text:style-name="T9">8 <text:s text:c="4"/>8 <text:s/>RETURN <text:s text:c="46"/>null</text:span></text:p>
          <text:p text:style-name="P46"><text:span text:style-name="T9"><text:s text:c="10"/></text:span><text:span text:style-name="T9">9 <text:s/></text:span><text:span text:style-name="T8">ZEND_HANDLE_EXCEPTION</text:span></text:p>
          <draw:enhanced-geometry svg:viewBox="0 0 21600 21600" draw:type="rectangle" draw:enhanced-path="M 0 0 L 21600 0 21600 21600 0 21600 0 0 Z N"/>
        </draw:custom-shape>
        <draw:line draw:style-name="gr173" draw:text-style-name="P13" draw:layer="layout" svg:x1="14.909cm" svg:y1="5.098cm" svg:x2="17.634cm" svg:y2="6.566cm">
          <text:p text:style-name="P4"/>
        </draw:line>
        <draw:line draw:style-name="gr174" draw:text-style-name="P13" draw:layer="layout" svg:x1="14.909cm" svg:y1="12.118cm" svg:x2="17.634cm" svg:y2="9.194cm">
          <text:p text:style-name="P4"/>
        </draw:line>
        <draw:custom-shape draw:style-name="gr107" draw:text-style-name="P11" draw:layer="layout" svg:width="7.642cm" svg:height="1.86cm" svg:x="16.395cm" svg:y="15.888cm">
          <text:p text:style-name="P56"><text:span text:style-name="T7">not shown by VLD but extended value of CATCH opcode contains opcode number to branch too if exception not thrown.</text:span></text:p>
          <draw:enhanced-geometry svg:viewBox="0 0 21600 21600" draw:type="mso-spt202" draw:enhanced-path="M 0 0 L 21600 0 21600 21600 0 21600 0 0 Z N"/>
        </draw:custom-shape>
        <draw:line draw:style-name="gr175" draw:text-style-name="P13" draw:layer="layout" svg:x1="20.015cm" svg:y1="15.893cm" svg:x2="11.764cm" svg:y2="12.109cm">
          <text:p text:style-name="P4"/>
        </draw:line>
        <draw:line draw:style-name="gr176" draw:text-style-name="P13" draw:layer="layout" svg:x1="20.015cm" svg:y1="15.893cm" svg:x2="11.764cm" svg:y2="13.935cm">
          <text:p text:style-name="P4"/>
        </draw:line>
        <draw:custom-shape draw:style-name="gr107" draw:text-style-name="P11" draw:layer="layout" svg:width="5.477cm" svg:height="5.058cm" svg:x="0.154cm" svg:y="10.685cm">
          <text:p text:style-name="P56"><text:span text:style-name="T7">if no exception thrown during TRY block then we actually execute the ZEND_FETCH_CLASS and ZEND_CATCH opcodes. ZEND_CATCH on finding no exception thrown dispatches first opcode after end of catch block, i.e 6 in this case</text:span></text:p>
          <draw:enhanced-geometry svg:viewBox="0 0 21600 21600" draw:type="mso-spt202" draw:enhanced-path="M 0 0 L 21600 0 21600 21600 0 21600 0 0 Z N"/>
        </draw:custom-shape>
        <draw:line draw:style-name="gr177" draw:text-style-name="P13" draw:layer="layout" svg:x1="5.631cm" svg:y1="11.712cm" svg:x2="7.095cm" svg:y2="11.364cm">
          <text:p text:style-name="P4"/>
        </draw:line>
        <presentation:notes draw:style-name="dp2">
          <draw:page-thumbnail draw:layer="layout" svg:width="12.7cm" svg:height="9.525cm" svg:x="3.175cm" svg:y="1.905cm" draw:page-number="76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13" draw:text-style-name="P2" draw:layer="layout" svg:width="22.904cm" svg:height="1.722cm" svg:x="0.428cm" svg:y="1.391cm" presentation:class="title" presentation:user-transformed="true">
          <draw:text-box>
            <text:p text:style-name="P1"><text:span text:style-name="T2">Exception handling</text:span></text:p>
          </draw:text-box>
        </draw:frame>
        <draw:frame presentation:style-name="pr45" draw:text-style-name="P9" draw:layer="layout" svg:width="21.599cm" svg:height="15.609cm" svg:x="1.904cm" svg:y="3.805cm" presentation:class="outline" presentation:user-transformed="true">
          <draw:text-box>
            <text:list text:style-name="L3">
              <text:list-item>
                <text:p text:style-name="P78"><text:span text:style-name="T12">When ZEND_THROW opcode executes it sets EG(exception) and EG(opline_before_exception) before dispatching the ZEND_HANDLE_EXCEPTION opcode at end of current op array</text:span></text:p>
              </text:list-item>
            </text:list>
            <text:list text:style-name="L3">
              <text:list-item>
                <text:list>
                  <text:list-item>
                    <text:p text:style-name="P97"><text:span text:style-name="T12">see zend_throw_exception_internal()‏</text:span></text:p>
                  </text:list-item>
                </text:list>
              </text:list-item>
            </text:list>
            <text:list text:style-name="L3">
              <text:list-item>
                <text:p text:style-name="P78"><text:span text:style-name="T12">ZEND_HANDLE_EXCEPTION <text:s/>opcode handler checks all try/catch blocks in current scope to see if the range they cover includes the last opcode executed in current scope before exception. <text:s/>If any dispaches the firstopcode of the catch block which will be ZEND_FETCH_CLAS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8"><text:span text:style-name="T12">uses an array built by compiler which defines scope of eah try/catch block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8"><text:span text:style-name="T12">array records scope in terms of opcode number of first try block opcode and opcode number of first catch block opcod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7"><text:span text:style-name="T12">if none then return to caller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8"><text:span text:style-name="T12">on seeing EG(exception) still set return processing sets <text:s/>EG(opline_before_exception) <text:s/>to the last opcode executed in the caller, i.e. the FCALL opcode, and then sets next opcode in caller to the <text:s/>ZEND_HANDLE_EXCEPTION opcode at end of callers opcode array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7"><text:span text:style-name="T12">Repeat until a catch block found or we return from global scope and which point if EG(execption) set “uncaught exception” error msg produc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77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3T19">
        <office:forms form:automatic-focus="false" form:apply-design-mode="false"/>
        <draw:frame presentation:style-name="pr4" draw:text-style-name="P2" draw:layer="layout" svg:width="22.904cm" svg:height="1.722cm" svg:x="0.428cm" svg:y="2.083cm" presentation:class="title" presentation:user-transformed="true">
          <draw:text-box>
            <text:p text:style-name="P1"><text:span text:style-name="T2">Exception handling</text:span></text:p>
          </draw:text-box>
        </draw:frame>
        <draw:custom-shape draw:style-name="gr24" draw:text-style-name="P11" draw:layer="layout" svg:width="7.369cm" svg:height="4.264cm" svg:x="8.061cm" svg:y="7.638cm">
          <text:p text:style-name="P93"><text:span text:style-name="T16">struct _zend_op_array {</text:span></text:p>
          <text:p text:style-name="P93"><text:span text:style-name="T16">……</text:span><text:span text:style-name="T16">.</text:span></text:p>
          <text:p text:style-name="P93"><text:span text:style-name="T16"><text:s text:c="6"/></text:span><text:span text:style-name="T16">zend_try_catch_element *try_catch_array;</text:span></text:p>
          <text:p text:style-name="P93"><text:span text:style-name="T16"><text:s text:c="6"/></text:span><text:span text:style-name="T16">int last_try_catch;</text:span></text:p>
          <text:p text:style-name="P93"><text:span text:style-name="T16">…</text:span><text:span text:style-name="T16">.. etc</text:span></text:p>
          <text:p text:style-name="P93"><text:span text:style-name="T16">};</text:span></text:p>
          <draw:enhanced-geometry svg:viewBox="0 0 21600 21600" draw:type="rectangle" draw:enhanced-path="M 0 0 L 21600 0 21600 21600 0 21600 0 0 Z N"/>
        </draw:custom-shape>
        <draw:custom-shape draw:style-name="gr98" draw:text-style-name="P11" draw:layer="layout" svg:width="6.231cm" svg:height="1.394cm" svg:x="17.877cm" svg:y="6.244cm">
          <text:p text:style-name="P4"/>
          <draw:enhanced-geometry svg:viewBox="0 0 21600 21600" draw:type="rectangle" draw:enhanced-path="M 0 0 L 21600 0 21600 21600 0 21600 0 0 Z N"/>
        </draw:custom-shape>
        <draw:custom-shape draw:style-name="gr98" draw:text-style-name="P11" draw:layer="layout" svg:width="6.231cm" svg:height="1.393cm" svg:x="17.917cm" svg:y="14.054cm">
          <text:p text:style-name="P4"/>
          <draw:enhanced-geometry svg:viewBox="0 0 21600 21600" draw:type="rectangle" draw:enhanced-path="M 0 0 L 21600 0 21600 21600 0 21600 0 0 Z N"/>
        </draw:custom-shape>
        <draw:custom-shape draw:style-name="gr98" draw:text-style-name="P11" draw:layer="layout" svg:width="6.231cm" svg:height="1.389cm" svg:x="17.877cm" svg:y="10.98cm">
          <text:p text:style-name="P4"/>
          <draw:enhanced-geometry svg:viewBox="0 0 21600 21600" draw:type="rectangle" draw:enhanced-path="M 0 0 L 21600 0 21600 21600 0 21600 0 0 Z N"/>
        </draw:custom-shape>
        <draw:custom-shape draw:style-name="gr178" draw:text-style-name="P11" draw:layer="layout" svg:width="6.231cm" svg:height="3.333cm" svg:x="17.877cm" svg:y="7.638cm">
          <text:p text:style-name="P57"><text:span text:style-name="T8"/></text:p>
          <text:p text:style-name="P57"><text:span text:style-name="T8"/></text:p>
          <text:p text:style-name="P46"><text:span text:style-name="T8">typedef struct _zend_try_catch_element {</text:span></text:p>
          <text:p text:style-name="P46"><text:span text:style-name="T8"><text:s text:c="7"/></text:span><text:span text:style-name="T8">zend_uint try_op;</text:span></text:p>
          <text:p text:style-name="P46"><text:span text:style-name="T8"><text:s text:c="7"/></text:span><text:span text:style-name="T8">zend_uint catch_op; <text:s/>/* ketchup! */</text:span></text:p>
          <text:p text:style-name="P134"><text:span text:style-name="T8">} zend_try_catch_element</text:span><text:span text:style-name="T4">;</text:span></text:p>
          <text:p text:style-name="P134"><text:span text:style-name="T4"/></text:p>
          <draw:enhanced-geometry svg:viewBox="0 0 21600 21600" draw:type="rectangle" draw:enhanced-path="M 0 0 L 21600 0 21600 21600 0 21600 0 0 Z N"/>
        </draw:custom-shape>
        <draw:line draw:style-name="gr108" draw:text-style-name="P13" draw:layer="layout" svg:x1="17.917cm" svg:y1="12.391cm" svg:x2="17.921cm" svg:y2="14.116cm">
          <text:p text:style-name="P4"/>
        </draw:line>
        <draw:line draw:style-name="gr108" draw:text-style-name="P13" draw:layer="layout" svg:x1="24.108cm" svg:y1="12.391cm" svg:x2="24.112cm" svg:y2="14.116cm">
          <text:p text:style-name="P4"/>
        </draw:line>
        <draw:line draw:style-name="gr179" draw:text-style-name="P13" draw:layer="layout" svg:x1="15.43cm" svg:y1="9.198cm" svg:x2="17.877cm" svg:y2="6.239cm">
          <text:p text:style-name="P4"/>
        </draw:line>
        <draw:line draw:style-name="gr180" draw:text-style-name="P13" draw:layer="layout" svg:x1="11.748cm" svg:y1="10.085cm" svg:x2="17.877cm" svg:y2="15.447cm">
          <text:p text:style-name="P4"/>
        </draw:line>
        <draw:custom-shape draw:style-name="gr24" draw:text-style-name="P11" draw:layer="layout" svg:width="5.327cm" svg:height="4.913cm" svg:x="0.428cm" svg:y="6.989cm">
          <text:p text:style-name="P56"><text:span text:style-name="T7">struct _zend_execute_data {</text:span></text:p>
          <text:p text:style-name="P56"><text:span text:style-name="T7"><text:s text:c="5"/></text:span><text:span text:style-name="T7">struct _zend_op *opline;</text:span></text:p>
          <text:p text:style-name="P56"><text:span text:style-name="T7">……</text:span><text:span text:style-name="T7">.</text:span></text:p>
          <text:p text:style-name="P56"><text:span text:style-name="T7"><text:s text:c="6"/></text:span><text:span text:style-name="T7">zend_op_arrary *op_array</text:span></text:p>
          <text:p text:style-name="P56"><text:span text:style-name="T7">…</text:span><text:span text:style-name="T7">.. etc</text:span></text:p>
          <text:p text:style-name="P56"><text:span text:style-name="T7">};</text:span></text:p>
          <draw:enhanced-geometry svg:viewBox="0 0 21600 21600" draw:type="rectangle" draw:enhanced-path="M 0 0 L 21600 0 21600 21600 0 21600 0 0 Z N"/>
        </draw:custom-shape>
        <draw:line draw:style-name="gr181" draw:text-style-name="P13" draw:layer="layout" svg:x1="4.939cm" svg:y1="9.537cm" svg:x2="8.061cm" svg:y2="7.632cm">
          <text:p text:style-name="P4"/>
        </draw:line>
        <draw:custom-shape draw:style-name="gr110" draw:text-style-name="P11" draw:layer="layout" svg:width="7.762cm" svg:height="1.547cm" svg:x="9.044cm" svg:y="14.975cm">
          <text:p text:style-name="P56"><text:span text:style-name="T7">contains opcode number of first opcode of </text:span></text:p>
          <text:p text:style-name="P56"><text:span text:style-name="T7"><text:s/></text:span><text:span text:style-name="T7">try and catch blocks</text:span></text:p>
          <draw:enhanced-geometry svg:viewBox="0 0 21600 21600" draw:type="mso-spt202" draw:enhanced-path="M 0 0 L 21600 0 21600 21600 0 21600 0 0 Z N"/>
        </draw:custom-shape>
        <draw:line draw:style-name="gr182" draw:text-style-name="P13" draw:layer="layout" svg:x1="12.559cm" svg:y1="14.98cm" svg:x2="18.534cm" svg:y2="9.19cm">
          <text:p text:style-name="P4"/>
        </draw:line>
        <draw:custom-shape draw:style-name="gr110" draw:text-style-name="P11" draw:layer="layout" svg:width="6.759cm" svg:height="1.547cm" svg:x="13.428cm" svg:y="2.822cm">
          <text:p text:style-name="P56"><text:span text:style-name="T7">array is realloacted as every try/catch</text:span></text:p>
          <text:p text:style-name="P56"><text:span text:style-name="T7"><text:s/></text:span><text:span text:style-name="T7">block found <text:s/>by compiler </text:span></text:p>
          <draw:enhanced-geometry svg:viewBox="0 0 21600 21600" draw:type="mso-spt202" draw:enhanced-path="M 0 0 L 21600 0 21600 21600 0 21600 0 0 Z N"/>
        </draw:custom-shape>
        <draw:line draw:style-name="gr183" draw:text-style-name="P13" draw:layer="layout" svg:x1="16.805cm" svg:y1="4.172cm" svg:x2="19.566cm" svg:y2="6.244cm">
          <text:p text:style-name="P4"/>
        </draw:line>
        <presentation:notes draw:style-name="dp2">
          <draw:page-thumbnail draw:layer="layout" svg:width="12.7cm" svg:height="9.525cm" svg:x="3.175cm" svg:y="1.905cm" draw:page-number="78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3T19">
        <office:forms form:automatic-focus="false" form:apply-design-mode="false"/>
        <draw:frame presentation:style-name="pr4" draw:text-style-name="P2" draw:layer="layout" svg:width="10.812cm" svg:height="1.722cm" svg:x="0.428cm" svg:y="1.051cm" presentation:class="title" presentation:user-transformed="true">
          <draw:text-box>
            <text:p text:style-name="P1"><text:span text:style-name="T2">Exception Handling</text:span></text:p>
          </draw:text-box>
        </draw:frame>
        <draw:g>
          <draw:g>
            <draw:custom-shape draw:style-name="gr184" draw:text-style-name="P11" draw:layer="layout" svg:width="3.365cm" svg:height="1.437cm" svg:x="20.677cm" svg:y="12.18cm">
              <text:p text:style-name="P88"><text:span text:style-name="T13">try_op = 1</text:span></text:p>
              <text:p text:style-name="P135"><text:span text:style-name="T13">catch_op = 3</text:span></text:p>
              <text:p text:style-name="P135"><text:span text:style-name="T13"/></text:p>
              <draw:enhanced-geometry svg:viewBox="0 0 21600 21600" draw:type="rectangle" draw:enhanced-path="M 0 0 L 21600 0 21600 21600 0 21600 0 0 Z N"/>
            </draw:custom-shape>
            <draw:custom-shape draw:style-name="gr184" draw:text-style-name="P11" draw:layer="layout" svg:width="3.365cm" svg:height="1.438cm" svg:x="20.677cm" svg:y="13.617cm">
              <text:p text:style-name="P88"><text:span text:style-name="T13">try_op = 6</text:span></text:p>
              <text:p text:style-name="P135"><text:span text:style-name="T13">catch_op = 8</text:span></text:p>
              <text:p text:style-name="P135"><text:span text:style-name="T13"/></text:p>
              <draw:enhanced-geometry svg:viewBox="0 0 21600 21600" draw:type="rectangle" draw:enhanced-path="M 0 0 L 21600 0 21600 21600 0 21600 0 0 Z N"/>
            </draw:custom-shape>
          </draw:g>
          <draw:custom-shape draw:style-name="gr24" draw:text-style-name="P11" draw:layer="layout" svg:width="3.77cm" svg:height="2.593cm" svg:x="15.959cm" svg:y="12.321cm">
            <text:p text:style-name="P93"><text:span text:style-name="T16"><text:s text:c="5"/></text:span><text:span text:style-name="T16">try_catch_array</text:span></text:p>
            <text:p text:style-name="P93"><text:span text:style-name="T16"><text:s text:c="5"/></text:span><text:span text:style-name="T16">last_try_catch = 2</text:span></text:p>
            <draw:enhanced-geometry svg:viewBox="0 0 21600 21600" draw:type="rectangle" draw:enhanced-path="M 0 0 L 21600 0 21600 21600 0 21600 0 0 Z N"/>
          </draw:custom-shape>
          <draw:line draw:style-name="gr185" draw:text-style-name="P13" draw:layer="layout" svg:x1="19.293cm" svg:y1="13.247cm" svg:x2="20.677cm" svg:y2="12.175cm">
            <text:p text:style-name="P4"/>
          </draw:line>
          <draw:custom-shape draw:style-name="gr8" draw:text-style-name="P11" draw:layer="layout" svg:width="2.983cm" svg:height="0.794cm" svg:x="15.962cm" svg:y="11.501cm">
            <text:p text:style-name="P22"><text:span text:style-name="T7">zend_op_array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4" draw:text-style-name="P11" draw:layer="layout" svg:width="4.374cm" svg:height="2.593cm" svg:x="16.078cm" svg:y="5.018cm">
            <text:p text:style-name="P93"><text:span text:style-name="T16"><text:s text:c="5"/></text:span><text:span text:style-name="T16">try_catch_array</text:span></text:p>
            <text:p text:style-name="P93"><text:span text:style-name="T16"><text:s text:c="5"/></text:span><text:span text:style-name="T16">last_try_catch = 0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2.983cm" svg:height="0.794cm" svg:x="16.425cm" svg:y="4.211cm">
            <text:p text:style-name="P22"><text:span text:style-name="T7">zend_op_array</text:span></text:p>
            <draw:enhanced-geometry svg:viewBox="0 0 21600 21600" draw:type="mso-spt202" draw:enhanced-path="M 0 0 L 21600 0 21600 21600 0 21600 0 0 Z N"/>
          </draw:custom-shape>
          <draw:line draw:style-name="gr186" draw:text-style-name="P13" draw:layer="layout" svg:x1="19.412cm" svg:y1="6.018cm" svg:x2="21.718cm" svg:y2="5.013cm">
            <text:p text:style-name="P4"/>
          </draw:line>
          <draw:custom-shape draw:style-name="gr8" draw:text-style-name="P11" draw:layer="layout" svg:width="1.501cm" svg:height="1.112cm" svg:x="21.726cm" svg:y="4.339cm">
            <text:p text:style-name="P12"><text:span text:style-name="T4">null</text:span></text:p>
            <draw:enhanced-geometry svg:viewBox="0 0 21600 21600" draw:type="mso-spt202" draw:enhanced-path="M 0 0 L 21600 0 21600 21600 0 21600 0 0 Z N"/>
          </draw:custom-shape>
        </draw:g>
        <draw:custom-shape draw:style-name="gr12" draw:text-style-name="P11" draw:layer="layout" svg:width="10.813cm" svg:height="6.632cm" svg:x="1.495cm" svg:y="10.685cm">
          <text:p text:style-name="P46"><text:span text:style-name="T8">line <text:s text:c="4"/># <text:s/>op <text:s text:c="26"/>fetch <text:s text:c="9"/>ext <text:s/>operands</text:span></text:p>
          <text:p text:style-name="P46"><text:span text:style-name="T8">-------------------------------------------------------------------------------</text:span></text:p>
          <text:p text:style-name="P46"><text:span text:style-name="T8"><text:s text:c="3"/></text:span><text:span text:style-name="T58">3 <text:s text:c="4"/>0 <text:s/>NOP</text:span></text:p>
          <text:p text:style-name="P46"><text:span text:style-name="T58"><text:s text:c="2"/></text:span><text:span text:style-name="T58">11 <text:s text:c="3"/>1 <text:s/>SEND_VAL <text:s text:c="45"/>1</text:span></text:p>
          <text:p text:style-name="P46"><text:span text:style-name="T58"><text:s text:c="10"/></text:span><text:span text:style-name="T58">2 <text:s/>DO_FCALL <text:s text:c="37"/>1 <text:s text:c="6"/>'foo', 0</text:span></text:p>
          <text:p text:style-name="P46"><text:span text:style-name="T58"><text:s text:c="2"/></text:span><text:span text:style-name="T58">13 <text:s text:c="3"/>3 <text:s/>ZEND_FETCH_CLASS <text:s text:c="24"/>:1, 'Exception'</text:span></text:p>
          <text:p text:style-name="P46"><text:span text:style-name="T58"><text:s text:c="10"/></text:span><text:span text:style-name="T58">4 <text:s/>ZEND_CATCH <text:s text:c="38"/>null, 'e'</text:span></text:p>
          <text:p text:style-name="P46"><text:span text:style-name="T58"><text:s text:c="2"/></text:span><text:span text:style-name="T58">14 <text:s text:c="4"/>5 <text:s/>ECHO <text:s text:c="54"/>'exception+1'</text:span></text:p>
          <text:p text:style-name="P46"><text:span text:style-name="T58"><text:s text:c="2"/></text:span><text:span text:style-name="T58">18 <text:s text:c="4"/>6 <text:s/>SEND_VAL <text:s text:c="45"/>2</text:span></text:p>
          <text:p text:style-name="P46"><text:span text:style-name="T58"><text:s text:c="11"/></text:span><text:span text:style-name="T58">7 <text:s/>DO_FCALL <text:s text:c="37"/>1 <text:s text:c="5"/>'foo', 0</text:span></text:p>
          <text:p text:style-name="P46"><text:span text:style-name="T58"><text:s text:c="2"/></text:span><text:span text:style-name="T58">20 <text:s text:c="4"/>8 <text:s/>ZEND_FETCH_CLASS <text:s text:c="24"/>:3, 'Exception'</text:span></text:p>
          <text:p text:style-name="P46"><text:span text:style-name="T58"><text:s text:c="11"/></text:span><text:span text:style-name="T58">9 <text:s/>ZEND_CATCH <text:s text:c="38"/>null, 'e'</text:span></text:p>
          <text:p text:style-name="P46"><text:span text:style-name="T58"><text:s text:c="2"/></text:span><text:span text:style-name="T58">21 <text:s text:c="3"/>10 <text:s/>ECHO <text:s text:c="54"/>'exception+2'</text:span></text:p>
          <text:p text:style-name="P46"><text:span text:style-name="T58"><text:s text:c="2"/></text:span><text:span text:style-name="T58">25 <text:s text:c="3"/>11 <text:s/>RETURN <text:s text:c="49"/>1</text:span></text:p>
          <text:p text:style-name="P46"><text:span text:style-name="T8"><text:s text:c="10"/></text:span><text:span text:style-name="T8">12 <text:s/>ZEND_HANDLE_EXCEP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0.813cm" svg:height="5.715cm" svg:x="1.495cm" svg:y="3.448cm">
          <text:p text:style-name="P46"><text:span text:style-name="T8">line <text:s text:c="4"/># <text:s/>op <text:s text:c="26"/>fetch <text:s text:c="9"/>ext <text:s/>operands</text:span></text:p>
          <text:p text:style-name="P46"><text:span text:style-name="T8">-------------------------------------------------------------------------------</text:span></text:p>
          <text:p text:style-name="P46"><text:span text:style-name="T8"><text:s text:c="3"/></text:span><text:span text:style-name="T9">3 <text:s text:c="4"/>0 <text:s/>RECV <text:s text:c="48"/>1</text:span></text:p>
          <text:p text:style-name="P46"><text:span text:style-name="T9"><text:s text:c="3"/></text:span><text:span text:style-name="T9">5 <text:s text:c="4"/>1 <text:s/>IS_SMALLER <text:s text:c="38"/>~0, 1, !0</text:span></text:p>
          <text:p text:style-name="P46"><text:span text:style-name="T9"><text:s text:c="10"/></text:span><text:span text:style-name="T9">2 <text:s/>JMPZ <text:s text:c="48"/>~0, -&gt;8</text:span></text:p>
          <text:p text:style-name="P46"><text:span text:style-name="T9"><text:s text:c="3"/></text:span><text:span text:style-name="T9">6 <text:s text:c="4"/>3 <text:s/>ZEND_FETCH_CLASS <text:s text:c="32"/>:1, 'Exception'</text:span></text:p>
          <text:p text:style-name="P46"><text:span text:style-name="T9"><text:s text:c="10"/></text:span><text:span text:style-name="T9">4 <text:s/>NEW <text:s text:c="45"/>$2, :1</text:span></text:p>
          <text:p text:style-name="P46"><text:span text:style-name="T9"><text:s text:c="10"/></text:span><text:span text:style-name="T9">5 <text:s/>DO_FCALL_BY_NAME <text:s text:c="27"/>0 <text:s text:c="5"/>0</text:span></text:p>
          <text:p text:style-name="P46"><text:span text:style-name="T9"><text:s text:c="10"/></text:span><text:span text:style-name="T9">6 <text:s/>ZEND_THROW <text:s text:c="38"/>$2</text:span></text:p>
          <text:p text:style-name="P46"><text:span text:style-name="T9"><text:s text:c="3"/></text:span><text:span text:style-name="T9">7 <text:s text:c="4"/>7 <text:s/>JMP <text:s text:c="49"/>-&gt;8</text:span></text:p>
          <text:p text:style-name="P46"><text:span text:style-name="T9"><text:s text:c="3"/></text:span><text:span text:style-name="T9">8 <text:s text:c="4"/>8 <text:s/>RETURN <text:s text:c="46"/>null</text:span></text:p>
          <text:p text:style-name="P46"><text:span text:style-name="T9"><text:s text:c="10"/></text:span><text:span text:style-name="T9">9 <text:s/></text:span><text:span text:style-name="T8">ZEND_HANDLE_EXCEP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1.584cm" svg:height="0.891cm" svg:x="13.286cm" svg:y="6.015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1" draw:layer="layout" svg:width="1.584cm" svg:height="0.891cm" svg:x="13.286cm" svg:y="13.242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layer="layout" svg:width="12.7cm" svg:height="9.525cm" svg:x="3.175cm" svg:y="1.905cm" draw:page-number="79"/>
          <draw:frame presentation:style-name="pr6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presentation:settings presentation:start-page="page45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264 264" svg:d="m132 0 132 264h-264z"/>
    <draw:marker draw:name="Arrowheads_20_10" draw:display-name="Arrowheads 10" svg:viewBox="0 0 210 210" svg:d="m105 0 105 210h-210z"/>
    <draw:marker draw:name="Arrowheads_20_100" draw:display-name="Arrowheads 100" svg:viewBox="0 0 210 210" svg:d="m105 0 105 210h-210z"/>
    <draw:marker draw:name="Arrowheads_20_101" draw:display-name="Arrowheads 101" svg:viewBox="0 0 210 210" svg:d="m105 0 105 210h-210z"/>
    <draw:marker draw:name="Arrowheads_20_102" draw:display-name="Arrowheads 102" svg:viewBox="0 0 210 210" svg:d="m105 0 105 210h-210z"/>
    <draw:marker draw:name="Arrowheads_20_103" draw:display-name="Arrowheads 103" svg:viewBox="0 0 210 210" svg:d="m105 0 105 210h-210z"/>
    <draw:marker draw:name="Arrowheads_20_104" draw:display-name="Arrowheads 104" svg:viewBox="0 0 210 210" svg:d="m105 0 105 210h-210z"/>
    <draw:marker draw:name="Arrowheads_20_105" draw:display-name="Arrowheads 105" svg:viewBox="0 0 210 210" svg:d="m105 0 105 210h-210z"/>
    <draw:marker draw:name="Arrowheads_20_106" draw:display-name="Arrowheads 106" svg:viewBox="0 0 210 210" svg:d="m105 0 105 210h-210z"/>
    <draw:marker draw:name="Arrowheads_20_107" draw:display-name="Arrowheads 107" svg:viewBox="0 0 210 210" svg:d="m105 0 105 210h-210z"/>
    <draw:marker draw:name="Arrowheads_20_108" draw:display-name="Arrowheads 108" svg:viewBox="0 0 210 210" svg:d="m105 0 105 210h-210z"/>
    <draw:marker draw:name="Arrowheads_20_109" draw:display-name="Arrowheads 109" svg:viewBox="0 0 210 210" svg:d="m105 0 105 210h-210z"/>
    <draw:marker draw:name="Arrowheads_20_11" draw:display-name="Arrowheads 11" svg:viewBox="0 0 210 210" svg:d="m105 0 105 210h-210z"/>
    <draw:marker draw:name="Arrowheads_20_110" draw:display-name="Arrowheads 110" svg:viewBox="0 0 210 210" svg:d="m105 0 105 210h-210z"/>
    <draw:marker draw:name="Arrowheads_20_111" draw:display-name="Arrowheads 111" svg:viewBox="0 0 210 210" svg:d="m105 0 105 210h-210z"/>
    <draw:marker draw:name="Arrowheads_20_112" draw:display-name="Arrowheads 112" svg:viewBox="0 0 210 210" svg:d="m105 0 105 210h-210z"/>
    <draw:marker draw:name="Arrowheads_20_113" draw:display-name="Arrowheads 113" svg:viewBox="0 0 210 210" svg:d="m105 0 105 210h-210z"/>
    <draw:marker draw:name="Arrowheads_20_114" draw:display-name="Arrowheads 114" svg:viewBox="0 0 210 210" svg:d="m105 0 105 210h-210z"/>
    <draw:marker draw:name="Arrowheads_20_115" draw:display-name="Arrowheads 115" svg:viewBox="0 0 210 210" svg:d="m105 0 105 210h-210z"/>
    <draw:marker draw:name="Arrowheads_20_116" draw:display-name="Arrowheads 116" svg:viewBox="0 0 210 210" svg:d="m105 0 105 210h-210z"/>
    <draw:marker draw:name="Arrowheads_20_117" draw:display-name="Arrowheads 117" svg:viewBox="0 0 210 210" svg:d="m105 0 105 210h-210z"/>
    <draw:marker draw:name="Arrowheads_20_118" draw:display-name="Arrowheads 118" svg:viewBox="0 0 210 210" svg:d="m105 0 105 210h-210z"/>
    <draw:marker draw:name="Arrowheads_20_119" draw:display-name="Arrowheads 119" svg:viewBox="0 0 210 210" svg:d="m105 0 105 210h-210z"/>
    <draw:marker draw:name="Arrowheads_20_12" draw:display-name="Arrowheads 12" svg:viewBox="0 0 210 210" svg:d="m105 0 105 210h-210z"/>
    <draw:marker draw:name="Arrowheads_20_120" draw:display-name="Arrowheads 120" svg:viewBox="0 0 210 210" svg:d="m105 0 105 210h-210z"/>
    <draw:marker draw:name="Arrowheads_20_121" draw:display-name="Arrowheads 121" svg:viewBox="0 0 210 210" svg:d="m105 0 105 210h-210z"/>
    <draw:marker draw:name="Arrowheads_20_122" draw:display-name="Arrowheads 122" svg:viewBox="0 0 210 210" svg:d="m105 0 105 210h-210z"/>
    <draw:marker draw:name="Arrowheads_20_123" draw:display-name="Arrowheads 123" svg:viewBox="0 0 210 210" svg:d="m105 0 105 210h-210z"/>
    <draw:marker draw:name="Arrowheads_20_124" draw:display-name="Arrowheads 124" svg:viewBox="0 0 210 210" svg:d="m105 0 105 210h-210z"/>
    <draw:marker draw:name="Arrowheads_20_125" draw:display-name="Arrowheads 125" svg:viewBox="0 0 210 210" svg:d="m105 0 105 210h-210z"/>
    <draw:marker draw:name="Arrowheads_20_126" draw:display-name="Arrowheads 126" svg:viewBox="0 0 210 210" svg:d="m105 0 105 210h-210z"/>
    <draw:marker draw:name="Arrowheads_20_127" draw:display-name="Arrowheads 127" svg:viewBox="0 0 210 210" svg:d="m105 0 105 210h-210z"/>
    <draw:marker draw:name="Arrowheads_20_128" draw:display-name="Arrowheads 128" svg:viewBox="0 0 210 210" svg:d="m105 0 105 210h-210z"/>
    <draw:marker draw:name="Arrowheads_20_129" draw:display-name="Arrowheads 129" svg:viewBox="0 0 210 210" svg:d="m105 0 105 210h-210z"/>
    <draw:marker draw:name="Arrowheads_20_13" draw:display-name="Arrowheads 13" svg:viewBox="0 0 210 210" svg:d="m105 0 105 210h-210z"/>
    <draw:marker draw:name="Arrowheads_20_130" draw:display-name="Arrowheads 130" svg:viewBox="0 0 210 210" svg:d="m105 0 105 210h-210z"/>
    <draw:marker draw:name="Arrowheads_20_131" draw:display-name="Arrowheads 131" svg:viewBox="0 0 210 210" svg:d="m105 0 105 210h-210z"/>
    <draw:marker draw:name="Arrowheads_20_132" draw:display-name="Arrowheads 132" svg:viewBox="0 0 210 210" svg:d="m105 0 105 210h-210z"/>
    <draw:marker draw:name="Arrowheads_20_133" draw:display-name="Arrowheads 133" svg:viewBox="0 0 210 210" svg:d="m105 0 105 210h-210z"/>
    <draw:marker draw:name="Arrowheads_20_134" draw:display-name="Arrowheads 134" svg:viewBox="0 0 210 210" svg:d="m105 0 105 210h-210z"/>
    <draw:marker draw:name="Arrowheads_20_135" draw:display-name="Arrowheads 135" svg:viewBox="0 0 210 210" svg:d="m105 0 105 210h-210z"/>
    <draw:marker draw:name="Arrowheads_20_136" draw:display-name="Arrowheads 136" svg:viewBox="0 0 210 210" svg:d="m105 0 105 210h-210z"/>
    <draw:marker draw:name="Arrowheads_20_137" draw:display-name="Arrowheads 137" svg:viewBox="0 0 210 210" svg:d="m105 0 105 210h-210z"/>
    <draw:marker draw:name="Arrowheads_20_138" draw:display-name="Arrowheads 138" svg:viewBox="0 0 210 210" svg:d="m105 0 105 210h-210z"/>
    <draw:marker draw:name="Arrowheads_20_139" draw:display-name="Arrowheads 139" svg:viewBox="0 0 210 210" svg:d="m105 0 105 210h-210z"/>
    <draw:marker draw:name="Arrowheads_20_14" draw:display-name="Arrowheads 14" svg:viewBox="0 0 210 210" svg:d="m105 0 105 210h-210z"/>
    <draw:marker draw:name="Arrowheads_20_140" draw:display-name="Arrowheads 140" svg:viewBox="0 0 210 210" svg:d="m105 0 105 210h-210z"/>
    <draw:marker draw:name="Arrowheads_20_141" draw:display-name="Arrowheads 141" svg:viewBox="0 0 210 210" svg:d="m105 0 105 210h-210z"/>
    <draw:marker draw:name="Arrowheads_20_142" draw:display-name="Arrowheads 142" svg:viewBox="0 0 210 210" svg:d="m105 0 105 210h-210z"/>
    <draw:marker draw:name="Arrowheads_20_143" draw:display-name="Arrowheads 143" svg:viewBox="0 0 210 210" svg:d="m105 0 105 210h-210z"/>
    <draw:marker draw:name="Arrowheads_20_144" draw:display-name="Arrowheads 144" svg:viewBox="0 0 210 210" svg:d="m105 0 105 210h-210z"/>
    <draw:marker draw:name="Arrowheads_20_145" draw:display-name="Arrowheads 145" svg:viewBox="0 0 210 210" svg:d="m105 0 105 210h-210z"/>
    <draw:marker draw:name="Arrowheads_20_146" draw:display-name="Arrowheads 146" svg:viewBox="0 0 210 210" svg:d="m105 0 105 210h-210z"/>
    <draw:marker draw:name="Arrowheads_20_147" draw:display-name="Arrowheads 147" svg:viewBox="0 0 210 210" svg:d="m105 0 105 210h-210z"/>
    <draw:marker draw:name="Arrowheads_20_15" draw:display-name="Arrowheads 15" svg:viewBox="0 0 210 210" svg:d="m105 0 105 210h-210z"/>
    <draw:marker draw:name="Arrowheads_20_16" draw:display-name="Arrowheads 16" svg:viewBox="0 0 210 210" svg:d="m105 0 105 210h-210z"/>
    <draw:marker draw:name="Arrowheads_20_17" draw:display-name="Arrowheads 17" svg:viewBox="0 0 210 210" svg:d="m105 0 105 210h-210z"/>
    <draw:marker draw:name="Arrowheads_20_18" draw:display-name="Arrowheads 18" svg:viewBox="0 0 210 210" svg:d="m105 0 105 210h-210z"/>
    <draw:marker draw:name="Arrowheads_20_19" draw:display-name="Arrowheads 19" svg:viewBox="0 0 210 210" svg:d="m105 0 105 210h-210z"/>
    <draw:marker draw:name="Arrowheads_20_2" draw:display-name="Arrowheads 2" svg:viewBox="0 0 264 264" svg:d="m132 0 132 264h-264z"/>
    <draw:marker draw:name="Arrowheads_20_20" draw:display-name="Arrowheads 20" svg:viewBox="0 0 210 210" svg:d="m105 0 105 210h-210z"/>
    <draw:marker draw:name="Arrowheads_20_21" draw:display-name="Arrowheads 21" svg:viewBox="0 0 210 210" svg:d="m105 0 105 210h-210z"/>
    <draw:marker draw:name="Arrowheads_20_22" draw:display-name="Arrowheads 22" svg:viewBox="0 0 210 210" svg:d="m105 0 105 210h-210z"/>
    <draw:marker draw:name="Arrowheads_20_23" draw:display-name="Arrowheads 23" svg:viewBox="0 0 210 210" svg:d="m105 0 105 210h-210z"/>
    <draw:marker draw:name="Arrowheads_20_24" draw:display-name="Arrowheads 24" svg:viewBox="0 0 210 210" svg:d="m105 0 105 210h-210z"/>
    <draw:marker draw:name="Arrowheads_20_25" draw:display-name="Arrowheads 25" svg:viewBox="0 0 210 210" svg:d="m105 0 105 210h-210z"/>
    <draw:marker draw:name="Arrowheads_20_26" draw:display-name="Arrowheads 26" svg:viewBox="0 0 210 210" svg:d="m105 0 105 210h-210z"/>
    <draw:marker draw:name="Arrowheads_20_27" draw:display-name="Arrowheads 27" svg:viewBox="0 0 210 210" svg:d="m105 0 105 210h-210z"/>
    <draw:marker draw:name="Arrowheads_20_28" draw:display-name="Arrowheads 28" svg:viewBox="0 0 210 210" svg:d="m105 0 105 210h-210z"/>
    <draw:marker draw:name="Arrowheads_20_29" draw:display-name="Arrowheads 29" svg:viewBox="0 0 210 210" svg:d="m105 0 105 210h-210z"/>
    <draw:marker draw:name="Arrowheads_20_3" draw:display-name="Arrowheads 3" svg:viewBox="0 0 210 210" svg:d="m105 0 105 210h-210z"/>
    <draw:marker draw:name="Arrowheads_20_30" draw:display-name="Arrowheads 30" svg:viewBox="0 0 210 210" svg:d="m105 0 105 210h-210z"/>
    <draw:marker draw:name="Arrowheads_20_31" draw:display-name="Arrowheads 31" svg:viewBox="0 0 210 210" svg:d="m105 0 105 210h-210z"/>
    <draw:marker draw:name="Arrowheads_20_32" draw:display-name="Arrowheads 32" svg:viewBox="0 0 210 210" svg:d="m105 0 105 210h-210z"/>
    <draw:marker draw:name="Arrowheads_20_33" draw:display-name="Arrowheads 33" svg:viewBox="0 0 210 210" svg:d="m105 0 105 210h-210z"/>
    <draw:marker draw:name="Arrowheads_20_34" draw:display-name="Arrowheads 34" svg:viewBox="0 0 210 210" svg:d="m105 0 105 210h-210z"/>
    <draw:marker draw:name="Arrowheads_20_35" draw:display-name="Arrowheads 35" svg:viewBox="0 0 210 210" svg:d="m105 0 105 210h-210z"/>
    <draw:marker draw:name="Arrowheads_20_36" draw:display-name="Arrowheads 36" svg:viewBox="0 0 210 210" svg:d="m105 0 105 210h-210z"/>
    <draw:marker draw:name="Arrowheads_20_37" draw:display-name="Arrowheads 37" svg:viewBox="0 0 210 210" svg:d="m105 0 105 210h-210z"/>
    <draw:marker draw:name="Arrowheads_20_38" draw:display-name="Arrowheads 38" svg:viewBox="0 0 210 210" svg:d="m105 0 105 210h-210z"/>
    <draw:marker draw:name="Arrowheads_20_39" draw:display-name="Arrowheads 39" svg:viewBox="0 0 210 210" svg:d="m105 0 105 210h-210z"/>
    <draw:marker draw:name="Arrowheads_20_4" draw:display-name="Arrowheads 4" svg:viewBox="0 0 210 210" svg:d="m105 0 105 210h-210z"/>
    <draw:marker draw:name="Arrowheads_20_40" draw:display-name="Arrowheads 40" svg:viewBox="0 0 210 210" svg:d="m105 0 105 210h-210z"/>
    <draw:marker draw:name="Arrowheads_20_41" draw:display-name="Arrowheads 41" svg:viewBox="0 0 210 210" svg:d="m105 0 105 210h-210z"/>
    <draw:marker draw:name="Arrowheads_20_42" draw:display-name="Arrowheads 42" svg:viewBox="0 0 210 210" svg:d="m105 0 105 210h-210z"/>
    <draw:marker draw:name="Arrowheads_20_43" draw:display-name="Arrowheads 43" svg:viewBox="0 0 210 210" svg:d="m105 0 105 210h-210z"/>
    <draw:marker draw:name="Arrowheads_20_44" draw:display-name="Arrowheads 44" svg:viewBox="0 0 210 210" svg:d="m105 0 105 210h-210z"/>
    <draw:marker draw:name="Arrowheads_20_45" draw:display-name="Arrowheads 45" svg:viewBox="0 0 210 210" svg:d="m105 0 105 210h-210z"/>
    <draw:marker draw:name="Arrowheads_20_46" draw:display-name="Arrowheads 46" svg:viewBox="0 0 210 210" svg:d="m105 0 105 210h-210z"/>
    <draw:marker draw:name="Arrowheads_20_47" draw:display-name="Arrowheads 47" svg:viewBox="0 0 210 210" svg:d="m105 0 105 210h-210z"/>
    <draw:marker draw:name="Arrowheads_20_48" draw:display-name="Arrowheads 48" svg:viewBox="0 0 210 210" svg:d="m105 0 105 210h-210z"/>
    <draw:marker draw:name="Arrowheads_20_49" draw:display-name="Arrowheads 49" svg:viewBox="0 0 210 210" svg:d="m105 0 105 210h-210z"/>
    <draw:marker draw:name="Arrowheads_20_5" draw:display-name="Arrowheads 5" svg:viewBox="0 0 210 210" svg:d="m105 0 105 210h-210z"/>
    <draw:marker draw:name="Arrowheads_20_50" draw:display-name="Arrowheads 50" svg:viewBox="0 0 210 210" svg:d="m105 0 105 210h-210z"/>
    <draw:marker draw:name="Arrowheads_20_51" draw:display-name="Arrowheads 51" svg:viewBox="0 0 210 210" svg:d="m105 0 105 210h-210z"/>
    <draw:marker draw:name="Arrowheads_20_52" draw:display-name="Arrowheads 52" svg:viewBox="0 0 210 210" svg:d="m105 0 105 210h-210z"/>
    <draw:marker draw:name="Arrowheads_20_53" draw:display-name="Arrowheads 53" svg:viewBox="0 0 210 210" svg:d="m105 0 105 210h-210z"/>
    <draw:marker draw:name="Arrowheads_20_54" draw:display-name="Arrowheads 54" svg:viewBox="0 0 210 210" svg:d="m105 0 105 210h-210z"/>
    <draw:marker draw:name="Arrowheads_20_55" draw:display-name="Arrowheads 55" svg:viewBox="0 0 210 210" svg:d="m105 0 105 210h-210z"/>
    <draw:marker draw:name="Arrowheads_20_56" draw:display-name="Arrowheads 56" svg:viewBox="0 0 210 210" svg:d="m105 0 105 210h-210z"/>
    <draw:marker draw:name="Arrowheads_20_57" draw:display-name="Arrowheads 57" svg:viewBox="0 0 210 210" svg:d="m105 0 105 210h-210z"/>
    <draw:marker draw:name="Arrowheads_20_58" draw:display-name="Arrowheads 58" svg:viewBox="0 0 210 210" svg:d="m105 0 105 210h-210z"/>
    <draw:marker draw:name="Arrowheads_20_59" draw:display-name="Arrowheads 59" svg:viewBox="0 0 210 210" svg:d="m105 0 105 210h-210z"/>
    <draw:marker draw:name="Arrowheads_20_6" draw:display-name="Arrowheads 6" svg:viewBox="0 0 210 210" svg:d="m105 0 105 210h-210z"/>
    <draw:marker draw:name="Arrowheads_20_60" draw:display-name="Arrowheads 60" svg:viewBox="0 0 210 210" svg:d="m105 0 105 210h-210z"/>
    <draw:marker draw:name="Arrowheads_20_61" draw:display-name="Arrowheads 61" svg:viewBox="0 0 210 210" svg:d="m105 0 105 210h-210z"/>
    <draw:marker draw:name="Arrowheads_20_62" draw:display-name="Arrowheads 62" svg:viewBox="0 0 210 210" svg:d="m105 0 105 210h-210z"/>
    <draw:marker draw:name="Arrowheads_20_63" draw:display-name="Arrowheads 63" svg:viewBox="0 0 210 210" svg:d="m105 0 105 210h-210z"/>
    <draw:marker draw:name="Arrowheads_20_64" draw:display-name="Arrowheads 64" svg:viewBox="0 0 210 210" svg:d="m105 0 105 210h-210z"/>
    <draw:marker draw:name="Arrowheads_20_65" draw:display-name="Arrowheads 65" svg:viewBox="0 0 210 210" svg:d="m105 0 105 210h-210z"/>
    <draw:marker draw:name="Arrowheads_20_66" draw:display-name="Arrowheads 66" svg:viewBox="0 0 210 210" svg:d="m105 0 105 210h-210z"/>
    <draw:marker draw:name="Arrowheads_20_67" draw:display-name="Arrowheads 67" svg:viewBox="0 0 210 210" svg:d="m105 0 105 210h-210z"/>
    <draw:marker draw:name="Arrowheads_20_68" draw:display-name="Arrowheads 68" svg:viewBox="0 0 210 210" svg:d="m105 0 105 210h-210z"/>
    <draw:marker draw:name="Arrowheads_20_69" draw:display-name="Arrowheads 69" svg:viewBox="0 0 210 210" svg:d="m105 0 105 210h-210z"/>
    <draw:marker draw:name="Arrowheads_20_7" draw:display-name="Arrowheads 7" svg:viewBox="0 0 210 210" svg:d="m105 0 105 210h-210z"/>
    <draw:marker draw:name="Arrowheads_20_70" draw:display-name="Arrowheads 70" svg:viewBox="0 0 210 210" svg:d="m105 0 105 210h-210z"/>
    <draw:marker draw:name="Arrowheads_20_71" draw:display-name="Arrowheads 71" svg:viewBox="0 0 210 210" svg:d="m105 0 105 210h-210z"/>
    <draw:marker draw:name="Arrowheads_20_72" draw:display-name="Arrowheads 72" svg:viewBox="0 0 210 210" svg:d="m105 0 105 210h-210z"/>
    <draw:marker draw:name="Arrowheads_20_73" draw:display-name="Arrowheads 73" svg:viewBox="0 0 210 210" svg:d="m105 0 105 210h-210z"/>
    <draw:marker draw:name="Arrowheads_20_74" draw:display-name="Arrowheads 74" svg:viewBox="0 0 210 210" svg:d="m105 0 105 210h-210z"/>
    <draw:marker draw:name="Arrowheads_20_75" draw:display-name="Arrowheads 75" svg:viewBox="0 0 210 210" svg:d="m105 0 105 210h-210z"/>
    <draw:marker draw:name="Arrowheads_20_76" draw:display-name="Arrowheads 76" svg:viewBox="0 0 210 210" svg:d="m105 0 105 210h-210z"/>
    <draw:marker draw:name="Arrowheads_20_77" draw:display-name="Arrowheads 77" svg:viewBox="0 0 210 210" svg:d="m105 0 105 210h-210z"/>
    <draw:marker draw:name="Arrowheads_20_78" draw:display-name="Arrowheads 78" svg:viewBox="0 0 210 210" svg:d="m105 0 105 210h-210z"/>
    <draw:marker draw:name="Arrowheads_20_79" draw:display-name="Arrowheads 79" svg:viewBox="0 0 210 210" svg:d="m105 0 105 210h-210z"/>
    <draw:marker draw:name="Arrowheads_20_8" draw:display-name="Arrowheads 8" svg:viewBox="0 0 210 210" svg:d="m105 0 105 210h-210z"/>
    <draw:marker draw:name="Arrowheads_20_80" draw:display-name="Arrowheads 80" svg:viewBox="0 0 210 210" svg:d="m105 0 105 210h-210z"/>
    <draw:marker draw:name="Arrowheads_20_81" draw:display-name="Arrowheads 81" svg:viewBox="0 0 210 210" svg:d="m105 0 105 210h-210z"/>
    <draw:marker draw:name="Arrowheads_20_82" draw:display-name="Arrowheads 82" svg:viewBox="0 0 210 210" svg:d="m105 0 105 210h-210z"/>
    <draw:marker draw:name="Arrowheads_20_83" draw:display-name="Arrowheads 83" svg:viewBox="0 0 210 210" svg:d="m105 0 105 210h-210z"/>
    <draw:marker draw:name="Arrowheads_20_84" draw:display-name="Arrowheads 84" svg:viewBox="0 0 210 210" svg:d="m105 0 105 210h-210z"/>
    <draw:marker draw:name="Arrowheads_20_85" draw:display-name="Arrowheads 85" svg:viewBox="0 0 210 210" svg:d="m105 0 105 210h-210z"/>
    <draw:marker draw:name="Arrowheads_20_86" draw:display-name="Arrowheads 86" svg:viewBox="0 0 210 210" svg:d="m105 0 105 210h-210z"/>
    <draw:marker draw:name="Arrowheads_20_87" draw:display-name="Arrowheads 87" svg:viewBox="0 0 210 210" svg:d="m105 0 105 210h-210z"/>
    <draw:marker draw:name="Arrowheads_20_88" draw:display-name="Arrowheads 88" svg:viewBox="0 0 210 210" svg:d="m105 0 105 210h-210z"/>
    <draw:marker draw:name="Arrowheads_20_89" draw:display-name="Arrowheads 89" svg:viewBox="0 0 210 210" svg:d="m105 0 105 210h-210z"/>
    <draw:marker draw:name="Arrowheads_20_9" draw:display-name="Arrowheads 9" svg:viewBox="0 0 210 210" svg:d="m105 0 105 210h-210z"/>
    <draw:marker draw:name="Arrowheads_20_90" draw:display-name="Arrowheads 90" svg:viewBox="0 0 210 210" svg:d="m105 0 105 210h-210z"/>
    <draw:marker draw:name="Arrowheads_20_91" draw:display-name="Arrowheads 91" svg:viewBox="0 0 210 210" svg:d="m105 0 105 210h-210z"/>
    <draw:marker draw:name="Arrowheads_20_92" draw:display-name="Arrowheads 92" svg:viewBox="0 0 210 210" svg:d="m105 0 105 210h-210z"/>
    <draw:marker draw:name="Arrowheads_20_93" draw:display-name="Arrowheads 93" svg:viewBox="0 0 210 210" svg:d="m105 0 105 210h-210z"/>
    <draw:marker draw:name="Arrowheads_20_94" draw:display-name="Arrowheads 94" svg:viewBox="0 0 210 210" svg:d="m105 0 105 210h-210z"/>
    <draw:marker draw:name="Arrowheads_20_95" draw:display-name="Arrowheads 95" svg:viewBox="0 0 210 210" svg:d="m105 0 105 210h-210z"/>
    <draw:marker draw:name="Arrowheads_20_96" draw:display-name="Arrowheads 96" svg:viewBox="0 0 210 210" svg:d="m105 0 105 210h-210z"/>
    <draw:marker draw:name="Arrowheads_20_97" draw:display-name="Arrowheads 97" svg:viewBox="0 0 210 210" svg:d="m105 0 105 210h-210z"/>
    <draw:marker draw:name="Arrowheads_20_98" draw:display-name="Arrowheads 98" svg:viewBox="0 0 210 210" svg:d="m105 0 105 210h-210z"/>
    <draw:marker draw:name="Arrowheads_20_99" draw:display-name="Arrowheads 99" svg:viewBox="0 0 210 210" svg:d="m105 0 105 210h-210z"/>
    <draw:marker draw:name="msArrowEnd_20_5" draw:display-name="msArrowEnd 5" svg:viewBox="0 0 213 213" svg:d="m107 0 106 213h-213z"/>
    <draw:stroke-dash draw:name="Dash_20_2" draw:display-name="Dash 2" draw:style="rect" draw:dots1="1" draw:dots1-length="0.071cm" draw:distance="0.071cm"/>
    <draw:stroke-dash draw:name="Dash_20_3" draw:display-name="Dash 3" draw:style="rect" draw:dots2="1" draw:dots2-length="0.176cm" draw:distance="0.132cm"/>
    <draw:stroke-dash draw:name="Dash_20_4" draw:display-name="Dash 4" draw:style="rect" draw:dots2="1" draw:dots2-length="0.284cm" draw:distance="0.213cm"/>
    <draw:stroke-dash draw:name="Dash_20_5" draw:display-name="Dash 5" draw:style="round" draw:dots1="1" draw:dots1-length="0.071cm" draw:distance="0.071cm"/>
    <draw:stroke-dash draw:name="Dash_20_6" draw:display-name="Dash 6" draw:style="rect" draw:dots2="1" draw:dots2-length="0.14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7889f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7889fb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text-properties fo:font-family="Wingdings" style:font-pitch="variable" style:font-charset="x-symbol" fo:color="#2db6b3" fo:font-size="100%"/>
          </text:list-level-style-bullet>
          <text:list-level-style-bullet text:level="2" text:bullet-char="–">
            <style:list-level-properties text:space-before="0.635cm"/>
            <style:text-properties fo:font-family="Arial" style:font-family-generic="swiss" style:font-pitch="variable" fo:color="#2db6b3" fo:font-size="100%"/>
          </text:list-level-style-bullet>
          <text:list-level-style-bullet text:level="3" text:bullet-char="•">
            <style:list-level-properties text:space-before="1.882cm"/>
            <style:text-properties fo:font-family="Arial" style:font-family-generic="swiss" style:font-pitch="variable" fo:color="#2db6b3" fo:font-size="100%"/>
          </text:list-level-style-bullet>
          <text:list-level-style-bullet text:level="4" text:bullet-char="–">
            <style:list-level-properties text:space-before="2.853cm"/>
            <style:text-properties fo:font-family="Arial" style:font-family-generic="swiss" style:font-pitch="variable" fo:color="#2db6b3" fo:font-size="100%"/>
          </text:list-level-style-bullet>
          <text:list-level-style-bullet text:level="5" text:bullet-char="&gt;">
            <style:list-level-properties text:space-before="4.123cm"/>
            <style:text-properties fo:font-family="Arial" style:font-family-generic="swiss" style:font-pitch="variable" fo:color="#2db6b3" fo:font-size="100%"/>
          </text:list-level-style-bullet>
          <text:list-level-style-bullet text:level="6" text:bullet-char="&gt;">
            <style:list-level-properties text:space-before="4.123cm"/>
            <style:text-properties fo:font-family="Arial" style:font-family-generic="swiss" style:font-pitch="variable" fo:color="#2db6b3" fo:font-size="100%"/>
          </text:list-level-style-bullet>
          <text:list-level-style-bullet text:level="7" text:bullet-char="&gt;">
            <style:list-level-properties text:space-before="4.123cm"/>
            <style:text-properties fo:font-family="Arial" style:font-family-generic="swiss" style:font-pitch="variable" fo:color="#2db6b3" fo:font-size="100%"/>
          </text:list-level-style-bullet>
          <text:list-level-style-bullet text:level="8" text:bullet-char="&gt;">
            <style:list-level-properties text:space-before="4.123cm"/>
            <style:text-properties fo:font-family="Arial" style:font-family-generic="swiss" style:font-pitch="variable" fo:color="#2db6b3" fo:font-size="100%"/>
          </text:list-level-style-bullet>
          <text:list-level-style-bullet text:level="9" text:bullet-char="&gt;">
            <style:list-level-properties text:space-before="4.123cm"/>
            <style:text-properties fo:font-family="Arial" style:font-family-generic="swiss" style:font-pitch="variable" fo:color="#2db6b3" fo:font-size="100%"/>
          </text:list-level-style-bullet>
        </text:list-style>
      </style:graphic-properties>
      <style:paragraph-properties fo:margin-left="0cm" fo:margin-right="0cm" fo:margin-top="0.308cm" fo:margin-bottom="0.132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2db6b3" fo:font-size="100%"/>
          </text:list-level-style-bullet>
          <text:list-level-style-bullet text:level="2" text:bullet-char="–">
            <style:list-level-properties text:space-before="0.948cm" text:min-label-width="0.621cm"/>
            <style:text-properties fo:font-family="Arial" style:font-family-generic="swiss" style:font-pitch="variable" fo:color="#2db6b3" fo:font-size="100%"/>
          </text:list-level-style-bullet>
          <text:list-level-style-bullet text:level="3" text:bullet-char="•">
            <style:list-level-properties text:space-before="1.891cm" text:min-label-width="0.503cm"/>
            <style:text-properties fo:font-family="Arial" style:font-family-generic="swiss" style:font-pitch="variable" fo:color="#2db6b3" fo:font-size="100%"/>
          </text:list-level-style-bullet>
          <text:list-level-style-bullet text:level="4" text:bullet-char="–">
            <style:list-level-properties text:space-before="2.716cm" text:min-label-width="0.604cm"/>
            <style:text-properties fo:font-family="Arial" style:font-family-generic="swiss" style:font-pitch="variable" fo:color="#2db6b3" fo:font-size="100%"/>
          </text:list-level-style-bullet>
          <text:list-level-style-bullet text:level="5" text:bullet-char="&gt;">
            <style:list-level-properties text:space-before="3.638cm" text:min-label-width="0.471cm"/>
            <style:text-properties fo:font-family="Arial" style:font-family-generic="swiss" style:font-pitch="variable" fo:color="#2db6b3" fo:font-size="100%"/>
          </text:list-level-style-bullet>
          <text:list-level-style-bullet text:level="6" text:bullet-char="&gt;">
            <style:list-level-properties text:space-before="3.638cm" text:min-label-width="0.471cm"/>
            <style:text-properties fo:font-family="Arial" style:font-family-generic="swiss" style:font-pitch="variable" fo:color="#2db6b3" fo:font-size="100%"/>
          </text:list-level-style-bullet>
          <text:list-level-style-bullet text:level="7" text:bullet-char="&gt;">
            <style:list-level-properties text:space-before="3.638cm" text:min-label-width="0.471cm"/>
            <style:text-properties fo:font-family="Arial" style:font-family-generic="swiss" style:font-pitch="variable" fo:color="#2db6b3" fo:font-size="100%"/>
          </text:list-level-style-bullet>
          <text:list-level-style-bullet text:level="8" text:bullet-char="&gt;">
            <style:list-level-properties text:space-before="3.638cm" text:min-label-width="0.471cm"/>
            <style:text-properties fo:font-family="Arial" style:font-family-generic="swiss" style:font-pitch="variable" fo:color="#2db6b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.308cm" fo:margin-bottom="0.132cm" fo:line-height="100%" fo:text-align="start" text:enable-numbering="true" fo:text-indent="0cm" style:punctuation-wrap="hanging" style:line-break="strict">
        <style:tab-stops>
          <style:tab-stop style:position="0.612cm"/>
          <style:tab-stop style:position="1.86cm"/>
          <style:tab-stop style:position="3.108cm"/>
          <style:tab-stop style:position="4.356cm"/>
          <style:tab-stop style:position="5.604cm"/>
          <style:tab-stop style:position="6.852cm"/>
          <style:tab-stop style:position="8.1cm"/>
          <style:tab-stop style:position="9.348cm"/>
          <style:tab-stop style:position="10.596cm"/>
          <style:tab-stop style:position="11.844cm"/>
          <style:tab-stop style:position="13.092cm"/>
          <style:tab-stop style:position="14.34cm"/>
          <style:tab-stop style:position="15.588cm"/>
          <style:tab-stop style:position="16.836cm"/>
          <style:tab-stop style:position="18.084cm"/>
          <style:tab-stop style:position="19.332cm"/>
          <style:tab-stop style:position="20.58cm"/>
          <style:tab-stop style:position="21.828cm"/>
          <style:tab-stop style:position="23.076cm"/>
          <style:tab-stop style:position="24.32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1.569cm" fo:margin-right="0cm" fo:margin-top="0.22cm" fo:margin-bottom="0.132cm" fo:line-height="100%" fo:text-align="start" text:enable-numbering="true" fo:text-indent="0cm" style:punctuation-wrap="hanging" style:line-break="strict">
        <style:tab-stops>
          <style:tab-stop style:position="0.926cm"/>
          <style:tab-stop style:position="2.173cm"/>
          <style:tab-stop style:position="3.421cm"/>
          <style:tab-stop style:position="4.669cm"/>
          <style:tab-stop style:position="5.917cm"/>
          <style:tab-stop style:position="7.165cm"/>
          <style:tab-stop style:position="8.413cm"/>
          <style:tab-stop style:position="9.661cm"/>
          <style:tab-stop style:position="10.909cm"/>
          <style:tab-stop style:position="12.157cm"/>
          <style:tab-stop style:position="13.405cm"/>
          <style:tab-stop style:position="14.653cm"/>
          <style:tab-stop style:position="15.901cm"/>
          <style:tab-stop style:position="17.149cm"/>
          <style:tab-stop style:position="18.397cm"/>
          <style:tab-stop style:position="19.645cm"/>
          <style:tab-stop style:position="20.893cm"/>
          <style:tab-stop style:position="22.141cm"/>
          <style:tab-stop style:position="23.389cm"/>
          <style:tab-stop style:position="24.63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2.394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32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109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881cm"/>
          <style:tab-stop style:position="2.129cm"/>
          <style:tab-stop style:position="3.377cm"/>
          <style:tab-stop style:position="4.625cm"/>
          <style:tab-stop style:position="5.873cm"/>
          <style:tab-stop style:position="7.121cm"/>
          <style:tab-stop style:position="8.369cm"/>
          <style:tab-stop style:position="9.617cm"/>
          <style:tab-stop style:position="10.865cm"/>
          <style:tab-stop style:position="12.113cm"/>
          <style:tab-stop style:position="13.361cm"/>
          <style:tab-stop style:position="14.609cm"/>
          <style:tab-stop style:position="15.857cm"/>
          <style:tab-stop style:position="17.105cm"/>
          <style:tab-stop style:position="18.353cm"/>
          <style:tab-stop style:position="19.601cm"/>
          <style:tab-stop style:position="20.849cm"/>
          <style:tab-stop style:position="22.097cm"/>
          <style:tab-stop style:position="23.345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109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881cm"/>
          <style:tab-stop style:position="2.129cm"/>
          <style:tab-stop style:position="3.377cm"/>
          <style:tab-stop style:position="4.625cm"/>
          <style:tab-stop style:position="5.873cm"/>
          <style:tab-stop style:position="7.121cm"/>
          <style:tab-stop style:position="8.369cm"/>
          <style:tab-stop style:position="9.617cm"/>
          <style:tab-stop style:position="10.865cm"/>
          <style:tab-stop style:position="12.113cm"/>
          <style:tab-stop style:position="13.361cm"/>
          <style:tab-stop style:position="14.609cm"/>
          <style:tab-stop style:position="15.857cm"/>
          <style:tab-stop style:position="17.105cm"/>
          <style:tab-stop style:position="18.353cm"/>
          <style:tab-stop style:position="19.601cm"/>
          <style:tab-stop style:position="20.849cm"/>
          <style:tab-stop style:position="22.097cm"/>
          <style:tab-stop style:position="23.345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109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881cm"/>
          <style:tab-stop style:position="2.129cm"/>
          <style:tab-stop style:position="3.377cm"/>
          <style:tab-stop style:position="4.625cm"/>
          <style:tab-stop style:position="5.873cm"/>
          <style:tab-stop style:position="7.121cm"/>
          <style:tab-stop style:position="8.369cm"/>
          <style:tab-stop style:position="9.617cm"/>
          <style:tab-stop style:position="10.865cm"/>
          <style:tab-stop style:position="12.113cm"/>
          <style:tab-stop style:position="13.361cm"/>
          <style:tab-stop style:position="14.609cm"/>
          <style:tab-stop style:position="15.857cm"/>
          <style:tab-stop style:position="17.105cm"/>
          <style:tab-stop style:position="18.353cm"/>
          <style:tab-stop style:position="19.601cm"/>
          <style:tab-stop style:position="20.849cm"/>
          <style:tab-stop style:position="22.097cm"/>
          <style:tab-stop style:position="23.345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109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881cm"/>
          <style:tab-stop style:position="2.129cm"/>
          <style:tab-stop style:position="3.377cm"/>
          <style:tab-stop style:position="4.625cm"/>
          <style:tab-stop style:position="5.873cm"/>
          <style:tab-stop style:position="7.121cm"/>
          <style:tab-stop style:position="8.369cm"/>
          <style:tab-stop style:position="9.617cm"/>
          <style:tab-stop style:position="10.865cm"/>
          <style:tab-stop style:position="12.113cm"/>
          <style:tab-stop style:position="13.361cm"/>
          <style:tab-stop style:position="14.609cm"/>
          <style:tab-stop style:position="15.857cm"/>
          <style:tab-stop style:position="17.105cm"/>
          <style:tab-stop style:position="18.353cm"/>
          <style:tab-stop style:position="19.601cm"/>
          <style:tab-stop style:position="20.849cm"/>
          <style:tab-stop style:position="22.097cm"/>
          <style:tab-stop style:position="23.345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109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881cm"/>
          <style:tab-stop style:position="2.129cm"/>
          <style:tab-stop style:position="3.377cm"/>
          <style:tab-stop style:position="4.625cm"/>
          <style:tab-stop style:position="5.873cm"/>
          <style:tab-stop style:position="7.121cm"/>
          <style:tab-stop style:position="8.369cm"/>
          <style:tab-stop style:position="9.617cm"/>
          <style:tab-stop style:position="10.865cm"/>
          <style:tab-stop style:position="12.113cm"/>
          <style:tab-stop style:position="13.361cm"/>
          <style:tab-stop style:position="14.609cm"/>
          <style:tab-stop style:position="15.857cm"/>
          <style:tab-stop style:position="17.105cm"/>
          <style:tab-stop style:position="18.353cm"/>
          <style:tab-stop style:position="19.601cm"/>
          <style:tab-stop style:position="20.849cm"/>
          <style:tab-stop style:position="22.097cm"/>
          <style:tab-stop style:position="23.345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7889f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7889fb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">
            <style:text-properties fo:font-family="Wingdings" style:font-pitch="variable" style:font-charset="x-symbol" fo:color="#2db6b3" fo:font-size="100%"/>
          </text:list-level-style-bullet>
          <text:list-level-style-bullet text:level="2" text:bullet-char="–">
            <style:list-level-properties text:space-before="0.635cm"/>
            <style:text-properties fo:font-family="Arial" style:font-family-generic="swiss" style:font-pitch="variable" fo:color="#2db6b3" fo:font-size="100%"/>
          </text:list-level-style-bullet>
          <text:list-level-style-bullet text:level="3" text:bullet-char="•">
            <style:list-level-properties text:space-before="1.882cm"/>
            <style:text-properties fo:font-family="Arial" style:font-family-generic="swiss" style:font-pitch="variable" fo:color="#2db6b3" fo:font-size="100%"/>
          </text:list-level-style-bullet>
          <text:list-level-style-bullet text:level="4" text:bullet-char="–">
            <style:list-level-properties text:space-before="2.853cm"/>
            <style:text-properties fo:font-family="Arial" style:font-family-generic="swiss" style:font-pitch="variable" fo:color="#2db6b3" fo:font-size="100%"/>
          </text:list-level-style-bullet>
          <text:list-level-style-bullet text:level="5" text:bullet-char="&gt;">
            <style:list-level-properties text:space-before="4.123cm"/>
            <style:text-properties fo:font-family="Arial" style:font-family-generic="swiss" style:font-pitch="variable" fo:color="#2db6b3" fo:font-size="100%"/>
          </text:list-level-style-bullet>
          <text:list-level-style-bullet text:level="6" text:bullet-char="&gt;">
            <style:list-level-properties text:space-before="4.123cm"/>
            <style:text-properties fo:font-family="Arial" style:font-family-generic="swiss" style:font-pitch="variable" fo:color="#2db6b3" fo:font-size="100%"/>
          </text:list-level-style-bullet>
          <text:list-level-style-bullet text:level="7" text:bullet-char="&gt;">
            <style:list-level-properties text:space-before="4.123cm"/>
            <style:text-properties fo:font-family="Arial" style:font-family-generic="swiss" style:font-pitch="variable" fo:color="#2db6b3" fo:font-size="100%"/>
          </text:list-level-style-bullet>
          <text:list-level-style-bullet text:level="8" text:bullet-char="&gt;">
            <style:list-level-properties text:space-before="4.123cm"/>
            <style:text-properties fo:font-family="Arial" style:font-family-generic="swiss" style:font-pitch="variable" fo:color="#2db6b3" fo:font-size="100%"/>
          </text:list-level-style-bullet>
          <text:list-level-style-bullet text:level="9" text:bullet-char="&gt;">
            <style:list-level-properties text:space-before="4.123cm"/>
            <style:text-properties fo:font-family="Arial" style:font-family-generic="swiss" style:font-pitch="variable" fo:color="#2db6b3" fo:font-size="100%"/>
          </text:list-level-style-bullet>
        </text:list-style>
      </style:graphic-properties>
      <style:paragraph-properties fo:margin-left="0cm" fo:margin-right="0cm" fo:margin-top="0.308cm" fo:margin-bottom="0.132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bold" style:letter-kerning="true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2db6b3" fo:font-size="100%"/>
          </text:list-level-style-bullet>
          <text:list-level-style-bullet text:level="2" text:bullet-char="–">
            <style:list-level-properties text:space-before="0.948cm" text:min-label-width="0.621cm"/>
            <style:text-properties fo:font-family="Arial" style:font-family-generic="swiss" style:font-pitch="variable" fo:color="#2db6b3" fo:font-size="100%"/>
          </text:list-level-style-bullet>
          <text:list-level-style-bullet text:level="3" text:bullet-char="•">
            <style:list-level-properties text:space-before="1.891cm" text:min-label-width="0.503cm"/>
            <style:text-properties fo:font-family="Arial" style:font-family-generic="swiss" style:font-pitch="variable" fo:color="#2db6b3" fo:font-size="100%"/>
          </text:list-level-style-bullet>
          <text:list-level-style-bullet text:level="4" text:bullet-char="–">
            <style:list-level-properties text:space-before="2.716cm" text:min-label-width="0.604cm"/>
            <style:text-properties fo:font-family="Arial" style:font-family-generic="swiss" style:font-pitch="variable" fo:color="#2db6b3" fo:font-size="100%"/>
          </text:list-level-style-bullet>
          <text:list-level-style-bullet text:level="5" text:bullet-char="&gt;">
            <style:list-level-properties text:space-before="3.638cm" text:min-label-width="0.471cm"/>
            <style:text-properties fo:font-family="Arial" style:font-family-generic="swiss" style:font-pitch="variable" fo:color="#2db6b3" fo:font-size="100%"/>
          </text:list-level-style-bullet>
          <text:list-level-style-bullet text:level="6" text:bullet-char="&gt;">
            <style:list-level-properties text:space-before="3.638cm" text:min-label-width="0.471cm"/>
            <style:text-properties fo:font-family="Arial" style:font-family-generic="swiss" style:font-pitch="variable" fo:color="#2db6b3" fo:font-size="100%"/>
          </text:list-level-style-bullet>
          <text:list-level-style-bullet text:level="7" text:bullet-char="&gt;">
            <style:list-level-properties text:space-before="3.638cm" text:min-label-width="0.471cm"/>
            <style:text-properties fo:font-family="Arial" style:font-family-generic="swiss" style:font-pitch="variable" fo:color="#2db6b3" fo:font-size="100%"/>
          </text:list-level-style-bullet>
          <text:list-level-style-bullet text:level="8" text:bullet-char="&gt;">
            <style:list-level-properties text:space-before="3.638cm" text:min-label-width="0.471cm"/>
            <style:text-properties fo:font-family="Arial" style:font-family-generic="swiss" style:font-pitch="variable" fo:color="#2db6b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.308cm" fo:margin-bottom="0.132cm" fo:line-height="100%" fo:text-align="start" text:enable-numbering="true" fo:text-indent="0cm" style:punctuation-wrap="hanging" style:line-break="strict">
        <style:tab-stops>
          <style:tab-stop style:position="0.612cm"/>
          <style:tab-stop style:position="1.86cm"/>
          <style:tab-stop style:position="3.108cm"/>
          <style:tab-stop style:position="4.356cm"/>
          <style:tab-stop style:position="5.604cm"/>
          <style:tab-stop style:position="6.852cm"/>
          <style:tab-stop style:position="8.1cm"/>
          <style:tab-stop style:position="9.348cm"/>
          <style:tab-stop style:position="10.596cm"/>
          <style:tab-stop style:position="11.844cm"/>
          <style:tab-stop style:position="13.092cm"/>
          <style:tab-stop style:position="14.34cm"/>
          <style:tab-stop style:position="15.588cm"/>
          <style:tab-stop style:position="16.836cm"/>
          <style:tab-stop style:position="18.084cm"/>
          <style:tab-stop style:position="19.332cm"/>
          <style:tab-stop style:position="20.58cm"/>
          <style:tab-stop style:position="21.828cm"/>
          <style:tab-stop style:position="23.076cm"/>
          <style:tab-stop style:position="24.32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bold" style:letter-kerning="true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text-emphasize="none" style:font-relief="none"/>
    </style:style>
    <style:style style:name="Title1-outline2" style:family="presentation" style:parent-style-name="Title1-outline1">
      <style:paragraph-properties fo:margin-left="1.569cm" fo:margin-right="0cm" fo:margin-top="0.22cm" fo:margin-bottom="0.132cm" fo:line-height="100%" fo:text-align="start" text:enable-numbering="true" fo:text-indent="0cm" style:punctuation-wrap="hanging" style:line-break="strict">
        <style:tab-stops>
          <style:tab-stop style:position="0.926cm"/>
          <style:tab-stop style:position="2.173cm"/>
          <style:tab-stop style:position="3.421cm"/>
          <style:tab-stop style:position="4.669cm"/>
          <style:tab-stop style:position="5.917cm"/>
          <style:tab-stop style:position="7.165cm"/>
          <style:tab-stop style:position="8.413cm"/>
          <style:tab-stop style:position="9.661cm"/>
          <style:tab-stop style:position="10.909cm"/>
          <style:tab-stop style:position="12.157cm"/>
          <style:tab-stop style:position="13.405cm"/>
          <style:tab-stop style:position="14.653cm"/>
          <style:tab-stop style:position="15.901cm"/>
          <style:tab-stop style:position="17.149cm"/>
          <style:tab-stop style:position="18.397cm"/>
          <style:tab-stop style:position="19.645cm"/>
          <style:tab-stop style:position="20.893cm"/>
          <style:tab-stop style:position="22.141cm"/>
          <style:tab-stop style:position="23.389cm"/>
          <style:tab-stop style:position="24.63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394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32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109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881cm"/>
          <style:tab-stop style:position="2.129cm"/>
          <style:tab-stop style:position="3.377cm"/>
          <style:tab-stop style:position="4.625cm"/>
          <style:tab-stop style:position="5.873cm"/>
          <style:tab-stop style:position="7.121cm"/>
          <style:tab-stop style:position="8.369cm"/>
          <style:tab-stop style:position="9.617cm"/>
          <style:tab-stop style:position="10.865cm"/>
          <style:tab-stop style:position="12.113cm"/>
          <style:tab-stop style:position="13.361cm"/>
          <style:tab-stop style:position="14.609cm"/>
          <style:tab-stop style:position="15.857cm"/>
          <style:tab-stop style:position="17.105cm"/>
          <style:tab-stop style:position="18.353cm"/>
          <style:tab-stop style:position="19.601cm"/>
          <style:tab-stop style:position="20.849cm"/>
          <style:tab-stop style:position="22.097cm"/>
          <style:tab-stop style:position="23.345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109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881cm"/>
          <style:tab-stop style:position="2.129cm"/>
          <style:tab-stop style:position="3.377cm"/>
          <style:tab-stop style:position="4.625cm"/>
          <style:tab-stop style:position="5.873cm"/>
          <style:tab-stop style:position="7.121cm"/>
          <style:tab-stop style:position="8.369cm"/>
          <style:tab-stop style:position="9.617cm"/>
          <style:tab-stop style:position="10.865cm"/>
          <style:tab-stop style:position="12.113cm"/>
          <style:tab-stop style:position="13.361cm"/>
          <style:tab-stop style:position="14.609cm"/>
          <style:tab-stop style:position="15.857cm"/>
          <style:tab-stop style:position="17.105cm"/>
          <style:tab-stop style:position="18.353cm"/>
          <style:tab-stop style:position="19.601cm"/>
          <style:tab-stop style:position="20.849cm"/>
          <style:tab-stop style:position="22.097cm"/>
          <style:tab-stop style:position="23.345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109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881cm"/>
          <style:tab-stop style:position="2.129cm"/>
          <style:tab-stop style:position="3.377cm"/>
          <style:tab-stop style:position="4.625cm"/>
          <style:tab-stop style:position="5.873cm"/>
          <style:tab-stop style:position="7.121cm"/>
          <style:tab-stop style:position="8.369cm"/>
          <style:tab-stop style:position="9.617cm"/>
          <style:tab-stop style:position="10.865cm"/>
          <style:tab-stop style:position="12.113cm"/>
          <style:tab-stop style:position="13.361cm"/>
          <style:tab-stop style:position="14.609cm"/>
          <style:tab-stop style:position="15.857cm"/>
          <style:tab-stop style:position="17.105cm"/>
          <style:tab-stop style:position="18.353cm"/>
          <style:tab-stop style:position="19.601cm"/>
          <style:tab-stop style:position="20.849cm"/>
          <style:tab-stop style:position="22.097cm"/>
          <style:tab-stop style:position="23.345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109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881cm"/>
          <style:tab-stop style:position="2.129cm"/>
          <style:tab-stop style:position="3.377cm"/>
          <style:tab-stop style:position="4.625cm"/>
          <style:tab-stop style:position="5.873cm"/>
          <style:tab-stop style:position="7.121cm"/>
          <style:tab-stop style:position="8.369cm"/>
          <style:tab-stop style:position="9.617cm"/>
          <style:tab-stop style:position="10.865cm"/>
          <style:tab-stop style:position="12.113cm"/>
          <style:tab-stop style:position="13.361cm"/>
          <style:tab-stop style:position="14.609cm"/>
          <style:tab-stop style:position="15.857cm"/>
          <style:tab-stop style:position="17.105cm"/>
          <style:tab-stop style:position="18.353cm"/>
          <style:tab-stop style:position="19.601cm"/>
          <style:tab-stop style:position="20.849cm"/>
          <style:tab-stop style:position="22.097cm"/>
          <style:tab-stop style:position="23.345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109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881cm"/>
          <style:tab-stop style:position="2.129cm"/>
          <style:tab-stop style:position="3.377cm"/>
          <style:tab-stop style:position="4.625cm"/>
          <style:tab-stop style:position="5.873cm"/>
          <style:tab-stop style:position="7.121cm"/>
          <style:tab-stop style:position="8.369cm"/>
          <style:tab-stop style:position="9.617cm"/>
          <style:tab-stop style:position="10.865cm"/>
          <style:tab-stop style:position="12.113cm"/>
          <style:tab-stop style:position="13.361cm"/>
          <style:tab-stop style:position="14.609cm"/>
          <style:tab-stop style:position="15.857cm"/>
          <style:tab-stop style:position="17.105cm"/>
          <style:tab-stop style:position="18.353cm"/>
          <style:tab-stop style:position="19.601cm"/>
          <style:tab-stop style:position="20.849cm"/>
          <style:tab-stop style:position="22.097cm"/>
          <style:tab-stop style:position="23.345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solid" svg:stroke-width="0.035cm" svg:stroke-color="#7889fb" draw:stroke-linejoin="miter" draw:fill="solid" draw:fill-color="#7889fb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28cm" fo:padding-bottom="0.128cm" fo:padding-left="0.256cm" fo:padding-right="0.256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28cm" fo:padding-bottom="0.128cm" fo:padding-left="0.256cm" fo:padding-right="0.256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solid" svg:stroke-width="0.035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53cm" fo:padding-bottom="0.053cm" fo:padding-left="0.053cm" fo:padding-right="0.053cm" fo:wrap-option="no-wrap" draw:shadow="hidden"/>
    </style:style>
    <style:style style:name="gr11" style:family="graphic" style:parent-style-name="standard">
      <style:graphic-properties draw:stroke="solid" svg:stroke-width="0.035cm" svg:stroke-color="#808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.209cm 0cm 0cm)" draw:image-opacity="100%" style:mirror="none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888cm" fo:min-width="0cm" fo:padding-top="0.128cm" fo:padding-bottom="0.128cm" fo:padding-left="0.256cm" fo:padding-right="0.256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783cm" fo:min-width="0cm" fo:padding-top="0.128cm" fo:padding-bottom="0.128cm" fo:padding-left="0.256cm" fo:padding-right="0.256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783cm" fo:min-width="0cm" fo:padding-top="0.128cm" fo:padding-bottom="0.128cm" fo:padding-left="0.256cm" fo:padding-right="0.256cm" fo:wrap-option="no-wrap" draw:shadow="hidden" draw:shadow-color="#808080"/>
    </style:style>
    <style:style style:name="pr4" style:family="presentation" style:parent-style-name="Default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backgroundobjects" style:list-style-name="L3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backgroundobjects" style:list-style-name="L3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893cm" fo:min-width="0cm" fo:padding-top="0.128cm" fo:padding-bottom="0.128cm" fo:padding-left="0.256cm" fo:padding-right="0.256cm" fo:wrap-option="no-wrap" draw:shadow="hidden" draw:shadow-color="#808080"/>
    </style:style>
    <style:style style:name="pr9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893cm" fo:min-width="0cm" fo:padding-top="0.128cm" fo:padding-bottom="0.128cm" fo:padding-left="0.256cm" fo:padding-right="0.256cm" fo:wrap-option="no-wrap" draw:shadow="hidden" draw:shadow-color="#808080"/>
    </style:style>
    <style:style style:name="pr10" style:family="presentation" style:parent-style-name="Title1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Title1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Title1-backgroundobjects" style:list-style-name="L3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Title1-backgroundobjects" style:list-style-name="L3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align="end" text:enable-numbering="false" fo:text-indent="0cm" style:punctuation-wrap="simple" style:line-break="normal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margin-top="0.22cm" fo:margin-bottom="0cm" text:enable-numbering="false" fo:text-indent="0cm" style:punctuation-wrap="hanging" style:line-break="strict" style:writing-mode="lr-tb"/>
    </style:style>
    <style:style style:name="P7" style:family="paragraph">
      <style:paragraph-properties fo:margin-left="0cm" fo:margin-right="0cm" text:enable-numbering="false" fo:text-indent="0cm" style:punctuation-wrap="hanging" style:line-break="strict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100%" text:enable-numbering="false" fo:text-indent="0cm" style:line-break="strict" style:writing-mode="lr-tb"/>
    </style:style>
    <style:style style:name="P10" style:family="paragraph">
      <style:paragraph-properties fo:margin-left="0cm" fo:margin-right="0cm" fo:line-height="100%" fo:text-align="end" text:enable-numbering="false" fo:text-indent="0cm" style:line-break="strict" style:writing-mode="lr-tb"/>
    </style:style>
    <style:style style:name="P11" style:family="paragraph">
      <style:paragraph-properties fo:margin-left="0.948cm" fo:margin-right="0cm" fo:margin-top="0.158cm" fo:margin-bottom="0cm" fo:line-height="98%" text:enable-numbering="false" fo:text-indent="-0.948cm" style:punctuation-wrap="hanging" style:line-break="stric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0pt" fo:language="en" fo:country="GB" style:font-size-asian="10pt" style:font-size-complex="10pt"/>
    </style:style>
    <style:style style:name="T3" style:family="text">
      <style:text-properties fo:color="#ffffff" fo:font-size="10pt" fo:language="en" fo:country="GB" fo:font-weight="bold" style:font-size-asian="10pt" style:font-weight-asian="bold" style:font-size-complex="10pt" style:font-weight-complex="bold"/>
    </style:style>
    <style:style style:name="T4" style:family="text">
      <style:text-properties fo:color="#000000" fo:font-family="'Times New Roman'" style:font-family-generic="roman" style:font-pitch="variable" fo:font-size="12pt" fo:language="en" fo:country="GB" style:font-family-asian="DejaVuSans" style:font-pitch-asian="variable" style:font-size-asian="12pt" style:font-family-complex="DejaVuSans" style:font-pitch-complex="variable" style:font-size-complex="12pt"/>
    </style:style>
    <style:style style:name="T5" style:family="text">
      <style:text-properties fo:color="#ffffff" fo:language="en" fo:country="GB"/>
    </style:style>
    <style:style style:name="T6" style:family="text">
      <style:text-properties fo:color="#ffffff" fo:font-family="'Times New Roman'" style:font-family-generic="roman" style:font-pitch="variable" fo:font-size="13pt" fo:language="en" fo:country="GB" style:font-family-asian="DejaVuSans" style:font-pitch-asian="variable" style:font-size-asian="13pt" style:font-family-complex="DejaVuSans" style:font-pitch-complex="variable" style:font-size-complex="13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 draw:page-number="2"/>
      <draw:page-thumbnail draw:layer="backgroundobjects" svg:width="6.094cm" svg:height="4.57cm" svg:x="2.191cm" svg:y="10.414cm" draw:page-number="3"/>
      <draw:page-thumbnail draw:layer="backgroundobjects" svg:width="6.094cm" svg:height="4.57cm" svg:x="10.763cm" svg:y="10.414cm" draw:page-number="4"/>
      <draw:page-thumbnail draw:layer="backgroundobjects" svg:width="6.094cm" svg:height="4.57cm" svg:x="2.191cm" svg:y="17.272cm" draw:page-number="5"/>
      <draw:page-thumbnail draw:layer="backgroundobjects" svg:width="6.094cm" svg:height="4.57cm" svg:x="10.763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79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custom-shape draw:style-name="gr3" draw:text-style-name="P3" draw:layer="backgroundobjects" svg:width="25.365cm" svg:height="1.041cm" svg:x="0.013cm" svg:y="0.013cm">
        <text:p/>
        <draw:enhanced-geometry svg:viewBox="0 0 21600 21600" draw:type="rectangle" draw:enhanced-path="M 0 0 L 21600 0 21600 21600 0 21600 0 0 Z N"/>
      </draw:custom-shape>
      <draw:custom-shape draw:style-name="gr3" draw:text-style-name="P3" draw:layer="backgroundobjects" svg:width="25.365cm" svg:height="1.041cm" svg:x="0.013cm" svg:y="17.987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99cm" svg:height="1.381cm" svg:x="0.427cm" svg:y="2.42cm" presentation:class="title" presentation:placeholder="true">
        <draw:text-box/>
      </draw:frame>
      <draw:frame presentation:style-name="Default-outline1" draw:layer="backgroundobjects" svg:width="21.594cm" svg:height="10.836cm" svg:x="1.905cm" svg:y="4.933cm" presentation:class="outline" presentation:placeholder="true">
        <draw:text-box/>
      </draw:frame>
      <draw:custom-shape draw:style-name="gr4" draw:text-style-name="P3" draw:layer="backgroundobjects" svg:width="0.654cm" svg:height="0.994cm" svg:x="5.262cm" svg:y="0.146cm">
        <text:p/>
        <draw:enhanced-geometry svg:viewBox="0 0 21600 21600" draw:type="rectangle" draw:enhanced-path="M 0 0 L 21600 0 21600 21600 0 21600 0 0 Z N"/>
      </draw:custom-shape>
      <draw:custom-shape draw:style-name="gr5" draw:text-style-name="P3" draw:layer="backgroundobjects" svg:width="9.186cm" svg:height="0.782cm" svg:x="15.901cm" svg:y="18.053cm">
        <text:p text:style-name="P4"><text:span text:style-name="T2">© 2006 IBM Corporation</text:span></text:p>
        <draw:enhanced-geometry svg:viewBox="0 0 21600 21600" draw:type="rectangle" draw:enhanced-path="M 0 0 L 21600 0 21600 21600 0 21600 0 0 Z N"/>
      </draw:custom-shape>
      <draw:frame draw:style-name="gr6" draw:text-style-name="P5" draw:layer="backgroundobjects" svg:width="1.764cm" svg:height="0.723cm" svg:x="23.504cm" svg:y="0.172cm">
        <draw:image xlink:href="Pictures/20000005000029720000110EEB6F9749.wmf" xlink:type="simple" xlink:show="embed" xlink:actuate="onLoad">
          <text:p/>
        </draw:image>
      </draw:frame>
      <draw:frame presentation:style-name="pr1" draw:text-style-name="P6" draw:layer="backgroundobjects" svg:width="2.791cm" svg:height="0.887cm" svg:x="0.427cm" svg:y="18.058cm" presentation:class="page-number">
        <draw:text-box>
          <text:p text:style-name="P6"><text:span text:style-name="T3"><text:page-number>79</text:page-number></text:span></text:p>
        </draw:text-box>
      </draw:frame>
      <draw:frame presentation:style-name="pr2" draw:text-style-name="P7" draw:layer="backgroundobjects" svg:width="10.583cm" svg:height="0.782cm" svg:x="2.751cm" svg:y="18.058cm" presentation:class="footer">
        <draw:text-box>
          <text:p text:style-name="P7"><text:span text:style-name="T2"><presentation:footer/></text:span></text:p>
        </draw:text-box>
      </draw:frame>
      <draw:frame presentation:style-name="pr3" draw:text-style-name="P7" draw:layer="backgroundobjects" svg:width="5.402cm" svg:height="0.782cm" svg:x="15.156cm" svg:y="18.058cm" presentation:class="date-time">
        <draw:text-box>
          <text:p text:style-name="P7"><text:span text:style-name="T2"><presentation:date-time/></text:span></text:p>
        </draw:text-box>
      </draw:frame>
      <draw:line draw:style-name="gr7" draw:text-style-name="P5" draw:layer="backgroundobjects" svg:x1="2.752cm" svg:y1="0.41cm" svg:x2="2.756cm" svg:y2="1.063cm">
        <text:p/>
      </draw:line>
      <draw:line draw:style-name="gr7" draw:text-style-name="P5" draw:layer="backgroundobjects" svg:x1="2.752cm" svg:y1="17.974cm" svg:x2="2.756cm" svg:y2="18.508cm">
        <text:p/>
      </draw:line>
      <presentation:notes style:page-layout-name="PM0">
        <draw:rect draw:style-name="gr8" draw:text-style-name="P8" draw:layer="backgroundobjects" svg:width="19.05cm" svg:height="25.4cm" svg:x="0cm" svg:y="0cm">
          <text:p/>
        </draw:rect>
        <draw:custom-shape draw:style-name="gr9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9" draw:layer="backgroundobjects" svg:width="8.251cm" svg:height="1.267cm" svg:x="-0.001cm" svg:y="0cm" presentation:class="header">
          <draw:text-box>
            <text:p text:style-name="P9"><text:span text:style-name="T4"><presentation:header/></text:span></text:p>
          </draw:text-box>
        </draw:frame>
        <draw:frame presentation:style-name="pr5" draw:text-style-name="P10" draw:layer="backgroundobjects" svg:width="8.25cm" svg:height="1.267cm" svg:x="10.791cm" svg:y="0cm" presentation:class="date-time">
          <draw:text-box>
            <text:p text:style-name="P10"><text:span text:style-name="T4"><presentation:date-time/></text:span></text:p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  <draw:frame presentation:style-name="pr6" draw:text-style-name="P9" draw:layer="backgroundobjects" svg:width="8.251cm" svg:height="1.266cm" svg:x="-0.001cm" svg:y="24.124cm" presentation:class="footer">
          <draw:text-box>
            <text:p text:style-name="P9"><text:span text:style-name="T4"><presentation:footer/></text:span></text:p>
          </draw:text-box>
        </draw:frame>
        <draw:frame presentation:style-name="pr7" draw:text-style-name="P10" draw:layer="backgroundobjects" svg:width="8.25cm" svg:height="1.266cm" svg:x="10.791cm" svg:y="24.124cm" presentation:class="page-number">
          <draw:text-box>
            <text:p text:style-name="P10"><text:span text:style-name="T4"><text:page-number>79</text:page-number></text:span></text:p>
          </draw:text-box>
        </draw:frame>
      </presentation:notes>
    </style:master-page>
    <style:master-page style:name="Title1" style:page-layout-name="PM1" draw:style-name="dp1">
      <office:forms form:automatic-focus="false" form:apply-design-mode="false"/>
      <draw:custom-shape draw:style-name="gr3" draw:text-style-name="P3" draw:layer="backgroundobjects" svg:width="25.365cm" svg:height="4.675cm" svg:x="0.013cm" svg:y="0.013cm">
        <text:p/>
        <draw:enhanced-geometry svg:viewBox="0 0 21600 21600" draw:type="rectangle" draw:enhanced-path="M 0 0 L 21600 0 21600 21600 0 21600 0 0 Z N"/>
      </draw:custom-shape>
      <draw:custom-shape draw:style-name="gr3" draw:text-style-name="P3" draw:layer="backgroundobjects" svg:width="25.365cm" svg:height="4.674cm" svg:x="0.013cm" svg:y="14.358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2.093cm" svg:height="4.08cm" svg:x="1.084cm" svg:y="6.927cm" presentation:class="title" presentation:placeholder="true">
        <draw:text-box/>
      </draw:frame>
      <draw:custom-shape draw:style-name="gr10" draw:text-style-name="P3" draw:layer="backgroundobjects" svg:width="11.399cm" svg:height="0.851cm" svg:x="5.574cm" svg:y="3.576cm">
        <text:p text:style-name="P11"><text:span text:style-name="T5">IBM PHP Runtime Team</text:span></text:p>
        <draw:enhanced-geometry svg:viewBox="0 0 21600 21600" draw:type="rectangle" draw:enhanced-path="M 0 0 L 21600 0 21600 21600 0 21600 0 0 Z N"/>
      </draw:custom-shape>
      <draw:frame presentation:style-name="pr8" draw:text-style-name="P9" draw:layer="backgroundobjects" svg:width="8.044cm" svg:height="0.892cm" svg:x="5.622cm" svg:y="17.282cm" presentation:class="footer">
        <draw:text-box>
          <text:p text:style-name="P9"><text:span text:style-name="T6"><presentation:footer/></text:span></text:p>
        </draw:text-box>
      </draw:frame>
      <draw:frame presentation:style-name="pr9" draw:text-style-name="P9" draw:layer="backgroundobjects" svg:width="4.494cm" svg:height="0.892cm" svg:x="14.975cm" svg:y="17.282cm" presentation:class="date-time">
        <draw:text-box>
          <text:p text:style-name="P9"><text:span text:style-name="T6"><presentation:date-time/></text:span></text:p>
        </draw:text-box>
      </draw:frame>
      <draw:line draw:style-name="gr11" draw:text-style-name="P5" draw:layer="backgroundobjects" svg:x1="5.177cm" svg:y1="14.314cm" svg:x2="5.181cm" svg:y2="11.712cm">
        <text:p/>
      </draw:line>
      <draw:line draw:style-name="gr7" draw:text-style-name="P5" draw:layer="backgroundobjects" svg:x1="5.173cm" svg:y1="4.695cm" svg:x2="5.177cm" svg:y2="3.774cm">
        <text:p/>
      </draw:line>
      <draw:custom-shape draw:style-name="gr5" draw:text-style-name="P3" draw:layer="backgroundobjects" svg:width="4.556cm" svg:height="0.782cm" svg:x="20.108cm" svg:y="17.357cm">
        <text:p text:style-name="P4"><text:span text:style-name="T2">© 2006 IBM Corporation</text:span></text:p>
        <draw:enhanced-geometry svg:viewBox="0 0 21600 21600" draw:type="rectangle" draw:enhanced-path="M 0 0 L 21600 0 21600 21600 0 21600 0 0 Z N"/>
      </draw:custom-shape>
      <draw:g>
        <draw:frame draw:style-name="gr12" draw:text-style-name="P5" draw:layer="backgroundobjects" svg:width="2.783cm" svg:height="1.112cm" svg:x="20.902cm" svg:y="1.909cm">
          <draw:image xlink:href="Pictures/10000201000001730000008ADD69CC3F.png" xlink:type="simple" xlink:show="embed" xlink:actuate="onLoad">
            <text:p/>
          </draw:image>
        </draw:frame>
        <draw:frame draw:style-name="gr6" draw:text-style-name="P5" draw:layer="backgroundobjects" svg:width="0.331cm" svg:height="0.309cm" svg:x="23.72cm" svg:y="2.738cm">
          <draw:image xlink:href="Pictures/100000000000001300000012067B88A0.png" xlink:type="simple" xlink:show="embed" xlink:actuate="onLoad">
            <text:p/>
          </draw:image>
        </draw:frame>
      </draw:g>
      <draw:frame presentation:style-name="Title1-outline1" draw:layer="backgroundobjects" svg:width="22.856cm" svg:height="12.569cm" svg:x="1.27cm" svg:y="4.458cm" presentation:class="outline" presentation:placeholder="true">
        <draw:text-box/>
      </draw:frame>
      <presentation:notes style:page-layout-name="PM0">
        <draw:rect draw:style-name="gr8" draw:text-style-name="P8" draw:layer="backgroundobjects" svg:width="19.05cm" svg:height="25.4cm" svg:x="0cm" svg:y="0cm">
          <text:p/>
        </draw:rect>
        <draw:custom-shape draw:style-name="gr9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9" draw:layer="backgroundobjects" svg:width="8.251cm" svg:height="1.267cm" svg:x="-0.001cm" svg:y="0cm" presentation:class="header">
          <draw:text-box>
            <text:p text:style-name="P9"><text:span text:style-name="T4"><presentation:header/></text:span></text:p>
          </draw:text-box>
        </draw:frame>
        <draw:frame presentation:style-name="pr11" draw:text-style-name="P10" draw:layer="backgroundobjects" svg:width="8.25cm" svg:height="1.267cm" svg:x="10.791cm" svg:y="0cm" presentation:class="date-time">
          <draw:text-box>
            <text:p text:style-name="P10"><text:span text:style-name="T4"><presentation:date-time/></text:span></text:p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  <draw:frame presentation:style-name="pr12" draw:text-style-name="P9" draw:layer="backgroundobjects" svg:width="8.251cm" svg:height="1.266cm" svg:x="-0.001cm" svg:y="24.124cm" presentation:class="footer">
          <draw:text-box>
            <text:p text:style-name="P9"><text:span text:style-name="T4"><presentation:footer/></text:span></text:p>
          </draw:text-box>
        </draw:frame>
        <draw:frame presentation:style-name="pr13" draw:text-style-name="P10" draw:layer="backgroundobjects" svg:width="8.25cm" svg:height="1.266cm" svg:x="10.791cm" svg:y="24.124cm" presentation:class="page-number">
          <draw:text-box>
            <text:p text:style-name="P10"><text:span text:style-name="T4"><text:page-number>7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Andy Wharmby</meta:initial-creator>
    <dc:date>2008-08-29T13:55:22</dc:date>
    <meta:editing-cycles>1</meta:editing-cycles>
    <meta:editing-duration>PT25M40S</meta:editing-duration>
    <meta:user-defined meta:name="Info 1"/>
    <meta:user-defined meta:name="Info 2"/>
    <meta:user-defined meta:name="Info 3"/>
    <meta:user-defined meta:name="Info 4"/>
    <meta:document-statistic meta:object-count="1024"/>
  </office:meta>
</office:document-meta>
</file>